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8" style:family="table-column">
      <style:table-column-properties fo:break-before="auto" style:column-width="4.55in"/>
    </style:style>
    <style:style style:name="co29" style:family="table-column">
      <style:table-column-properties fo:break-before="auto" style:column-width="4.1783in"/>
    </style:style>
    <style:style style:name="co30" style:family="table-column">
      <style:table-column-properties fo:break-before="auto" style:column-width="4.9028in"/>
    </style:style>
    <style:style style:name="co31" style:family="table-column">
      <style:table-column-properties fo:break-before="auto" style:column-width="2.789in"/>
    </style:style>
    <style:style style:name="co32" style:family="table-column">
      <style:table-column-properties fo:break-before="auto" style:column-width="5.2134in"/>
    </style:style>
    <style:style style:name="co33" style:family="table-column">
      <style:table-column-properties fo:break-before="auto" style:column-width="2.1819in"/>
    </style:style>
    <style:style style:name="co34" style:family="table-column">
      <style:table-column-properties fo:break-before="auto" style:column-width="2.1563in"/>
    </style:style>
    <style:style style:name="co35" style:family="table-column">
      <style:table-column-properties fo:break-before="auto" style:column-width="4.939in"/>
    </style:style>
    <style:style style:name="co36" style:family="table-column">
      <style:table-column-properties fo:break-before="auto" style:column-width="6.0992in"/>
    </style:style>
    <style:style style:name="co37" style:family="table-column">
      <style:table-column-properties fo:break-before="auto" style:column-width="2.1728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113" style:family="table-row">
      <style:table-row-properties style:row-height="1.2445in" fo:break-before="auto" style:use-optimal-row-height="false"/>
    </style:style>
    <style:style style:name="ro114" style:family="table-row">
      <style:table-row-properties style:row-height="1.4953in" fo:break-before="auto" style:use-optimal-row-height="false"/>
    </style:style>
    <style:style style:name="ro115" style:family="table-row">
      <style:table-row-properties style:row-height="2.0917in" fo:break-before="auto" style:use-optimal-row-height="true"/>
    </style:style>
    <style:style style:name="ro116" style:family="table-row">
      <style:table-row-properties style:row-height="1.7654in" fo:break-before="auto" style:use-optimal-row-height="true"/>
    </style:style>
    <style:style style:name="ro83" style:family="table-row">
      <style:table-row-properties style:row-height="1.6063in" fo:break-before="auto" style:use-optimal-row-height="true"/>
    </style:style>
    <style:style style:name="ro117" style:family="table-row">
      <style:table-row-properties style:row-height="3.9992in" fo:break-before="auto" style:use-optimal-row-height="true"/>
    </style:style>
    <style:style style:name="ro118" style:family="table-row">
      <style:table-row-properties style:row-height="0.9016in" fo:break-before="auto" style:use-optimal-row-height="false"/>
    </style:style>
    <style:style style:name="ro119" style:family="table-row">
      <style:table-row-properties style:row-height="0.6319in" fo:break-before="auto" style:use-optimal-row-height="false"/>
    </style:style>
    <style:style style:name="ro120" style:family="table-row">
      <style:table-row-properties style:row-height="0.8992in" fo:break-before="auto" style:use-optimal-row-height="false"/>
    </style:style>
    <style:style style:name="ro121" style:family="table-row">
      <style:table-row-properties style:row-height="1.0138in" fo:break-before="auto" style:use-optimal-row-height="false"/>
    </style:style>
    <style:style style:name="ro122" style:family="table-row">
      <style:table-row-properties style:row-height="0.4457in" fo:break-before="auto" style:use-optimal-row-height="false"/>
    </style:style>
    <style:style style:name="ro123" style:family="table-row">
      <style:table-row-properties style:row-height="1.9866in" fo:break-before="auto" style:use-optimal-row-height="false"/>
    </style:style>
    <style:style style:name="ro124" style:family="table-row">
      <style:table-row-properties style:row-height="1.1244in" fo:break-before="auto" style:use-optimal-row-height="false"/>
    </style:style>
    <style:style style:name="ro125" style:family="table-row">
      <style:table-row-properties style:row-height="0.6409in" fo:break-before="auto" style:use-optimal-row-height="false"/>
    </style:style>
    <style:style style:name="ro126" style:family="table-row">
      <style:table-row-properties style:row-height="1.4429in" fo:break-before="auto" style:use-optimal-row-height="false"/>
    </style:style>
    <style:style style:name="ro127" style:family="table-row">
      <style:table-row-properties style:row-height="1.8508in" fo:break-before="auto" style:use-optimal-row-height="false"/>
    </style:style>
    <style:style style:name="ro128" style:family="table-row">
      <style:table-row-properties style:row-height="1.8193in" fo:break-before="auto" style:use-optimal-row-height="false"/>
    </style:style>
    <style:style style:name="ro129" style:family="table-row">
      <style:table-row-properties style:row-height="1.8091in" fo:break-before="auto" style:use-optimal-row-height="false"/>
    </style:style>
    <style:style style:name="ro130" style:family="table-row">
      <style:table-row-properties style:row-height="2.039in" fo:break-before="auto" style:use-optimal-row-height="false"/>
    </style:style>
    <style:style style:name="ro131" style:family="table-row">
      <style:table-row-properties style:row-height="2.3008in" fo:break-before="auto" style:use-optimal-row-height="false"/>
    </style:style>
    <style:style style:name="ro132" style:family="table-row">
      <style:table-row-properties style:row-height="0.7618in" fo:break-before="auto" style:use-optimal-row-height="false"/>
    </style:style>
    <style:style style:name="ro133" style:family="table-row">
      <style:table-row-properties style:row-height="1.3102in" fo:break-before="auto" style:use-optimal-row-height="false"/>
    </style:style>
    <style:style style:name="ro134" style:family="table-row">
      <style:table-row-properties style:row-height="1.8402in" fo:break-before="auto" style:use-optimal-row-height="false"/>
    </style:style>
    <style:style style:name="ro135" style:family="table-row">
      <style:table-row-properties style:row-height="0.5665in" fo:break-before="auto" style:use-optimal-row-height="false"/>
    </style:style>
    <style:style style:name="ro136" style:family="table-row">
      <style:table-row-properties style:row-height="3.522in" fo:break-before="auto" style:use-optimal-row-height="true"/>
    </style:style>
    <style:style style:name="ro78" style:family="table-row">
      <style:table-row-properties style:row-height="2.7398in" fo:break-before="auto" style:use-optimal-row-height="false"/>
    </style:style>
    <style:style style:name="ro137" style:family="table-row">
      <style:table-row-properties style:row-height="1.9244in" fo:break-before="auto" style:use-optimal-row-height="true"/>
    </style:style>
    <style:style style:name="ro138" style:family="table-row">
      <style:table-row-properties style:row-height="2.7272in" fo:break-before="auto" style:use-optimal-row-height="true"/>
    </style:style>
    <style:style style:name="ro139" style:family="table-row">
      <style:table-row-properties style:row-height="1.7571in" fo:break-before="auto" style:use-optimal-row-height="false"/>
    </style:style>
    <style:style style:name="ro140" style:family="table-row">
      <style:table-row-properties style:row-height="0.2083in" fo:break-before="auto" style:use-optimal-row-height="true"/>
    </style:style>
    <style:style style:name="ro141" style:family="table-row">
      <style:table-row-properties style:row-height="2.4634in" fo:break-before="auto" style:use-optimal-row-height="false"/>
    </style:style>
    <style:style style:name="ro142" style:family="table-row">
      <style:table-row-properties style:row-height="1.0965in" fo:break-before="auto" style:use-optimal-row-height="false"/>
    </style:style>
    <style:style style:name="ro143" style:family="table-row">
      <style:table-row-properties style:row-height="1.4126in" fo:break-before="auto" style:use-optimal-row-height="false"/>
    </style:style>
    <style:style style:name="ro144" style:family="table-row">
      <style:table-row-properties style:row-height="1.1189in" fo:break-before="auto" style:use-optimal-row-height="false"/>
    </style:style>
    <style:style style:name="ro145" style:family="table-row">
      <style:table-row-properties style:row-height="1.1083in" fo:break-before="auto" style:use-optimal-row-height="false"/>
    </style:style>
    <style:style style:name="ro146" style:family="table-row">
      <style:table-row-properties style:row-height="0.8457in" fo:break-before="auto" style:use-optimal-row-height="false"/>
    </style:style>
    <style:style style:name="ro147" style:family="table-row">
      <style:table-row-properties style:row-height="1.861in" fo:break-before="auto" style:use-optimal-row-height="false"/>
    </style:style>
    <style:style style:name="ro148" style:family="table-row">
      <style:table-row-properties style:row-height="2.0409in" fo:break-before="auto" style:use-optimal-row-height="true"/>
    </style:style>
    <style:style style:name="ro149" style:family="table-row">
      <style:table-row-properties style:row-height="0.6874in" fo:break-before="auto" style:use-optimal-row-height="false"/>
    </style:style>
    <style:style style:name="ro150" style:family="table-row">
      <style:table-row-properties style:row-height="0.9945in" fo:break-before="auto" style:use-optimal-row-height="false"/>
    </style:style>
    <style:style style:name="ro151" style:family="table-row">
      <style:table-row-properties style:row-height="1.9028in" fo:break-before="auto" style:use-optimal-row-height="false"/>
    </style:style>
    <style:style style:name="ro152" style:family="table-row">
      <style:table-row-properties style:row-height="0.2508in" fo:break-before="auto" style:use-optimal-row-height="false"/>
    </style:style>
    <style:style style:name="ro153" style:family="table-row">
      <style:table-row-properties style:row-height="0.9102in" fo:break-before="auto" style:use-optimal-row-height="false"/>
    </style:style>
    <style:style style:name="ro154" style:family="table-row">
      <style:table-row-properties style:row-height="0.5201in" fo:break-before="auto" style:use-optimal-row-height="false"/>
    </style:style>
    <style:style style:name="ro155" style:family="table-row">
      <style:table-row-properties style:row-height="1.2965in" fo:break-before="auto" style:use-optimal-row-height="false"/>
    </style:style>
    <style:style style:name="ro156" style:family="table-row">
      <style:table-row-properties style:row-height="1.5898in" fo:break-before="auto" style:use-optimal-row-height="false"/>
    </style:style>
    <style:style style:name="ro157" style:family="table-row">
      <style:table-row-properties style:row-height="1.0409in" fo:break-before="auto" style:use-optimal-row-height="false"/>
    </style:style>
    <style:style style:name="ro158" style:family="table-row">
      <style:table-row-properties style:row-height="0.3992in" fo:break-before="auto" style:use-optimal-row-height="false"/>
    </style:style>
    <style:style style:name="ro159" style:family="table-row">
      <style:table-row-properties style:row-height="0.9953in" fo:break-before="auto" style:use-optimal-row-height="true"/>
    </style:style>
    <style:style style:name="ro160" style:family="table-row">
      <style:table-row-properties style:row-height="0.8925in" fo:break-before="auto" style:use-optimal-row-height="false"/>
    </style:style>
    <style:style style:name="ro161" style:family="table-row">
      <style:table-row-properties style:row-height="0.3807in" fo:break-before="auto" style:use-optimal-row-height="false"/>
    </style:style>
    <style:style style:name="ro162" style:family="table-row">
      <style:table-row-properties style:row-height="2.4091in" fo:break-before="auto" style:use-optimal-row-height="true"/>
    </style:style>
    <style:style style:name="ro163" style:family="table-row">
      <style:table-row-properties style:row-height="0.4736in" fo:break-before="auto" style:use-optimal-row-height="false"/>
    </style:style>
    <style:style style:name="ro164" style:family="table-row">
      <style:table-row-properties style:row-height="1.3909in" fo:break-before="auto" style:use-optimal-row-height="false"/>
    </style:style>
    <style:style style:name="ro165" style:family="table-row">
      <style:table-row-properties style:row-height="0.4091in" fo:break-before="auto" style:use-optimal-row-height="false"/>
    </style:style>
    <style:style style:name="ro166" style:family="table-row">
      <style:table-row-properties style:row-height="0.9854in" fo:break-before="auto" style:use-optimal-row-height="false"/>
    </style:style>
    <style:style style:name="ro167" style:family="table-row">
      <style:table-row-properties style:row-height="0.5756in" fo:break-before="auto" style:use-optimal-row-height="false"/>
    </style:style>
    <style:style style:name="ro168" style:family="table-row">
      <style:table-row-properties style:row-height="0.4272in" fo:break-before="auto" style:use-optimal-row-height="false"/>
    </style:style>
    <style:style style:name="ro169" style:family="table-row">
      <style:table-row-properties style:row-height="0.7429in" fo:break-before="auto" style:use-optimal-row-height="false"/>
    </style:style>
    <style:style style:name="ro170" style:family="table-row">
      <style:table-row-properties style:row-height="0.6972in" fo:break-before="auto" style:use-optimal-row-height="false"/>
    </style:style>
    <style:style style:name="ro171" style:family="table-row">
      <style:table-row-properties style:row-height="1.1807in" fo:break-before="auto" style:use-optimal-row-height="false"/>
    </style:style>
    <style:style style:name="ro172" style:family="table-row">
      <style:table-row-properties style:row-height="0.7992in" fo:break-before="auto" style:use-optimal-row-height="false"/>
    </style:style>
    <style:style style:name="ro173" style:family="table-row">
      <style:table-row-properties style:row-height="0.8547in" fo:break-before="auto" style:use-optimal-row-height="false"/>
    </style:style>
    <style:style style:name="ro174" style:family="table-row">
      <style:table-row-properties style:row-height="1.7146in" fo:break-before="auto" style:use-optimal-row-height="false"/>
    </style:style>
    <style:style style:name="ro175" style:family="table-row">
      <style:table-row-properties style:row-height="2.0181in" fo:break-before="auto" style:use-optimal-row-height="false"/>
    </style:style>
    <style:style style:name="ro176" style:family="table-row">
      <style:table-row-properties style:row-height="1.3465in" fo:break-before="auto" style:use-optimal-row-height="false"/>
    </style:style>
    <style:style style:name="ro177" style:family="table-row">
      <style:table-row-properties style:row-height="0.861in" fo:break-before="auto" style:use-optimal-row-height="false"/>
    </style:style>
    <style:style style:name="ro178" style:family="table-row">
      <style:table-row-properties style:row-height="0.6854in" fo:break-before="auto" style:use-optimal-row-height="false"/>
    </style:style>
    <style:style style:name="ro179" style:family="table-row">
      <style:table-row-properties style:row-height="0.602in" fo:break-before="auto" style:use-optimal-row-height="false"/>
    </style:style>
    <style:style style:name="ro180" style:family="table-row">
      <style:table-row-properties style:row-height="2.5929in" fo:break-before="auto" style:use-optimal-row-height="true"/>
    </style:style>
    <style:style style:name="ro181" style:family="table-row">
      <style:table-row-properties style:row-height="1.4098in" fo:break-before="auto" style:use-optimal-row-height="false"/>
    </style:style>
    <style:style style:name="ro182" style:family="table-row">
      <style:table-row-properties style:row-height="1.9366in" fo:break-before="auto" style:use-optimal-row-height="false"/>
    </style:style>
    <style:style style:name="ro183" style:family="table-row">
      <style:table-row-properties style:row-height="3.0717in" fo:break-before="auto" style:use-optimal-row-height="false"/>
    </style:style>
    <style:style style:name="ro184" style:family="table-row">
      <style:table-row-properties style:row-height="0.652in" fo:break-before="auto" style:use-optimal-row-height="false"/>
    </style:style>
    <style:style style:name="ro185" style:family="table-row">
      <style:table-row-properties style:row-height="2.9362in" fo:break-before="auto" style:use-optimal-row-height="true"/>
    </style:style>
    <style:style style:name="ro186" style:family="table-row">
      <style:table-row-properties style:row-height="2.0055in" fo:break-before="auto" style:use-optimal-row-height="false"/>
    </style:style>
    <style:style style:name="ro187" style:family="table-row">
      <style:table-row-properties style:row-height="1.1228in" fo:break-before="auto" style:use-optimal-row-height="false"/>
    </style:style>
    <style:style style:name="ro188" style:family="table-row">
      <style:table-row-properties style:row-height="1.1291in" fo:break-before="auto" style:use-optimal-row-height="true"/>
    </style:style>
    <style:style style:name="ro189" style:family="table-row">
      <style:table-row-properties style:row-height="0.2839in" fo:break-before="auto" style:use-optimal-row-height="false"/>
    </style:style>
    <style:style style:name="ro190" style:family="table-row">
      <style:table-row-properties style:row-height="0.8362in" fo:break-before="auto" style:use-optimal-row-height="false"/>
    </style:style>
    <style:style style:name="ro191" style:family="table-row">
      <style:table-row-properties style:row-height="0.6602in" fo:break-before="auto" style:use-optimal-row-height="false"/>
    </style:style>
    <style:style style:name="ro192" style:family="table-row">
      <style:table-row-properties style:row-height="2.4346in" fo:break-before="auto" style:use-optimal-row-height="false"/>
    </style:style>
    <style:style style:name="ro193" style:family="table-row">
      <style:table-row-properties style:row-height="1.5472in" fo:break-before="auto" style:use-optimal-row-height="false"/>
    </style:style>
    <style:style style:name="ro194" style:family="table-row">
      <style:table-row-properties style:row-height="2.1083in" fo:break-before="auto" style:use-optimal-row-height="false"/>
    </style:style>
    <style:style style:name="ro195" style:family="table-row">
      <style:table-row-properties style:row-height="1.3063in" fo:break-before="auto" style:use-optimal-row-height="false"/>
    </style:style>
    <style:style style:name="ro196" style:family="table-row">
      <style:table-row-properties style:row-height="0.3173in" fo:break-before="auto" style:use-optimal-row-height="false"/>
    </style:style>
    <style:style style:name="ro197" style:family="table-row">
      <style:table-row-properties style:row-height="0.9701in" fo:break-before="auto" style:use-optimal-row-height="true"/>
    </style:style>
    <style:style style:name="ro198" style:family="table-row">
      <style:table-row-properties style:row-height="1.2882in" fo:break-before="auto" style:use-optimal-row-height="true"/>
    </style:style>
    <style:style style:name="ro199" style:family="table-row">
      <style:table-row-properties style:row-height="0.811in" fo:break-before="auto" style:use-optimal-row-height="false"/>
    </style:style>
    <style:style style:name="ro200" style:family="table-row">
      <style:table-row-properties style:row-height="1.0311in" fo:break-before="auto" style:use-optimal-row-height="false"/>
    </style:style>
    <style:style style:name="ro201" style:family="table-row">
      <style:table-row-properties style:row-height="1.1799in" fo:break-before="auto" style:use-optimal-row-height="false"/>
    </style:style>
    <style:style style:name="ro202" style:family="table-row">
      <style:table-row-properties style:row-height="0.4016in" fo:break-before="auto" style:use-optimal-row-height="false"/>
    </style:style>
    <style:style style:name="ro203" style:family="table-row">
      <style:table-row-properties style:row-height="0.9453in" fo:break-before="auto" style:use-optimal-row-height="false"/>
    </style:style>
    <style:style style:name="ro204" style:family="table-row">
      <style:table-row-properties style:row-height="1.0626in" fo:break-before="auto" style:use-optimal-row-height="false"/>
    </style:style>
    <style:style style:name="ro205" style:family="table-row">
      <style:table-row-properties style:row-height="0.9701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1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19" style:family="table-cell" style:parent-style-name="Default">
      <style:table-cell-properties style:text-align-source="fix" style:repeat-content="false" fo:border="0.74pt solid #b2b2b2" style:vertical-align="middle"/>
      <style:paragraph-properties fo:text-align="start" fo:margin-left="0in"/>
    </style:style>
    <style:style style:name="ce120"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1" style:family="table-cell" style:parent-style-name="Default">
      <style:text-properties style:font-name="Liberation Sans"/>
    </style:style>
    <style:style style:name="ce122"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3"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4"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6" style:family="table-cell" style:parent-style-name="Default">
      <style:table-cell-properties fo:border="0.74pt solid #b2b2b2" style:vertical-align="middle"/>
      <style:text-properties style:font-name="Liberation Sans"/>
    </style:style>
    <style:style style:name="ce127" style:family="table-cell" style:parent-style-name="Default">
      <style:table-cell-properties fo:border="0.74pt solid #b2b2b2"/>
      <style:text-properties style:font-name="Liberation Sans"/>
    </style:style>
    <style:style style:name="ce12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29"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2"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3"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4"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5" style:family="table-cell" style:parent-style-name="Default">
      <style:table-cell-properties fo:wrap-option="wrap"/>
    </style:style>
    <style:style style:name="ce136" style:family="table-cell" style:parent-style-name="Default">
      <style:table-cell-properties fo:wrap-option="wrap" fo:border="0.74pt solid #b2b2b2" style:vertical-align="middle"/>
    </style:style>
    <style:style style:name="ce137" style:family="table-cell" style:parent-style-name="Default">
      <style:table-cell-properties fo:wrap-option="wrap" fo:border="0.74pt solid #b2b2b2" style:vertical-align="middle"/>
      <style:text-properties style:font-name="Liberation Sans"/>
    </style:style>
    <style:style style:name="ce138" style:family="table-cell" style:parent-style-name="Default">
      <style:table-cell-properties fo:wrap-option="wrap" style:vertical-align="middle"/>
    </style:style>
    <style:style style:name="ce139"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0"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4"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5" style:family="table-cell" style:parent-style-name="Default">
      <style:table-cell-properties fo:wrap-option="wrap" fo:border="0.74pt solid #cccccc" style:vertical-align="middle"/>
      <style:text-properties style:font-name="Liberation Sans"/>
    </style:style>
    <style:style style:name="ce146" style:family="table-cell" style:parent-style-name="Default">
      <style:table-cell-properties fo:wrap-option="wrap" fo:border="0.74pt solid #cccccc"/>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48" style:family="table-cell" style:parent-style-name="Default">
      <style:table-cell-properties fo:wrap-option="wrap" fo:border="0.74pt solid #cccccc"/>
      <style:text-properties style:font-name="Liberation Sans" style:font-name-asian="DejaVu Sans" style:font-name-complex="Noto Sans Arabic"/>
    </style:style>
    <style:style style:name="ce149" style:family="table-cell" style:parent-style-name="Default">
      <style:table-cell-properties fo:border="0.74pt solid #cccccc"/>
      <style:text-properties style:font-name="Liberation Sans"/>
    </style:style>
    <style:style style:name="ce150" style:family="table-cell" style:parent-style-name="Default">
      <style:table-cell-properties fo:border="none"/>
      <style:text-properties style:font-name="Liberation Sans"/>
    </style:style>
    <style:style style:name="ce151"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2"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transparent" fo:border="0.74pt solid #cccccc" style:rotation-align="none" style:vertical-align="middle"/>
    </style:style>
    <style:style style:name="ce155" style:family="table-cell" style:parent-style-name="Default">
      <style:table-cell-properties fo:background-color="transparent" fo:border="0.74pt solid #cccccc" style:rotation-align="none"/>
    </style:style>
    <style:style style:name="ce15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5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59" style:family="table-cell" style:parent-style-name="Default">
      <style:table-cell-properties fo:wrap-option="wrap" style:vertical-align="middle"/>
      <style:text-properties style:font-name="Liberation Serif" style:font-name-asian="DejaVu Sans" style:font-name-complex="Noto Sans Arabic"/>
    </style:style>
    <style:style style:name="ce160"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74pt solid #cccccc" style:vertical-align="middle"/>
      <style:text-properties style:font-name="Liberation Sans"/>
    </style:style>
    <style:style style:name="ce162"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3" style:family="table-cell" style:parent-style-name="Default">
      <style:table-cell-properties fo:border="0.74pt solid #cccccc" style:vertical-align="middle"/>
      <style:text-properties style:font-name="Liberation Serif" style:font-name-asian="DejaVu Sans" style:font-name-complex="Noto Sans Arabic"/>
    </style:style>
    <style:style style:name="ce164"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style:vertical-align="middle"/>
    </style:style>
    <style:style style:name="ce174" style:family="table-cell" style:parent-style-name="Default">
      <style:table-cell-properties fo:wrap-option="wrap" fo:border="0.74pt solid #cccccc" style:vertical-align="middle"/>
    </style:style>
    <style:style style:name="ce176" style:family="table-cell" style:parent-style-name="Default">
      <style:table-cell-properties fo:wrap-option="wrap" fo:border="0.74pt solid #cccccc"/>
      <style:text-properties style:font-name="Liberation Serif" style:font-name-asian="DejaVu Sans" style:font-name-complex="Noto Sans Arabic"/>
    </style:style>
    <style:style style:name="ce244" style:family="table-cell" style:parent-style-name="Default">
      <style:table-cell-properties fo:background-color="transparent" fo:border="0.74pt solid #cccccc" style:vertical-align="middle"/>
    </style:style>
    <style:style style:name="ce245" style:family="table-cell" style:parent-style-name="Default">
      <style:table-cell-properties fo:background-color="transparent" fo:border="0.74pt solid #cccccc"/>
    </style:style>
    <style:style style:name="ce246"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4"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7" style:family="table-cell" style:parent-style-name="Default">
      <style:table-cell-properties fo:background-color="#ffffff" style:rotation-align="none" style:vertical-align="middle">
        <loext:background-complex-color loext:theme-type="light1" loext:color-type="theme"/>
      </style:table-cell-properties>
    </style:style>
    <style:style style:name="ce248" style:family="table-cell" style:parent-style-name="Default">
      <style:text-properties style:font-name="Liberation Serif" fo:font-size="12pt" style:font-size-asian="12pt" style:font-size-complex="12pt"/>
    </style:style>
    <style:style style:name="ce249"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0"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1"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2"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text-properties style:font-name="Liberation Serif" fo:font-size="12pt" style:font-size-asian="12pt" style:font-size-complex="12pt"/>
    </style:style>
    <style:style style:name="ce254"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59"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0" style:family="table-cell" style:parent-style-name="Default">
      <style:table-cell-properties fo:border="0.74pt solid #cccccc" style:vertical-align="middle"/>
      <style:text-properties style:font-name="Liberation Serif" fo:font-size="12pt" style:font-size-asian="12pt" style:font-size-complex="12pt"/>
    </style:style>
    <style:style style:name="ce261"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2" style:family="table-cell" style:parent-style-name="Default">
      <style:table-cell-properties fo:border="0.74pt solid #cccccc"/>
      <style:text-properties style:font-name="Liberation Serif" fo:font-size="12pt" style:font-size-asian="12pt" style:font-size-complex="12pt"/>
    </style:style>
    <style:style style:name="ce263"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4"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5"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6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68" style:family="table-cell" style:parent-style-name="Default">
      <style:table-cell-properties fo:wrap-option="wrap" fo:border="0.74pt solid #cccccc"/>
      <style:text-properties style:font-name="Liberation Serif" fo:font-size="12pt" style:font-size-asian="12pt" style:font-size-complex="12pt"/>
    </style:style>
    <style:style style:name="ce269"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70"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style:vertical-align="middle"/>
      <style:text-properties style:font-name="Liberation Serif" fo:font-size="12pt" style:font-size-asian="12pt" style:font-size-complex="12pt"/>
    </style:style>
    <style:style style:name="ce272" style:family="table-cell" style:parent-style-name="Default">
      <style:table-cell-properties style:vertical-align="middle"/>
      <style:text-properties style:font-name="Liberation Serif" fo:font-size="12pt" style:font-size-asian="12pt" style:font-size-complex="12pt"/>
    </style:style>
    <style:style style:name="ce273"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81"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89"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8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90" style:family="table-cell" style:parent-style-name="Default">
      <style:table-cell-properties style:text-align-source="fix" style:repeat-content="false" fo:border="0.74pt solid #b2b2b2" style:vertical-align="middle"/>
      <style:paragraph-properties fo:text-align="start" fo:margin-left="0in"/>
    </style:style>
    <style:style style:name="ce91"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92" style:family="table-cell" style:parent-style-name="Default">
      <style:text-properties style:font-name="Liberation Sans"/>
    </style:style>
    <style:style style:name="ce93"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94"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95"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97" style:family="table-cell" style:parent-style-name="Default">
      <style:table-cell-properties fo:border="0.74pt solid #b2b2b2" style:vertical-align="middle"/>
      <style:text-properties style:font-name="Liberation Sans"/>
    </style:style>
    <style:style style:name="ce98" style:family="table-cell" style:parent-style-name="Default">
      <style:table-cell-properties fo:border="0.74pt solid #b2b2b2"/>
      <style:text-properties style:font-name="Liberation Sans"/>
    </style:style>
    <style:style style:name="ce9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00"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0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03"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04"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05"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06" style:family="table-cell" style:parent-style-name="Default">
      <style:table-cell-properties fo:wrap-option="wrap"/>
    </style:style>
    <style:style style:name="ce107" style:family="table-cell" style:parent-style-name="Default">
      <style:table-cell-properties fo:wrap-option="wrap" fo:border="0.74pt solid #b2b2b2" style:vertical-align="middle"/>
    </style:style>
    <style:style style:name="ce108" style:family="table-cell" style:parent-style-name="Default">
      <style:table-cell-properties fo:wrap-option="wrap" fo:border="0.74pt solid #b2b2b2" style:vertical-align="middle"/>
      <style:text-properties style:font-name="Liberation Sans"/>
    </style:style>
    <style:style style:name="ce109" style:family="table-cell" style:parent-style-name="Default">
      <style:table-cell-properties fo:wrap-option="wrap" style:vertical-align="middle"/>
    </style:style>
    <style:style style:name="ce110" style:family="table-cell" style:parent-style-name="Default">
      <style:table-cell-properties fo:background-color="transparent" fo:wrap-option="wrap" fo:border="0.74pt solid #cccccc" style:rotation-align="none" style:vertical-align="middle"/>
      <style:text-properties style:font-name="Liberation Sans"/>
    </style:style>
    <style:style style:name="ce111"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1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1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15"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16" style:family="table-cell" style:parent-style-name="Default">
      <style:table-cell-properties fo:wrap-option="wrap" fo:border="0.74pt solid #cccccc" style:vertical-align="middle"/>
      <style:text-properties style:font-name="Liberation Sans"/>
    </style:style>
    <style:style style:name="ce117" style:family="table-cell" style:parent-style-name="Default">
      <style:table-cell-properties fo:wrap-option="wrap" fo:border="0.74pt solid #cccccc"/>
      <style:text-properties style:font-name="Liberation Sans"/>
    </style:style>
    <style:style style:name="ce17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79" style:family="table-cell" style:parent-style-name="Default">
      <style:table-cell-properties fo:wrap-option="wrap" fo:border="0.74pt solid #cccccc"/>
      <style:text-properties style:font-name="Liberation Sans" style:font-name-asian="DejaVu Sans" style:font-name-complex="Noto Sans Arabic"/>
    </style:style>
    <style:style style:name="ce180" style:family="table-cell" style:parent-style-name="Default">
      <style:table-cell-properties fo:border="0.74pt solid #cccccc"/>
      <style:text-properties style:font-name="Liberation Sans"/>
    </style:style>
    <style:style style:name="ce181" style:family="table-cell" style:parent-style-name="Default">
      <style:table-cell-properties fo:border="none"/>
      <style:text-properties style:font-name="Liberation Sans"/>
    </style:style>
    <style:style style:name="ce182"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83"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84"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ackground-color="transparent" fo:border="0.74pt solid #cccccc" style:rotation-align="none" style:vertical-align="middle"/>
    </style:style>
    <style:style style:name="ce186" style:family="table-cell" style:parent-style-name="Default">
      <style:table-cell-properties fo:background-color="transparent" fo:border="0.74pt solid #cccccc" style:rotation-align="none"/>
    </style:style>
    <style:style style:name="ce18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88"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8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90" style:family="table-cell" style:parent-style-name="Default">
      <style:table-cell-properties fo:wrap-option="wrap" style:vertical-align="middle"/>
      <style:text-properties style:font-name="Liberation Serif" style:font-name-asian="DejaVu Sans" style:font-name-complex="Noto Sans Arabic"/>
    </style:style>
    <style:style style:name="ce191"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94"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200"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5"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207" style:family="table-cell" style:parent-style-name="Default">
      <style:table-cell-properties fo:wrap-option="wrap" fo:border="0.74pt solid #cccccc"/>
      <style:text-properties style:font-name="Liberation Serif" style:font-name-asian="DejaVu Sans" style:font-name-complex="Noto Sans Arabic"/>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09" style:family="table-cell" style:parent-style-name="Default">
      <style:table-cell-properties fo:background-color="transparent" fo:border="0.74pt solid #cccccc" style:vertical-align="middle"/>
    </style:style>
    <style:style style:name="ce210" style:family="table-cell" style:parent-style-name="Default">
      <style:table-cell-properties fo:background-color="transparent" fo:border="0.74pt solid #cccccc"/>
    </style:style>
    <style:style style:name="ce211"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2"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3" style:family="table-cell" style:parent-style-name="Default">
      <style:table-cell-properties fo:background-color="#ffffff" style:rotation-align="none" style:vertical-align="middle">
        <loext:background-complex-color loext:theme-type="light1" loext:color-type="theme"/>
      </style:table-cell-properties>
    </style:style>
    <style:style style:name="ce214" style:family="table-cell" style:parent-style-name="Default">
      <style:text-properties style:font-name="Liberation Serif" fo:font-size="12pt" style:font-size-asian="12pt" style:font-size-complex="12pt"/>
    </style:style>
    <style:style style:name="ce21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16"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17"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18"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19" style:family="table-cell" style:parent-style-name="Default">
      <style:table-cell-properties fo:background-color="transparent" fo:border="0.74pt solid #cccccc"/>
      <style:text-properties style:font-name="Liberation Serif" fo:font-size="12pt" style:font-size-asian="12pt" style:font-size-complex="12pt"/>
    </style:style>
    <style:style style:name="ce220"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21"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22"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25"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26" style:family="table-cell" style:parent-style-name="Default">
      <style:table-cell-properties fo:border="0.74pt solid #cccccc" style:vertical-align="middle"/>
      <style:text-properties style:font-name="Liberation Serif" fo:font-size="12pt" style:font-size-asian="12pt" style:font-size-complex="12pt"/>
    </style:style>
    <style:style style:name="ce227"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28" style:family="table-cell" style:parent-style-name="Default">
      <style:table-cell-properties fo:border="0.74pt solid #cccccc"/>
      <style:text-properties style:font-name="Liberation Serif" fo:font-size="12pt" style:font-size-asian="12pt" style:font-size-complex="12pt"/>
    </style:style>
    <style:style style:name="ce229"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30"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31"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32"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3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3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35" style:family="table-cell" style:parent-style-name="Default">
      <style:table-cell-properties fo:wrap-option="wrap" fo:border="0.74pt solid #cccccc"/>
      <style:text-properties style:font-name="Liberation Serif" fo:font-size="12pt" style:font-size-asian="12pt" style:font-size-complex="12pt"/>
    </style:style>
    <style:style style:name="ce236"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37"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38"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39" style:family="table-cell" style:parent-style-name="Default">
      <style:table-cell-properties fo:wrap-option="wrap" style:vertical-align="middle"/>
      <style:text-properties style:font-name="Liberation Serif" fo:font-size="12pt" style:font-size-asian="12pt" style:font-size-complex="12pt"/>
    </style:style>
    <style:style style:name="ce240" style:family="table-cell" style:parent-style-name="Default">
      <style:table-cell-properties style:vertical-align="middle"/>
      <style:text-properties style:font-name="Liberation Serif" fo:font-size="12pt" style:font-size-asian="12pt" style:font-size-complex="12pt"/>
    </style:style>
    <style:style style:name="ce241"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normal" style:font-weight-asian="normal" style:font-weight-complex="normal"/>
    </style:style>
    <style:style style:name="T10" style:family="text">
      <style:text-properties style:text-underline-style="none"/>
    </style:style>
    <style:style style:name="T9" style:family="text">
      <style:text-properties fo:color="#ff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font-name="Liberation Serif1" style:font-name-asian="Liberation Serif1" style:font-name-complex="Liberation Serif1"/>
    </style:style>
    <style:style style:name="T16" style:family="text">
      <style:text-properties style:text-outline="false" style:text-line-through-style="none" style:text-line-through-type="none" style:font-name="Liberation Serif1" fo:language="en" fo:country="US" fo:font-style="normal" fo:text-shadow="none" style:text-underline-style="none" fo:font-weight="normal" style:text-underline-mode="continuous" style:text-overline-mode="continuous" style:text-line-through-mode="continuous" style:font-name-asian="Liberation Serif1" style:language-asian="zh" style:country-asian="CN" style:font-style-asian="normal" style:font-weight-asian="normal" style:font-name-complex="Liberation Serif1"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style:text-line-through-type="none" style:font-name="Liberation Serif1" fo:font-size="12pt" fo:language="en" fo:country="US" fo:font-style="normal" fo:text-shadow="none" style:text-underline-style="none" fo:font-weight="normal" style:text-underline-mode="continuous" style:text-overline-mode="continuous" style:text-line-through-mode="continuous"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fo:font-size="10pt" style:font-size-asian="10pt" style:font-size-complex="10pt"/>
    </style:style>
    <style:style style:name="T1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size="10pt" fo:font-weight="normal" style:font-size-asian="10pt" style:font-size-complex="10pt" style:font-weight-asian="normal" style:font-weight-complex="normal"/>
    </style:style>
    <style:style style:name="T21"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2"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23" style:family="text">
      <style:text-properties fo:font-weight="bold" fo:font-style="italic" style:font-weight-asian="bold" style:font-weight-complex="bold" style:font-style-asian="italic" style:font-style-complex="italic"/>
    </style:style>
    <style:style style:name="T2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2pt" fo:font-weight="bold" style:font-size-asian="12pt" style:font-size-complex="12pt" style:font-weight-asian="bold" style:font-weight-complex="bold"/>
    </style:style>
    <style:style style:name="T26"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7" style:family="text">
      <style:text-properties style:text-underline-style="none" style:text-underline-color="font-color"/>
    </style:style>
    <style:style style:name="T2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3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31" style:family="text">
      <style:text-properties style:font-name="Liberation Serif1" style:font-name-asian="Liberation Serif1" style:font-name-complex="Liberation Serif1"/>
    </style:style>
    <style:style style:name="T32"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90"/>
        <table:table-column table:style-name="co3" table:default-cell-style-name="ce90"/>
        <table:table-column table:style-name="co4" table:default-cell-style-name="ce90"/>
        <table:table-column table:style-name="co5" table:default-cell-style-name="ce91"/>
        <table:table-column table:style-name="co6" table:default-cell-style-name="ce90"/>
        <table:table-column table:style-name="co7" table:default-cell-style-name="ce90"/>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88" office:value-type="string" calcext:value-type="string">
            <text:p>Word</text:p>
          </table:table-cell>
          <table:table-cell table:style-name="ce88" office:value-type="string" calcext:value-type="string">
            <text:p>IPA</text:p>
          </table:table-cell>
          <table:table-cell table:style-name="ce88" office:value-type="string" calcext:value-type="string">
            <text:p>Parts of speech</text:p>
          </table:table-cell>
          <table:table-cell table:style-name="ce88" office:value-type="string" calcext:value-type="string">
            <text:p>English meaning</text:p>
          </table:table-cell>
          <table:table-cell table:style-name="ce88" office:value-type="string" calcext:value-type="string">
            <text:p>Vietnamese meaning</text:p>
          </table:table-cell>
          <table:table-cell table:style-name="ce88" office:value-type="string" calcext:value-type="string">
            <text:p>Original sentence</text:p>
          </table:table-cell>
          <table:table-cell table:style-name="ce8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92"/>
        <table:table-column table:style-name="co3" table:default-cell-style-name="ce92"/>
        <table:table-column table:style-name="co4" table:default-cell-style-name="ce92"/>
        <table:table-column table:style-name="co9" table:default-cell-style-name="ce92"/>
        <table:table-column table:style-name="co10"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94" office:value-type="string" calcext:value-type="string">
            <text:p>vulnerable</text:p>
          </table:table-cell>
          <table:table-cell table:style-name="ce94" office:value-type="string" calcext:value-type="string">
            <text:p>/ˈvʌlnərəbl/</text:p>
          </table:table-cell>
          <table:table-cell table:style-name="ce94" office:value-type="string" calcext:value-type="string">
            <text:p>Adjective</text:p>
          </table:table-cell>
          <table:table-cell table:style-name="ce95" office:value-type="string" calcext:value-type="string">
            <text:p>vulnerable (to somebody/something) weak and easily hurt physically or emotionally</text:p>
          </table:table-cell>
          <table:table-cell table:style-name="ce95" office:value-type="string" calcext:value-type="string">
            <text:p>dễ bị thương tổn, dễ bị tấn công, dễ bị công kích</text:p>
          </table:table-cell>
          <table:table-cell table:style-name="ce94" table:number-columns-repeated="2"/>
          <table:table-cell/>
        </table:table-row>
        <table:table-row table:style-name="ro12">
          <table:table-cell/>
          <table:table-cell table:style-name="ce94" office:value-type="string" calcext:value-type="string">
            <text:p>remedy</text:p>
          </table:table-cell>
          <table:table-cell table:style-name="ce94" office:value-type="string" calcext:value-type="string">
            <text:p>/ˈremədi/</text:p>
          </table:table-cell>
          <table:table-cell table:style-name="ce94" office:value-type="string" calcext:value-type="string">
            <text:p>Noun</text:p>
          </table:table-cell>
          <table:table-cell table:style-name="ce95" office:value-type="string" calcext:value-type="string">
            <text:p>1. a way of dealing with or improving an unpleasant or difficult situation</text:p>
            <text:p>2. a treatment or medicine to cure a disease or reduce pain that is not very serious</text:p>
          </table:table-cell>
          <table:table-cell table:style-name="ce95" office:value-type="string" calcext:value-type="string">
            <text:p>1. cách cữu chữa, làm </text:p>
            <text:p>2. thuốc, phương thuốc</text:p>
          </table:table-cell>
          <table:table-cell table:style-name="ce94" table:number-columns-repeated="2"/>
          <table:table-cell/>
        </table:table-row>
        <table:table-row table:style-name="ro13">
          <table:table-cell/>
          <table:table-cell table:style-name="ce94" office:value-type="string" calcext:value-type="string">
            <text:p>prey</text:p>
          </table:table-cell>
          <table:table-cell table:style-name="ce94" office:value-type="string" calcext:value-type="string">
            <text:p>/preɪ/</text:p>
          </table:table-cell>
          <table:table-cell table:style-name="ce94" office:value-type="string" calcext:value-type="string">
            <text:p>Noun</text:p>
          </table:table-cell>
          <table:table-cell table:style-name="ce99" office:value-type="string" calcext:value-type="string">
            <text:p>1. an animal, a bird, etc. that is hunted, killed and eaten by another</text:p>
          </table:table-cell>
          <table:table-cell table:style-name="ce99" office:value-type="string" calcext:value-type="string">
            <text:p>1. con mồi</text:p>
          </table:table-cell>
          <table:table-cell table:style-name="ce94" table:number-columns-repeated="2"/>
          <table:table-cell/>
        </table:table-row>
        <table:table-row table:style-name="ro2">
          <table:table-cell/>
          <table:table-cell table:style-name="ce94" office:value-type="string" calcext:value-type="string">
            <text:p>thought</text:p>
          </table:table-cell>
          <table:table-cell table:style-name="ce94" office:value-type="string" calcext:value-type="string">
            <text:p>/θɔːt/</text:p>
          </table:table-cell>
          <table:table-cell table:style-name="ce94" office:value-type="string" calcext:value-type="string">
            <text:p>Noun</text:p>
          </table:table-cell>
          <table:table-cell table:style-name="ce99" office:value-type="string" calcext:value-type="string">
            <text:p>1. [countable] something that you think of or remember</text:p>
          </table:table-cell>
          <table:table-cell table:style-name="ce99" office:value-type="string" calcext:value-type="string">
            <text:p>1. suy nghĩ</text:p>
          </table:table-cell>
          <table:table-cell table:style-name="ce94" table:number-columns-repeated="2"/>
          <table:table-cell/>
        </table:table-row>
        <table:table-row table:style-name="ro2">
          <table:table-cell/>
          <table:table-cell table:style-name="ce94" office:value-type="string" calcext:value-type="string">
            <text:p>irreplaceable</text:p>
          </table:table-cell>
          <table:table-cell table:style-name="ce94" office:value-type="string" calcext:value-type="string">
            <text:p>/ˌɪrɪˈpleɪsəbl/</text:p>
          </table:table-cell>
          <table:table-cell table:style-name="ce94" office:value-type="string" calcext:value-type="string">
            <text:p>Adjective</text:p>
          </table:table-cell>
          <table:table-cell table:style-name="ce99" office:value-type="string" calcext:value-type="string">
            <text:p>too valuable or special to be replaced</text:p>
          </table:table-cell>
          <table:table-cell table:style-name="ce99" office:value-type="string" calcext:value-type="string">
            <text:p>không thể thay thế</text:p>
          </table:table-cell>
          <table:table-cell table:style-name="ce94" table:number-columns-repeated="2"/>
          <table:table-cell/>
        </table:table-row>
        <table:table-row table:style-name="ro14">
          <table:table-cell/>
          <table:table-cell table:style-name="ce94" office:value-type="string" calcext:value-type="string">
            <text:p>asset</text:p>
          </table:table-cell>
          <table:table-cell table:style-name="ce94" office:value-type="string" calcext:value-type="string">
            <text:p>/ˈæset/</text:p>
          </table:table-cell>
          <table:table-cell table:style-name="ce94" office:value-type="string" calcext:value-type="string">
            <text:p>Noun</text:p>
          </table:table-cell>
          <table:table-cell table:style-name="ce99"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99" office:value-type="string" calcext:value-type="string">
            <text:p>1. người hoặc vật mà giá trị với ai đó</text:p>
            <text:p>2. tài sản</text:p>
          </table:table-cell>
          <table:table-cell table:style-name="ce94" table:number-columns-repeated="2"/>
          <table:table-cell/>
        </table:table-row>
        <table:table-row table:style-name="ro2">
          <table:table-cell/>
          <table:table-cell table:style-name="ce94" office:value-type="string" calcext:value-type="string">
            <text:p>chase</text:p>
          </table:table-cell>
          <table:table-cell table:style-name="ce94" office:value-type="string" calcext:value-type="string">
            <text:p>/tʃeɪs/</text:p>
          </table:table-cell>
          <table:table-cell table:style-name="ce94" office:value-type="string" calcext:value-type="string">
            <text:p>Verb</text:p>
          </table:table-cell>
          <table:table-cell table:style-name="ce99" office:value-type="string" calcext:value-type="string">
            <text:p>1. [transitive, intransitive] to run, drive, etc. after somebody/something in order to catch them or it</text:p>
          </table:table-cell>
          <table:table-cell table:style-name="ce99" office:value-type="string" calcext:value-type="string">
            <text:p>1. theo đuổi</text:p>
          </table:table-cell>
          <table:table-cell table:style-name="ce94" table:number-columns-repeated="2"/>
          <table:table-cell/>
        </table:table-row>
        <table:table-row table:style-name="ro2">
          <table:table-cell/>
          <table:table-cell table:style-name="ce94" office:value-type="string" calcext:value-type="string">
            <text:p>fate</text:p>
          </table:table-cell>
          <table:table-cell table:style-name="ce94" office:value-type="string" calcext:value-type="string">
            <text:p>/feɪt/</text:p>
          </table:table-cell>
          <table:table-cell table:style-name="ce94" office:value-type="string" calcext:value-type="string">
            <text:p>Noun</text:p>
          </table:table-cell>
          <table:table-cell table:style-name="ce99" office:value-type="string" calcext:value-type="string">
            <text:p>1. [countable] the things, especially bad things, that will happen or have happened to somebody/something</text:p>
          </table:table-cell>
          <table:table-cell table:style-name="ce99" office:value-type="string" calcext:value-type="string">
            <text:p>1. định mệnh</text:p>
          </table:table-cell>
          <table:table-cell table:style-name="ce94" table:number-columns-repeated="2"/>
          <table:table-cell/>
        </table:table-row>
        <table:table-row table:style-name="ro2">
          <table:table-cell/>
          <table:table-cell table:style-name="ce94" office:value-type="string" calcext:value-type="string">
            <text:p>sail for</text:p>
          </table:table-cell>
          <table:table-cell table:style-name="ce94" office:value-type="string" calcext:value-type="string">
            <text:p>/seɪl/</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94" office:value-type="string" calcext:value-type="string">
            <text:p>destination</text:p>
          </table:table-cell>
          <table:table-cell table:style-name="ce94" office:value-type="string" calcext:value-type="string">
            <text:p>/ˌdestɪˈneɪʃn/</text:p>
          </table:table-cell>
          <table:table-cell table:style-name="ce94" office:value-type="string" calcext:value-type="string">
            <text:p>Noun</text:p>
          </table:table-cell>
          <table:table-cell table:style-name="ce99" office:value-type="string" calcext:value-type="string">
            <text:p>a place to which somebody/something is going or being sent</text:p>
          </table:table-cell>
          <table:table-cell table:style-name="ce99" office:value-type="string" calcext:value-type="string">
            <text:p>điểm đến</text:p>
          </table:table-cell>
          <table:table-cell table:style-name="ce94" table:number-columns-repeated="2"/>
          <table:table-cell/>
        </table:table-row>
        <table:table-row table:style-name="ro15">
          <table:table-cell/>
          <table:table-cell table:style-name="ce95" office:value-type="string" calcext:value-type="string">
            <text:p>befriend it</text:p>
          </table:table-cell>
          <table:table-cell table:style-name="ce97" office:value-type="string" calcext:value-type="string">
            <text:p>/bɪˈfrend/</text:p>
          </table:table-cell>
          <table:table-cell table:style-name="ce94" office:value-type="string" calcext:value-type="string">
            <text:p>Verb</text:p>
          </table:table-cell>
          <table:table-cell table:style-name="ce99" office:value-type="string" calcext:value-type="string">
            <text:p>befriend somebody to become a friend of somebody, especially somebody who needs your help</text:p>
          </table:table-cell>
          <table:table-cell table:style-name="ce99"/>
          <table:table-cell table:style-name="ce94" table:number-columns-repeated="2"/>
          <table:table-cell/>
        </table:table-row>
        <table:table-row table:style-name="ro16">
          <table:table-cell/>
          <table:table-cell table:style-name="ce95" office:value-type="string" calcext:value-type="string">
            <text:p>roundabout</text:p>
          </table:table-cell>
          <table:table-cell table:style-name="ce97" office:value-type="string" calcext:value-type="string">
            <text:p>/ˈraʊndəbaʊt/</text:p>
          </table:table-cell>
          <table:table-cell table:style-name="ce94" office:value-type="string" calcext:value-type="string">
            <text:p>Noun</text:p>
          </table:table-cell>
          <table:table-cell table:style-name="ce99" office:value-type="string" calcext:value-type="string">
            <text:p>1. (North American English traffic circle, rotary)</text:p>
            <text:p>a place where two or more roads meet, forming a circle that all traffic must go around in the same direction</text:p>
          </table:table-cell>
          <table:table-cell table:style-name="ce99" office:value-type="string" calcext:value-type="string">
            <text:p>1. vòng xuyến</text:p>
          </table:table-cell>
          <table:table-cell table:style-name="ce94" table:number-columns-repeated="2"/>
          <table:table-cell/>
        </table:table-row>
        <table:table-row table:style-name="ro17">
          <table:table-cell/>
          <table:table-cell table:style-name="ce95" office:value-type="string" calcext:value-type="string">
            <text:p>Intersection</text:p>
          </table:table-cell>
          <table:table-cell table:style-name="ce97" office:value-type="string" calcext:value-type="string">
            <text:p>/ˈɪntəsekʃn/</text:p>
          </table:table-cell>
          <table:table-cell table:style-name="ce94" office:value-type="string" calcext:value-type="string">
            <text:p>Noun</text:p>
          </table:table-cell>
          <table:table-cell table:style-name="ce99" office:value-type="string" calcext:value-type="string">
            <text:p>1. [countable] (North American English or formal, British English) a place where two or more roads, lines, etc. meet or cross each other</text:p>
          </table:table-cell>
          <table:table-cell table:style-name="ce99" office:value-type="string" calcext:value-type="string">
            <text:p>1. Ngã tư đường</text:p>
          </table:table-cell>
          <table:table-cell table:style-name="ce94" table:number-columns-repeated="2"/>
          <table:table-cell/>
        </table:table-row>
        <table:table-row table:style-name="ro2">
          <table:table-cell/>
          <table:table-cell table:style-name="ce95" office:value-type="string" calcext:value-type="string">
            <text:p>Mills</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congested</text:p>
          </table:table-cell>
          <table:table-cell table:style-name="ce97" office:value-type="string" calcext:value-type="string">
            <text:p>/kənˈdʒestɪd/</text:p>
          </table:table-cell>
          <table:table-cell table:style-name="ce94" office:value-type="string" calcext:value-type="string">
            <text:p>Adjective</text:p>
          </table:table-cell>
          <table:table-cell table:style-name="ce99" office:value-type="string" calcext:value-type="string">
            <text:p>1. congested (with something) crowded; full of traffic</text:p>
          </table:table-cell>
          <table:table-cell table:style-name="ce99"/>
          <table:table-cell table:style-name="ce94" table:number-columns-repeated="2"/>
          <table:table-cell/>
        </table:table-row>
        <table:table-row table:style-name="ro18">
          <table:table-cell/>
          <table:table-cell table:style-name="ce95" office:value-type="string" calcext:value-type="string">
            <text:p>jammed</text:p>
          </table:table-cell>
          <table:table-cell table:style-name="ce97" office:value-type="string" calcext:value-type="string">
            <text:p>/dʒæmd/</text:p>
          </table:table-cell>
          <table:table-cell table:style-name="ce94"/>
          <table:table-cell table:style-name="ce99" office:value-type="string" calcext:value-type="string">
            <text:p>1. [not before noun] not able to move</text:p>
            <text:p>2. (especially North American English) very full; crowded</text:p>
          </table:table-cell>
          <table:table-cell table:style-name="ce99" office:value-type="string" calcext:value-type="string">
            <text:p>1. không thể di chuyển</text:p>
            <text:p>2. rất đông đúc</text:p>
          </table:table-cell>
          <table:table-cell table:style-name="ce94" table:number-columns-repeated="2"/>
          <table:table-cell/>
        </table:table-row>
        <table:table-row table:style-name="ro19">
          <table:table-cell/>
          <table:table-cell table:style-name="ce95" office:value-type="string" calcext:value-type="string">
            <text:p>itinerary</text:p>
          </table:table-cell>
          <table:table-cell table:style-name="ce97" office:value-type="string" calcext:value-type="string">
            <text:p>/aɪˈtɪnərəri/</text:p>
          </table:table-cell>
          <table:table-cell table:style-name="ce94" office:value-type="string" calcext:value-type="string">
            <text:p>Noun</text:p>
          </table:table-cell>
          <table:table-cell table:style-name="ce99" office:value-type="string" calcext:value-type="string">
            <text:p>a plan of a journey, including the route and the places that you visit</text:p>
          </table:table-cell>
          <table:table-cell table:style-name="ce99"/>
          <table:table-cell table:style-name="ce94" table:number-columns-repeated="2"/>
          <table:table-cell/>
        </table:table-row>
        <table:table-row table:style-name="ro20">
          <table:table-cell/>
          <table:table-cell table:style-name="ce94" office:value-type="string" calcext:value-type="string">
            <text:p>doubt</text:p>
          </table:table-cell>
          <table:table-cell table:style-name="ce97" office:value-type="string" calcext:value-type="string">
            <text:p>/daʊt/</text:p>
          </table:table-cell>
          <table:table-cell table:style-name="ce94" office:value-type="string" calcext:value-type="string">
            <text:p>Noun</text:p>
          </table:table-cell>
          <table:table-cell table:style-name="ce99" office:value-type="string" calcext:value-type="string">
            <text:p>a feeling of being uncertain about something or not believing something</text:p>
          </table:table-cell>
          <table:table-cell table:style-name="ce99" office:value-type="string" calcext:value-type="string">
            <text:p>nghi ngờ</text:p>
          </table:table-cell>
          <table:table-cell table:style-name="ce94" table:number-columns-repeated="2"/>
          <table:table-cell/>
        </table:table-row>
        <table:table-row table:style-name="ro2">
          <table:table-cell/>
          <table:table-cell table:style-name="ce94" office:value-type="string" calcext:value-type="string">
            <text:p>children</text:p>
          </table:table-cell>
          <table:table-cell table:style-name="ce97" office:value-type="string" calcext:value-type="string">
            <text:p>/ˈtʃɪldrən/</text:p>
            <text:p/>
          </table:table-cell>
          <table:table-cell table:style-name="ce94" office:value-type="string" calcext:value-type="string">
            <text:p>Noun</text:p>
          </table:table-cell>
          <table:table-cell table:style-name="ce99" office:value-type="string" calcext:value-type="string">
            <text:p>1. a son or daughter of any age</text:p>
            <text:p/>
          </table:table-cell>
          <table:table-cell table:style-name="ce99"/>
          <table:table-cell table:style-name="ce94" table:number-columns-repeated="2"/>
          <table:table-cell/>
        </table:table-row>
        <table:table-row table:style-name="ro2">
          <table:table-cell/>
          <table:table-cell table:style-name="ce95" office:value-type="string" calcext:value-type="string">
            <text:p>boulevard</text:p>
          </table:table-cell>
          <table:table-cell table:style-name="ce97" office:value-type="string" calcext:value-type="string">
            <text:p>/ˈbuːləvɑːd/</text:p>
          </table:table-cell>
          <table:table-cell table:style-name="ce94" office:value-type="string" calcext:value-type="string">
            <text:p>Noun</text:p>
          </table:table-cell>
          <table:table-cell table:style-name="ce99" office:value-type="string" calcext:value-type="string">
            <text:p>1. a wide city street, often with trees on either side</text:p>
          </table:table-cell>
          <table:table-cell table:style-name="ce99"/>
          <table:table-cell table:style-name="ce94" table:number-columns-repeated="2"/>
          <table:table-cell/>
        </table:table-row>
        <table:table-row table:style-name="ro21">
          <table:table-cell/>
          <table:table-cell table:style-name="ce95" office:value-type="string" calcext:value-type="string">
            <text:p>themed</text:p>
          </table:table-cell>
          <table:table-cell table:style-name="ce97" office:value-type="string" calcext:value-type="string">
            <text:p>/θiːmd/</text:p>
          </table:table-cell>
          <table:table-cell table:style-name="ce94" office:value-type="string" calcext:value-type="string">
            <text:p>Adjective</text:p>
          </table:table-cell>
          <table:table-cell table:style-name="ce99" office:value-type="string" calcext:value-type="string">
            <text:p>(of an event or a place of entertainment) designed to reflect a particular subject or period of history</text:p>
          </table:table-cell>
          <table:table-cell table:style-name="ce99"/>
          <table:table-cell table:style-name="ce94" table:number-columns-repeated="2"/>
          <table:table-cell/>
        </table:table-row>
        <table:table-row table:style-name="ro2">
          <table:table-cell/>
          <table:table-cell table:style-name="ce95" office:value-type="string" calcext:value-type="string">
            <text:p>latest</text:p>
          </table:table-cell>
          <table:table-cell table:style-name="ce97" office:value-type="string" calcext:value-type="string">
            <text:p>/ˈleɪtɪst/</text:p>
          </table:table-cell>
          <table:table-cell table:style-name="ce94" office:value-type="string" calcext:value-type="string">
            <text:p>Adjective</text:p>
          </table:table-cell>
          <table:table-cell table:style-name="ce99" office:value-type="string" calcext:value-type="string">
            <text:p>the most recent or newest</text:p>
          </table:table-cell>
          <table:table-cell table:style-name="ce99"/>
          <table:table-cell table:style-name="ce94" table:number-columns-repeated="2"/>
          <table:table-cell/>
        </table:table-row>
        <table:table-row table:style-name="ro2">
          <table:table-cell/>
          <table:table-cell table:style-name="ce95" office:value-type="string" calcext:value-type="string">
            <text:p>place</text:p>
          </table:table-cell>
          <table:table-cell table:style-name="ce97" office:value-type="string" calcext:value-type="string">
            <text:p>/pleɪs/</text:p>
          </table:table-cell>
          <table:table-cell table:style-name="ce94" office:value-type="string" calcext:value-type="string">
            <text:p>Noun</text:p>
          </table:table-cell>
          <table:table-cell table:style-name="ce99" office:value-type="string" calcext:value-type="string">
            <text:p>1. [countable] a particular position, point or area</text:p>
          </table:table-cell>
          <table:table-cell table:style-name="ce99" office:value-type="string" calcext:value-type="string">
            <text:p>1. nơi, chỗ </text:p>
          </table:table-cell>
          <table:table-cell table:style-name="ce94" table:number-columns-repeated="2"/>
          <table:table-cell/>
        </table:table-row>
        <table:table-row table:style-name="ro22">
          <table:table-cell/>
          <table:table-cell table:style-name="ce95" office:value-type="string" calcext:value-type="string">
            <text:p>breathtaking</text:p>
          </table:table-cell>
          <table:table-cell table:style-name="ce97" office:value-type="string" calcext:value-type="string">
            <text:p>/ˈbreθteɪkɪŋ/</text:p>
          </table:table-cell>
          <table:table-cell table:style-name="ce94" office:value-type="string" calcext:value-type="string">
            <text:p>Adjective</text:p>
          </table:table-cell>
          <table:table-cell table:style-name="ce99" office:value-type="string" calcext:value-type="string">
            <text:p>1. very exciting or impressive (usually in a pleasant way)</text:p>
          </table:table-cell>
          <table:table-cell table:style-name="ce99" office:value-type="string" calcext:value-type="string">
            <text:p>1. vô cùng ấn tượng</text:p>
          </table:table-cell>
          <table:table-cell table:style-name="ce94" table:number-columns-repeated="2"/>
          <table:table-cell/>
        </table:table-row>
        <table:table-row table:style-name="ro2">
          <table:table-cell/>
          <table:table-cell table:style-name="ce95" office:value-type="string" calcext:value-type="string">
            <text:p>Burton</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Franklin</text:p>
          </table:table-cell>
          <table:table-cell table:style-name="ce97"/>
          <table:table-cell table:style-name="ce94"/>
          <table:table-cell table:style-name="ce99" table:number-columns-repeated="2"/>
          <table:table-cell table:style-name="ce94" table:number-columns-repeated="2"/>
          <table:table-cell/>
        </table:table-row>
        <table:table-row table:style-name="ro23">
          <table:table-cell/>
          <table:table-cell table:style-name="ce95" office:value-type="string" calcext:value-type="string">
            <text:p>conductor</text:p>
          </table:table-cell>
          <table:table-cell table:style-name="ce97" office:value-type="string" calcext:value-type="string">
            <text:p>/kənˈdʌktə(r)/</text:p>
          </table:table-cell>
          <table:table-cell table:style-name="ce94" office:value-type="string" calcext:value-type="string">
            <text:p>Noun</text:p>
          </table:table-cell>
          <table:table-cell table:style-name="ce99" office:value-type="string" calcext:value-type="string">
            <text:p>1. a person who stands in front of an orchestra, a group of singers etc., and directs their performance, especially somebody who does this as a profession</text:p>
          </table:table-cell>
          <table:table-cell table:style-name="ce99" office:value-type="string" calcext:value-type="string">
            <text:p>1. người chỉ huy dàn nhạc</text:p>
          </table:table-cell>
          <table:table-cell table:style-name="ce94" table:number-columns-repeated="2"/>
          <table:table-cell/>
        </table:table-row>
        <table:table-row table:style-name="ro24">
          <table:table-cell/>
          <table:table-cell table:style-name="ce95" office:value-type="string" calcext:value-type="string">
            <text:p>momentarily</text:p>
          </table:table-cell>
          <table:table-cell table:style-name="ce97" office:value-type="string" calcext:value-type="string">
            <text:p>/ˈməʊməntrəli/</text:p>
          </table:table-cell>
          <table:table-cell table:style-name="ce94" office:value-type="string" calcext:value-type="string">
            <text:p>Adverb</text:p>
          </table:table-cell>
          <table:table-cell table:style-name="ce99" office:value-type="string" calcext:value-type="string">
            <text:p>1. for a very short time</text:p>
            <text:p>2. (North American English) very soon; in a moment</text:p>
          </table:table-cell>
          <table:table-cell table:style-name="ce99" office:value-type="string" calcext:value-type="string">
            <text:p>1. trong chốc lát</text:p>
          </table:table-cell>
          <table:table-cell table:style-name="ce94" table:number-columns-repeated="2"/>
          <table:table-cell/>
        </table:table-row>
        <table:table-row table:style-name="ro2">
          <table:table-cell/>
          <table:table-cell table:style-name="ce95" office:value-type="string" calcext:value-type="string">
            <text:p>sudden</text:p>
          </table:table-cell>
          <table:table-cell table:style-name="ce97" office:value-type="string" calcext:value-type="string">
            <text:p>/ˈsʌdn/ </text:p>
          </table:table-cell>
          <table:table-cell table:style-name="ce94" office:value-type="string" calcext:value-type="string">
            <text:p>Adjective</text:p>
          </table:table-cell>
          <table:table-cell table:style-name="ce99" office:value-type="string" calcext:value-type="string">
            <text:p>happening or done quickly and unexpectedly</text:p>
          </table:table-cell>
          <table:table-cell table:style-name="ce99" office:value-type="string" calcext:value-type="string">
            <text:p>đột ngột</text:p>
          </table:table-cell>
          <table:table-cell table:style-name="ce94" table:number-columns-repeated="2"/>
          <table:table-cell/>
        </table:table-row>
        <table:table-row table:style-name="ro25">
          <table:table-cell/>
          <table:table-cell table:style-name="ce95" office:value-type="string" calcext:value-type="string">
            <text:p>hail</text:p>
          </table:table-cell>
          <table:table-cell table:style-name="ce97" office:value-type="string" calcext:value-type="string">
            <text:p>/heɪl/</text:p>
          </table:table-cell>
          <table:table-cell table:style-name="ce94" office:value-type="string" calcext:value-type="string">
            <text:p>Verb</text:p>
          </table:table-cell>
          <table:table-cell table:style-name="ce99" office:value-type="string" calcext:value-type="string">
            <text:p>1. [transitive, usually passive] to describe somebody/something as being very good or special, especially in newspapers, etc.</text:p>
          </table:table-cell>
          <table:table-cell table:style-name="ce99"/>
          <table:table-cell table:style-name="ce94" table:number-columns-repeated="2"/>
          <table:table-cell/>
        </table:table-row>
        <table:table-row table:style-name="ro2">
          <table:table-cell/>
          <table:table-cell table:style-name="ce95" office:value-type="string" calcext:value-type="string">
            <text:p>error</text:p>
          </table:table-cell>
          <table:table-cell table:style-name="ce97" office:value-type="string" calcext:value-type="string">
            <text:p>/ˈerə(r)/</text:p>
          </table:table-cell>
          <table:table-cell table:style-name="ce94" office:value-type="string" calcext:value-type="string">
            <text:p>Noun</text:p>
          </table:table-cell>
          <table:table-cell table:style-name="ce99" office:value-type="string" calcext:value-type="string">
            <text:p>a mistake, especially one that causes problems or affects the result of something</text:p>
          </table:table-cell>
          <table:table-cell table:style-name="ce99" office:value-type="string" calcext:value-type="string">
            <text:p>lỗi</text:p>
          </table:table-cell>
          <table:table-cell table:style-name="ce94" table:number-columns-repeated="2"/>
          <table:table-cell/>
        </table:table-row>
        <table:table-row table:style-name="ro2">
          <table:table-cell/>
          <table:table-cell table:style-name="ce95" office:value-type="string" calcext:value-type="string">
            <text:p>assistance</text:p>
          </table:table-cell>
          <table:table-cell table:style-name="ce97" office:value-type="string" calcext:value-type="string">
            <text:p>/əˈsɪstəns/</text:p>
          </table:table-cell>
          <table:table-cell table:style-name="ce94" office:value-type="string" calcext:value-type="string">
            <text:p>Noun</text:p>
          </table:table-cell>
          <table:table-cell table:style-name="ce99" office:value-type="string" calcext:value-type="string">
            <text:p>help or support</text:p>
          </table:table-cell>
          <table:table-cell table:style-name="ce99" office:value-type="string" calcext:value-type="string">
            <text:p>giúp đỡ hoặc hỗ trợ</text:p>
          </table:table-cell>
          <table:table-cell table:style-name="ce94" table:number-columns-repeated="2"/>
          <table:table-cell/>
        </table:table-row>
        <table:table-row table:style-name="ro2">
          <table:table-cell/>
          <table:table-cell table:style-name="ce95" office:value-type="string" calcext:value-type="string">
            <text:p>diane</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barber</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humidity</text:p>
          </table:table-cell>
          <table:table-cell table:style-name="ce97" office:value-type="string" calcext:value-type="string">
            <text:p>/hjuːˈmɪdəti/</text:p>
          </table:table-cell>
          <table:table-cell table:style-name="ce94" office:value-type="string" calcext:value-type="string">
            <text:p>Noun</text:p>
          </table:table-cell>
          <table:table-cell table:style-name="ce99" office:value-type="string" calcext:value-type="string">
            <text:p>1. the amount of water in the air</text:p>
          </table:table-cell>
          <table:table-cell table:style-name="ce99" office:value-type="string" calcext:value-type="string">
            <text:p>1. đổ ẩm trong không khí</text:p>
          </table:table-cell>
          <table:table-cell table:style-name="ce94" table:number-columns-repeated="2"/>
          <table:table-cell/>
        </table:table-row>
        <table:table-row table:style-name="ro2">
          <table:table-cell/>
          <table:table-cell table:style-name="ce95" office:value-type="string" calcext:value-type="string">
            <text:p>couch</text:p>
          </table:table-cell>
          <table:table-cell table:style-name="ce97" office:value-type="string" calcext:value-type="string">
            <text:p>/kaʊtʃ/</text:p>
          </table:table-cell>
          <table:table-cell table:style-name="ce94" office:value-type="string" calcext:value-type="string">
            <text:p>Noun</text:p>
          </table:table-cell>
          <table:table-cell table:style-name="ce99" office:value-type="string" calcext:value-type="string">
            <text:p>1. a long comfortable seat for two or more people to sit on</text:p>
          </table:table-cell>
          <table:table-cell table:style-name="ce99" office:value-type="string" calcext:value-type="string">
            <text:p>1. ghế dài</text:p>
          </table:table-cell>
          <table:table-cell table:style-name="ce94" table:number-columns-repeated="2"/>
          <table:table-cell/>
        </table:table-row>
        <table:table-row table:style-name="ro2">
          <table:table-cell/>
          <table:table-cell table:style-name="ce95" office:value-type="string" calcext:value-type="string">
            <text:p>Lucy Clarke</text:p>
          </table:table-cell>
          <table:table-cell table:style-name="ce97"/>
          <table:table-cell table:style-name="ce94"/>
          <table:table-cell table:style-name="ce99" table:number-columns-repeated="2"/>
          <table:table-cell table:style-name="ce94" table:number-columns-repeated="2"/>
          <table:table-cell/>
        </table:table-row>
        <table:table-row table:style-name="ro26">
          <table:table-cell/>
          <table:table-cell table:style-name="ce95" office:value-type="string" calcext:value-type="string">
            <text:p>domestic</text:p>
          </table:table-cell>
          <table:table-cell table:style-name="ce97" office:value-type="string" calcext:value-type="string">
            <text:p>/dəˈmestɪk/</text:p>
          </table:table-cell>
          <table:table-cell table:style-name="ce94" office:value-type="string" calcext:value-type="string">
            <text:p>Adjective</text:p>
          </table:table-cell>
          <table:table-cell table:style-name="ce9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rong nước, quốc nội</text:p>
            <text:p>2. thuộc gia đình</text:p>
          </table:table-cell>
          <table:table-cell table:style-name="ce94" table:number-columns-repeated="2"/>
          <table:table-cell/>
        </table:table-row>
        <table:table-row table:style-name="ro2">
          <table:table-cell/>
          <table:table-cell table:style-name="ce95" office:value-type="string" calcext:value-type="string">
            <text:p>episode</text:p>
          </table:table-cell>
          <table:table-cell table:style-name="ce97" office:value-type="string" calcext:value-type="string">
            <text:p>/ˈepɪsəʊd/</text:p>
          </table:table-cell>
          <table:table-cell table:style-name="ce94" office:value-type="string" calcext:value-type="string">
            <text:p>Noun</text:p>
          </table:table-cell>
          <table:table-cell table:style-name="ce99" office:value-type="string" calcext:value-type="string">
            <text:p>1. one part of a story that is broadcast on television or radio in several parts</text:p>
          </table:table-cell>
          <table:table-cell table:style-name="ce99" office:value-type="string" calcext:value-type="string">
            <text:p>1. tập phim</text:p>
          </table:table-cell>
          <table:table-cell table:style-name="ce94" table:number-columns-repeated="2"/>
          <table:table-cell/>
        </table:table-row>
        <table:table-row table:style-name="ro2">
          <table:table-cell/>
          <table:table-cell table:style-name="ce95" office:value-type="string" calcext:value-type="string">
            <text:p>flannel</text:p>
          </table:table-cell>
          <table:table-cell table:style-name="ce97" office:value-type="string" calcext:value-type="string">
            <text:p>/ˈflænl/</text:p>
          </table:table-cell>
          <table:table-cell table:style-name="ce94" office:value-type="string" calcext:value-type="string">
            <text:p>Adjective</text:p>
          </table:table-cell>
          <table:table-cell table:style-name="ce99" office:value-type="string" calcext:value-type="string">
            <text:p>1. [uncountable] a type of soft light cloth, containing cotton or wool, used for making clothes</text:p>
          </table:table-cell>
          <table:table-cell table:style-name="ce99" office:value-type="string" calcext:value-type="string">
            <text:p>1. vải flannel</text:p>
          </table:table-cell>
          <table:table-cell table:style-name="ce94" table:number-columns-repeated="2"/>
          <table:table-cell/>
        </table:table-row>
        <table:table-row table:style-name="ro27">
          <table:table-cell/>
          <table:table-cell table:style-name="ce95" office:value-type="string" calcext:value-type="string">
            <text:p>grill</text:p>
          </table:table-cell>
          <table:table-cell table:style-name="ce98" office:value-type="string" calcext:value-type="string">
            <text:p>/ɡrɪl/</text:p>
          </table:table-cell>
          <table:table-cell table:style-name="ce94" office:value-type="string" calcext:value-type="string">
            <text:p>Noun</text:p>
          </table:table-cell>
          <table:table-cell table:style-name="ce99" office:value-type="string" calcext:value-type="string">
            <text:p>1. (British English) the part of a cooker that directs heat downwards to cook food that is placed under it</text:p>
          </table:table-cell>
          <table:table-cell table:style-name="ce99" office:value-type="string" calcext:value-type="string">
            <text:p>1. vỉ nướng</text:p>
          </table:table-cell>
          <table:table-cell table:style-name="ce94" table:number-columns-repeated="2"/>
          <table:table-cell/>
        </table:table-row>
        <table:table-row table:style-name="ro28">
          <table:table-cell/>
          <table:table-cell table:style-name="ce95" office:value-type="string" calcext:value-type="string">
            <text:p>household</text:p>
          </table:table-cell>
          <table:table-cell table:style-name="ce98" office:value-type="string" calcext:value-type="string">
            <text:p>/ˈhaʊshəʊld/</text:p>
          </table:table-cell>
          <table:table-cell table:style-name="ce94" office:value-type="string" calcext:value-type="string">
            <text:p>Noun</text:p>
          </table:table-cell>
          <table:table-cell table:style-name="ce99" office:value-type="string" calcext:value-type="string">
            <text:p>all the people living together in a house or flat</text:p>
          </table:table-cell>
          <table:table-cell table:style-name="ce99" office:value-type="string" calcext:value-type="string">
            <text:p>gia đình</text:p>
          </table:table-cell>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92"/>
        <table:table-column table:style-name="co15" table:default-cell-style-name="ce92"/>
        <table:table-column table:style-name="co16" table:default-cell-style-name="ce92"/>
        <table:table-column table:style-name="co17"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102" office:value-type="string" calcext:value-type="string">
            <text:p>Agreement (n)</text:p>
          </table:table-cell>
          <table:table-cell table:style-name="ce94" office:value-type="string" calcext:value-type="string">
            <text:p>/əˈɡriːmənt/</text:p>
          </table:table-cell>
          <table:table-cell table:style-name="ce94" office:value-type="string" calcext:value-type="string">
            <text:p>Noun</text:p>
          </table:table-cell>
          <table:table-cell table:style-name="ce95" office:value-type="string" calcext:value-type="string">
            <text:p>1. [countable] an arrangement, a promise or a contract made with somebody</text:p>
          </table:table-cell>
          <table:table-cell table:style-name="ce95" office:value-type="string" calcext:value-type="string">
            <text:p>1. hợp đồng, thỏa ước, hiệp nghị</text:p>
          </table:table-cell>
          <table:table-cell table:style-name="ce94" table:number-columns-repeated="2"/>
          <table:table-cell/>
        </table:table-row>
        <table:table-row table:style-name="ro21">
          <table:table-cell/>
          <table:table-cell table:style-name="ce102" office:value-type="string" calcext:value-type="string">
            <text:p>Agree (v)</text:p>
          </table:table-cell>
          <table:table-cell table:style-name="ce94" office:value-type="string" calcext:value-type="string">
            <text:p>/əˈɡriː/</text:p>
          </table:table-cell>
          <table:table-cell table:style-name="ce94" office:value-type="string" calcext:value-type="string">
            <text:p>Verb</text:p>
          </table:table-cell>
          <table:table-cell table:style-name="ce95" office:value-type="string" calcext:value-type="string">
            <text:p>1. <text:s/>[intransitive, transitive] to have the same opinion as somebody; to say that you have the same opinion</text:p>
          </table:table-cell>
          <table:table-cell table:style-name="ce95" office:value-type="string" calcext:value-type="string">
            <text:p>1. đồng ý, thỏa thuận</text:p>
          </table:table-cell>
          <table:table-cell table:style-name="ce94" table:number-columns-repeated="2"/>
          <table:table-cell/>
        </table:table-row>
        <table:table-row table:style-name="ro29">
          <table:table-cell/>
          <table:table-cell table:style-name="ce102" office:value-type="string" calcext:value-type="string">
            <text:p>Assurance (n)</text:p>
          </table:table-cell>
          <table:table-cell table:style-name="ce94" office:value-type="string" calcext:value-type="string">
            <text:p>UK /əˈʃʊərəns/ /əˈʃɔːrəns/</text:p>
            <text:p>US /əˈʃʊrəns/</text:p>
          </table:table-cell>
          <table:table-cell table:style-name="ce94" office:value-type="string" calcext:value-type="string">
            <text:p>Noun</text:p>
          </table:table-cell>
          <table:table-cell table:style-name="ce99" office:value-type="string" calcext:value-type="string">
            <text:p>1. [countable] a statement that something will certainly be true or will certainly happen, particularly when there has been doubt about it</text:p>
          </table:table-cell>
          <table:table-cell table:style-name="ce99" office:value-type="string" calcext:value-type="string">
            <text:p>1. sự chắc chắn</text:p>
          </table:table-cell>
          <table:table-cell table:style-name="ce94" table:number-columns-repeated="2"/>
          <table:table-cell/>
        </table:table-row>
        <table:table-row table:style-name="ro30">
          <table:table-cell/>
          <table:table-cell table:style-name="ce102" office:value-type="string" calcext:value-type="string">
            <text:p>Cancellation (n)</text:p>
          </table:table-cell>
          <table:table-cell table:style-name="ce94" office:value-type="string" calcext:value-type="string">
            <text:p>/ˌkænsəˈleɪʃn/</text:p>
          </table:table-cell>
          <table:table-cell table:style-name="ce94" office:value-type="string" calcext:value-type="string">
            <text:p>Noun</text:p>
          </table:table-cell>
          <table:table-cell table:style-name="ce99" office:value-type="string" calcext:value-type="string">
            <text:p>1. [uncountable, countable] a decision to stop something that has already been arranged from happening; a statement that something will not happen</text:p>
          </table:table-cell>
          <table:table-cell table:style-name="ce99" office:value-type="string" calcext:value-type="string">
            <text:p>1. sự hủy bỏ, sự hủy</text:p>
          </table:table-cell>
          <table:table-cell table:style-name="ce94" table:number-columns-repeated="2"/>
          <table:table-cell/>
        </table:table-row>
        <table:table-row table:style-name="ro31">
          <table:table-cell/>
          <table:table-cell table:style-name="ce102" office:value-type="string" calcext:value-type="string">
            <text:p>Determine (v)</text:p>
          </table:table-cell>
          <table:table-cell table:style-name="ce94" office:value-type="string" calcext:value-type="string">
            <text:p>/dɪˈtɜːmɪn/</text:p>
          </table:table-cell>
          <table:table-cell table:style-name="ce94" office:value-type="string" calcext:value-type="string">
            <text:p>Verb</text:p>
          </table:table-cell>
          <table:table-cell table:style-name="ce99"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99" office:value-type="string" calcext:value-type="string">
            <text:p>1. xác định rõ, tính toán chính xác</text:p>
            <text:p>2.</text:p>
            <text:p>3. quyết định</text:p>
          </table:table-cell>
          <table:table-cell table:style-name="ce94" table:number-columns-repeated="2"/>
          <table:table-cell/>
        </table:table-row>
        <table:table-row table:style-name="ro32">
          <table:table-cell/>
          <table:table-cell table:style-name="ce102" office:value-type="string" calcext:value-type="string">
            <text:p>Engage (v)</text:p>
          </table:table-cell>
          <table:table-cell table:style-name="ce94" office:value-type="string" calcext:value-type="string">
            <text:p>/ɪnˈɡeɪdʒ/</text:p>
          </table:table-cell>
          <table:table-cell table:style-name="ce94" office:value-type="string" calcext:value-type="string">
            <text:p>Verb</text:p>
          </table:table-cell>
          <table:table-cell table:style-name="ce99"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99" office:value-type="string" calcext:value-type="string">
            <text:p>1. thu hút sự chú ý</text:p>
            <text:p>2. thuê một người làm một việc cụ thể, tham gia</text:p>
          </table:table-cell>
          <table:table-cell table:style-name="ce94" table:number-columns-repeated="2"/>
          <table:table-cell/>
        </table:table-row>
        <table:table-row table:style-name="ro22">
          <table:table-cell/>
          <table:table-cell table:style-name="ce102" office:value-type="string" calcext:value-type="string">
            <text:p>Establish (v)</text:p>
          </table:table-cell>
          <table:table-cell table:style-name="ce94" office:value-type="string" calcext:value-type="string">
            <text:p>/ɪˈstæblɪʃ/</text:p>
          </table:table-cell>
          <table:table-cell table:style-name="ce94" office:value-type="string" calcext:value-type="string">
            <text:p>Verb</text:p>
          </table:table-cell>
          <table:table-cell table:style-name="ce99" office:value-type="string" calcext:value-type="string">
            <text:p>1. establish something to start or create an organization, a system, etc. that is meant to last for a long time</text:p>
          </table:table-cell>
          <table:table-cell table:style-name="ce99" office:value-type="string" calcext:value-type="string">
            <text:p>1. thành lập một tổ chức</text:p>
          </table:table-cell>
          <table:table-cell table:style-name="ce94" table:number-columns-repeated="2"/>
          <table:table-cell/>
        </table:table-row>
        <table:table-row table:style-name="ro17">
          <table:table-cell/>
          <table:table-cell table:style-name="ce102" office:value-type="string" calcext:value-type="string">
            <text:p>Obligate</text:p>
          </table:table-cell>
          <table:table-cell table:style-name="ce94" office:value-type="string" calcext:value-type="string">
            <text:p>/ˈɒblɪɡeɪt/</text:p>
          </table:table-cell>
          <table:table-cell table:style-name="ce94" office:value-type="string" calcext:value-type="string">
            <text:p>Verb</text:p>
          </table:table-cell>
          <table:table-cell table:style-name="ce99" office:value-type="string" calcext:value-type="string">
            <text:p>to force someone to do something, or to make it necessary for someone to do something</text:p>
          </table:table-cell>
          <table:table-cell table:style-name="ce99" office:value-type="string" calcext:value-type="string">
            <text:p>bắt buộc; buộc</text:p>
          </table:table-cell>
          <table:table-cell table:style-name="ce94" table:number-columns-repeated="2"/>
          <table:table-cell/>
        </table:table-row>
        <table:table-row table:style-name="ro17">
          <table:table-cell/>
          <table:table-cell table:style-name="ce102" office:value-type="string" calcext:value-type="string">
            <text:p>Obligated</text:p>
          </table:table-cell>
          <table:table-cell table:style-name="ce94" office:value-type="string" calcext:value-type="string">
            <text:p>/ˈɒblɪɡeɪtɪd/</text:p>
          </table:table-cell>
          <table:table-cell table:style-name="ce94" office:value-type="string" calcext:value-type="string">
            <text:p>Adjective</text:p>
          </table:table-cell>
          <table:table-cell table:style-name="ce99" office:value-type="string" calcext:value-type="string">
            <text:p><text:span text:style-name="T1">obligated (to do something)</text:span> having a moral or legal duty to do something</text:p>
          </table:table-cell>
          <table:table-cell table:style-name="ce99" office:value-type="string" calcext:value-type="string">
            <text:p>có trách nhiệm, nghĩa vụ làm gì đó</text:p>
          </table:table-cell>
          <table:table-cell table:style-name="ce94" table:number-columns-repeated="2"/>
          <table:table-cell/>
        </table:table-row>
        <table:table-row table:style-name="ro33">
          <table:table-cell/>
          <table:table-cell table:style-name="ce102" office:value-type="string" calcext:value-type="string">
            <text:p>Party (n)</text:p>
          </table:table-cell>
          <table:table-cell table:style-name="ce94" office:value-type="string" calcext:value-type="string">
            <text:p>/ˈpɑːti/</text:p>
          </table:table-cell>
          <table:table-cell table:style-name="ce94" office:value-type="string" calcext:value-type="string">
            <text:p>Noun</text:p>
          </table:table-cell>
          <table:table-cell table:style-name="ce99"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99" office:value-type="string" calcext:value-type="string">
            <text:p>1. tiệc, buổi liên hoan</text:p>
          </table:table-cell>
          <table:table-cell table:style-name="ce94" table:number-columns-repeated="2"/>
          <table:table-cell/>
        </table:table-row>
        <table:table-row table:style-name="ro34">
          <table:table-cell/>
          <table:table-cell table:style-name="ce102" office:value-type="string" calcext:value-type="string">
            <text:p>Provision (n)</text:p>
          </table:table-cell>
          <table:table-cell table:style-name="ce97" office:value-type="string" calcext:value-type="string">
            <text:p>/prəˈvɪʒn/</text:p>
          </table:table-cell>
          <table:table-cell table:style-name="ce94" office:value-type="string" calcext:value-type="string">
            <text:p>Noun</text:p>
          </table:table-cell>
          <table:table-cell table:style-name="ce99"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99" office:value-type="string" calcext:value-type="string">
            <text:p>1. sự cung cấp, sự chu cấp</text:p>
            <text:p>2.</text:p>
            <text:p>3.</text:p>
            <text:p>4. điều khoản trong tài liệu</text:p>
          </table:table-cell>
          <table:table-cell table:style-name="ce105" office:value-type="string" calcext:value-type="string">
            <text:p>provision of contract</text:p>
          </table:table-cell>
          <table:table-cell table:style-name="ce94"/>
          <table:table-cell/>
        </table:table-row>
        <table:table-row table:style-name="ro16">
          <table:table-cell/>
          <table:table-cell table:style-name="ce102" office:value-type="string" calcext:value-type="string">
            <text:p>Resolve (v)</text:p>
          </table:table-cell>
          <table:table-cell table:style-name="ce97" office:value-type="string" calcext:value-type="string">
            <text:p>/rɪˈzɒlv/</text:p>
          </table:table-cell>
          <table:table-cell table:style-name="ce94" office:value-type="string" calcext:value-type="string">
            <text:p>Verb</text:p>
          </table:table-cell>
          <table:table-cell table:style-name="ce99" office:value-type="string" calcext:value-type="string">
            <text:p>1. [transitive] to find an acceptable solution to a problem or difficulty</text:p>
          </table:table-cell>
          <table:table-cell table:style-name="ce99" office:value-type="string" calcext:value-type="string">
            <text:p>1. giải quyết</text:p>
          </table:table-cell>
          <table:table-cell table:style-name="ce94" table:number-columns-repeated="2"/>
          <table:table-cell/>
        </table:table-row>
        <table:table-row table:style-name="ro35">
          <table:table-cell/>
          <table:table-cell table:style-name="ce102" office:value-type="string" calcext:value-type="string">
            <text:p>Specific (adj)</text:p>
            <text:p>particular</text:p>
          </table:table-cell>
          <table:table-cell table:style-name="ce97" office:value-type="string" calcext:value-type="string">
            <text:p>/spəˈsɪfɪk/</text:p>
          </table:table-cell>
          <table:table-cell table:style-name="ce94" office:value-type="string" calcext:value-type="string">
            <text:p>Adjective</text:p>
          </table:table-cell>
          <table:table-cell table:style-name="ce99" office:value-type="string" calcext:value-type="string">
            <text:p>1. [usually before noun] connected with one particular thing only</text:p>
            <text:p>2. detailed and exact</text:p>
          </table:table-cell>
          <table:table-cell table:style-name="ce99" office:value-type="string" calcext:value-type="string">
            <text:p>2. chi tiết, chính xác</text:p>
          </table:table-cell>
          <table:table-cell table:style-name="ce94" table:number-columns-repeated="2"/>
          <table:table-cell/>
        </table:table-row>
        <table:table-row table:style-name="ro36">
          <table:table-cell/>
          <table:table-cell table:style-name="ce102" office:value-type="string" calcext:value-type="string">
            <text:p>Bargain (n)</text:p>
          </table:table-cell>
          <table:table-cell table:style-name="ce97" office:value-type="string" calcext:value-type="string">
            <text:p>/ˈbɑːɡən/</text:p>
          </table:table-cell>
          <table:table-cell table:style-name="ce94" office:value-type="string" calcext:value-type="string">
            <text:p>Noun</text:p>
          </table:table-cell>
          <table:table-cell table:style-name="ce99" office:value-type="string" calcext:value-type="string">
            <text:p>1. a thing bought for less than the usual price</text:p>
            <text:p>2. an agreement between two or more people or groups, to do something for each other</text:p>
          </table:table-cell>
          <table:table-cell table:style-name="ce99" office:value-type="string" calcext:value-type="string">
            <text:p>1. món hời</text:p>
          </table:table-cell>
          <table:table-cell table:style-name="ce94" table:number-columns-repeated="2"/>
          <table:table-cell/>
        </table:table-row>
        <table:table-row table:style-name="ro37">
          <table:table-cell/>
          <table:table-cell table:style-name="ce102" office:value-type="string" calcext:value-type="string">
            <text:p>Bear (v)</text:p>
          </table:table-cell>
          <table:table-cell table:style-name="ce97" office:value-type="string" calcext:value-type="string">
            <text:p>/beə(r)/</text:p>
          </table:table-cell>
          <table:table-cell table:style-name="ce94" office:value-type="string" calcext:value-type="string">
            <text:p>Verb</text:p>
          </table:table-cell>
          <table:table-cell table:style-name="ce99" office:value-type="string" calcext:value-type="string">
            <text:p>1. (used especially with can/could in negative sentences and questions) to be able to accept and deal with something unpleasant</text:p>
          </table:table-cell>
          <table:table-cell table:style-name="ce99" office:value-type="string" calcext:value-type="string">
            <text:p>1. chịu đựng</text:p>
          </table:table-cell>
          <table:table-cell table:style-name="ce94" table:number-columns-repeated="2"/>
          <table:table-cell/>
        </table:table-row>
        <table:table-row table:style-name="ro38">
          <table:table-cell/>
          <table:table-cell table:style-name="ce102" office:value-type="string" calcext:value-type="string">
            <text:p>Behaviour (n)</text:p>
          </table:table-cell>
          <table:table-cell table:style-name="ce97" office:value-type="string" calcext:value-type="string">
            <text:p>/bɪˈheɪvjə(r)/</text:p>
          </table:table-cell>
          <table:table-cell table:style-name="ce94" office:value-type="string" calcext:value-type="string">
            <text:p>Noun</text:p>
          </table:table-cell>
          <table:table-cell table:style-name="ce99" office:value-type="string" calcext:value-type="string">
            <text:p>1. [uncountable] the way that somebody behaves, especially towards other people</text:p>
          </table:table-cell>
          <table:table-cell table:style-name="ce99" office:value-type="string" calcext:value-type="string">
            <text:p>1. cách ứng xử</text:p>
          </table:table-cell>
          <table:table-cell table:style-name="ce94" table:number-columns-repeated="2"/>
          <table:table-cell/>
        </table:table-row>
        <table:table-row table:style-name="ro39">
          <table:table-cell/>
          <table:table-cell table:style-name="ce102" office:value-type="string" calcext:value-type="string">
            <text:p>Checkout (n)</text:p>
          </table:table-cell>
          <table:table-cell table:style-name="ce97" office:value-type="string" calcext:value-type="string">
            <text:p>/ˈtʃekaʊt/</text:p>
          </table:table-cell>
          <table:table-cell table:style-name="ce94" office:value-type="string" calcext:value-type="string">
            <text:p>Noun</text:p>
          </table:table-cell>
          <table:table-cell table:style-name="ce99" office:value-type="string" calcext:value-type="string">
            <text:p>1. [countable] the place where you pay for the things that you are buying in a supermarket</text:p>
            <text:p>2. [uncountable] the time when you leave a hotel at the end of your stay</text:p>
          </table:table-cell>
          <table:table-cell table:style-name="ce99" office:value-type="string" calcext:value-type="string">
            <text:p>2. thời gian mà bạn dời khách sạn</text:p>
          </table:table-cell>
          <table:table-cell table:style-name="ce94" table:number-columns-repeated="2"/>
          <table:table-cell/>
        </table:table-row>
        <table:table-row table:style-name="ro40">
          <table:table-cell/>
          <table:table-cell table:style-name="ce102" office:value-type="string" calcext:value-type="string">
            <text:p>Comfort (v,n)</text:p>
          </table:table-cell>
          <table:table-cell table:style-name="ce97" office:value-type="string" calcext:value-type="string">
            <text:p>UK /ˈkʌmfət/</text:p>
            <text:p>US /ˈkʌmfərt/</text:p>
          </table:table-cell>
          <table:table-cell table:style-name="ce94" office:value-type="string" calcext:value-type="string">
            <text:p>Noun</text:p>
          </table:table-cell>
          <table:table-cell table:style-name="ce99" office:value-type="string" calcext:value-type="string">
            <text:p>1. [uncountable] the state of being physically relaxed and free from pain; the state of having a pleasant life, with everything that you need</text:p>
            <text:p/>
            <text:p/>
          </table:table-cell>
          <table:table-cell table:style-name="ce99" office:value-type="string" calcext:value-type="string">
            <text:p>1. sự an nhàn, sung túc</text:p>
          </table:table-cell>
          <table:table-cell table:style-name="ce94" table:number-columns-repeated="2"/>
          <table:table-cell/>
        </table:table-row>
        <table:table-row table:style-name="ro41">
          <table:table-cell/>
          <table:table-cell table:style-name="ce102" office:value-type="string" calcext:value-type="string">
            <text:p>Expand (v)</text:p>
          </table:table-cell>
          <table:table-cell table:style-name="ce97" office:value-type="string" calcext:value-type="string">
            <text:p>UK /ɪkˈspænd/</text:p>
            <text:p>US /ɪkˈspænd/</text:p>
          </table:table-cell>
          <table:table-cell table:style-name="ce94" office:value-type="string" calcext:value-type="string">
            <text:p>Verb</text:p>
          </table:table-cell>
          <table:table-cell table:style-name="ce99" office:value-type="string" calcext:value-type="string">
            <text:p>1. [intransitive, transitive] to become greater in size, number or importance; to make something greater in size, number or importance</text:p>
          </table:table-cell>
          <table:table-cell table:style-name="ce99" office:value-type="string" calcext:value-type="string">
            <text:p>1. trải ra, mở rộng</text:p>
          </table:table-cell>
          <table:table-cell table:style-name="ce94" table:number-columns-repeated="2"/>
          <table:table-cell/>
        </table:table-row>
        <table:table-row table:style-name="ro40">
          <table:table-cell/>
          <table:table-cell table:style-name="ce102" office:value-type="string" calcext:value-type="string">
            <text:p>Explore (v)</text:p>
          </table:table-cell>
          <table:table-cell table:style-name="ce97" office:value-type="string" calcext:value-type="string">
            <text:p>UK /ɪkˈsplɔː(r)/</text:p>
            <text:p>US /ɪkˈsplɔːr/</text:p>
          </table:table-cell>
          <table:table-cell table:style-name="ce94" office:value-type="string" calcext:value-type="string">
            <text:p>Verb</text:p>
          </table:table-cell>
          <table:table-cell table:style-name="ce99"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99" office:value-type="string" calcext:value-type="string">
            <text:p>1. thám hiểm</text:p>
            <text:p>2. khảo sát</text:p>
          </table:table-cell>
          <table:table-cell table:style-name="ce94" table:number-columns-repeated="2"/>
          <table:table-cell/>
        </table:table-row>
        <table:table-row table:style-name="ro42">
          <table:table-cell/>
          <table:table-cell table:style-name="ce102" office:value-type="string" calcext:value-type="string">
            <text:p>Item (n)</text:p>
          </table:table-cell>
          <table:table-cell table:style-name="ce97" office:value-type="string" calcext:value-type="string">
            <text:p>UK /ˈaɪtəm/</text:p>
            <text:p>US /ˈaɪtəm/</text:p>
          </table:table-cell>
          <table:table-cell table:style-name="ce94" office:value-type="string" calcext:value-type="string">
            <text:p>Noun</text:p>
          </table:table-cell>
          <table:table-cell table:style-name="ce99" office:value-type="string" calcext:value-type="string">
            <text:p>1. one thing on a list of things to buy, do, talk about, etc.</text:p>
          </table:table-cell>
          <table:table-cell table:style-name="ce99" office:value-type="string" calcext:value-type="string">
            <text:p>1. đồ vật</text:p>
          </table:table-cell>
          <table:table-cell table:style-name="ce94" table:number-columns-repeated="2"/>
          <table:table-cell/>
        </table:table-row>
        <table:table-row table:style-name="ro2">
          <table:table-cell/>
          <table:table-cell table:style-name="ce102" office:value-type="string" calcext:value-type="string">
            <text:p>Mandatory (adj)</text:p>
          </table:table-cell>
          <table:table-cell table:style-name="ce97" office:value-type="string" calcext:value-type="string">
            <text:p>UK /ˈmændətəri/ /mænˈdeɪtəri/</text:p>
            <text:p>US /ˈmændətɔːri/</text:p>
          </table:table-cell>
          <table:table-cell table:style-name="ce94" office:value-type="string" calcext:value-type="string">
            <text:p>Adjective</text:p>
          </table:table-cell>
          <table:table-cell table:style-name="ce99" office:value-type="string" calcext:value-type="string">
            <text:p>required by law</text:p>
          </table:table-cell>
          <table:table-cell table:style-name="ce99" office:value-type="string" calcext:value-type="string">
            <text:p>bắt buộc</text:p>
          </table:table-cell>
          <table:table-cell table:style-name="ce94" table:number-columns-repeated="2"/>
          <table:table-cell/>
        </table:table-row>
        <table:table-row table:style-name="ro43">
          <table:table-cell/>
          <table:table-cell table:style-name="ce102" office:value-type="string" calcext:value-type="string">
            <text:p>Merchandise (n)</text:p>
          </table:table-cell>
          <table:table-cell table:style-name="ce97" office:value-type="string" calcext:value-type="string">
            <text:p>UK /ˈmɜːtʃəndaɪs/, /ˈmɜːtʃəndaɪz/</text:p>
            <text:p>US /ˈmɜːrtʃəndaɪs/, /ˈmɜːrtʃəndaɪz/</text:p>
          </table:table-cell>
          <table:table-cell table:style-name="ce94" office:value-type="string" calcext:value-type="string">
            <text:p>Noun</text:p>
          </table:table-cell>
          <table:table-cell table:style-name="ce99" office:value-type="string" calcext:value-type="string">
            <text:p>1. (formal) goods that are bought or sold; goods that are for sale in a shop</text:p>
          </table:table-cell>
          <table:table-cell table:style-name="ce99" office:value-type="string" calcext:value-type="string">
            <text:p>1. hàng hóa</text:p>
          </table:table-cell>
          <table:table-cell table:style-name="ce94" table:number-columns-repeated="2"/>
          <table:table-cell/>
        </table:table-row>
        <table:table-row table:style-name="ro44">
          <table:table-cell/>
          <table:table-cell table:style-name="ce102" office:value-type="string" calcext:value-type="string">
            <text:p>Strictly (adv)</text:p>
          </table:table-cell>
          <table:table-cell table:style-name="ce97" office:value-type="string" calcext:value-type="string">
            <text:p>UK /ˈstrɪktli/</text:p>
            <text:p>US /ˈstrɪktli/</text:p>
          </table:table-cell>
          <table:table-cell table:style-name="ce94" office:value-type="string" calcext:value-type="string">
            <text:p>Adverb</text:p>
          </table:table-cell>
          <table:table-cell table:style-name="ce99" office:value-type="string" calcext:value-type="string">
            <text:p>1. with a lot of control and rules that must be obeyed</text:p>
          </table:table-cell>
          <table:table-cell table:style-name="ce99" office:value-type="string" calcext:value-type="string">
            <text:p>1. các luật lệ, nội quy cần tuân theo</text:p>
          </table:table-cell>
          <table:table-cell table:style-name="ce94" table:number-columns-repeated="2"/>
          <table:table-cell/>
        </table:table-row>
        <table:table-row table:style-name="ro18">
          <table:table-cell/>
          <table:table-cell table:style-name="ce102" office:value-type="string" calcext:value-type="string">
            <text:p>Trend (n)</text:p>
          </table:table-cell>
          <table:table-cell table:style-name="ce97" office:value-type="string" calcext:value-type="string">
            <text:p>UK /trend/</text:p>
          </table:table-cell>
          <table:table-cell table:style-name="ce94" office:value-type="string" calcext:value-type="string">
            <text:p>Noun</text:p>
          </table:table-cell>
          <table:table-cell table:style-name="ce99" office:value-type="string" calcext:value-type="string">
            <text:p>a general direction in which a situation is changing or developing</text:p>
          </table:table-cell>
          <table:table-cell table:style-name="ce99" office:value-type="string" calcext:value-type="string">
            <text:p>xu hướng</text:p>
          </table:table-cell>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facility</text:p>
          </table:table-cell>
          <table:table-cell table:style-name="ce94" office:value-type="string" calcext:value-type="string">
            <text:p>UK /fəˈsɪləti/</text:p>
            <text:p>US /fəˈsɪləti/</text:p>
          </table:table-cell>
          <table:table-cell table:style-name="ce94" office:value-type="string" calcext:value-type="string">
            <text:p>Noun</text:p>
          </table:table-cell>
          <table:table-cell table:style-name="ce95"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95" office:value-type="string" calcext:value-type="string">
            <text:p>1. trang thiết bị</text:p>
          </table:table-cell>
          <table:table-cell table:style-name="ce94" table:number-columns-repeated="2"/>
          <table:table-cell/>
        </table:table-row>
        <table:table-row table:style-name="ro18">
          <table:table-cell/>
          <table:table-cell table:style-name="ce102" office:value-type="string" calcext:value-type="string">
            <text:p>accessible</text:p>
          </table:table-cell>
          <table:table-cell table:style-name="ce94" office:value-type="string" calcext:value-type="string">
            <text:p>UK /əkˈsesəbl/</text:p>
            <text:p>US /əkˈsesəbl/</text:p>
          </table:table-cell>
          <table:table-cell table:style-name="ce94" office:value-type="string" calcext:value-type="string">
            <text:p>Adjective</text:p>
          </table:table-cell>
          <table:table-cell table:style-name="ce95" office:value-type="string" calcext:value-type="string">
            <text:p>1. that can be reached, entered, used, seen, etc.</text:p>
          </table:table-cell>
          <table:table-cell table:style-name="ce95" office:value-type="string" calcext:value-type="string">
            <text:p>1. có thể tới được</text:p>
          </table:table-cell>
          <table:table-cell table:style-name="ce94" table:number-columns-repeated="2"/>
          <table:table-cell/>
        </table:table-row>
        <table:table-row table:style-name="ro46">
          <table:table-cell/>
          <table:table-cell table:style-name="ce102" office:value-type="string" calcext:value-type="string">
            <text:p>accommodate</text:p>
          </table:table-cell>
          <table:table-cell table:style-name="ce94" office:value-type="string" calcext:value-type="string">
            <text:p>UK /əˈkɒmədeɪt/</text:p>
            <text:p>US /əˈkɑːmədeɪt/</text:p>
          </table:table-cell>
          <table:table-cell table:style-name="ce94" office:value-type="string" calcext:value-type="string">
            <text:p>Verb</text:p>
          </table:table-cell>
          <table:table-cell table:style-name="ce99"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99" office:value-type="string" calcext:value-type="string">
            <text:p>1.</text:p>
            <text:p>2.</text:p>
            <text:p>3. điều tiết, điều chỉnh cho phù hợp</text:p>
          </table:table-cell>
          <table:table-cell table:style-name="ce94" table:number-columns-repeated="2"/>
          <table:table-cell/>
        </table:table-row>
        <table:table-row table:style-name="ro31">
          <table:table-cell/>
          <table:table-cell table:style-name="ce102" office:value-type="string" calcext:value-type="string">
            <text:p>accommodation</text:p>
          </table:table-cell>
          <table:table-cell table:style-name="ce94" office:value-type="string" calcext:value-type="string">
            <text:p>UK /əˈkɒmədeɪt/ </text:p>
          </table:table-cell>
          <table:table-cell table:style-name="ce94" office:value-type="string" calcext:value-type="string">
            <text:p>Noun</text:p>
          </table:table-cell>
          <table:table-cell table:style-name="ce106"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99" office:value-type="string" calcext:value-type="string">
            <text:p>1.</text:p>
            <text:p>2.</text:p>
            <text:p>3. sự phù hợp</text:p>
          </table:table-cell>
          <table:table-cell table:style-name="ce94" table:number-columns-repeated="2"/>
          <table:table-cell/>
        </table:table-row>
        <table:table-row table:style-name="ro47">
          <table:table-cell/>
          <table:table-cell table:style-name="ce102" office:value-type="string" calcext:value-type="string">
            <text:p>administration</text:p>
          </table:table-cell>
          <table:table-cell table:style-name="ce99" office:value-type="string" calcext:value-type="string">
            <text:p>UK /ədˌmɪnɪˈstreɪʃn/</text:p>
          </table:table-cell>
          <table:table-cell table:style-name="ce99" office:value-type="string" calcext:value-type="string">
            <text:p>Noun</text:p>
          </table:table-cell>
          <table:table-cell table:style-name="ce99"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99" office:value-type="string" calcext:value-type="string">
            <text:p>1. sự quản lí, sự điều chỉnh kế hoạch</text:p>
          </table:table-cell>
          <table:table-cell table:style-name="ce99" table:number-columns-repeated="2"/>
          <table:table-cell/>
        </table:table-row>
        <table:table-row table:style-name="ro14">
          <table:table-cell/>
          <table:table-cell table:style-name="ce102" office:value-type="string" calcext:value-type="string">
            <text:p>advantageous</text:p>
          </table:table-cell>
          <table:table-cell table:style-name="ce99" office:value-type="string" calcext:value-type="string">
            <text:p>UK /ˌædvənˈteɪdʒəs/</text:p>
          </table:table-cell>
          <table:table-cell table:style-name="ce99" office:value-type="string" calcext:value-type="string">
            <text:p>Adjective</text:p>
          </table:table-cell>
          <table:table-cell table:style-name="ce99" office:value-type="string" calcext:value-type="string">
            <text:p>advantageous (to somebody) good or useful in a particular situation</text:p>
          </table:table-cell>
          <table:table-cell table:style-name="ce99" office:value-type="string" calcext:value-type="string">
            <text:p>có lợi</text:p>
          </table:table-cell>
          <table:table-cell table:style-name="ce99" table:number-columns-repeated="2"/>
          <table:table-cell/>
        </table:table-row>
        <table:table-row table:style-name="ro22">
          <table:table-cell/>
          <table:table-cell table:style-name="ce102" office:value-type="string" calcext:value-type="string">
            <text:p>affordable</text:p>
          </table:table-cell>
          <table:table-cell table:style-name="ce99" office:value-type="string" calcext:value-type="string">
            <text:p>UK /əˈfɔːdəbl/</text:p>
            <text:p>US /əˈfɔːrdəbl/</text:p>
          </table:table-cell>
          <table:table-cell table:style-name="ce99" office:value-type="string" calcext:value-type="string">
            <text:p>Adjective</text:p>
          </table:table-cell>
          <table:table-cell table:style-name="ce99" office:value-type="string" calcext:value-type="string">
            <text:p>cheap enough that people can afford to pay it or buy it</text:p>
          </table:table-cell>
          <table:table-cell table:style-name="ce99" office:value-type="string" calcext:value-type="string">
            <text:p>có thể chi trả</text:p>
          </table:table-cell>
          <table:table-cell table:style-name="ce99" table:number-columns-repeated="2"/>
          <table:table-cell/>
        </table:table-row>
        <table:table-row table:style-name="ro17">
          <table:table-cell/>
          <table:table-cell table:style-name="ce102" office:value-type="string" calcext:value-type="string">
            <text:p>agricultural</text:p>
          </table:table-cell>
          <table:table-cell table:style-name="ce99" office:value-type="string" calcext:value-type="string">
            <text:p>UK /ˌæɡrɪˈkʌltʃərəl/</text:p>
          </table:table-cell>
          <table:table-cell table:style-name="ce99" office:value-type="string" calcext:value-type="string">
            <text:p>Adjective</text:p>
          </table:table-cell>
          <table:table-cell table:style-name="ce99" office:value-type="string" calcext:value-type="string">
            <text:p>connected with the science or practice of farming</text:p>
          </table:table-cell>
          <table:table-cell table:style-name="ce99" office:value-type="string" calcext:value-type="string">
            <text:p>liên quan đến khoa học nông nghiệp</text:p>
          </table:table-cell>
          <table:table-cell table:style-name="ce99" table:number-columns-repeated="2"/>
          <table:table-cell/>
        </table:table-row>
        <table:table-row table:style-name="ro17">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8">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16">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49">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10">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versatile</text:p>
          </table:table-cell>
          <table:table-cell table:style-name="ce94" office:value-type="string" calcext:value-type="string">
            <text:p>UK /ˈvɜːsətaɪl/</text:p>
            <text:p>US /ˈvɜːrsətl/</text:p>
          </table:table-cell>
          <table:table-cell table:style-name="ce94" office:value-type="string" calcext:value-type="string">
            <text:p>Adjective</text:p>
          </table:table-cell>
          <table:table-cell table:style-name="ce95" office:value-type="string" calcext:value-type="string">
            <text:p>1. (of a person) able to do many different things</text:p>
            <text:p>2. (of food, a building, etc.) having many different uses</text:p>
          </table:table-cell>
          <table:table-cell table:style-name="ce95"/>
          <table:table-cell table:style-name="ce94" table:number-columns-repeated="2"/>
          <table:table-cell/>
        </table:table-row>
        <table:table-row table:style-name="ro18">
          <table:table-cell/>
          <table:table-cell table:style-name="ce102" office:value-type="string" calcext:value-type="string">
            <text:p>venture</text:p>
          </table:table-cell>
          <table:table-cell table:style-name="ce94" office:value-type="string" calcext:value-type="string">
            <text:p>UK /ˈventʃə(r)/</text:p>
            <text:p>US /ˈventʃər/</text:p>
          </table:table-cell>
          <table:table-cell table:style-name="ce94" office:value-type="string" calcext:value-type="string">
            <text:p>Noun</text:p>
          </table:table-cell>
          <table:table-cell table:style-name="ce95" office:value-type="string" calcext:value-type="string">
            <text:p>a business project or activity, especially one that involves taking risks</text:p>
          </table:table-cell>
          <table:table-cell table:style-name="ce95"/>
          <table:table-cell table:style-name="ce94" table:number-columns-repeated="2"/>
          <table:table-cell/>
        </table:table-row>
        <table:table-row table:style-name="ro46">
          <table:table-cell/>
          <table:table-cell table:style-name="ce102" office:value-type="string" calcext:value-type="string">
            <text:p>Rodriguez</text:p>
          </table:table-cell>
          <table:table-cell table:style-name="ce94" office:value-type="string" calcext:value-type="string">
            <text:p>Roh-gree-gehz</text:p>
          </table:table-cell>
          <table:table-cell table:style-name="ce94"/>
          <table:table-cell table:style-name="ce99" table:number-columns-repeated="2"/>
          <table:table-cell table:style-name="ce94" table:number-columns-repeated="2"/>
          <table:table-cell/>
        </table:table-row>
        <table:table-row table:style-name="ro31">
          <table:table-cell/>
          <table:table-cell table:style-name="ce102" office:value-type="string" calcext:value-type="string">
            <text:p>Man-bun</text:p>
          </table:table-cell>
          <table:table-cell table:style-name="ce94" office:value-type="string" calcext:value-type="string">
            <text:p>UK  /ˈmæn ˌbʌn/</text:p>
            <text:p>US /ˈmæn ˌbʌn/</text:p>
          </table:table-cell>
          <table:table-cell table:style-name="ce94" office:value-type="string" calcext:value-type="string">
            <text:p>Noun</text:p>
          </table:table-cell>
          <table:table-cell table:style-name="ce109" office:value-type="string" calcext:value-type="string">
            <text:p>a hairstyle for men in which some or all of the hair is pulled together to form a round shape at the back or on top of the head</text:p>
          </table:table-cell>
          <table:table-cell table:style-name="ce99"/>
          <table:table-cell table:style-name="ce94" table:number-columns-repeated="2"/>
          <table:table-cell/>
        </table:table-row>
        <table:table-row table:style-name="ro47">
          <table:table-cell/>
          <table:table-cell table:style-name="ce102" office:value-type="string" calcext:value-type="string">
            <text:p>breezy</text:p>
          </table:table-cell>
          <table:table-cell table:style-name="ce99" office:value-type="string" calcext:value-type="string">
            <text:p>UK /ˈbriːzi/</text:p>
            <text:p>US /ˈbriːzi/</text:p>
          </table:table-cell>
          <table:table-cell table:style-name="ce99" office:value-type="string" calcext:value-type="string">
            <text:p>Adjective</text:p>
          </table:table-cell>
          <table:table-cell table:style-name="ce99" office:value-type="string" calcext:value-type="string">
            <text:p>1. with the wind blowing quite strongly</text:p>
          </table:table-cell>
          <table:table-cell table:style-name="ce99" table:number-columns-repeated="3"/>
          <table:table-cell/>
        </table:table-row>
        <table:table-row table:style-name="ro14">
          <table:table-cell/>
          <table:table-cell table:style-name="ce102" office:value-type="string" calcext:value-type="string">
            <text:p>event</text:p>
          </table:table-cell>
          <table:table-cell table:style-name="ce99" office:value-type="string" calcext:value-type="string">
            <text:p>UK /ɪˈvent/</text:p>
          </table:table-cell>
          <table:table-cell table:style-name="ce99" office:value-type="string" calcext:value-type="string">
            <text:p>Noun</text:p>
          </table:table-cell>
          <table:table-cell table:style-name="ce99" office:value-type="string" calcext:value-type="string">
            <text:p>1. a thing that happens, especially something important</text:p>
          </table:table-cell>
          <table:table-cell table:style-name="ce99" table:number-columns-repeated="3"/>
          <table:table-cell/>
        </table:table-row>
        <table:table-row table:style-name="ro22">
          <table:table-cell/>
          <table:table-cell table:style-name="ce102" office:value-type="string" calcext:value-type="string">
            <text:p>coordinator</text:p>
          </table:table-cell>
          <table:table-cell table:style-name="ce99" office:value-type="string" calcext:value-type="string">
            <text:p>UK /kəʊˈɔːdɪneɪtə(r)/</text:p>
            <text:p>US /kəʊˈɔːrdɪneɪtər/</text:p>
          </table:table-cell>
          <table:table-cell table:style-name="ce99" office:value-type="string" calcext:value-type="string">
            <text:p>Noun</text:p>
          </table:table-cell>
          <table:table-cell table:style-name="ce99" office:value-type="string" calcext:value-type="string">
            <text:p>a person who organizes the different parts of an activity and the people involved in it so that it works well</text:p>
          </table:table-cell>
          <table:table-cell table:style-name="ce99" table:number-columns-repeated="3"/>
          <table:table-cell/>
        </table:table-row>
        <table:table-row table:style-name="ro17">
          <table:table-cell/>
          <table:table-cell table:style-name="ce102" office:value-type="string" calcext:value-type="string">
            <text:p>budget</text:p>
          </table:table-cell>
          <table:table-cell table:style-name="ce99" office:value-type="string" calcext:value-type="string">
            <text:p>UK /ˈbʌdʒɪt/</text:p>
            <text:p>US /ˈbʌdʒɪt/</text:p>
          </table:table-cell>
          <table:table-cell table:style-name="ce99" office:value-type="string" calcext:value-type="string">
            <text:p>Noun</text:p>
          </table:table-cell>
          <table:table-cell table:style-name="ce99" office:value-type="string" calcext:value-type="string">
            <text:p>1. [countable, uncountable] the money that is available to a person or an organization and a plan of how it will be spent over a period of time</text:p>
          </table:table-cell>
          <table:table-cell table:style-name="ce99" table:number-columns-repeated="3"/>
          <table:table-cell/>
        </table:table-row>
        <table:table-row table:style-name="ro17">
          <table:table-cell/>
          <table:table-cell table:style-name="ce102" office:value-type="string" calcext:value-type="string">
            <text:p>situated</text:p>
          </table:table-cell>
          <table:table-cell table:style-name="ce94" office:value-type="string" calcext:value-type="string">
            <text:p>UK /ˈsɪtʃueɪtɪd/</text:p>
            <text:p>US /ˈsɪtʃueɪtɪd/</text:p>
          </table:table-cell>
          <table:table-cell table:style-name="ce94" office:value-type="string" calcext:value-type="string">
            <text:p>Adjective</text:p>
          </table:table-cell>
          <table:table-cell table:style-name="ce99" office:value-type="string" calcext:value-type="string">
            <text:p>1. in a particular place or position</text:p>
          </table:table-cell>
          <table:table-cell table:style-name="ce99"/>
          <table:table-cell table:style-name="ce94" table:number-columns-repeated="2"/>
          <table:table-cell/>
        </table:table-row>
        <table:table-row table:style-name="ro48">
          <table:table-cell/>
          <table:table-cell table:style-name="ce102" office:value-type="string" calcext:value-type="string">
            <text:p>oregon</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diverse</text:p>
          </table:table-cell>
          <table:table-cell table:style-name="ce97" office:value-type="string" calcext:value-type="string">
            <text:p>UK /daɪˈvɜːs/</text:p>
            <text:p>US /daɪˈvɜːrs/</text:p>
          </table:table-cell>
          <table:table-cell table:style-name="ce94" office:value-type="string" calcext:value-type="string">
            <text:p>Adjective</text:p>
          </table:table-cell>
          <table:table-cell table:style-name="ce99" office:value-type="string" calcext:value-type="string">
            <text:p>very different from each other and of various kinds</text:p>
          </table:table-cell>
          <table:table-cell table:style-name="ce99" office:value-type="string" calcext:value-type="string">
            <text:p>đa dạng</text:p>
          </table:table-cell>
          <table:table-cell table:style-name="ce94" table:number-columns-repeated="2"/>
          <table:table-cell/>
        </table:table-row>
        <table:table-row table:style-name="ro41">
          <table:table-cell/>
          <table:table-cell table:style-name="ce102" office:value-type="string" calcext:value-type="string">
            <text:p>diversity</text:p>
          </table:table-cell>
          <table:table-cell table:style-name="ce97" office:value-type="string" calcext:value-type="string">
            <text:p>UK /daɪˈvɜːsəti/</text:p>
            <text:p>US /daɪˈvɜːrsəti/</text:p>
          </table:table-cell>
          <table:table-cell table:style-name="ce94" office:value-type="string" calcext:value-type="string">
            <text:p>Noun</text:p>
          </table:table-cell>
          <table:table-cell table:style-name="ce99" office:value-type="string" calcext:value-type="string">
            <text:p>1. [uncountable, countable, usually singular] a range of many people or things that are very different from each other</text:p>
          </table:table-cell>
          <table:table-cell table:style-name="ce99"/>
          <table:table-cell table:style-name="ce94" table:number-columns-repeated="2"/>
          <table:table-cell/>
        </table:table-row>
        <table:table-row table:style-name="ro16">
          <table:table-cell/>
          <table:table-cell table:style-name="ce102" office:value-type="string" calcext:value-type="string">
            <text:p>conference</text:p>
          </table:table-cell>
          <table:table-cell table:style-name="ce107" office:value-type="string" calcext:value-type="string">
            <text:p>UK /ˈkɒnfərəns/</text:p>
            <text:p>US /ˈkɑːnfərəns/</text:p>
          </table:table-cell>
          <table:table-cell table:style-name="ce107" office:value-type="string" calcext:value-type="string">
            <text:p>Noun</text:p>
          </table:table-cell>
          <table:table-cell table:style-name="ce107" office:value-type="string" calcext:value-type="string">
            <text:p>1. a large official meeting, usually lasting for a few days, at which people with the same work or interests come together to discuss their views</text:p>
          </table:table-cell>
          <table:table-cell table:style-name="ce99" table:number-columns-repeated="3"/>
          <table:table-cell/>
        </table:table-row>
        <table:table-row table:style-name="ro49">
          <table:table-cell/>
          <table:table-cell table:style-name="ce102" office:value-type="string" calcext:value-type="string">
            <text:p>lamp</text:p>
          </table:table-cell>
          <table:table-cell table:style-name="ce108" office:value-type="string" calcext:value-type="string">
            <text:p>UK /læmp/</text:p>
            <text:p>US /læmp/</text:p>
          </table:table-cell>
          <table:table-cell table:style-name="ce99" office:value-type="string" calcext:value-type="string">
            <text:p>Noun</text:p>
          </table:table-cell>
          <table:table-cell table:style-name="ce99" office:value-type="string" calcext:value-type="string">
            <text:p>1. a device that uses electricity, oil or gas to produce light</text:p>
          </table:table-cell>
          <table:table-cell table:style-name="ce99" table:number-columns-repeated="3"/>
          <table:table-cell/>
        </table:table-row>
        <table:table-row table:style-name="ro2">
          <table:table-cell/>
          <table:table-cell table:style-name="ce102" office:value-type="string" calcext:value-type="string">
            <text:p>bench</text:p>
          </table:table-cell>
          <table:table-cell table:style-name="ce108" office:value-type="string" calcext:value-type="string">
            <text:p>UK /bentʃ/</text:p>
          </table:table-cell>
          <table:table-cell table:style-name="ce99" office:value-type="string" calcext:value-type="string">
            <text:p>Noun</text:p>
          </table:table-cell>
          <table:table-cell table:style-name="ce99" office:value-type="string" calcext:value-type="string">
            <text:p>1. [countable] a long seat for two or more people, usually made of wood</text:p>
          </table:table-cell>
          <table:table-cell table:style-name="ce99" table:number-columns-repeated="3"/>
          <table:table-cell/>
        </table:table-row>
        <table:table-row table:style-name="ro2">
          <table:table-cell/>
          <table:table-cell table:style-name="ce102" office:value-type="string" calcext:value-type="string">
            <text:p>swing by</text:p>
          </table:table-cell>
          <table:table-cell table:style-name="ce108"/>
          <table:table-cell table:style-name="ce99" office:value-type="string" calcext:value-type="string">
            <text:p>Phrasal verb</text:p>
          </table:table-cell>
          <table:table-cell table:style-name="ce99" office:value-type="string" calcext:value-type="string">
            <text:p>(North American English, informal) to visit a place or person for a short time</text:p>
          </table:table-cell>
          <table:table-cell table:style-name="ce99" table:number-columns-repeated="3"/>
          <table:table-cell/>
        </table:table-row>
        <table:table-row table:style-name="ro41">
          <table:table-cell/>
          <table:table-cell table:style-name="ce102" office:value-type="string" calcext:value-type="string">
            <text:p>complimentary</text:p>
          </table:table-cell>
          <table:table-cell table:style-name="ce108" office:value-type="string" calcext:value-type="string">
            <text:p>UK /ˌkɒmplɪˈmentri/</text:p>
            <text:p>US /ˌkɑːmplɪˈmentri/</text:p>
          </table:table-cell>
          <table:table-cell table:style-name="ce99" office:value-type="string" calcext:value-type="string">
            <text:p>Adjective</text:p>
          </table:table-cell>
          <table:table-cell table:style-name="ce99" office:value-type="string" calcext:value-type="string">
            <text:p>1. given free</text:p>
          </table:table-cell>
          <table:table-cell table:style-name="ce99" table:number-columns-repeated="3"/>
          <table:table-cell/>
        </table:table-row>
        <table:table-row table:style-name="ro20">
          <table:table-cell/>
          <table:table-cell table:style-name="ce102" office:value-type="string" calcext:value-type="string">
            <text:p>exceeding</text:p>
          </table:table-cell>
          <table:table-cell table:style-name="ce108" office:value-type="string" calcext:value-type="string">
            <text:p>UK /ɪkˈsiːd/</text:p>
            <text:p>US /ɪkˈsiːd/</text:p>
          </table:table-cell>
          <table:table-cell table:style-name="ce99" office:value-type="string" calcext:value-type="string">
            <text:p>Verb</text:p>
          </table:table-cell>
          <table:table-cell table:style-name="ce99" office:value-type="string" calcext:value-type="string">
            <text:p>1. exceed something to be greater than a particular number or amount</text:p>
          </table:table-cell>
          <table:table-cell table:style-name="ce99" table:number-columns-repeated="3"/>
          <table:table-cell/>
        </table:table-row>
        <table:table-row table:style-name="ro19">
          <table:table-cell/>
          <table:table-cell table:style-name="ce102" office:value-type="string" calcext:value-type="string">
            <text:p>blazer</text:p>
          </table:table-cell>
          <table:table-cell table:style-name="ce108" office:value-type="string" calcext:value-type="string">
            <text:p>UK /ˈbleɪzə(r)/</text:p>
            <text:p>US /ˈbleɪzər/</text:p>
          </table:table-cell>
          <table:table-cell table:style-name="ce99" office:value-type="string" calcext:value-type="string">
            <text:p>Noun</text:p>
          </table:table-cell>
          <table:table-cell table:style-name="ce99" office:value-type="string" calcext:value-type="string">
            <text:p>a jacket, not worn with matching trousers, often showing the colours or badge of a club, school, team, etc.</text:p>
          </table:table-cell>
          <table:table-cell table:style-name="ce99" table:number-columns-repeated="3"/>
          <table:table-cell/>
        </table:table-row>
        <table:table-row table:style-name="ro2">
          <table:table-cell/>
          <table:table-cell table:style-name="ce102" office:value-type="string" calcext:value-type="string">
            <text:p>reveal</text:p>
          </table:table-cell>
          <table:table-cell table:style-name="ce108" office:value-type="string" calcext:value-type="string">
            <text:p>UK /rɪˈviːl/</text:p>
            <text:p>US /rɪˈviːl/</text:p>
          </table:table-cell>
          <table:table-cell table:style-name="ce99" office:value-type="string" calcext:value-type="string">
            <text:p>Verb</text:p>
          </table:table-cell>
          <table:table-cell table:style-name="ce99" office:value-type="string" calcext:value-type="string">
            <text:p>1. <text:s/>to make something known to somebody</text:p>
          </table:table-cell>
          <table:table-cell table:style-name="ce99" table:number-columns-repeated="3"/>
          <table:table-cell/>
        </table:table-row>
        <table:table-row table:style-name="ro17">
          <table:table-cell/>
          <table:table-cell table:style-name="ce102" office:value-type="string" calcext:value-type="string">
            <text:p>stir</text:p>
          </table:table-cell>
          <table:table-cell table:style-name="ce108" office:value-type="string" calcext:value-type="string">
            <text:p>UK /stɜː(r)/</text:p>
            <text:p>US /stɜːr/</text:p>
          </table:table-cell>
          <table:table-cell table:style-name="ce99" office:value-type="string" calcext:value-type="string">
            <text:p>Verb</text:p>
          </table:table-cell>
          <table:table-cell table:style-name="ce99" office:value-type="string" calcext:value-type="string">
            <text:p>1. [transitive] to move a liquid or substance around, using a spoon or something similar, in order to mix it completely</text:p>
          </table:table-cell>
          <table:table-cell table:style-name="ce99" table:number-columns-repeated="3"/>
          <table:table-cell/>
        </table:table-row>
        <table:table-row table:style-name="ro2">
          <table:table-cell/>
          <table:table-cell table:style-name="ce102" office:value-type="string" calcext:value-type="string">
            <text:p>pepper blender</text:p>
          </table:table-cell>
          <table:table-cell table:style-name="ce108"/>
          <table:table-cell table:style-name="ce99" table:number-columns-repeated="5"/>
          <table:table-cell/>
        </table:table-row>
        <table:table-row table:style-name="ro2">
          <table:table-cell/>
          <table:table-cell table:style-name="ce102" office:value-type="string" calcext:value-type="string">
            <text:p>pepper grinder</text:p>
          </table:table-cell>
          <table:table-cell table:style-name="ce108"/>
          <table:table-cell table:style-name="ce99" table:number-columns-repeated="5"/>
          <table:table-cell/>
        </table:table-row>
        <table:table-row table:style-name="ro24">
          <table:table-cell/>
          <table:table-cell table:style-name="ce102" office:value-type="string" calcext:value-type="string">
            <text:p>grinder</text:p>
          </table:table-cell>
          <table:table-cell table:style-name="ce108" office:value-type="string" calcext:value-type="string">
            <text:p>UK /ˈɡraɪndə(r)/</text:p>
            <text:p>US /ˈɡraɪndər/</text:p>
          </table:table-cell>
          <table:table-cell table:style-name="ce99" office:value-type="string" calcext:value-type="string">
            <text:p>Noun</text:p>
          </table:table-cell>
          <table:table-cell table:style-name="ce99" office:value-type="string" calcext:value-type="string">
            <text:p>1. a machine or tool for grinding a solid substance into a powder</text:p>
          </table:table-cell>
          <table:table-cell table:style-name="ce99" table:number-columns-repeated="3"/>
          <table:table-cell/>
        </table:table-row>
        <table:table-row table:style-name="ro50">
          <table:table-cell/>
          <table:table-cell table:style-name="ce102" office:value-type="string" calcext:value-type="string">
            <text:p>red pepper</text:p>
          </table:table-cell>
          <table:table-cell table:style-name="ce108" office:value-type="string" calcext:value-type="string">
            <text:p>UK /ˌred ˈpepə(r)/</text:p>
            <text:p>US /ˌred ˈpepər/</text:p>
          </table:table-cell>
          <table:table-cell table:style-name="ce99" office:value-type="string" calcext:value-type="string">
            <text:p>Noun</text:p>
          </table:table-cell>
          <table:table-cell table:style-name="ce99" office:value-type="string" calcext:value-type="string">
            <text:p>1. [countable, uncountable] a hollow red fruit that is eaten, raw or cooked, as a vegetable</text:p>
          </table:table-cell>
          <table:table-cell table:style-name="ce99" table:number-columns-repeated="3"/>
          <table:table-cell/>
        </table:table-row>
        <table:table-row table:style-name="ro22">
          <table:table-cell/>
          <table:table-cell table:style-name="ce102" office:value-type="string" calcext:value-type="string">
            <text:p>chef</text:p>
          </table:table-cell>
          <table:table-cell table:style-name="ce108" office:value-type="string" calcext:value-type="string">
            <text:p>UK /ʃef/</text:p>
            <text:p>US /ʃef/</text:p>
          </table:table-cell>
          <table:table-cell table:style-name="ce99" office:value-type="string" calcext:value-type="string">
            <text:p>Noun</text:p>
          </table:table-cell>
          <table:table-cell table:style-name="ce99" office:value-type="string" calcext:value-type="string">
            <text:p>1. a person whose job is to cook, especially the most senior person in a restaurant, hotel, etc.</text:p>
          </table:table-cell>
          <table:table-cell table:style-name="ce99" table:number-columns-repeated="3"/>
          <table:table-cell/>
        </table:table-row>
        <table:table-row table:style-name="ro2">
          <table:table-cell/>
          <table:table-cell table:style-name="ce102" office:value-type="string" calcext:value-type="string">
            <text:p>bank teller</text:p>
          </table:table-cell>
          <table:table-cell table:style-name="ce108"/>
          <table:table-cell table:style-name="ce99"/>
          <table:table-cell table:style-name="ce99" office:value-type="string" calcext:value-type="string">
            <text:p>a person whose job is to pay out and take in money in a bank</text:p>
          </table:table-cell>
          <table:table-cell table:style-name="ce99" table:number-columns-repeated="3"/>
          <table:table-cell/>
        </table:table-row>
        <table:table-row table:style-name="ro2">
          <table:table-cell/>
          <table:table-cell table:style-name="ce102" office:value-type="string" calcext:value-type="string">
            <text:p>bank representative</text:p>
          </table:table-cell>
          <table:table-cell table:style-name="ce108"/>
          <table:table-cell table:style-name="ce99" table:number-columns-repeated="5"/>
          <table:table-cell/>
        </table:table-row>
        <table:table-row table:style-name="ro2">
          <table:table-cell/>
          <table:table-cell table:style-name="ce95" office:value-type="string" calcext:value-type="string">
            <text:p>Chicago</text:p>
          </table:table-cell>
          <table:table-cell table:style-name="ce108" office:value-type="string" calcext:value-type="string">
            <text:p>UK /ʃɪˈkɑːɡəʊ/</text:p>
          </table:table-cell>
          <table:table-cell table:style-name="ce99" office:value-type="string" calcext:value-type="string">
            <text:p>Noun</text:p>
          </table:table-cell>
          <table:table-cell table:style-name="ce99" office:value-type="string" calcext:value-type="string">
            <text:p>the third largest US city.</text:p>
          </table:table-cell>
          <table:table-cell table:style-name="ce99" table:number-columns-repeated="3"/>
          <table:table-cell/>
        </table:table-row>
        <table:table-row table:style-name="ro2">
          <table:table-cell/>
          <table:table-cell table:style-name="ce95" office:value-type="string" calcext:value-type="string">
            <text:p>cold and cloudy</text:p>
          </table:table-cell>
          <table:table-cell table:style-name="Default"/>
          <table:table-cell table:style-name="ce99" table:number-columns-repeated="5"/>
          <table:table-cell/>
        </table:table-row>
        <table:table-row table:style-name="ro44">
          <table:table-cell/>
          <table:table-cell table:style-name="ce95" office:value-type="string" calcext:value-type="string">
            <text:p>cold</text:p>
          </table:table-cell>
          <table:table-cell table:style-name="ce108" office:value-type="string" calcext:value-type="string">
            <text:p>UK /kəʊld/</text:p>
            <text:p>US /kəʊld/</text:p>
          </table:table-cell>
          <table:table-cell table:style-name="ce99" office:value-type="string" calcext:value-type="string">
            <text:p>Adjective</text:p>
          </table:table-cell>
          <table:table-cell table:style-name="ce99" office:value-type="string" calcext:value-type="string">
            <text:p>1. having a lower than usual temperature; having a temperature lower than the human body</text:p>
          </table:table-cell>
          <table:table-cell table:style-name="ce99" table:number-columns-repeated="3"/>
          <table:table-cell/>
        </table:table-row>
        <table:table-row table:style-name="ro44">
          <table:table-cell/>
          <table:table-cell table:style-name="ce95" office:value-type="string" calcext:value-type="string">
            <text:p>cloudy</text:p>
          </table:table-cell>
          <table:table-cell table:style-name="ce108" office:value-type="string" calcext:value-type="string">
            <text:p>UK /ˈklaʊdi/</text:p>
            <text:p>US /ˈklaʊdi/</text:p>
          </table:table-cell>
          <table:table-cell table:style-name="ce99" office:value-type="string" calcext:value-type="string">
            <text:p>Adjective</text:p>
          </table:table-cell>
          <table:table-cell table:style-name="ce99" office:value-type="string" calcext:value-type="string">
            <text:p>1. (of the sky or the weather) covered with clouds; with a lot of clouds</text:p>
          </table:table-cell>
          <table:table-cell table:style-name="ce99" table:number-columns-repeated="3"/>
          <table:table-cell/>
        </table:table-row>
        <table:table-row table:style-name="ro44">
          <table:table-cell/>
          <table:table-cell table:style-name="ce95" office:value-type="string" calcext:value-type="string">
            <text:p>punctual</text:p>
          </table:table-cell>
          <table:table-cell table:style-name="ce108" office:value-type="string" calcext:value-type="string">
            <text:p>UK /ˈpʌŋktʃuəl/</text:p>
            <text:p>US /ˈpʌŋktʃuəl/</text:p>
          </table:table-cell>
          <table:table-cell table:style-name="ce99" office:value-type="string" calcext:value-type="string">
            <text:p>Adjective</text:p>
          </table:table-cell>
          <table:table-cell table:style-name="ce99" office:value-type="string" calcext:value-type="string">
            <text:p>happening or doing something at the arranged or correct time; not late</text:p>
          </table:table-cell>
          <table:table-cell table:style-name="ce99" office:value-type="string" calcext:value-type="string">
            <text:p>đúng giờ</text:p>
          </table:table-cell>
          <table:table-cell table:style-name="ce99" table:number-columns-repeated="2"/>
          <table:table-cell/>
        </table:table-row>
        <table:table-row table:style-name="ro22">
          <table:table-cell/>
          <table:table-cell table:style-name="ce95" office:value-type="string" calcext:value-type="string">
            <text:p>promptly</text:p>
          </table:table-cell>
          <table:table-cell table:style-name="ce108" office:value-type="string" calcext:value-type="string">
            <text:p>UK /ˈprɒmptli/</text:p>
            <text:p>US /ˈprɑːmptli/</text:p>
          </table:table-cell>
          <table:table-cell table:style-name="ce99" office:value-type="string" calcext:value-type="string">
            <text:p>Adverb</text:p>
          </table:table-cell>
          <table:table-cell table:style-name="ce99" office:value-type="string" calcext:value-type="string">
            <text:p>1. without delay</text:p>
            <text:p>2. exactly at the correct time or at the time mentioned</text:p>
          </table:table-cell>
          <table:table-cell table:style-name="ce99" office:value-type="string" calcext:value-type="string">
            <text:p>mau lẹ, nhanh chóng</text:p>
          </table:table-cell>
          <table:table-cell table:style-name="ce99" table:number-columns-repeated="2"/>
          <table:table-cell/>
        </table:table-row>
        <table:table-row table:style-name="ro17">
          <table:table-cell/>
          <table:table-cell table:style-name="ce95" office:value-type="string" calcext:value-type="string">
            <text:p>efficiently</text:p>
          </table:table-cell>
          <table:table-cell table:style-name="ce108" office:value-type="string" calcext:value-type="string">
            <text:p>UK /ɪˈfɪʃntli/</text:p>
            <text:p>US /ɪˈfɪʃntli/</text:p>
          </table:table-cell>
          <table:table-cell table:style-name="ce99" office:value-type="string" calcext:value-type="string">
            <text:p>Adverb</text:p>
          </table:table-cell>
          <table:table-cell table:style-name="ce99" office:value-type="string" calcext:value-type="string">
            <text:p>in a good and careful way, with no waste of time, money or energy</text:p>
          </table:table-cell>
          <table:table-cell table:style-name="ce99" table:number-columns-repeated="3"/>
          <table:table-cell/>
        </table:table-row>
        <table:table-row table:style-name="ro2" table:number-rows-repeated="7">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wander</text:p>
          </table:table-cell>
          <table:table-cell table:style-name="ce94" office:value-type="string" calcext:value-type="string">
            <text:p>UK /ˈwɒndə(r)/</text:p>
            <text:p>US /ˈwɑːndər/</text:p>
          </table:table-cell>
          <table:table-cell table:style-name="ce94" office:value-type="string" calcext:value-type="string">
            <text:p>Verb</text:p>
          </table:table-cell>
          <table:table-cell table:style-name="ce95" office:value-type="string" calcext:value-type="string">
            <text:p>1. [intransitive, transitive] to walk slowly around or to a place, often without any particular sense of purpose or direction</text:p>
          </table:table-cell>
          <table:table-cell table:style-name="ce95" office:value-type="string" calcext:value-type="string">
            <text:p>1. lang thang, thơ thẩn</text:p>
          </table:table-cell>
          <table:table-cell table:style-name="ce94" table:number-columns-repeated="2"/>
          <table:table-cell/>
        </table:table-row>
        <table:table-row table:style-name="ro45">
          <table:table-cell/>
          <table:table-cell table:style-name="ce102" office:value-type="string" calcext:value-type="string">
            <text:p>wander off</text:p>
          </table:table-cell>
          <table:table-cell table:style-name="ce94" table:number-columns-repeated="2"/>
          <table:table-cell table:style-name="ce95"/>
          <table:table-cell table:style-name="ce95" office:value-type="string" calcext:value-type="string">
            <text:p>rời khỏi</text:p>
          </table:table-cell>
          <table:table-cell table:style-name="ce94" table:number-columns-repeated="2"/>
          <table:table-cell/>
        </table:table-row>
        <table:table-row table:style-name="ro18">
          <table:table-cell/>
          <table:table-cell table:style-name="ce102" office:value-type="string" calcext:value-type="string">
            <text:p>cap</text:p>
          </table:table-cell>
          <table:table-cell table:style-name="ce94" office:value-type="string" calcext:value-type="string">
            <text:p>UK /kæp/</text:p>
            <text:p>US /kæp/</text:p>
          </table:table-cell>
          <table:table-cell table:style-name="ce94" office:value-type="string" calcext:value-type="string">
            <text:p>Noun</text:p>
          </table:table-cell>
          <table:table-cell table:style-name="ce95" office:value-type="string" calcext:value-type="string">
            <text:p>1. a type of soft flat hat with a peak (= a hard curved part sticking out in front). Caps are worn especially by men and boys, often as part of a uniform</text:p>
          </table:table-cell>
          <table:table-cell table:style-name="ce95"/>
          <table:table-cell table:style-name="ce94" table:number-columns-repeated="2"/>
          <table:table-cell/>
        </table:table-row>
        <table:table-row table:style-name="ro46">
          <table:table-cell/>
          <table:table-cell table:style-name="ce102" office:value-type="string" calcext:value-type="string">
            <text:p>sweater</text:p>
          </table:table-cell>
          <table:table-cell table:style-name="ce94" office:value-type="string" calcext:value-type="string">
            <text:p>UK /ˈswetə(r)/</text:p>
            <text:p>US /ˈswetər/</text:p>
          </table:table-cell>
          <table:table-cell table:style-name="ce94" office:value-type="string" calcext:value-type="string">
            <text:p>Noun</text:p>
          </table:table-cell>
          <table:table-cell table:style-name="ce99" office:value-type="string" calcext:value-type="string">
            <text:p/>
            <text:p>a piece of clothing for the upper part of the body, made of wool or cotton, with long sleeves</text:p>
          </table:table-cell>
          <table:table-cell table:style-name="ce99" office:value-type="string" calcext:value-type="string">
            <text:p>áo len chui đầu</text:p>
          </table:table-cell>
          <table:table-cell table:style-name="ce94" table:number-columns-repeated="2"/>
          <table:table-cell/>
        </table:table-row>
        <table:table-row table:style-name="ro31">
          <table:table-cell/>
          <table:table-cell table:style-name="ce102" office:value-type="string" calcext:value-type="string">
            <text:p>notify</text:p>
          </table:table-cell>
          <table:table-cell table:style-name="ce94" office:value-type="string" calcext:value-type="string">
            <text:p>UK /ˈnəʊtɪfaɪ/</text:p>
            <text:p>US /ˈnəʊtɪfaɪ/</text:p>
          </table:table-cell>
          <table:table-cell table:style-name="ce94" office:value-type="string" calcext:value-type="string">
            <text:p>Verb</text:p>
          </table:table-cell>
          <table:table-cell table:style-name="ce109" office:value-type="string" calcext:value-type="string">
            <text:p>to formally or officially tell somebody about something</text:p>
          </table:table-cell>
          <table:table-cell table:style-name="ce99" office:value-type="string" calcext:value-type="string">
            <text:p>báo; khai báo</text:p>
          </table:table-cell>
          <table:table-cell table:style-name="ce94" table:number-columns-repeated="2"/>
          <table:table-cell/>
        </table:table-row>
        <table:table-row table:style-name="ro47">
          <table:table-cell/>
          <table:table-cell table:style-name="ce102" office:value-type="string" calcext:value-type="string">
            <text:p>minute</text:p>
          </table:table-cell>
          <table:table-cell table:style-name="ce99" office:value-type="string" calcext:value-type="string">
            <text:p>UK /ˈmɪnɪt/</text:p>
            <text:p>US /ˈmɪnɪt/</text:p>
          </table:table-cell>
          <table:table-cell table:style-name="ce99" office:value-type="string" calcext:value-type="string">
            <text:p>Noun</text:p>
          </table:table-cell>
          <table:table-cell table:style-name="ce99" office:value-type="string" calcext:value-type="string">
            <text:p>1. each of the 60 parts of an hour, that are equal to 60 seconds</text:p>
          </table:table-cell>
          <table:table-cell table:style-name="ce99" office:value-type="string" calcext:value-type="string">
            <text:p>1. phút</text:p>
          </table:table-cell>
          <table:table-cell table:style-name="ce99" table:number-columns-repeated="2"/>
          <table:table-cell/>
        </table:table-row>
        <table:table-row table:style-name="ro14">
          <table:table-cell/>
          <table:table-cell table:style-name="ce102" office:value-type="string" calcext:value-type="string">
            <text:p>snowstorm</text:p>
          </table:table-cell>
          <table:table-cell table:style-name="ce99" office:value-type="string" calcext:value-type="string">
            <text:p>UK /ˈsnəʊstɔːm/</text:p>
            <text:p>US /ˈsnəʊstɔːrm/</text:p>
          </table:table-cell>
          <table:table-cell table:style-name="ce99" office:value-type="string" calcext:value-type="string">
            <text:p>Noun</text:p>
          </table:table-cell>
          <table:table-cell table:style-name="ce99" office:value-type="string" calcext:value-type="string">
            <text:p>a very heavy fall of snow, usually with a strong wind</text:p>
          </table:table-cell>
          <table:table-cell table:style-name="ce99" office:value-type="string" calcext:value-type="string">
            <text:p>bão tuyết</text:p>
          </table:table-cell>
          <table:table-cell table:style-name="ce99" table:number-columns-repeated="2"/>
          <table:table-cell/>
        </table:table-row>
        <table:table-row table:style-name="ro51">
          <table:table-cell/>
          <table:table-cell table:style-name="ce102" office:value-type="string" calcext:value-type="string">
            <text:p>slightly</text:p>
          </table:table-cell>
          <table:table-cell table:style-name="ce99" office:value-type="string" calcext:value-type="string">
            <text:p>UK /ˈslaɪtli/</text:p>
            <text:p>US /ˈslaɪtli/</text:p>
          </table:table-cell>
          <table:table-cell table:style-name="ce99" office:value-type="string" calcext:value-type="string">
            <text:p>Adverb</text:p>
          </table:table-cell>
          <table:table-cell table:style-name="ce99" office:value-type="string" calcext:value-type="string">
            <text:p>1. a little</text:p>
            <text:p>2. a slightly built person is small and thin</text:p>
          </table:table-cell>
          <table:table-cell table:style-name="ce99" table:number-columns-repeated="3"/>
          <table:table-cell/>
        </table:table-row>
        <table:table-row table:style-name="ro17">
          <table:table-cell/>
          <table:table-cell table:style-name="ce102" office:value-type="string" calcext:value-type="string">
            <text:p>icy</text:p>
          </table:table-cell>
          <table:table-cell table:style-name="ce99" office:value-type="string" calcext:value-type="string">
            <text:p>UK /ˈaɪsi/</text:p>
            <text:p>US /ˈaɪsi/</text:p>
          </table:table-cell>
          <table:table-cell table:style-name="ce99" office:value-type="string" calcext:value-type="string">
            <text:p>Adjective</text:p>
          </table:table-cell>
          <table:table-cell table:style-name="ce99" office:value-type="string" calcext:value-type="string">
            <text:p>1. very cold</text:p>
          </table:table-cell>
          <table:table-cell table:style-name="ce99" table:number-columns-repeated="3"/>
          <table:table-cell/>
        </table:table-row>
        <table:table-row table:style-name="ro17">
          <table:table-cell/>
          <table:table-cell table:style-name="ce102" office:value-type="string" calcext:value-type="string">
            <text:p>subside</text:p>
          </table:table-cell>
          <table:table-cell table:style-name="ce94" office:value-type="string" calcext:value-type="string">
            <text:p>UK /səbˈsaɪd/</text:p>
            <text:p>US /səbˈsaɪd/</text:p>
          </table:table-cell>
          <table:table-cell table:style-name="ce94" office:value-type="string" calcext:value-type="string">
            <text:p>Verb</text:p>
          </table:table-cell>
          <table:table-cell table:style-name="ce99" office:value-type="string" calcext:value-type="string">
            <text:p>1. [intransitive] to become calmer, quieter or less intense</text:p>
          </table:table-cell>
          <table:table-cell table:style-name="ce99"/>
          <table:table-cell table:style-name="ce94" table:number-columns-repeated="2"/>
          <table:table-cell/>
        </table:table-row>
        <table:table-row table:style-name="ro48">
          <table:table-cell/>
          <table:table-cell table:style-name="ce102" office:value-type="string" calcext:value-type="string">
            <text:p>scarve</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glove</text:p>
          </table:table-cell>
          <table:table-cell table:style-name="ce97" office:value-type="string" calcext:value-type="string">
            <text:p>UK /ɡlʌv/</text:p>
            <text:p>US /ɡlʌv/</text:p>
          </table:table-cell>
          <table:table-cell table:style-name="ce94" office:value-type="string" calcext:value-type="string">
            <text:p>Noun</text:p>
          </table:table-cell>
          <table:table-cell table:style-name="ce99" office:value-type="string" calcext:value-type="string">
            <text:p>a piece of clothing for the hand, made of wool, leather, etc. with separate parts for each finger and the thumb</text:p>
          </table:table-cell>
          <table:table-cell table:style-name="ce99"/>
          <table:table-cell table:style-name="ce94" table:number-columns-repeated="2"/>
          <table:table-cell/>
        </table:table-row>
        <table:table-row table:style-name="ro16">
          <table:table-cell/>
          <table:table-cell table:style-name="ce102" office:value-type="string" calcext:value-type="string">
            <text:p>hat</text:p>
          </table:table-cell>
          <table:table-cell table:style-name="ce97" office:value-type="string" calcext:value-type="string">
            <text:p>UK /hæt/</text:p>
            <text:p>US /hæt/</text:p>
          </table:table-cell>
          <table:table-cell table:style-name="ce94" office:value-type="string" calcext:value-type="string">
            <text:p>Noun</text:p>
          </table:table-cell>
          <table:table-cell table:style-name="ce99" office:value-type="string" calcext:value-type="string">
            <text:p>1. a piece of clothing made to fit the head, often with a brim (= a flat edge that sticks out), usually worn out of doors</text:p>
          </table:table-cell>
          <table:table-cell table:style-name="ce99" office:value-type="string" calcext:value-type="string">
            <text:p>1. mũ</text:p>
          </table:table-cell>
          <table:table-cell table:style-name="ce94" table:number-columns-repeated="2"/>
          <table:table-cell/>
        </table:table-row>
        <table:table-row table:style-name="ro52">
          <table:table-cell/>
          <table:table-cell table:style-name="ce102" office:value-type="string" calcext:value-type="string">
            <text:p>temperature</text:p>
          </table:table-cell>
          <table:table-cell table:style-name="ce97" office:value-type="string" calcext:value-type="string">
            <text:p>UK /ˈtemprətʃə(r)/</text:p>
            <text:p>US /ˈtemprətʃər/</text:p>
          </table:table-cell>
          <table:table-cell table:style-name="ce94" office:value-type="string" calcext:value-type="string">
            <text:p>Noun</text:p>
          </table:table-cell>
          <table:table-cell table:style-name="ce99" office:value-type="string" calcext:value-type="string">
            <text:p>1. the measurement in degrees of how hot or cold a thing or place is</text:p>
          </table:table-cell>
          <table:table-cell table:style-name="ce99"/>
          <table:table-cell table:style-name="ce94" table:number-columns-repeated="2"/>
          <table:table-cell/>
        </table:table-row>
        <table:table-row table:style-name="ro53">
          <table:table-cell/>
          <table:table-cell table:style-name="ce102" office:value-type="string" calcext:value-type="string">
            <text:p>administrative</text:p>
          </table:table-cell>
          <table:table-cell table:style-name="ce97" office:value-type="string" calcext:value-type="string">
            <text:p>UK /ədˈmɪnɪstrətɪv/</text:p>
            <text:p>US /ədˈmɪnɪstreɪtɪv/</text:p>
          </table:table-cell>
          <table:table-cell table:style-name="ce94" office:value-type="string" calcext:value-type="string">
            <text:p>Adjective</text:p>
          </table:table-cell>
          <table:table-cell table:style-name="ce99" office:value-type="string" calcext:value-type="string">
            <text:p>connected with organizing the work of a business or an institution</text:p>
          </table:table-cell>
          <table:table-cell table:style-name="ce99" office:value-type="string" calcext:value-type="string">
            <text:p>hành chính</text:p>
          </table:table-cell>
          <table:table-cell table:style-name="ce94" table:number-columns-repeated="2"/>
          <table:table-cell/>
        </table:table-row>
        <table:table-row table:style-name="ro22">
          <table:table-cell/>
          <table:table-cell table:style-name="ce102" office:value-type="string" calcext:value-type="string">
            <text:p>service</text:p>
          </table:table-cell>
          <table:table-cell table:style-name="ce97" office:value-type="string" calcext:value-type="string">
            <text:p>UK /ˈsɜːvɪs/</text:p>
            <text:p>US /ˈsɜːvɪs/</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102" office:value-type="string" calcext:value-type="string">
            <text:p>Demford</text:p>
          </table:table-cell>
          <table:table-cell table:style-name="ce98"/>
          <table:table-cell table:style-name="ce94"/>
          <table:table-cell table:style-name="ce99" table:number-columns-repeated="2"/>
          <table:table-cell table:style-name="ce94" table:number-columns-repeated="2"/>
          <table:table-cell/>
        </table:table-row>
        <table:table-row table:style-name="ro11">
          <table:table-cell/>
          <table:table-cell table:style-name="ce102" office:value-type="string" calcext:value-type="string">
            <text:p>tuition</text:p>
          </table:table-cell>
          <table:table-cell table:style-name="ce97" office:value-type="string" calcext:value-type="string">
            <text:p>UK /tjuˈɪʃn/</text:p>
            <text:p>US /tuˈɪʃn/</text:p>
          </table:table-cell>
          <table:table-cell table:style-name="ce94"/>
          <table:table-cell table:style-name="ce99" table:number-columns-repeated="2"/>
          <table:table-cell table:style-name="ce94" table:number-columns-repeated="2"/>
          <table:table-cell/>
        </table:table-row>
        <table:table-row table:style-name="ro47">
          <table:table-cell/>
          <table:table-cell table:style-name="ce102" office:value-type="string" calcext:value-type="string">
            <text:p>fee</text:p>
          </table:table-cell>
          <table:table-cell table:style-name="ce97" office:value-type="string" calcext:value-type="string">
            <text:p>UK /fiː/</text:p>
            <text:p>US /fiː/</text:p>
          </table:table-cell>
          <table:table-cell table:style-name="ce94" office:value-type="string" calcext:value-type="string">
            <text:p>Noun</text:p>
          </table:table-cell>
          <table:table-cell table:style-name="ce99" office:value-type="string" calcext:value-type="string">
            <text:p>1. an amount of money that you pay for professional advice or services</text:p>
            <text:p>2. an amount of money that you pay to join an organization, or to do 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withdrawal</text:p>
          </table:table-cell>
          <table:table-cell table:style-name="ce97" office:value-type="string" calcext:value-type="string">
            <text:p>UK /wɪðˈdrɔːəl/ /wɪθˈdrɔːəl/</text:p>
            <text:p>US /wɪðˈdrɔːəl/ /wɪθˈdrɔːəl/</text:p>
          </table:table-cell>
          <table:table-cell table:style-name="ce94" office:value-type="string" calcext:value-type="string">
            <text:p>Noun</text:p>
          </table:table-cell>
          <table:table-cell table:style-name="ce99" office:value-type="string" calcext:value-type="string">
            <text:p>1. [countable] withdrawal (of something) (from something) the act of taking an amount of money out of your bank account</text:p>
          </table:table-cell>
          <table:table-cell table:style-name="ce99"/>
          <table:table-cell table:style-name="ce94" table:number-columns-repeated="2"/>
          <table:table-cell/>
        </table:table-row>
        <table:table-row table:style-name="ro41">
          <table:table-cell/>
          <table:table-cell table:style-name="ce102" office:value-type="string" calcext:value-type="string">
            <text:p>volume</text:p>
          </table:table-cell>
          <table:table-cell table:style-name="ce97" office:value-type="string" calcext:value-type="string">
            <text:p>UK /ˈvɒljuːm/</text:p>
            <text:p>US /ˈvɑːljəm/</text:p>
          </table:table-cell>
          <table:table-cell table:style-name="ce94" office:value-type="string" calcext:value-type="string">
            <text:p>Noun</text:p>
          </table:table-cell>
          <table:table-cell table:style-name="ce99" office:value-type="string" calcext:value-type="string">
            <text:p>1. [uncountable, countable] the amount of space that an object or a substance fills; the amount of space that a container has</text:p>
          </table:table-cell>
          <table:table-cell table:style-name="ce99"/>
          <table:table-cell table:style-name="ce94" table:number-columns-repeated="2"/>
          <table:table-cell/>
        </table:table-row>
        <table:table-row table:style-name="ro41">
          <table:table-cell/>
          <table:table-cell table:style-name="ce102" office:value-type="string" calcext:value-type="string">
            <text:p>appreciated</text:p>
          </table:table-cell>
          <table:table-cell table:style-name="ce97" office:value-type="string" calcext:value-type="string">
            <text:p>UK /əˈpriːʃieɪt/</text:p>
            <text:p>US /əˈpriːʃieɪt/</text:p>
          </table:table-cell>
          <table:table-cell table:style-name="ce94" office:value-type="string" calcext:value-type="string">
            <text:p>Verb</text:p>
          </table:table-cell>
          <table:table-cell table:style-name="ce99" office:value-type="string" calcext:value-type="string">
            <text:p>1. (not used in the progressive tenses) appreciate somebody/something to recognize the good qualities of somebody/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patience</text:p>
          </table:table-cell>
          <table:table-cell table:style-name="ce97" office:value-type="string" calcext:value-type="string">
            <text:p>UK /ˈpeɪʃns/</text:p>
            <text:p>US /ˈpeɪʃns/</text:p>
          </table:table-cell>
          <table:table-cell table:style-name="ce94" office:value-type="string" calcext:value-type="string">
            <text:p>Noun</text:p>
          </table:table-cell>
          <table:table-cell table:style-name="ce99" office:value-type="string" calcext:value-type="string">
            <text:p>1. patience (with somebody/something) the ability to stay calm and accept a delay or something annoying without complaining</text:p>
          </table:table-cell>
          <table:table-cell table:style-name="ce99"/>
          <table:table-cell table:style-name="ce94" table:number-columns-repeated="2"/>
          <table:table-cell/>
        </table:table-row>
        <table:table-row table:style-name="ro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0" office:value-type="string" calcext:value-type="string">
            <text:p>messy</text:p>
          </table:table-cell>
          <table:table-cell table:style-name="ce110" office:value-type="string" calcext:value-type="string">
            <text:p>UK /ˈmesi/</text:p>
          </table:table-cell>
          <table:table-cell table:style-name="ce110" office:value-type="string" calcext:value-type="string">
            <text:p>Adjective</text:p>
          </table:table-cell>
          <table:table-cell table:style-name="ce110" office:value-type="string" calcext:value-type="string">
            <text:p>1. dirty and/or untidy</text:p>
          </table:table-cell>
          <table:table-cell table:style-name="ce184" office:value-type="string" calcext:value-type="string">
            <text:p>1. bừa bộn</text:p>
          </table:table-cell>
          <table:table-cell table:style-name="ce182" table:number-columns-repeated="2"/>
          <table:table-cell/>
        </table:table-row>
        <table:table-row table:style-name="ro45">
          <table:table-cell/>
          <table:table-cell table:style-name="ce110" office:value-type="string" calcext:value-type="string">
            <text:p>parade</text:p>
          </table:table-cell>
          <table:table-cell table:style-name="ce110" office:value-type="string" calcext:value-type="string">
            <text:p>UK /pəˈreɪd/</text:p>
            <text:p>US /pəˈreɪd/</text:p>
          </table:table-cell>
          <table:table-cell table:style-name="ce110" office:value-type="string" calcext:value-type="string">
            <text:p>Noun</text:p>
          </table:table-cell>
          <table:table-cell table:style-name="ce110" office:value-type="string" calcext:value-type="string">
            <text:p>1. [countable] a public celebration of a special day or event, usually with bands in the streets and decorated vehicles</text:p>
          </table:table-cell>
          <table:table-cell table:style-name="ce184" office:value-type="string" calcext:value-type="string">
            <text:p>1. những người cổ động, tuyên truyền</text:p>
          </table:table-cell>
          <table:table-cell table:style-name="ce182" table:number-columns-repeated="2"/>
          <table:table-cell/>
        </table:table-row>
        <table:table-row table:style-name="ro18">
          <table:table-cell/>
          <table:table-cell table:style-name="ce110" office:value-type="string" calcext:value-type="string">
            <text:p>discrimination</text:p>
          </table:table-cell>
          <table:table-cell table:style-name="ce110" office:value-type="string" calcext:value-type="string">
            <text:p>UK /dɪˌskrɪmɪˈneɪʃn/</text:p>
            <text:p>US /dɪˌskrɪmɪˈneɪʃn/</text:p>
          </table:table-cell>
          <table:table-cell table:style-name="ce110" office:value-type="string" calcext:value-type="string">
            <text:p>Noun</text:p>
          </table:table-cell>
          <table:table-cell table:style-name="ce110" office:value-type="string" calcext:value-type="string">
            <text:p>1. [uncountable] the practice of treating somebody or a particular group in society less fairly than others</text:p>
          </table:table-cell>
          <table:table-cell table:style-name="ce184" office:value-type="string" calcext:value-type="string">
            <text:p>1. phân biệt chủng tộc </text:p>
          </table:table-cell>
          <table:table-cell table:style-name="ce182" table:number-columns-repeated="2"/>
          <table:table-cell/>
        </table:table-row>
        <table:table-row table:style-name="ro54">
          <table:table-cell/>
          <table:table-cell table:style-name="ce110" office:value-type="string" calcext:value-type="string">
            <text:p>racist</text:p>
          </table:table-cell>
          <table:table-cell table:style-name="ce110" office:value-type="string" calcext:value-type="string">
            <text:p>UK /ˈreɪsɪst/</text:p>
            <text:p>US /ˈreɪsɪst/</text:p>
          </table:table-cell>
          <table:table-cell table:style-name="ce110" office:value-type="string" calcext:value-type="string">
            <text:p>Adjective</text:p>
          </table:table-cell>
          <table:table-cell table:style-name="ce110"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84" office:value-type="string" calcext:value-type="string">
            <text:p>phân biệt chủng tộc </text:p>
          </table:table-cell>
          <table:table-cell table:style-name="ce182" table:number-columns-repeated="2"/>
          <table:table-cell/>
        </table:table-row>
        <table:table-row table:style-name="ro46">
          <table:table-cell/>
          <table:table-cell table:style-name="ce110" office:value-type="string" calcext:value-type="string">
            <text:p>a shoot </text:p>
          </table:table-cell>
          <table:table-cell table:style-name="ce110" office:value-type="string" calcext:value-type="string">
            <text:p>UK /ʃuːt/</text:p>
          </table:table-cell>
          <table:table-cell table:style-name="ce110"/>
          <table:table-cell table:style-name="ce110"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14" office:value-type="string" calcext:value-type="string">
            <text:p>1. bắn súng, đấu súng</text:p>
            <text:p>buổi dã ngoại </text:p>
          </table:table-cell>
          <table:table-cell table:style-name="ce182" table:number-columns-repeated="2"/>
          <table:table-cell/>
        </table:table-row>
        <table:table-row table:style-name="ro31">
          <table:table-cell/>
          <table:table-cell table:style-name="ce110" office:value-type="string" calcext:value-type="string">
            <text:p>van</text:p>
          </table:table-cell>
          <table:table-cell table:style-name="ce113" office:value-type="string" calcext:value-type="string">
            <text:p>UK /væn/</text:p>
            <text:p>US /væn/</text:p>
          </table:table-cell>
          <table:table-cell table:style-name="ce114" office:value-type="string" calcext:value-type="string">
            <text:p>Noun</text:p>
          </table:table-cell>
          <table:table-cell table:style-name="ce115"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14" office:value-type="string" calcext:value-type="string">
            <text:p>1. xe hàng, xe tải</text:p>
            <text:p>2. xe chở người</text:p>
          </table:table-cell>
          <table:table-cell table:style-name="ce182" table:number-columns-repeated="2"/>
          <table:table-cell/>
        </table:table-row>
        <table:table-row table:style-name="ro47">
          <table:table-cell/>
          <table:table-cell table:style-name="ce110" office:value-type="string" calcext:value-type="string">
            <text:p>worship </text:p>
          </table:table-cell>
          <table:table-cell table:style-name="ce113" office:value-type="string" calcext:value-type="string">
            <text:p>UK /ˈwɜːʃɪp/</text:p>
            <text:p>US /ˈwɜːrʃɪp/</text:p>
          </table:table-cell>
          <table:table-cell table:style-name="ce114" office:value-type="string" calcext:value-type="string">
            <text:p>Noun</text:p>
          </table:table-cell>
          <table:table-cell table:style-name="ce113"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14" office:value-type="string" calcext:value-type="string">
            <text:p>1. sự thờ cúng</text:p>
            <text:p>2. sự tôn sùng</text:p>
          </table:table-cell>
          <table:table-cell table:style-name="ce114" table:number-columns-repeated="2"/>
          <table:table-cell/>
        </table:table-row>
        <table:table-row table:style-name="ro14">
          <table:table-cell/>
          <table:table-cell table:style-name="ce110" office:value-type="string" calcext:value-type="string">
            <text:p>hook up/ hook around</text:p>
          </table:table-cell>
          <table:table-cell table:style-name="ce114" table:number-columns-repeated="3"/>
          <table:table-cell table:style-name="ce114" office:value-type="string" calcext:value-type="string">
            <text:p>làm quen, kết thân, kiếm mối </text:p>
          </table:table-cell>
          <table:table-cell table:style-name="ce114" table:number-columns-repeated="2"/>
          <table:table-cell/>
        </table:table-row>
        <table:table-row table:style-name="ro55">
          <table:table-cell/>
          <table:table-cell table:style-name="ce110" office:value-type="string" calcext:value-type="string">
            <text:p>pretend</text:p>
          </table:table-cell>
          <table:table-cell table:style-name="ce113" office:value-type="string" calcext:value-type="string">
            <text:p>UK /prɪˈtend/</text:p>
            <text:p>US /prɪˈtend/</text:p>
          </table:table-cell>
          <table:table-cell table:style-name="ce114"/>
          <table:table-cell table:style-name="ce113"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14" office:value-type="string" calcext:value-type="string">
            <text:p>1. vờ vịt</text:p>
          </table:table-cell>
          <table:table-cell table:style-name="ce114" table:number-columns-repeated="2"/>
          <table:table-cell/>
        </table:table-row>
        <table:table-row table:style-name="ro51">
          <table:table-cell/>
          <table:table-cell table:style-name="ce110" office:value-type="string" calcext:value-type="string">
            <text:p>this is not even the start of it being not over </text:p>
          </table:table-cell>
          <table:table-cell table:style-name="ce114" table:number-columns-repeated="6"/>
          <table:table-cell/>
        </table:table-row>
        <table:table-row table:style-name="ro56">
          <table:table-cell/>
          <table:table-cell table:style-name="ce110" office:value-type="string" calcext:value-type="string">
            <text:p>rentals</text:p>
          </table:table-cell>
          <table:table-cell table:style-name="ce113" office:value-type="string" calcext:value-type="string">
            <text:p>UK /ˈrentl/</text:p>
            <text:p>US /ˈrentl/</text:p>
          </table:table-cell>
          <table:table-cell table:style-name="ce114" office:value-type="string" calcext:value-type="string">
            <text:p>Noun</text:p>
          </table:table-cell>
          <table:table-cell table:style-name="ce113"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14" office:value-type="string" calcext:value-type="string">
            <text:p>1. tiền thuê</text:p>
            <text:p>2. dịch vụ cho thuê</text:p>
          </table:table-cell>
          <table:table-cell table:style-name="ce182" table:number-columns-repeated="2"/>
          <table:table-cell/>
        </table:table-row>
        <table:table-row table:style-name="ro48">
          <table:table-cell/>
          <table:table-cell table:style-name="ce110" office:value-type="string" calcext:value-type="string">
            <text:p>treat</text:p>
          </table:table-cell>
          <table:table-cell table:style-name="ce113" office:value-type="string" calcext:value-type="string">
            <text:p>UK /triːt/</text:p>
          </table:table-cell>
          <table:table-cell table:style-name="ce114" office:value-type="string" calcext:value-type="string">
            <text:p>Verb</text:p>
          </table:table-cell>
          <table:table-cell table:style-name="ce113" office:value-type="string" calcext:value-type="string">
            <text:p>1. to behave in a particular way towards somebody/something</text:p>
            <text:p>2. treat something as something to consider something in a particular way</text:p>
          </table:table-cell>
          <table:table-cell table:style-name="ce114" office:value-type="string" calcext:value-type="string">
            <text:p>1. đối xử, đối đãi</text:p>
            <text:p>phần thưởng / đồ ngọt</text:p>
          </table:table-cell>
          <table:table-cell table:style-name="ce182" table:number-columns-repeated="2"/>
          <table:table-cell/>
        </table:table-row>
        <table:table-row table:style-name="ro41">
          <table:table-cell/>
          <table:table-cell table:style-name="ce110" office:value-type="string" calcext:value-type="string">
            <text:p>technically</text:p>
          </table:table-cell>
          <table:table-cell table:style-name="ce115" office:value-type="string" calcext:value-type="string">
            <text:p>UK /ˈteknɪkli/</text:p>
          </table:table-cell>
          <table:table-cell table:style-name="ce114" office:value-type="string" calcext:value-type="string">
            <text:p>Adverb</text:p>
          </table:table-cell>
          <table:table-cell table:style-name="ce113" office:value-type="string" calcext:value-type="string">
            <text:p>1. according to the exact meaning, facts etc.</text:p>
          </table:table-cell>
          <table:table-cell table:style-name="ce114" office:value-type="string" calcext:value-type="string">
            <text:p>1. về logic</text:p>
          </table:table-cell>
          <table:table-cell table:style-name="ce182" table:number-columns-repeated="2"/>
          <table:table-cell/>
        </table:table-row>
        <table:table-row table:style-name="ro16">
          <table:table-cell/>
          <table:table-cell table:style-name="ce110" office:value-type="string" calcext:value-type="string">
            <text:p>over-parented</text:p>
          </table:table-cell>
          <table:table-cell table:style-name="ce116"/>
          <table:table-cell table:style-name="ce114" table:number-columns-repeated="2"/>
          <table:table-cell table:style-name="ce114" office:value-type="string" calcext:value-type="string">
            <text:p>ba mẹ quá quan tâm</text:p>
          </table:table-cell>
          <table:table-cell table:style-name="ce182" table:number-columns-repeated="2"/>
          <table:table-cell/>
        </table:table-row>
        <table:table-row table:style-name="ro52">
          <table:table-cell/>
          <table:table-cell table:style-name="ce110" office:value-type="string" calcext:value-type="string">
            <text:p>strange call</text:p>
          </table:table-cell>
          <table:table-cell table:style-name="ce115" office:value-type="string" calcext:value-type="string">
            <text:p>UK /streɪndʒ/</text:p>
          </table:table-cell>
          <table:table-cell table:style-name="ce114" table:number-columns-repeated="2"/>
          <table:table-cell table:style-name="ce114" office:value-type="string" calcext:value-type="string">
            <text:p>cuộc gọi lạ/ k biết ai gọi</text:p>
          </table:table-cell>
          <table:table-cell table:style-name="ce182" table:number-columns-repeated="2"/>
          <table:table-cell/>
        </table:table-row>
        <table:table-row table:style-name="ro53">
          <table:table-cell/>
          <table:table-cell table:style-name="ce110" office:value-type="string" calcext:value-type="string">
            <text:p>ferret </text:p>
          </table:table-cell>
          <table:table-cell table:style-name="ce115" office:value-type="string" calcext:value-type="string">
            <text:p>UK /ˈferɪt/</text:p>
            <text:p>US /ˈferɪt/</text:p>
          </table:table-cell>
          <table:table-cell table:style-name="ce114" office:value-type="string" calcext:value-type="string">
            <text:p>Noun</text:p>
          </table:table-cell>
          <table:table-cell table:style-name="ce113"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14" office:value-type="string" calcext:value-type="string">
            <text:p>chồn sương</text:p>
          </table:table-cell>
          <table:table-cell table:style-name="ce182" table:number-columns-repeated="2"/>
          <table:table-cell/>
        </table:table-row>
        <table:table-row table:style-name="ro12">
          <table:table-cell/>
          <table:table-cell table:style-name="ce110" office:value-type="string" calcext:value-type="string">
            <text:p>immigration</text:p>
          </table:table-cell>
          <table:table-cell table:style-name="ce115" office:value-type="string" calcext:value-type="string">
            <text:p>UK /ˌɪmɪˈɡreɪʃn/</text:p>
            <text:p>US /ˌɪmɪˈɡreɪʃn/</text:p>
          </table:table-cell>
          <table:table-cell table:style-name="ce114" office:value-type="string" calcext:value-type="string">
            <text:p>Noun</text:p>
          </table:table-cell>
          <table:table-cell table:style-name="ce113"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14" office:value-type="string" calcext:value-type="string">
            <text:p>1. dân nhập cư</text:p>
          </table:table-cell>
          <table:table-cell table:style-name="ce182" table:number-columns-repeated="2"/>
          <table:table-cell/>
        </table:table-row>
        <table:table-row table:style-name="ro51">
          <table:table-cell/>
          <table:table-cell table:style-name="ce110" office:value-type="string" calcext:value-type="string">
            <text:p>refugee</text:p>
          </table:table-cell>
          <table:table-cell table:style-name="ce115" office:value-type="string" calcext:value-type="string">
            <text:p>UK /ˌrefjuˈdʒiː/</text:p>
            <text:p>US /ˌrefjuˈdʒiː/</text:p>
          </table:table-cell>
          <table:table-cell table:style-name="ce114" office:value-type="string" calcext:value-type="string">
            <text:p>Noun</text:p>
          </table:table-cell>
          <table:table-cell table:style-name="ce113" office:value-type="string" calcext:value-type="string">
            <text:p>a person who has been forced to leave their country or home, because there is a war or for political, religious or social reasons</text:p>
          </table:table-cell>
          <table:table-cell table:style-name="ce114" office:value-type="string" calcext:value-type="string">
            <text:p>người tị nạn</text:p>
          </table:table-cell>
          <table:table-cell table:style-name="ce182" table:number-columns-repeated="2"/>
          <table:table-cell/>
        </table:table-row>
        <table:table-row table:style-name="ro11">
          <table:table-cell/>
          <table:table-cell table:style-name="ce110" office:value-type="string" calcext:value-type="string">
            <text:p>leap year</text:p>
          </table:table-cell>
          <table:table-cell table:style-name="ce115" office:value-type="string" calcext:value-type="string">
            <text:p>UK /ˈliːp jɪə(r)/ /ˈliːp jɜː(r)/</text:p>
            <text:p>US /ˈliːp jɪr/</text:p>
          </table:table-cell>
          <table:table-cell table:style-name="ce114" office:value-type="string" calcext:value-type="string">
            <text:p>Noun</text:p>
          </table:table-cell>
          <table:table-cell table:style-name="ce113" office:value-type="string" calcext:value-type="string">
            <text:p>one year in every four years when February has 29 days instead of 28</text:p>
          </table:table-cell>
          <table:table-cell table:style-name="ce114" office:value-type="string" calcext:value-type="string">
            <text:p>năm nhuận </text:p>
          </table:table-cell>
          <table:table-cell table:style-name="ce182" table:number-columns-repeated="2"/>
          <table:table-cell/>
        </table:table-row>
        <table:table-row table:style-name="ro47">
          <table:table-cell/>
          <table:table-cell table:style-name="ce110" office:value-type="string" calcext:value-type="string">
            <text:p>single ready to miggle</text:p>
          </table:table-cell>
          <table:table-cell table:style-name="ce116"/>
          <table:table-cell table:style-name="ce114" office:value-type="string" calcext:value-type="string">
            <text:p>idiom slang</text:p>
          </table:table-cell>
          <table:table-cell table:style-name="ce114"/>
          <table:table-cell table:style-name="ce114" office:value-type="string" calcext:value-type="string">
            <text:p>độc thân và sẵn sàng tìm hiểu người khác </text:p>
          </table:table-cell>
          <table:table-cell table:style-name="ce182" table:number-columns-repeated="2"/>
          <table:table-cell/>
        </table:table-row>
        <table:table-row table:style-name="ro57">
          <table:table-cell/>
          <table:table-cell table:style-name="ce110" office:value-type="string" calcext:value-type="string">
            <text:p>take over</text:p>
          </table:table-cell>
          <table:table-cell table:style-name="ce116"/>
          <table:table-cell table:style-name="ce114"/>
          <table:table-cell table:style-name="ce113"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14" office:value-type="string" calcext:value-type="string">
            <text:p>kế thừa</text:p>
          </table:table-cell>
          <table:table-cell table:style-name="ce182" table:number-columns-repeated="2"/>
          <table:table-cell/>
        </table:table-row>
        <table:table-row table:style-name="ro21">
          <table:table-cell/>
          <table:table-cell table:style-name="ce110" office:value-type="string" calcext:value-type="string">
            <text:p>proof</text:p>
          </table:table-cell>
          <table:table-cell table:style-name="ce115" office:value-type="string" calcext:value-type="string">
            <text:p>UK /pruːf/</text:p>
            <text:p>US /pruːf/</text:p>
          </table:table-cell>
          <table:table-cell table:style-name="ce114" office:value-type="string" calcext:value-type="string">
            <text:p>Noun</text:p>
          </table:table-cell>
          <table:table-cell table:style-name="ce114"/>
          <table:table-cell table:style-name="ce114" office:value-type="string" calcext:value-type="string">
            <text:p>bằng chứng</text:p>
          </table:table-cell>
          <table:table-cell table:style-name="ce182" table:number-columns-repeated="2"/>
          <table:table-cell/>
        </table:table-row>
        <table:table-row table:style-name="ro58">
          <table:table-cell/>
          <table:table-cell table:style-name="ce110" office:value-type="string" calcext:value-type="string">
            <text:p>spectrum </text:p>
          </table:table-cell>
          <table:table-cell table:style-name="ce115" office:value-type="string" calcext:value-type="string">
            <text:p>UK /ˈspektrəm/</text:p>
            <text:p>US /ˈspektrəm/</text:p>
          </table:table-cell>
          <table:table-cell table:style-name="ce114" office:value-type="string" calcext:value-type="string">
            <text:p>Noun</text:p>
          </table:table-cell>
          <table:table-cell table:style-name="ce113"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14"/>
          <table:table-cell table:style-name="ce182" table:number-columns-repeated="2"/>
          <table:table-cell/>
        </table:table-row>
        <table:table-row table:style-name="ro15">
          <table:table-cell/>
          <table:table-cell table:style-name="ce110" office:value-type="string" calcext:value-type="string">
            <text:p>crisis</text:p>
          </table:table-cell>
          <table:table-cell table:style-name="ce115" office:value-type="string" calcext:value-type="string">
            <text:p>UK /ˈkraɪsɪs/</text:p>
            <text:p>US /ˈkraɪsɪs/</text:p>
          </table:table-cell>
          <table:table-cell table:style-name="ce114" office:value-type="string" calcext:value-type="string">
            <text:p>Noun</text:p>
          </table:table-cell>
          <table:table-cell table:style-name="ce113" office:value-type="string" calcext:value-type="string">
            <text:p>1. a time of great danger, difficulty or doubt when problems must be solved or important decisions must be made</text:p>
          </table:table-cell>
          <table:table-cell table:style-name="ce114" office:value-type="string" calcext:value-type="string">
            <text:p>1. khủng hoảng</text:p>
          </table:table-cell>
          <table:table-cell table:style-name="ce182" table:number-columns-repeated="2"/>
          <table:table-cell/>
        </table:table-row>
        <table:table-row table:style-name="ro2">
          <table:table-cell/>
          <table:table-cell table:style-name="ce110" office:value-type="string" calcext:value-type="string">
            <text:p>you need to back off</text:p>
          </table:table-cell>
          <table:table-cell table:style-name="ce116"/>
          <table:table-cell table:style-name="ce114" table:number-columns-repeated="2"/>
          <table:table-cell table:style-name="ce114" office:value-type="string" calcext:value-type="string">
            <text:p>đừng liên quan/ rút lui </text:p>
          </table:table-cell>
          <table:table-cell table:style-name="ce182" table:number-columns-repeated="2"/>
          <table:table-cell/>
        </table:table-row>
        <table:table-row table:style-name="ro2">
          <table:table-cell/>
          <table:table-cell table:style-name="ce110" office:value-type="string" calcext:value-type="string">
            <text:p>can figure it out</text:p>
          </table:table-cell>
          <table:table-cell table:style-name="ce117"/>
          <table:table-cell table:style-name="ce114" table:number-columns-repeated="2"/>
          <table:table-cell table:style-name="ce114" office:value-type="string" calcext:value-type="string">
            <text:p>tự làm</text:p>
          </table:table-cell>
          <table:table-cell table:style-name="ce182" table:number-columns-repeated="2"/>
          <table:table-cell/>
        </table:table-row>
        <table:table-row table:style-name="ro59">
          <table:table-cell/>
          <table:table-cell table:style-name="ce110" office:value-type="string" calcext:value-type="string">
            <text:p>accuse</text:p>
          </table:table-cell>
          <table:table-cell table:style-name="ce115" office:value-type="string" calcext:value-type="string">
            <text:p>UK /əˈkjuːz/</text:p>
            <text:p>US /əˈkjuːz/</text:p>
          </table:table-cell>
          <table:table-cell table:style-name="ce114" office:value-type="string" calcext:value-type="string">
            <text:p>Verb</text:p>
          </table:table-cell>
          <table:table-cell table:style-name="ce113" office:value-type="string" calcext:value-type="string">
            <text:p>to say that somebody has done something wrong or is guilty of something</text:p>
          </table:table-cell>
          <table:table-cell table:style-name="ce114" office:value-type="string" calcext:value-type="string">
            <text:p>buộc tội</text:p>
          </table:table-cell>
          <table:table-cell table:style-name="ce182" table:number-columns-repeated="2"/>
          <table:table-cell/>
        </table:table-row>
        <table:table-row table:style-name="ro18">
          <table:table-cell/>
          <table:table-cell table:style-name="ce110" office:value-type="string" calcext:value-type="string">
            <text:p>Fill up</text:p>
          </table:table-cell>
          <table:table-cell table:style-name="ce117"/>
          <table:table-cell table:style-name="ce113" office:value-type="string" calcext:value-type="string">
            <text:p>phrasal verb</text:p>
          </table:table-cell>
          <table:table-cell table:style-name="ce113" office:value-type="string" calcext:value-type="string">
            <text:p>fill up (with something) | fill something up (with something)</text:p>
            <text:p>to become completely full; to make something completely full</text:p>
          </table:table-cell>
          <table:table-cell table:style-name="ce114" office:value-type="string" calcext:value-type="string">
            <text:p>làm đầy</text:p>
          </table:table-cell>
          <table:table-cell table:style-name="ce182" table:number-columns-repeated="2"/>
          <table:table-cell/>
        </table:table-row>
        <table:table-row table:style-name="ro60">
          <table:table-cell/>
          <table:table-cell table:style-name="ce110" office:value-type="string" calcext:value-type="string">
            <text:p>scratch</text:p>
          </table:table-cell>
          <table:table-cell table:style-name="ce110" office:value-type="string" calcext:value-type="string">
            <text:p>UK /skrætʃ/</text:p>
            <text:p>US /skrætʃ/</text:p>
          </table:table-cell>
          <table:table-cell table:style-name="ce114" office:value-type="string" calcext:value-type="string">
            <text:p>Verb</text:p>
          </table:table-cell>
          <table:table-cell table:style-name="ce114" office:value-type="string" calcext:value-type="string">
            <text:p><text:span text:style-name="T20">rub with your nails</text:span></text:p>
            <text:p/>
            <text:p><text:span text:style-name="T20">1. [transitive, intransitive] to rub your skin with your nails, usually because it is itching</text:span></text:p>
            <text:p/>
            <text:p><text:span text:style-name="T20">cut skin</text:span></text:p>
            <text:p><text:span text:style-name="T20">2. [transitive, intransitive] to cut or damage your skin slightly with something sharp</text:span></text:p>
            <text:p/>
          </table:table-cell>
          <table:table-cell table:style-name="ce114" office:value-type="string" calcext:value-type="string">
            <text:p>vết <text:s/>xước/ trầy</text:p>
          </table:table-cell>
          <table:table-cell table:style-name="ce182" table:number-columns-repeated="2"/>
          <table:table-cell/>
        </table:table-row>
        <table:table-row table:style-name="ro2">
          <table:table-cell/>
          <table:table-cell table:style-name="ce110" office:value-type="string" calcext:value-type="string">
            <text:p>put me on hold</text:p>
          </table:table-cell>
          <table:table-cell table:style-name="ce110"/>
          <table:table-cell table:style-name="ce114" table:number-columns-repeated="2"/>
          <table:table-cell table:style-name="ce114" office:value-type="string" calcext:value-type="string">
            <text:p>để máy chờ </text:p>
          </table:table-cell>
          <table:table-cell table:style-name="ce182" table:number-columns-repeated="2"/>
          <table:table-cell/>
        </table:table-row>
        <table:table-row table:style-name="ro61">
          <table:table-cell/>
          <table:table-cell table:style-name="ce110" office:value-type="string" calcext:value-type="string">
            <text:p>blurry</text:p>
          </table:table-cell>
          <table:table-cell table:style-name="ce110" office:value-type="string" calcext:value-type="string">
            <text:p>UK /ˈblɜːri/</text:p>
            <text:p>US /ˈblɜːri/</text:p>
          </table:table-cell>
          <table:table-cell table:style-name="ce114" office:value-type="string" calcext:value-type="string">
            <text:p>Adjective</text:p>
          </table:table-cell>
          <table:table-cell table:style-name="ce113" office:value-type="string" calcext:value-type="string">
            <text:p>without a clear outline; not clear</text:p>
          </table:table-cell>
          <table:table-cell table:style-name="ce114" office:value-type="string" calcext:value-type="string">
            <text:p>nhoè / k rõ ràng </text:p>
          </table:table-cell>
          <table:table-cell table:style-name="ce182" table:number-columns-repeated="2"/>
          <table:table-cell/>
        </table:table-row>
        <table:table-row table:style-name="ro26">
          <table:table-cell/>
          <table:table-cell table:style-name="ce110" office:value-type="string" calcext:value-type="string">
            <text:p>handle smth</text:p>
          </table:table-cell>
          <table:table-cell table:style-name="ce110" office:value-type="string" calcext:value-type="string">
            <text:p>UK /ˈhændl/</text:p>
            <text:p>US /ˈhændl/</text:p>
          </table:table-cell>
          <table:table-cell table:style-name="ce114" office:value-type="string" calcext:value-type="string">
            <text:p>Verb</text:p>
          </table:table-cell>
          <table:table-cell table:style-name="ce113" office:value-type="string" calcext:value-type="string">
            <text:p><text:span text:style-name="T20">deal with</text:span></text:p>
            <text:p/>
            <text:p>1. [transitive] to deal with a situation, a person, an area of work or a strong emotion</text:p>
          </table:table-cell>
          <table:table-cell table:style-name="ce114" office:value-type="string" calcext:value-type="string">
            <text:p>xử lý </text:p>
          </table:table-cell>
          <table:table-cell table:style-name="ce182" table:number-columns-repeated="2"/>
          <table:table-cell/>
        </table:table-row>
        <table:table-row table:style-name="ro62">
          <table:table-cell/>
          <table:table-cell table:style-name="ce110" office:value-type="string" calcext:value-type="string">
            <text:p>occasional </text:p>
          </table:table-cell>
          <table:table-cell table:style-name="ce177" office:value-type="string" calcext:value-type="string">
            <text:p>UK /əˈkeɪʒənl/</text:p>
            <text:p>US /əˈkeɪʒənl/</text:p>
          </table:table-cell>
          <table:table-cell table:style-name="ce114" office:value-type="string" calcext:value-type="string">
            <text:p>Adjective</text:p>
          </table:table-cell>
          <table:table-cell table:style-name="ce113" office:value-type="string" calcext:value-type="string">
            <text:p>happening or done sometimes but not often</text:p>
          </table:table-cell>
          <table:table-cell table:style-name="ce114" office:value-type="string" calcext:value-type="string">
            <text:p>ít khi, hiếm khi </text:p>
          </table:table-cell>
          <table:table-cell table:style-name="ce182" table:number-columns-repeated="2"/>
          <table:table-cell/>
        </table:table-row>
        <table:table-row table:style-name="ro43">
          <table:table-cell/>
          <table:table-cell table:style-name="ce110" office:value-type="string" calcext:value-type="string">
            <text:p>yearn for </text:p>
          </table:table-cell>
          <table:table-cell table:style-name="ce179" office:value-type="string" calcext:value-type="string">
            <text:p>UK /jɜːn/</text:p>
            <text:p>US /jɜːrn/</text:p>
          </table:table-cell>
          <table:table-cell table:style-name="ce114" office:value-type="string" calcext:value-type="string">
            <text:p>Verb</text:p>
          </table:table-cell>
          <table:table-cell table:style-name="ce113" office:value-type="string" calcext:value-type="string">
            <text:p>to want something very much, especially when it is very difficult to get</text:p>
          </table:table-cell>
          <table:table-cell table:style-name="ce114" office:value-type="string" calcext:value-type="string">
            <text:p>thèm khát/ mong muốn </text:p>
          </table:table-cell>
          <table:table-cell table:style-name="ce182" table:number-columns-repeated="2"/>
          <table:table-cell/>
        </table:table-row>
        <table:table-row table:style-name="ro2">
          <table:table-cell/>
          <table:table-cell table:style-name="ce110" office:value-type="string" calcext:value-type="string">
            <text:p>pick a restaurant </text:p>
          </table:table-cell>
          <table:table-cell table:style-name="ce117"/>
          <table:table-cell table:style-name="ce114" table:number-columns-repeated="2"/>
          <table:table-cell table:style-name="ce114" office:value-type="string" calcext:value-type="string">
            <text:p>đặt nhà hàng </text:p>
          </table:table-cell>
          <table:table-cell table:style-name="ce182" table:number-columns-repeated="2"/>
          <table:table-cell/>
        </table:table-row>
        <table:table-row table:style-name="ro2" table:number-rows-repeated="4">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63">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2">
          <table:table-cell/>
          <table:table-cell table:style-name="ce112"/>
          <table:table-cell table:style-name="ce181"/>
          <table:table-cell table:style-name="ce112"/>
          <table:table-cell table:style-name="ce183" table:number-columns-repeated="2"/>
          <table:table-cell table:style-name="ce112" table:number-columns-repeated="2"/>
          <table:table-cell/>
        </table:table-row>
        <table:table-row table:style-name="ro2" table:number-rows-repeated="7">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23"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85" office:value-type="string" calcext:value-type="string">
            <text:p>Chuck</text:p>
          </table:table-cell>
          <table:table-cell table:style-name="ce187" office:value-type="string" calcext:value-type="string">
            <text:p>UK /tʃʌk/</text:p>
            <text:p>US /tʃʌk/</text:p>
          </table:table-cell>
          <table:table-cell table:style-name="ce94"/>
          <table:table-cell table:style-name="ce95"/>
          <table:table-cell table:style-name="ce191"/>
          <table:table-cell table:style-name="ce94" table:number-columns-repeated="2"/>
          <table:table-cell/>
        </table:table-row>
        <table:table-row table:style-name="ro45">
          <table:table-cell/>
          <table:table-cell table:style-name="ce185" office:value-type="string" calcext:value-type="string">
            <text:p>Boykins</text:p>
          </table:table-cell>
          <table:table-cell table:style-name="Default"/>
          <table:table-cell table:style-name="ce94"/>
          <table:table-cell table:style-name="ce95"/>
          <table:table-cell table:style-name="ce191"/>
          <table:table-cell table:style-name="ce94" table:number-columns-repeated="2"/>
          <table:table-cell/>
        </table:table-row>
        <table:table-row table:style-name="ro18">
          <table:table-cell/>
          <table:table-cell table:style-name="ce185" office:value-type="string" calcext:value-type="string">
            <text:p>Diane</text:p>
          </table:table-cell>
          <table:table-cell table:style-name="ce187" office:value-type="string" calcext:value-type="string">
            <text:p>UK /daɪˈæn/</text:p>
            <text:p>US /daɪˈæn/</text:p>
          </table:table-cell>
          <table:table-cell table:style-name="ce94"/>
          <table:table-cell table:style-name="ce95"/>
          <table:table-cell table:style-name="ce191"/>
          <table:table-cell table:style-name="ce94" table:number-columns-repeated="2"/>
          <table:table-cell/>
        </table:table-row>
        <table:table-row table:style-name="ro46">
          <table:table-cell/>
          <table:table-cell table:style-name="ce185" office:value-type="string" calcext:value-type="string">
            <text:p>barber</text:p>
          </table:table-cell>
          <table:table-cell table:style-name="ce187" office:value-type="string" calcext:value-type="string">
            <text:p>UK /ˈbɑːbə(r)/</text:p>
            <text:p>US /ˈbɑːrbər/</text:p>
          </table:table-cell>
          <table:table-cell table:style-name="ce94" office:value-type="string" calcext:value-type="string">
            <text:p>Noun</text:p>
          </table:table-cell>
          <table:table-cell table:style-name="ce189"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99" office:value-type="string" calcext:value-type="string">
            <text:p>1. thợ cắt tóc cho nam</text:p>
          </table:table-cell>
          <table:table-cell table:style-name="ce94" table:number-columns-repeated="2"/>
          <table:table-cell/>
        </table:table-row>
        <table:table-row table:style-name="ro31">
          <table:table-cell/>
          <table:table-cell table:style-name="ce185" office:value-type="string" calcext:value-type="string">
            <text:p>comfort</text:p>
          </table:table-cell>
          <table:table-cell table:style-name="ce187" office:value-type="string" calcext:value-type="string">
            <text:p>UK /ˈkʌmfət/</text:p>
            <text:p>US /ˈkʌmfərt/</text:p>
          </table:table-cell>
          <table:table-cell table:style-name="ce94" office:value-type="string" calcext:value-type="string">
            <text:p>Noun</text:p>
          </table:table-cell>
          <table:table-cell table:style-name="ce190"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99" office:value-type="string" calcext:value-type="string">
            <text:p>1. tiện nghi</text:p>
            <text:p>2. an nhàn, xung túc</text:p>
          </table:table-cell>
          <table:table-cell table:style-name="ce94" table:number-columns-repeated="2"/>
          <table:table-cell/>
        </table:table-row>
        <table:table-row table:style-name="ro47">
          <table:table-cell/>
          <table:table-cell table:style-name="ce185" office:value-type="string" calcext:value-type="string">
            <text:p>couch</text:p>
          </table:table-cell>
          <table:table-cell table:style-name="ce187" office:value-type="string" calcext:value-type="string">
            <text:p>UK <text:span text:style-name="T3">/kaʊtʃ/</text:span></text:p>
            <text:p><text:span text:style-name="T3">US /kaʊtʃ/</text:span></text:p>
          </table:table-cell>
          <table:table-cell table:style-name="ce99" office:value-type="string" calcext:value-type="string">
            <text:p>Noun</text:p>
          </table:table-cell>
          <table:table-cell table:style-name="ce189" office:value-type="string" calcext:value-type="string">
            <text:p>1. a long comfortable seat for two or more people to sit on</text:p>
            <text:p>2. a long piece of furniture like a bed, especially in a doctor’s office</text:p>
          </table:table-cell>
          <table:table-cell table:style-name="ce99" office:value-type="string" calcext:value-type="string">
            <text:p>1. ghế dài</text:p>
          </table:table-cell>
          <table:table-cell table:style-name="ce99" table:number-columns-repeated="2"/>
          <table:table-cell/>
        </table:table-row>
        <table:table-row table:style-name="ro14">
          <table:table-cell/>
          <table:table-cell table:style-name="ce185" office:value-type="string" calcext:value-type="string">
            <text:p>dometic</text:p>
          </table:table-cell>
          <table:table-cell table:style-name="ce187" office:value-type="string" calcext:value-type="string">
            <text:p>UK /dəˈmestɪk/</text:p>
            <text:p>US /dəˈmestɪk/</text:p>
          </table:table-cell>
          <table:table-cell table:style-name="ce99" office:value-type="string" calcext:value-type="string">
            <text:p>Adjective</text:p>
          </table:table-cell>
          <table:table-cell table:style-name="ce18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huộc trong nước</text:p>
          </table:table-cell>
          <table:table-cell table:style-name="ce99" table:number-columns-repeated="2"/>
          <table:table-cell/>
        </table:table-row>
        <table:table-row table:style-name="ro51">
          <table:table-cell/>
          <table:table-cell table:style-name="ce185" office:value-type="string" calcext:value-type="string">
            <text:p>episode</text:p>
          </table:table-cell>
          <table:table-cell table:style-name="ce187" office:value-type="string" calcext:value-type="string">
            <text:p>UK /ˈepɪsəʊd/</text:p>
            <text:p>US /ˈepɪsəʊd/</text:p>
          </table:table-cell>
          <table:table-cell table:style-name="ce99" office:value-type="string" calcext:value-type="string">
            <text:p>Noun</text:p>
          </table:table-cell>
          <table:table-cell table:style-name="ce189"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99" office:value-type="string" calcext:value-type="string">
            <text:p>1. đoạn, hồi</text:p>
          </table:table-cell>
          <table:table-cell table:style-name="ce99" table:number-columns-repeated="2"/>
          <table:table-cell/>
        </table:table-row>
        <table:table-row table:style-name="ro64">
          <table:table-cell/>
          <table:table-cell table:style-name="ce185" office:value-type="string" calcext:value-type="string">
            <text:p>gather</text:p>
          </table:table-cell>
          <table:table-cell table:style-name="ce187" office:value-type="string" calcext:value-type="string">
            <text:p>UK /ˈɡæðə(r)/</text:p>
            <text:p>US /ˈɡæðər/</text:p>
          </table:table-cell>
          <table:table-cell table:style-name="ce99" office:value-type="string" calcext:value-type="string">
            <text:p>Verb</text:p>
          </table:table-cell>
          <table:table-cell table:style-name="ce189" office:value-type="string" calcext:value-type="string">
            <text:p>1. [intransitive, transitive] to come together, or bring people together, in one place to form a group</text:p>
          </table:table-cell>
          <table:table-cell table:style-name="ce99" table:number-columns-repeated="3"/>
          <table:table-cell/>
        </table:table-row>
        <table:table-row table:style-name="ro65">
          <table:table-cell/>
          <table:table-cell table:style-name="ce185" office:value-type="string" calcext:value-type="string">
            <text:p>foundation</text:p>
          </table:table-cell>
          <table:table-cell table:style-name="ce187" office:value-type="string" calcext:value-type="string">
            <text:p>UK /faʊnˈdeɪʃn/</text:p>
            <text:p>US /faʊnˈde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99" office:value-type="string" calcext:value-type="string">
            <text:p>1. sự thành lập</text:p>
            <text:p>2. tổ chức tài trợ, quỹ tài trợ</text:p>
          </table:table-cell>
          <table:table-cell table:style-name="ce94" table:number-columns-repeated="2"/>
          <table:table-cell/>
        </table:table-row>
        <table:table-row table:style-name="ro48">
          <table:table-cell/>
          <table:table-cell table:style-name="ce185" office:value-type="string" calcext:value-type="string">
            <text:p>recipient</text:p>
          </table:table-cell>
          <table:table-cell table:style-name="ce187" office:value-type="string" calcext:value-type="string">
            <text:p>UK /rɪˈsɪpiənt/</text:p>
            <text:p>US /rɪˈsɪpiənt/</text:p>
          </table:table-cell>
          <table:table-cell table:style-name="ce94" office:value-type="string" calcext:value-type="string">
            <text:p>Noun</text:p>
          </table:table-cell>
          <table:table-cell table:style-name="ce189" office:value-type="string" calcext:value-type="string">
            <text:p>a person who receives something</text:p>
          </table:table-cell>
          <table:table-cell table:style-name="ce99" office:value-type="string" calcext:value-type="string">
            <text:p>người nhận</text:p>
          </table:table-cell>
          <table:table-cell table:style-name="ce94" table:number-columns-repeated="2"/>
          <table:table-cell/>
        </table:table-row>
        <table:table-row table:style-name="ro39">
          <table:table-cell/>
          <table:table-cell table:style-name="ce185" office:value-type="string" calcext:value-type="string">
            <text:p>recognition</text:p>
          </table:table-cell>
          <table:table-cell table:style-name="ce188" office:value-type="string" calcext:value-type="string">
            <text:p>UK /ˌrekəɡˈnɪʃn/</text:p>
            <text:p>US /ˌrekəɡˈn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99" office:value-type="string" calcext:value-type="string">
            <text:p>1.</text:p>
            <text:p>2. chấp nhận, công nhận</text:p>
          </table:table-cell>
          <table:table-cell table:style-name="ce94" table:number-columns-repeated="2"/>
          <table:table-cell/>
        </table:table-row>
        <table:table-row table:style-name="ro16">
          <table:table-cell/>
          <table:table-cell table:style-name="ce185" office:value-type="string" calcext:value-type="string">
            <text:p>tireless</text:p>
          </table:table-cell>
          <table:table-cell table:style-name="ce188" office:value-type="string" calcext:value-type="string">
            <text:p>UK /ˈtaɪələs/</text:p>
            <text:p>US /ˈtaɪərləs/</text:p>
          </table:table-cell>
          <table:table-cell table:style-name="ce94" office:value-type="string" calcext:value-type="string">
            <text:p>Adjective</text:p>
          </table:table-cell>
          <table:table-cell table:style-name="ce189" office:value-type="string" calcext:value-type="string">
            <text:p>putting a lot of hard work and energy into something over a long period of time</text:p>
          </table:table-cell>
          <table:table-cell table:style-name="ce99" office:value-type="string" calcext:value-type="string">
            <text:p>không mệt mỏi</text:p>
          </table:table-cell>
          <table:table-cell table:style-name="ce94" table:number-columns-repeated="2"/>
          <table:table-cell/>
        </table:table-row>
        <table:table-row table:style-name="ro52">
          <table:table-cell/>
          <table:table-cell table:style-name="ce185" office:value-type="string" calcext:value-type="string">
            <text:p>effort</text:p>
          </table:table-cell>
          <table:table-cell table:style-name="ce188" office:value-type="string" calcext:value-type="string">
            <text:p>UK /ˈefət/</text:p>
            <text:p>US /ˈefərt/</text:p>
          </table:table-cell>
          <table:table-cell table:style-name="ce94" office:value-type="string" calcext:value-type="string">
            <text:p>Noun</text:p>
          </table:table-cell>
          <table:table-cell table:style-name="ce189" office:value-type="string" calcext:value-type="string">
            <text:p>1. [countable] an attempt to do something especially when it is difficult to do</text:p>
          </table:table-cell>
          <table:table-cell table:style-name="ce99" office:value-type="string" calcext:value-type="string">
            <text:p>1. sự cố gắng, cố gắng</text:p>
          </table:table-cell>
          <table:table-cell table:style-name="ce94" table:number-columns-repeated="2"/>
          <table:table-cell/>
        </table:table-row>
        <table:table-row table:style-name="ro53">
          <table:table-cell/>
          <table:table-cell table:style-name="ce185" office:value-type="string" calcext:value-type="string">
            <text:p>homelessness</text:p>
          </table:table-cell>
          <table:table-cell table:style-name="ce188" office:value-type="string" calcext:value-type="string">
            <text:p>UK /ˈhəʊmləsnəs/</text:p>
            <text:p>US /ˈhəʊmləsnəs/</text:p>
          </table:table-cell>
          <table:table-cell table:style-name="ce94" office:value-type="string" calcext:value-type="string">
            <text:p>Noun</text:p>
          </table:table-cell>
          <table:table-cell table:style-name="ce189" office:value-type="string" calcext:value-type="string">
            <text:p>the state of having no home</text:p>
          </table:table-cell>
          <table:table-cell table:style-name="ce99" office:value-type="string" calcext:value-type="string">
            <text:p>vô gia cư</text:p>
          </table:table-cell>
          <table:table-cell table:style-name="ce94" table:number-columns-repeated="2"/>
          <table:table-cell/>
        </table:table-row>
        <table:table-row table:style-name="ro22">
          <table:table-cell/>
          <table:table-cell table:style-name="ce185" office:value-type="string" calcext:value-type="string">
            <text:p>maternity</text:p>
          </table:table-cell>
          <table:table-cell table:style-name="ce188" office:value-type="string" calcext:value-type="string">
            <text:p>UK /məˈtɜːnəti/</text:p>
            <text:p>US /məˈtɜːrnəti/</text:p>
          </table:table-cell>
          <table:table-cell table:style-name="ce94" office:value-type="string" calcext:value-type="string">
            <text:p>Noun</text:p>
          </table:table-cell>
          <table:table-cell table:style-name="ce189" office:value-type="string" calcext:value-type="string">
            <text:p>​the state of being or becoming a mother</text:p>
          </table:table-cell>
          <table:table-cell table:style-name="ce99" office:value-type="string" calcext:value-type="string">
            <text:p>trở thành mẹ</text:p>
          </table:table-cell>
          <table:table-cell table:style-name="ce94" table:number-columns-repeated="2"/>
          <table:table-cell/>
        </table:table-row>
        <table:table-row table:style-name="ro32">
          <table:table-cell/>
          <table:table-cell table:style-name="ce185" office:value-type="string" calcext:value-type="string">
            <text:p>polish</text:p>
          </table:table-cell>
          <table:table-cell table:style-name="ce188" office:value-type="string" calcext:value-type="string">
            <text:p>UK /ˈpɒlɪʃ/</text:p>
            <text:p>US /ˈpɑːlɪʃ/</text:p>
          </table:table-cell>
          <table:table-cell table:style-name="ce94" office:value-type="string" calcext:value-type="string">
            <text:p>Noun</text:p>
          </table:table-cell>
          <table:table-cell table:style-name="ce189" office:value-type="string" calcext:value-type="string">
            <text:p>1. [uncountable, countable] a substance used when rubbing a surface to make it smooth and shiny</text:p>
            <text:p>2. [singular] an act of polishing something</text:p>
          </table:table-cell>
          <table:table-cell table:style-name="ce99" office:value-type="string" calcext:value-type="string">
            <text:p>1. đánh bóng</text:p>
          </table:table-cell>
          <table:table-cell table:style-name="ce94" table:number-columns-repeated="2"/>
          <table:table-cell/>
        </table:table-row>
        <table:table-row table:style-name="ro11">
          <table:table-cell/>
          <table:table-cell table:style-name="ce185" office:value-type="string" calcext:value-type="string">
            <text:p>classy</text:p>
          </table:table-cell>
          <table:table-cell table:style-name="ce188" office:value-type="string" calcext:value-type="string">
            <text:p>UK /ˈklɑːsi/</text:p>
            <text:p>US /ˈklæsi/</text:p>
          </table:table-cell>
          <table:table-cell table:style-name="ce94" office:value-type="string" calcext:value-type="string">
            <text:p>Adjective</text:p>
          </table:table-cell>
          <table:table-cell table:style-name="ce189" office:value-type="string" calcext:value-type="string">
            <text:p>of high quality; expensive and/or fashionable</text:p>
          </table:table-cell>
          <table:table-cell table:style-name="ce99" office:value-type="string" calcext:value-type="string">
            <text:p>thượng hạng</text:p>
          </table:table-cell>
          <table:table-cell table:style-name="ce94" table:number-columns-repeated="2"/>
          <table:table-cell/>
        </table:table-row>
        <table:table-row table:style-name="ro47">
          <table:table-cell/>
          <table:table-cell table:style-name="ce185" office:value-type="string" calcext:value-type="string">
            <text:p>pregnancy</text:p>
          </table:table-cell>
          <table:table-cell table:style-name="ce188" office:value-type="string" calcext:value-type="string">
            <text:p>UK /ˈpreɡnənsi/</text:p>
            <text:p>US /ˈpreɡnənsi/</text:p>
          </table:table-cell>
          <table:table-cell table:style-name="ce94" office:value-type="string" calcext:value-type="string">
            <text:p>Noun</text:p>
          </table:table-cell>
          <table:table-cell table:style-name="ce189" office:value-type="string" calcext:value-type="string">
            <text:p>the state of being pregnant</text:p>
          </table:table-cell>
          <table:table-cell table:style-name="ce99" office:value-type="string" calcext:value-type="string">
            <text:p>sự có thai, thời kì mang thai</text:p>
          </table:table-cell>
          <table:table-cell table:style-name="ce94" table:number-columns-repeated="2"/>
          <table:table-cell/>
        </table:table-row>
        <table:table-row table:style-name="ro30">
          <table:table-cell/>
          <table:table-cell table:style-name="ce185" office:value-type="string" calcext:value-type="string">
            <text:p>brief</text:p>
          </table:table-cell>
          <table:table-cell table:style-name="ce188" office:value-type="string" calcext:value-type="string">
            <text:p>UK /briːf/</text:p>
            <text:p>US /briːf/</text:p>
          </table:table-cell>
          <table:table-cell table:style-name="ce94" office:value-type="string" calcext:value-type="string">
            <text:p>Adjective</text:p>
          </table:table-cell>
          <table:table-cell table:style-name="ce189" office:value-type="string" calcext:value-type="string">
            <text:p>1. lasting only a short time; short</text:p>
            <text:p>2. using few words</text:p>
          </table:table-cell>
          <table:table-cell table:style-name="ce99" office:value-type="string" calcext:value-type="string">
            <text:p>1. duy trì một thời gian ngắn</text:p>
            <text:p>2. ít từ ngữ</text:p>
          </table:table-cell>
          <table:table-cell table:style-name="ce94" table:number-columns-repeated="2"/>
          <table:table-cell/>
        </table:table-row>
        <table:table-row table:style-name="ro21">
          <table:table-cell/>
          <table:table-cell table:style-name="ce185" office:value-type="string" calcext:value-type="string">
            <text:p>familiar</text:p>
          </table:table-cell>
          <table:table-cell table:style-name="ce188" office:value-type="string" calcext:value-type="string">
            <text:p>UK /fəˈmɪliə(r)/</text:p>
            <text:p>US /fəˈmɪliər/</text:p>
          </table:table-cell>
          <table:table-cell table:style-name="ce94" office:value-type="string" calcext:value-type="string">
            <text:p>Adjective</text:p>
          </table:table-cell>
          <table:table-cell table:style-name="ce189" office:value-type="string" calcext:value-type="string">
            <text:p>1. well known to you; often seen or heard and therefore easy to recognize</text:p>
          </table:table-cell>
          <table:table-cell table:style-name="ce99" office:value-type="string" calcext:value-type="string">
            <text:p>1. quen thuộc</text:p>
          </table:table-cell>
          <table:table-cell table:style-name="ce94" table:number-columns-repeated="2"/>
          <table:table-cell/>
        </table:table-row>
        <table:table-row table:style-name="ro58">
          <table:table-cell/>
          <table:table-cell table:style-name="ce185" office:value-type="string" calcext:value-type="string">
            <text:p>statue</text:p>
          </table:table-cell>
          <table:table-cell table:style-name="ce188" office:value-type="string" calcext:value-type="string">
            <text:p>UK /ˈstætʃuː/</text:p>
            <text:p>US /ˈstætʃuː/</text:p>
          </table:table-cell>
          <table:table-cell table:style-name="ce94" office:value-type="string" calcext:value-type="string">
            <text:p>Noun</text:p>
          </table:table-cell>
          <table:table-cell table:style-name="ce189" office:value-type="string" calcext:value-type="string">
            <text:p>a figure of a person or an animal in stone, metal, etc., usually the same size as in real life or larger</text:p>
          </table:table-cell>
          <table:table-cell table:style-name="ce99" office:value-type="string" calcext:value-type="string">
            <text:p>búc tượng</text:p>
          </table:table-cell>
          <table:table-cell table:style-name="ce94" table:number-columns-repeated="2"/>
          <table:table-cell/>
        </table:table-row>
        <table:table-row table:style-name="ro15">
          <table:table-cell/>
          <table:table-cell table:style-name="ce185" office:value-type="string" calcext:value-type="string">
            <text:p>soldier</text:p>
          </table:table-cell>
          <table:table-cell table:style-name="ce188" office:value-type="string" calcext:value-type="string">
            <text:p>UK /ˈsəʊldʒə(r)/</text:p>
            <text:p>US /ˈsəʊldʒər/</text:p>
          </table:table-cell>
          <table:table-cell table:style-name="ce94" office:value-type="string" calcext:value-type="string">
            <text:p>Noun</text:p>
          </table:table-cell>
          <table:table-cell table:style-name="ce189" office:value-type="string" calcext:value-type="string">
            <text:p>a member of an army, especially one who is not an officer</text:p>
          </table:table-cell>
          <table:table-cell table:style-name="ce99" office:value-type="string" calcext:value-type="string">
            <text:p>lính, binh sĩ</text:p>
          </table:table-cell>
          <table:table-cell table:style-name="ce94" table:number-columns-repeated="2"/>
          <table:table-cell/>
        </table:table-row>
        <table:table-row table:style-name="ro38">
          <table:table-cell/>
          <table:table-cell table:style-name="ce185" office:value-type="string" calcext:value-type="string">
            <text:p>delectable</text:p>
          </table:table-cell>
          <table:table-cell table:style-name="ce188" office:value-type="string" calcext:value-type="string">
            <text:p>UK /dɪˈlektəbl/</text:p>
            <text:p>US /dɪˈlektəbl/</text:p>
          </table:table-cell>
          <table:table-cell table:style-name="ce94" office:value-type="string" calcext:value-type="string">
            <text:p>Adjective</text:p>
          </table:table-cell>
          <table:table-cell table:style-name="ce189" office:value-type="string" calcext:value-type="string">
            <text:p>1. (of food and drink) extremely pleasant to taste, smell or look at</text:p>
            <text:p>2. (humorous) (of a person) very attractive</text:p>
          </table:table-cell>
          <table:table-cell table:style-name="ce99" office:value-type="string" calcext:value-type="string">
            <text:p>1. (với đồ ăn) ngon</text:p>
            <text:p>2. (với người) vô cùng cuốn hút</text:p>
          </table:table-cell>
          <table:table-cell table:style-name="ce94" table:number-columns-repeated="2"/>
          <table:table-cell/>
        </table:table-row>
        <table:table-row table:style-name="ro2" table:number-rows-repeated="10">
          <table:table-cell/>
          <table:table-cell table:style-name="ce186"/>
          <table:table-cell table:style-name="ce180"/>
          <table:table-cell table:style-name="ce94"/>
          <table:table-cell table:style-name="ce99" table:number-columns-repeated="2"/>
          <table:table-cell table:style-name="ce94" table:number-columns-repeated="2"/>
          <table:table-cell/>
        </table:table-row>
        <table:table-row table:style-name="ro2" table:number-rows-repeated="4">
          <table:table-cell/>
          <table:table-cell table:style-name="ce111"/>
          <table:table-cell table:style-name="ce180"/>
          <table:table-cell table:style-name="ce94"/>
          <table:table-cell table:style-name="ce99" table:number-columns-repeated="2"/>
          <table:table-cell table:style-name="ce94" table:number-columns-repeated="2"/>
          <table:table-cell/>
        </table:table-row>
        <table:table-row table:style-name="ro19">
          <table:table-cell/>
          <table:table-cell table:style-name="ce111"/>
          <table:table-cell table:style-name="ce180"/>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potential</text:p>
          </table:table-cell>
          <table:table-cell table:style-name="ce111" office:value-type="string" calcext:value-type="string">
            <text:p>UK /pəˈtenʃl/</text:p>
            <text:p>US /pəˈtenʃl/</text:p>
          </table:table-cell>
          <table:table-cell table:style-name="ce111" office:value-type="string" calcext:value-type="string">
            <text:p>Adjective</text:p>
          </table:table-cell>
          <table:table-cell table:style-name="ce111" office:value-type="string" calcext:value-type="string">
            <text:p>that can develop into something or be developed in the future</text:p>
          </table:table-cell>
          <table:table-cell table:style-name="ce111" office:value-type="string" calcext:value-type="string">
            <text:p>tiềm năng</text:p>
          </table:table-cell>
          <table:table-cell table:style-name="ce182" table:number-columns-repeated="2"/>
          <table:table-cell/>
        </table:table-row>
        <table:table-row table:style-name="ro45">
          <table:table-cell/>
          <table:table-cell table:style-name="ce111" office:value-type="string" calcext:value-type="string">
            <text:p>criminal</text:p>
          </table:table-cell>
          <table:table-cell table:style-name="ce111" office:value-type="string" calcext:value-type="string">
            <text:p>UK /ˈkrɪmɪnl/</text:p>
            <text:p>US /ˈkrɪmɪnl/</text:p>
          </table:table-cell>
          <table:table-cell table:style-name="ce111" office:value-type="string" calcext:value-type="string">
            <text:p>Noun</text:p>
          </table:table-cell>
          <table:table-cell table:style-name="ce111" office:value-type="string" calcext:value-type="string">
            <text:p>a person who commits a crime</text:p>
          </table:table-cell>
          <table:table-cell table:style-name="ce111" office:value-type="string" calcext:value-type="string">
            <text:p>có tội, phạm tội</text:p>
          </table:table-cell>
          <table:table-cell table:style-name="ce182" table:number-columns-repeated="2"/>
          <table:table-cell/>
        </table:table-row>
        <table:table-row table:style-name="ro18">
          <table:table-cell/>
          <table:table-cell table:style-name="ce111" office:value-type="string" calcext:value-type="string">
            <text:p>nervous</text:p>
          </table:table-cell>
          <table:table-cell table:style-name="ce111" office:value-type="string" calcext:value-type="string">
            <text:p>UK /ˈnɜːvəs/</text:p>
            <text:p>US /ˈnɜːrvəs/</text:p>
          </table:table-cell>
          <table:table-cell table:style-name="ce111" office:value-type="string" calcext:value-type="string">
            <text:p>Adjective</text:p>
          </table:table-cell>
          <table:table-cell table:style-name="ce111" office:value-type="string" calcext:value-type="string">
            <text:p>1. anxious about something or afraid of something</text:p>
            <text:p>2. easily worried or frightened</text:p>
          </table:table-cell>
          <table:table-cell table:style-name="ce111" office:value-type="string" calcext:value-type="string">
            <text:p>1. lo lắng</text:p>
          </table:table-cell>
          <table:table-cell table:style-name="ce182" table:number-columns-repeated="2"/>
          <table:table-cell/>
        </table:table-row>
        <table:table-row table:style-name="ro46">
          <table:table-cell/>
          <table:table-cell table:style-name="ce185" office:value-type="string" calcext:value-type="string">
            <text:p>man of the house</text:p>
          </table:table-cell>
          <table:table-cell table:style-name="ce182" table:number-columns-repeated="2"/>
          <table:table-cell table:style-name="ce114"/>
          <table:table-cell table:style-name="ce114" office:value-type="string" calcext:value-type="string">
            <text:p>trụ cột gia đình</text:p>
          </table:table-cell>
          <table:table-cell table:style-name="ce182" table:number-columns-repeated="2"/>
          <table:table-cell/>
        </table:table-row>
        <table:table-row table:style-name="ro31">
          <table:table-cell/>
          <table:table-cell table:style-name="ce185" office:value-type="string" calcext:value-type="string">
            <text:p>affection</text:p>
          </table:table-cell>
          <table:table-cell table:style-name="ce187" office:value-type="string" calcext:value-type="string">
            <text:p>UK /əˈfekʃn/</text:p>
            <text:p>US /əˈfekʃn/</text:p>
          </table:table-cell>
          <table:table-cell table:style-name="ce182" office:value-type="string" calcext:value-type="string">
            <text:p>Noun</text:p>
          </table:table-cell>
          <table:table-cell table:style-name="ce188"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14" office:value-type="string" calcext:value-type="string">
            <text:p>1. sự yêu mến, lòng thương yêu</text:p>
          </table:table-cell>
          <table:table-cell table:style-name="ce182" table:number-columns-repeated="2"/>
          <table:table-cell/>
        </table:table-row>
        <table:table-row table:style-name="ro47">
          <table:table-cell/>
          <table:table-cell table:style-name="ce185" office:value-type="string" calcext:value-type="string">
            <text:p>roof</text:p>
          </table:table-cell>
          <table:table-cell table:style-name="ce187" office:value-type="string" calcext:value-type="string">
            <text:p>UK /ruːf/</text:p>
            <text:p>US /ruːf/</text:p>
          </table:table-cell>
          <table:table-cell table:style-name="ce114" office:value-type="string" calcext:value-type="string">
            <text:p>Noun</text:p>
          </table:table-cell>
          <table:table-cell table:style-name="ce187"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14" office:value-type="string" calcext:value-type="string">
            <text:p>1. mái nhà, vòm</text:p>
          </table:table-cell>
          <table:table-cell table:style-name="ce114" table:number-columns-repeated="2"/>
          <table:table-cell/>
        </table:table-row>
        <table:table-row table:style-name="ro14">
          <table:table-cell/>
          <table:table-cell table:style-name="ce185" office:value-type="string" calcext:value-type="string">
            <text:p>in return</text:p>
          </table:table-cell>
          <table:table-cell table:style-name="ce187" office:value-type="string" calcext:value-type="string">
            <text:p>in return (for something)</text:p>
          </table:table-cell>
          <table:table-cell table:style-name="ce114"/>
          <table:table-cell table:style-name="ce187" office:value-type="string" calcext:value-type="string">
            <text:p>1. as a way of thanking somebody or paying them for something they have done</text:p>
            <text:p>2. as a response or reaction to something</text:p>
          </table:table-cell>
          <table:table-cell table:style-name="ce114" office:value-type="string" calcext:value-type="string">
            <text:p>cái gì đó được trả lại, hoàn trả</text:p>
          </table:table-cell>
          <table:table-cell table:style-name="ce114" table:number-columns-repeated="2"/>
          <table:table-cell/>
        </table:table-row>
        <table:table-row table:style-name="ro66">
          <table:table-cell/>
          <table:table-cell table:style-name="ce185" office:value-type="string" calcext:value-type="string">
            <text:p>threaten</text:p>
          </table:table-cell>
          <table:table-cell table:style-name="ce187" office:value-type="string" calcext:value-type="string">
            <text:p>UK /ˈθretn/</text:p>
            <text:p>US /ˈθretn/</text:p>
          </table:table-cell>
          <table:table-cell table:style-name="ce114" office:value-type="string" calcext:value-type="string">
            <text:p>Verb</text:p>
          </table:table-cell>
          <table:table-cell table:style-name="ce187"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14" office:value-type="string" calcext:value-type="string">
            <text:p>1. dọa, đe dọa</text:p>
          </table:table-cell>
          <table:table-cell table:style-name="ce114" table:number-columns-repeated="2"/>
          <table:table-cell/>
        </table:table-row>
        <table:table-row table:style-name="ro17">
          <table:table-cell/>
          <table:table-cell table:style-name="ce185" office:value-type="string" calcext:value-type="string">
            <text:p>missing sb's point</text:p>
          </table:table-cell>
          <table:table-cell table:style-name="ce114" table:number-columns-repeated="2"/>
          <table:table-cell table:style-name="ce187" office:value-type="string" calcext:value-type="string">
            <text:p>not understanding something correctly or what is important about it</text:p>
          </table:table-cell>
          <table:table-cell table:style-name="ce114" table:number-columns-repeated="3"/>
          <table:table-cell/>
        </table:table-row>
        <table:table-row table:style-name="ro17">
          <table:table-cell/>
          <table:table-cell table:style-name="ce185" office:value-type="string" calcext:value-type="string">
            <text:p>ungrateful</text:p>
          </table:table-cell>
          <table:table-cell table:style-name="ce187" office:value-type="string" calcext:value-type="string">
            <text:p>UK /ʌnˈɡreɪtfl/</text:p>
            <text:p>US /ʌnˈɡreɪtfl/</text:p>
          </table:table-cell>
          <table:table-cell table:style-name="ce182" office:value-type="string" calcext:value-type="string">
            <text:p>Adjective</text:p>
          </table:table-cell>
          <table:table-cell table:style-name="ce187" office:value-type="string" calcext:value-type="string">
            <text:p>not showing or expressing thanks for something that somebody has done for you or given to you</text:p>
          </table:table-cell>
          <table:table-cell table:style-name="ce114" office:value-type="string" calcext:value-type="string">
            <text:p>vô ơn, bạc bẽo</text:p>
          </table:table-cell>
          <table:table-cell table:style-name="ce182" table:number-columns-repeated="2"/>
          <table:table-cell/>
        </table:table-row>
        <table:table-row table:style-name="ro48">
          <table:table-cell/>
          <table:table-cell table:style-name="ce185" office:value-type="string" calcext:value-type="string">
            <text:p>bribe</text:p>
          </table:table-cell>
          <table:table-cell table:style-name="ce187" office:value-type="string" calcext:value-type="string">
            <text:p>UK /braɪb/</text:p>
            <text:p>US /braɪb/</text:p>
          </table:table-cell>
          <table:table-cell table:style-name="ce182" office:value-type="string" calcext:value-type="string">
            <text:p>Noun</text:p>
          </table:table-cell>
          <table:table-cell table:style-name="ce187" office:value-type="string" calcext:value-type="string">
            <text:p>a sum of money or something valuable that you give or offer to somebody to persuade them to help you, especially by doing something dishonest</text:p>
          </table:table-cell>
          <table:table-cell table:style-name="ce114" office:value-type="string" calcext:value-type="string">
            <text:p>hối lộ</text:p>
          </table:table-cell>
          <table:table-cell table:style-name="ce182" table:number-columns-repeated="2"/>
          <table:table-cell/>
        </table:table-row>
        <table:table-row table:style-name="ro41">
          <table:table-cell/>
          <table:table-cell table:style-name="ce185" office:value-type="string" calcext:value-type="string">
            <text:p>piss</text:p>
          </table:table-cell>
          <table:table-cell table:style-name="ce188" office:value-type="string" calcext:value-type="string">
            <text:p>UK /pɪs/</text:p>
            <text:p>US /pɪs/</text:p>
          </table:table-cell>
          <table:table-cell table:style-name="ce182" office:value-type="string" calcext:value-type="string">
            <text:p>Verb</text:p>
          </table:table-cell>
          <table:table-cell table:style-name="ce187" office:value-type="string" calcext:value-type="string">
            <text:p>to <text:a xlink:href="https://www.oxfordlearnersdictionaries.com/definition/english/urinate" xlink:type="simple">urinate</text:a></text:p>
          </table:table-cell>
          <table:table-cell table:style-name="ce114"/>
          <table:table-cell table:style-name="ce182" table:number-columns-repeated="2"/>
          <table:table-cell/>
        </table:table-row>
        <table:table-row table:style-name="ro16">
          <table:table-cell/>
          <table:table-cell table:style-name="ce185" office:value-type="string" calcext:value-type="string">
            <text:p>jealous</text:p>
          </table:table-cell>
          <table:table-cell table:style-name="ce188" office:value-type="string" calcext:value-type="string">
            <text:p>UK /ˈdʒeləs/</text:p>
            <text:p>US /ˈdʒeləs/</text:p>
          </table:table-cell>
          <table:table-cell table:style-name="ce182" office:value-type="string" calcext:value-type="string">
            <text:p>Adjective</text:p>
          </table:table-cell>
          <table:table-cell table:style-name="ce187" office:value-type="string" calcext:value-type="string">
            <text:p>1. feeling angry or unhappy because somebody you like or love is showing interest in somebody else</text:p>
          </table:table-cell>
          <table:table-cell table:style-name="ce114" office:value-type="string" calcext:value-type="string">
            <text:p>1. ghen tị, đố kị</text:p>
          </table:table-cell>
          <table:table-cell table:style-name="ce182" table:number-columns-repeated="2"/>
          <table:table-cell/>
        </table:table-row>
        <table:table-row table:style-name="ro52">
          <table:table-cell/>
          <table:table-cell table:style-name="ce185" office:value-type="string" calcext:value-type="string">
            <text:p>can't stand it</text:p>
          </table:table-cell>
          <table:table-cell table:style-name="ce192"/>
          <table:table-cell table:style-name="ce182"/>
          <table:table-cell table:style-name="ce114"/>
          <table:table-cell table:style-name="ce114" office:value-type="string" calcext:value-type="string">
            <text:p>không thể chịu được</text:p>
          </table:table-cell>
          <table:table-cell table:style-name="ce182" table:number-columns-repeated="2"/>
          <table:table-cell/>
        </table:table-row>
        <table:table-row table:style-name="ro52">
          <table:table-cell/>
          <table:table-cell table:style-name="ce185" office:value-type="string" calcext:value-type="string">
            <text:p>rage</text:p>
          </table:table-cell>
          <table:table-cell table:style-name="ce188" office:value-type="string" calcext:value-type="string">
            <text:p>UK /reɪdʒ/</text:p>
            <text:p>US /reɪdʒ/</text:p>
          </table:table-cell>
          <table:table-cell table:style-name="ce182" office:value-type="string" calcext:value-type="string">
            <text:p>Noun</text:p>
          </table:table-cell>
          <table:table-cell table:style-name="ce187"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14" office:value-type="string" calcext:value-type="string">
            <text:p>1. cơn thịnh nộ</text:p>
          </table:table-cell>
          <table:table-cell table:style-name="ce182" table:number-columns-repeated="2"/>
          <table:table-cell/>
        </table:table-row>
        <table:table-row table:style-name="ro53">
          <table:table-cell/>
          <table:table-cell table:style-name="ce185" office:value-type="string" calcext:value-type="string">
            <text:p>in a rage</text:p>
          </table:table-cell>
          <table:table-cell table:style-name="Default"/>
          <table:table-cell table:style-name="ce182"/>
          <table:table-cell table:style-name="ce114"/>
          <table:table-cell table:style-name="ce114" office:value-type="string" calcext:value-type="string">
            <text:p>trong cơn thịnh nộ</text:p>
          </table:table-cell>
          <table:table-cell table:style-name="ce182" table:number-columns-repeated="2"/>
          <table:table-cell/>
        </table:table-row>
        <table:table-row table:style-name="ro67">
          <table:table-cell/>
          <table:table-cell table:style-name="ce185" office:value-type="string" calcext:value-type="string">
            <text:p>revenge</text:p>
          </table:table-cell>
          <table:table-cell table:style-name="ce193" office:value-type="string" calcext:value-type="string">
            <text:p>UK /rɪˈvendʒ/</text:p>
            <text:p>US /rɪˈvendʒ/</text:p>
          </table:table-cell>
          <table:table-cell table:style-name="ce182" office:value-type="string" calcext:value-type="string">
            <text:p>Noun</text:p>
          </table:table-cell>
          <table:table-cell table:style-name="ce187" office:value-type="string" calcext:value-type="string">
            <text:p>1. something that you do in order to make somebody suffer because they have made you suffer</text:p>
          </table:table-cell>
          <table:table-cell table:style-name="ce114" office:value-type="string" calcext:value-type="string">
            <text:p>1. trả thù</text:p>
          </table:table-cell>
          <table:table-cell table:style-name="ce182" table:number-columns-repeated="2"/>
          <table:table-cell/>
        </table:table-row>
        <table:table-row table:style-name="ro64">
          <table:table-cell/>
          <table:table-cell table:style-name="ce185" office:value-type="string" calcext:value-type="string">
            <text:p>in a rage to get revenge</text:p>
          </table:table-cell>
          <table:table-cell table:style-name="ce180"/>
          <table:table-cell table:style-name="ce182"/>
          <table:table-cell table:style-name="ce187" office:value-type="string" calcext:value-type="string">
            <text:p>extremely angry and want to hurt someone in return for being hurt by them</text:p>
          </table:table-cell>
          <table:table-cell table:style-name="ce114"/>
          <table:table-cell table:style-name="ce182" table:number-columns-repeated="2"/>
          <table:table-cell/>
        </table:table-row>
        <table:table-row table:style-name="ro11">
          <table:table-cell/>
          <table:table-cell table:style-name="ce185" office:value-type="string" calcext:value-type="string">
            <text:p>slipper</text:p>
          </table:table-cell>
          <table:table-cell table:style-name="ce188" office:value-type="string" calcext:value-type="string">
            <text:p>UK /ˈslɪpə(r)/</text:p>
            <text:p>US /ˈslɪpər/</text:p>
          </table:table-cell>
          <table:table-cell table:style-name="ce182" office:value-type="string" calcext:value-type="string">
            <text:p>Noun</text:p>
          </table:table-cell>
          <table:table-cell table:style-name="ce187" office:value-type="string" calcext:value-type="string">
            <text:p>a loose, soft shoe that you wear in the house</text:p>
          </table:table-cell>
          <table:table-cell table:style-name="ce114" office:value-type="string" calcext:value-type="string">
            <text:p>dép đi trong nhà</text:p>
          </table:table-cell>
          <table:table-cell table:style-name="ce182" table:number-columns-repeated="2"/>
          <table:table-cell/>
        </table:table-row>
        <table:table-row table:style-name="ro47">
          <table:table-cell/>
          <table:table-cell table:style-name="ce185" office:value-type="string" calcext:value-type="string">
            <text:p>turn it down</text:p>
          </table:table-cell>
          <table:table-cell table:style-name="ce192"/>
          <table:table-cell table:style-name="ce182"/>
          <table:table-cell table:style-name="ce114"/>
          <table:table-cell table:style-name="ce114" office:value-type="string" calcext:value-type="string">
            <text:p>tắt nó đi</text:p>
          </table:table-cell>
          <table:table-cell table:style-name="ce182" table:number-columns-repeated="2"/>
          <table:table-cell/>
        </table:table-row>
        <table:table-row table:style-name="ro61">
          <table:table-cell/>
          <table:table-cell table:style-name="ce185" office:value-type="string" calcext:value-type="string">
            <text:p>offer sb to me</text:p>
          </table:table-cell>
          <table:table-cell table:style-name="ce192"/>
          <table:table-cell table:style-name="ce182"/>
          <table:table-cell table:style-name="ce187" office:value-type="string" calcext:value-type="string">
            <text:p>ask someone if they would like to have something or if you would like to do something for them</text:p>
          </table:table-cell>
          <table:table-cell table:style-name="ce114"/>
          <table:table-cell table:style-name="ce182" table:number-columns-repeated="2"/>
          <table:table-cell/>
        </table:table-row>
        <table:table-row table:style-name="ro61">
          <table:table-cell/>
          <table:table-cell table:style-name="ce185" office:value-type="string" calcext:value-type="string">
            <text:p>tank</text:p>
          </table:table-cell>
          <table:table-cell table:style-name="ce188" office:value-type="string" calcext:value-type="string">
            <text:p>UK /tæŋk/</text:p>
            <text:p>US /tæŋk/</text:p>
          </table:table-cell>
          <table:table-cell table:style-name="ce182" office:value-type="string" calcext:value-type="string">
            <text:p>Noun</text:p>
          </table:table-cell>
          <table:table-cell table:style-name="ce187" office:value-type="string" calcext:value-type="string">
            <text:p>1. a large container for holding liquid or gas</text:p>
          </table:table-cell>
          <table:table-cell table:style-name="ce187" office:value-type="string" calcext:value-type="string">
            <text:p>1. thùng két, bể (chứa nước, dầu xăng…)</text:p>
          </table:table-cell>
          <table:table-cell table:style-name="ce182" table:number-columns-repeated="2"/>
          <table:table-cell/>
        </table:table-row>
        <table:table-row table:style-name="ro21">
          <table:table-cell/>
          <table:table-cell table:style-name="ce185" office:value-type="string" calcext:value-type="string">
            <text:p>tanked it</text:p>
          </table:table-cell>
          <table:table-cell table:style-name="ce192"/>
          <table:table-cell table:style-name="ce182"/>
          <table:table-cell table:style-name="ce187" office:value-type="string" calcext:value-type="string">
            <text:p>quickly fail, decline, or become less successful</text:p>
          </table:table-cell>
          <table:table-cell table:style-name="ce114"/>
          <table:table-cell table:style-name="ce182" table:number-columns-repeated="2"/>
          <table:table-cell/>
        </table:table-row>
        <table:table-row table:style-name="ro58">
          <table:table-cell/>
          <table:table-cell table:style-name="ce185" office:value-type="string" calcext:value-type="string">
            <text:p>stare</text:p>
          </table:table-cell>
          <table:table-cell table:style-name="ce188" office:value-type="string" calcext:value-type="string">
            <text:p>UK /steə(r)/</text:p>
            <text:p>US /ster/</text:p>
          </table:table-cell>
          <table:table-cell table:style-name="ce182" office:value-type="string" calcext:value-type="string">
            <text:p>Verb</text:p>
          </table:table-cell>
          <table:table-cell table:style-name="ce187" office:value-type="string" calcext:value-type="string">
            <text:p>to look at somebody/something for a long time</text:p>
          </table:table-cell>
          <table:table-cell table:style-name="ce114" office:value-type="string" calcext:value-type="string">
            <text:p>nhìn chằm chằm</text:p>
          </table:table-cell>
          <table:table-cell table:style-name="ce182" table:number-columns-repeated="2"/>
          <table:table-cell/>
        </table:table-row>
        <table:table-row table:style-name="ro15">
          <table:table-cell/>
          <table:table-cell table:style-name="ce185" office:value-type="string" calcext:value-type="string">
            <text:p>regional manager</text:p>
          </table:table-cell>
          <table:table-cell table:style-name="ce192"/>
          <table:table-cell table:style-name="ce182"/>
          <table:table-cell table:style-name="ce187" office:value-type="string" calcext:value-type="string">
            <text:p>a mid-level employee who oversees the operations of multiple branches or locations of a company within a specific region</text:p>
          </table:table-cell>
          <table:table-cell table:style-name="ce114" office:value-type="string" calcext:value-type="string">
            <text:p>quản lý vùng</text:p>
          </table:table-cell>
          <table:table-cell table:style-name="ce182" table:number-columns-repeated="2"/>
          <table:table-cell/>
        </table:table-row>
        <table:table-row table:style-name="ro27">
          <table:table-cell/>
          <table:table-cell table:style-name="ce185" office:value-type="string" calcext:value-type="string">
            <text:p>tear</text:p>
          </table:table-cell>
          <table:table-cell table:style-name="ce188" office:value-type="string" calcext:value-type="string">
            <text:p>UK /teə(r)/</text:p>
            <text:p>US /ter/</text:p>
          </table:table-cell>
          <table:table-cell table:style-name="ce182" office:value-type="string" calcext:value-type="string">
            <text:p>Verb</text:p>
          </table:table-cell>
          <table:table-cell table:style-name="ce187" office:value-type="string" calcext:value-type="string">
            <text:p>1. [transitive, intransitive] to damage something by pulling it apart or into pieces or by cutting it on something sharp; to become damaged in this way </text:p>
          </table:table-cell>
          <table:table-cell table:style-name="ce114" office:value-type="string" calcext:value-type="string">
            <text:p>1. xé</text:p>
          </table:table-cell>
          <table:table-cell table:style-name="ce182" table:number-columns-repeated="2"/>
          <table:table-cell/>
        </table:table-row>
        <table:table-row table:style-name="ro66">
          <table:table-cell/>
          <table:table-cell table:style-name="ce185" office:value-type="string" calcext:value-type="string">
            <text:p>steak</text:p>
          </table:table-cell>
          <table:table-cell table:style-name="ce188" office:value-type="string" calcext:value-type="string">
            <text:p>UK /steɪk/</text:p>
            <text:p>US /steɪk/</text:p>
          </table:table-cell>
          <table:table-cell table:style-name="ce182" office:value-type="string" calcext:value-type="string">
            <text:p>Noun</text:p>
          </table:table-cell>
          <table:table-cell table:style-name="ce187" office:value-type="string" calcext:value-type="string">
            <text:p>1. (also less frequent beefsteak) [uncountable, countable] a thick slice of good quality beef</text:p>
          </table:table-cell>
          <table:table-cell table:style-name="ce114" office:value-type="string" calcext:value-type="string">
            <text:p>1. miếng thịt dày</text:p>
          </table:table-cell>
          <table:table-cell table:style-name="ce182" table:number-columns-repeated="2"/>
          <table:table-cell/>
        </table:table-row>
        <table:table-row table:style-name="ro62">
          <table:table-cell/>
          <table:table-cell table:style-name="ce185" office:value-type="string" calcext:value-type="string">
            <text:p>shooter</text:p>
          </table:table-cell>
          <table:table-cell table:style-name="ce188" office:value-type="string" calcext:value-type="string">
            <text:p>UK /ˈʃuːtə(r)/</text:p>
            <text:p>US /ˈʃuːtər/</text:p>
          </table:table-cell>
          <table:table-cell table:style-name="ce182" office:value-type="string" calcext:value-type="string">
            <text:p>Noun</text:p>
          </table:table-cell>
          <table:table-cell table:style-name="ce187" office:value-type="string" calcext:value-type="string">
            <text:p>1. (especially in compounds) a person or weapon that shoots</text:p>
            <text:p>2. ​(informal) a gun</text:p>
          </table:table-cell>
          <table:table-cell table:style-name="ce114" office:value-type="string" calcext:value-type="string">
            <text:p>1. người bắn súng</text:p>
            <text:p>2. </text:p>
            <text:p>3. từ lóng, uống rượu</text:p>
          </table:table-cell>
          <table:table-cell table:style-name="ce182" table:number-columns-repeated="2"/>
          <table:table-cell/>
        </table:table-row>
        <table:table-row table:style-name="ro68">
          <table:table-cell/>
          <table:table-cell table:style-name="ce185" office:value-type="string" calcext:value-type="string">
            <text:p>wing</text:p>
          </table:table-cell>
          <table:table-cell table:style-name="ce188" office:value-type="string" calcext:value-type="string">
            <text:p>UK /wɪŋ/</text:p>
            <text:p>US /wɪŋ/</text:p>
          </table:table-cell>
          <table:table-cell table:style-name="ce182" office:value-type="string" calcext:value-type="string">
            <text:p>Noun</text:p>
          </table:table-cell>
          <table:table-cell table:style-name="ce187" office:value-type="string" calcext:value-type="string">
            <text:p><text:span text:style-name="T20">of bird/insect</text:span></text:p>
            <text:p>1. [countable] one of the parts of the body of a bird, insect or <text:a xlink:href="https://www.oxfordlearnersdictionaries.com/definition/english/bat_1" xlink:type="simple">bat</text:a> that it uses for flying</text:p>
          </table:table-cell>
          <table:table-cell table:style-name="ce114" office:value-type="string" calcext:value-type="string">
            <text:p>1. cánh chim</text:p>
          </table:table-cell>
          <table:table-cell table:style-name="ce182" table:number-columns-repeated="2"/>
          <table:table-cell/>
        </table:table-row>
        <table:table-row table:style-name="ro22">
          <table:table-cell/>
          <table:table-cell table:style-name="ce185" office:value-type="string" calcext:value-type="string">
            <text:p>soak it up</text:p>
          </table:table-cell>
          <table:table-cell table:style-name="ce180"/>
          <table:table-cell table:style-name="ce182"/>
          <table:table-cell table:style-name="ce187" office:value-type="string" calcext:value-type="string">
            <text:p>1. To absorb or enjoy something</text:p>
            <text:p>2. To drink to excess</text:p>
          </table:table-cell>
          <table:table-cell table:style-name="ce114" office:value-type="string" calcext:value-type="string">
            <text:p>1. uống say</text:p>
          </table:table-cell>
          <table:table-cell table:style-name="ce182" table:number-columns-repeated="2"/>
          <table:table-cell/>
        </table:table-row>
        <table:table-row table:style-name="ro2">
          <table:table-cell/>
          <table:table-cell table:style-name="ce185" office:value-type="string" calcext:value-type="string">
            <text:p>screw it up</text:p>
          </table:table-cell>
          <table:table-cell table:style-name="ce180"/>
          <table:table-cell table:style-name="ce182"/>
          <table:table-cell table:style-name="ce187" office:value-type="string" calcext:value-type="string">
            <text:p>to make a mistake, spoil something, or cause something to fail</text:p>
          </table:table-cell>
          <table:table-cell table:style-name="ce114"/>
          <table:table-cell table:style-name="ce182" table:number-columns-repeated="2"/>
          <table:table-cell/>
        </table:table-row>
        <table:table-row table:style-name="ro69">
          <table:table-cell/>
          <table:table-cell table:style-name="ce185" office:value-type="string" calcext:value-type="string">
            <text:p>exclaiming</text:p>
          </table:table-cell>
          <table:table-cell table:style-name="ce194" office:value-type="string" calcext:value-type="string">
            <text:p>UK /ɪkˈskleɪm/</text:p>
          </table:table-cell>
          <table:table-cell table:style-name="ce182" office:value-type="string" calcext:value-type="string">
            <text:p>Verb</text:p>
          </table:table-cell>
          <table:table-cell table:style-name="ce187" office:value-type="string" calcext:value-type="string">
            <text:p>to say something suddenly and loudly, especially because of strong emotion or pain</text:p>
          </table:table-cell>
          <table:table-cell table:style-name="ce114" office:value-type="string" calcext:value-type="string">
            <text:p>thốt lên, kêu lên, gào thét</text:p>
          </table:table-cell>
          <table:table-cell table:style-name="ce182" table:number-columns-repeated="2"/>
          <table:table-cell/>
        </table:table-row>
        <table:table-row table:style-name="ro70">
          <table:table-cell/>
          <table:table-cell table:style-name="ce185" office:value-type="string" calcext:value-type="string">
            <text:p>a little light on cash</text:p>
          </table:table-cell>
          <table:table-cell table:style-name="ce180"/>
          <table:table-cell table:style-name="ce182"/>
          <table:table-cell table:style-name="ce187" office:value-type="string" calcext:value-type="string">
            <text:p>"A little light on cash" is an expression that means someone is short on money or hard up. The phrase "light on" means to have very little of something.</text:p>
          </table:table-cell>
          <table:table-cell table:style-name="ce114" office:value-type="string" calcext:value-type="string">
            <text:p>hết tiền mặt</text:p>
          </table:table-cell>
          <table:table-cell table:style-name="ce182" table:number-columns-repeated="2"/>
          <table:table-cell/>
        </table:table-row>
        <table:table-row table:style-name="ro71">
          <table:table-cell/>
          <table:table-cell table:style-name="ce185" office:value-type="string" calcext:value-type="string">
            <text:p>cupbroad</text:p>
          </table:table-cell>
          <table:table-cell table:style-name="ce188" office:value-type="string" calcext:value-type="string">
            <text:p>UK /ˈkʌbəd/</text:p>
            <text:p>US /ˈkʌbərd/</text:p>
          </table:table-cell>
          <table:table-cell table:style-name="ce182" office:value-type="string" calcext:value-type="string">
            <text:p>Noun</text:p>
          </table:table-cell>
          <table:table-cell table:style-name="ce187"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14" office:value-type="string" calcext:value-type="string">
            <text:p>tủ treo</text:p>
          </table:table-cell>
          <table:table-cell table:style-name="ce182" table:number-columns-repeated="2"/>
          <table:table-cell/>
        </table:table-row>
        <table:table-row table:style-name="ro61">
          <table:table-cell/>
          <table:table-cell table:style-name="ce185" office:value-type="string" calcext:value-type="string">
            <text:p>exhibit</text:p>
          </table:table-cell>
          <table:table-cell table:style-name="ce188" office:value-type="string" calcext:value-type="string">
            <text:p>UK /ɪɡˈzɪbɪt/</text:p>
            <text:p>US /ɪɡˈzɪbɪt/</text:p>
          </table:table-cell>
          <table:table-cell table:style-name="ce182" office:value-type="string" calcext:value-type="string">
            <text:p>Noun</text:p>
          </table:table-cell>
          <table:table-cell table:style-name="ce187" office:value-type="string" calcext:value-type="string">
            <text:p>1. [transitive, intransitive] to show something in a public place for people to enjoy or to give them information</text:p>
          </table:table-cell>
          <table:table-cell table:style-name="ce114" office:value-type="string" calcext:value-type="string">
            <text:p>1. triển lãm, bộ sưu tập</text:p>
          </table:table-cell>
          <table:table-cell table:style-name="ce182" table:number-columns-repeated="2"/>
          <table:table-cell/>
        </table:table-row>
        <table:table-row table:style-name="ro2">
          <table:table-cell/>
          <table:table-cell table:style-name="ce185" office:value-type="string" calcext:value-type="string">
            <text:p>Gerald</text:p>
          </table:table-cell>
          <table:table-cell table:style-name="ce180"/>
          <table:table-cell table:style-name="ce182"/>
          <table:table-cell table:style-name="ce114" table:number-columns-repeated="2"/>
          <table:table-cell table:style-name="ce182" table:number-columns-repeated="2"/>
          <table:table-cell/>
        </table:table-row>
        <table:table-row table:style-name="ro72">
          <table:table-cell/>
          <table:table-cell table:style-name="ce111" office:value-type="string" calcext:value-type="string">
            <text:p>commission</text:p>
          </table:table-cell>
          <table:table-cell table:style-name="ce188" office:value-type="string" calcext:value-type="string">
            <text:p>UK /kəˈmɪʃn/</text:p>
            <text:p>US /kəˈmɪʃn/</text:p>
          </table:table-cell>
          <table:table-cell table:style-name="ce182" office:value-type="string" calcext:value-type="string">
            <text:p>Noun</text:p>
          </table:table-cell>
          <table:table-cell table:style-name="ce187"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14" office:value-type="string" calcext:value-type="string">
            <text:p>1. nhiệm vụ, phận sự</text:p>
          </table:table-cell>
          <table:table-cell table:style-name="ce182" table:number-columns-repeated="2"/>
          <table:table-cell/>
        </table:table-row>
        <table:table-row table:style-name="ro51">
          <table:table-cell/>
          <table:table-cell table:style-name="ce111" office:value-type="string" calcext:value-type="string">
            <text:p>anonymous</text:p>
          </table:table-cell>
          <table:table-cell table:style-name="ce188" office:value-type="string" calcext:value-type="string">
            <text:p>UK /əˈnɒnɪməs/</text:p>
            <text:p>US /əˈnɑːnɪməs/</text:p>
          </table:table-cell>
          <table:table-cell table:style-name="ce182" office:value-type="string" calcext:value-type="string">
            <text:p>Adjective</text:p>
          </table:table-cell>
          <table:table-cell table:style-name="ce187" office:value-type="string" calcext:value-type="string">
            <text:p>1. (of a person) with a name that is not known or that is not made public</text:p>
            <text:p>2. written, given, made, etc. by somebody who does not want their name to be known or made public</text:p>
          </table:table-cell>
          <table:table-cell table:style-name="ce114" office:value-type="string" calcext:value-type="string">
            <text:p>1. giấu tên</text:p>
            <text:p>2. nặc danh</text:p>
          </table:table-cell>
          <table:table-cell table:style-name="ce182" table:number-columns-repeated="2"/>
          <table:table-cell/>
        </table:table-row>
        <table:table-row table:style-name="ro15">
          <table:table-cell/>
          <table:table-cell table:style-name="ce111" office:value-type="string" calcext:value-type="string">
            <text:p>district manager</text:p>
          </table:table-cell>
          <table:table-cell table:style-name="ce180"/>
          <table:table-cell table:style-name="ce182"/>
          <table:table-cell table:style-name="ce187" office:value-type="string" calcext:value-type="string">
            <text:p>a manager who uses a distinct approach to guide and support their team</text:p>
          </table:table-cell>
          <table:table-cell table:style-name="ce114"/>
          <table:table-cell table:style-name="ce182" table:number-columns-repeated="2"/>
          <table:table-cell/>
        </table:table-row>
        <table:table-row table:style-name="ro43">
          <table:table-cell/>
          <table:table-cell table:style-name="ce111" office:value-type="string" calcext:value-type="string">
            <text:p>impressive</text:p>
          </table:table-cell>
          <table:table-cell table:style-name="ce188" office:value-type="string" calcext:value-type="string">
            <text:p>UK /ɪmˈpresɪv/</text:p>
            <text:p>US /ɪmˈpresɪv/</text:p>
          </table:table-cell>
          <table:table-cell table:style-name="ce182" office:value-type="string" calcext:value-type="string">
            <text:p>Adjective</text:p>
          </table:table-cell>
          <table:table-cell table:style-name="ce187"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14" office:value-type="string" calcext:value-type="string">
            <text:p>gây ấn tượng mạnh mẽ</text:p>
          </table:table-cell>
          <table:table-cell table:style-name="ce182" table:number-columns-repeated="2"/>
          <table:table-cell/>
        </table:table-row>
        <table:table-row table:style-name="ro73">
          <table:table-cell/>
          <table:table-cell table:style-name="ce111" office:value-type="string" calcext:value-type="string">
            <text:p>vice president</text:p>
          </table:table-cell>
          <table:table-cell table:style-name="ce180"/>
          <table:table-cell table:style-name="ce182"/>
          <table:table-cell table:style-name="ce187"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14" office:value-type="string" calcext:value-type="string">
            <text:p>phó tổng giám đốc</text:p>
          </table:table-cell>
          <table:table-cell table:style-name="ce182" table:number-columns-repeated="2"/>
          <table:table-cell/>
        </table:table-row>
        <table:table-row table:style-name="ro2">
          <table:table-cell/>
          <table:table-cell table:style-name="ce114" office:value-type="string" calcext:value-type="string">
            <text:p>hit me with one of them scratch and wins</text:p>
          </table:table-cell>
          <table:table-cell table:style-name="ce180"/>
          <table:table-cell table:style-name="ce182"/>
          <table:table-cell table:style-name="ce114"/>
          <table:table-cell table:style-name="ce114" office:value-type="string" calcext:value-type="string">
            <text:p>cào sổ xố</text:p>
          </table:table-cell>
          <table:table-cell table:style-name="ce182" table:number-columns-repeated="2"/>
          <table:table-cell/>
        </table:table-row>
        <table:table-row table:style-name="ro12">
          <table:table-cell/>
          <table:table-cell table:style-name="ce182" office:value-type="string" calcext:value-type="string">
            <text:p>guilty</text:p>
          </table:table-cell>
          <table:table-cell table:style-name="ce188" office:value-type="string" calcext:value-type="string">
            <text:p>UK /ˈɡɪlti/</text:p>
            <text:p>US /ˈɡɪlti/</text:p>
          </table:table-cell>
          <table:table-cell table:style-name="ce182" office:value-type="string" calcext:value-type="string">
            <text:p>Adjective</text:p>
          </table:table-cell>
          <table:table-cell table:style-name="ce187"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14" office:value-type="string" calcext:value-type="string">
            <text:p>1. có tội, tội lỗi</text:p>
          </table:table-cell>
          <table:table-cell table:style-name="ce182" table:number-columns-repeated="2"/>
          <table:table-cell/>
        </table:table-row>
        <table:table-row table:style-name="ro12">
          <table:table-cell/>
          <table:table-cell table:style-name="ce182" office:value-type="string" calcext:value-type="string">
            <text:p>association</text:p>
          </table:table-cell>
          <table:table-cell table:style-name="ce188" office:value-type="string" calcext:value-type="string">
            <text:p>UK /əˌsəʊsiˈeɪʃn/</text:p>
            <text:p>US /əˌsəʊsiˈeɪʃn/</text:p>
          </table:table-cell>
          <table:table-cell table:style-name="ce182" office:value-type="string" calcext:value-type="string">
            <text:p>Noun</text:p>
          </table:table-cell>
          <table:table-cell table:style-name="ce187" office:value-type="string" calcext:value-type="string">
            <text:p>1. an official group of people who have joined together for a particular purpose</text:p>
          </table:table-cell>
          <table:table-cell table:style-name="ce114" office:value-type="string" calcext:value-type="string">
            <text:p>1. hiệp hội</text:p>
          </table:table-cell>
          <table:table-cell table:style-name="ce182" table:number-columns-repeated="2"/>
          <table:table-cell/>
        </table:table-row>
        <table:table-row table:style-name="ro22">
          <table:table-cell/>
          <table:table-cell table:style-name="ce182" office:value-type="string" calcext:value-type="string">
            <text:p>associationship</text:p>
          </table:table-cell>
          <table:table-cell table:style-name="ce180"/>
          <table:table-cell table:style-name="ce182"/>
          <table:table-cell table:style-name="ce114"/>
          <table:table-cell table:style-name="ce114" office:value-type="string" calcext:value-type="string">
            <text:p>đồng minh</text:p>
          </table:table-cell>
          <table:table-cell table:style-name="ce182" table:number-columns-repeated="2"/>
          <table:table-cell/>
        </table:table-row>
        <table:table-row table:style-name="ro37">
          <table:table-cell/>
          <table:table-cell table:style-name="ce182" office:value-type="string" calcext:value-type="string">
            <text:p>rip off</text:p>
          </table:table-cell>
          <table:table-cell table:style-name="ce180"/>
          <table:table-cell table:style-name="ce182" office:value-type="string" calcext:value-type="string">
            <text:p>phrasal verb</text:p>
          </table:table-cell>
          <table:table-cell table:style-name="ce187" office:value-type="string" calcext:value-type="string">
            <text:p>rip somebody off</text:p>
            <text:p>[usually passive] (informal) to cheat somebody, by making them pay too much, by selling them something of poor quality, etc.</text:p>
          </table:table-cell>
          <table:table-cell table:style-name="ce114" office:value-type="string" calcext:value-type="string">
            <text:p>kiếm lời</text:p>
          </table:table-cell>
          <table:table-cell table:style-name="ce182" table:number-columns-repeated="2"/>
          <table:table-cell/>
        </table:table-row>
        <table:table-row table:style-name="ro42">
          <table:table-cell/>
          <table:table-cell table:style-name="ce182" office:value-type="string" calcext:value-type="string">
            <text:p>grumble</text:p>
          </table:table-cell>
          <table:table-cell table:style-name="ce188" office:value-type="string" calcext:value-type="string">
            <text:p>UK /ˈɡrʌmbl/</text:p>
            <text:p>US /ˈɡrʌmbl/</text:p>
          </table:table-cell>
          <table:table-cell table:style-name="ce182" office:value-type="string" calcext:value-type="string">
            <text:p>Verb</text:p>
          </table:table-cell>
          <table:table-cell table:style-name="ce187" office:value-type="string" calcext:value-type="string">
            <text:p>1. [intransitive, transitive] to complain about somebody/something, especially something that is not really very serious</text:p>
          </table:table-cell>
          <table:table-cell table:style-name="ce114" office:value-type="string" calcext:value-type="string">
            <text:p>1. càu nhàu</text:p>
          </table:table-cell>
          <table:table-cell table:style-name="ce182" table:number-columns-repeated="2"/>
          <table:table-cell/>
        </table:table-row>
        <table:table-row table:style-name="ro51">
          <table:table-cell/>
          <table:table-cell table:style-name="ce182" office:value-type="string" calcext:value-type="string">
            <text:p>sign</text:p>
          </table:table-cell>
          <table:table-cell table:style-name="ce188" office:value-type="string" calcext:value-type="string">
            <text:p>UK /saɪn/</text:p>
            <text:p>US /saɪn/</text:p>
          </table:table-cell>
          <table:table-cell table:style-name="ce182" office:value-type="string" calcext:value-type="string">
            <text:p>Noun</text:p>
          </table:table-cell>
          <table:table-cell table:style-name="ce114" office:value-type="string" calcext:value-type="string">
            <text:p>showing something</text:p>
            <text:p>1. [countable, uncountable] an event, an action, a fact, etc. that shows that something exists, is happening or may happen in the future</text:p>
          </table:table-cell>
          <table:table-cell table:style-name="ce114" office:value-type="string" calcext:value-type="string">
            <text:p>1. dấu hiệu, ký hiệu</text:p>
          </table:table-cell>
          <table:table-cell table:style-name="ce182" table:number-columns-repeated="2"/>
          <table:table-cell/>
        </table:table-row>
        <table:table-row table:style-name="ro19">
          <table:table-cell/>
          <table:table-cell table:style-name="ce182" office:value-type="string" calcext:value-type="string">
            <text:p>ask sb a favor</text:p>
          </table:table-cell>
          <table:table-cell table:style-name="ce180"/>
          <table:table-cell table:style-name="ce182"/>
          <table:table-cell table:style-name="ce187" office:value-type="string" calcext:value-type="string">
            <text:p>request that someone does something for you</text:p>
          </table:table-cell>
          <table:table-cell table:style-name="ce114"/>
          <table:table-cell table:style-name="ce182" table:number-columns-repeated="2"/>
          <table:table-cell/>
        </table:table-row>
        <table:table-row table:style-name="ro74">
          <table:table-cell/>
          <table:table-cell table:style-name="ce182" office:value-type="string" calcext:value-type="string">
            <text:p>assignment</text:p>
          </table:table-cell>
          <table:table-cell table:style-name="ce188" office:value-type="string" calcext:value-type="string">
            <text:p>UK /əˈsaɪnmənt/</text:p>
            <text:p>US /əˈsaɪnmənt/</text:p>
          </table:table-cell>
          <table:table-cell table:style-name="ce182" office:value-type="string" calcext:value-type="string">
            <text:p>Noun</text:p>
          </table:table-cell>
          <table:table-cell table:style-name="ce187"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14" office:value-type="string" calcext:value-type="string">
            <text:p>1. nhiệm vụ được giao</text:p>
          </table:table-cell>
          <table:table-cell table:style-name="ce182" table:number-columns-repeated="2"/>
          <table:table-cell/>
        </table:table-row>
        <table:table-row table:style-name="ro63">
          <table:table-cell/>
          <table:table-cell table:style-name="ce182" office:value-type="string" calcext:value-type="string">
            <text:p>neck up</text:p>
          </table:table-cell>
          <table:table-cell table:style-name="ce180"/>
          <table:table-cell table:style-name="ce182"/>
          <table:table-cell table:style-name="ce195"/>
          <table:table-cell table:style-name="ce111" office:value-type="string" calcext:value-type="string">
            <text:p>từ cổ trở lên</text:p>
          </table:table-cell>
          <table:table-cell table:style-name="ce182" table:number-columns-repeated="2"/>
          <table:table-cell/>
        </table:table-row>
        <table:table-row table:style-name="ro21">
          <table:table-cell/>
          <table:table-cell table:style-name="ce182" office:value-type="string" calcext:value-type="string">
            <text:p>panties</text:p>
          </table:table-cell>
          <table:table-cell table:style-name="ce188" office:value-type="string" calcext:value-type="string">
            <text:p>UK /ˈpæntiz/</text:p>
            <text:p>US /ˈpæntiz/</text:p>
          </table:table-cell>
          <table:table-cell table:style-name="ce182" office:value-type="string" calcext:value-type="string">
            <text:p>Noun</text:p>
          </table:table-cell>
          <table:table-cell table:style-name="ce187" office:value-type="string" calcext:value-type="string">
            <text:p>a piece of women’s underwear that covers the body from the middle part to the tops of the legs</text:p>
          </table:table-cell>
          <table:table-cell table:style-name="ce114"/>
          <table:table-cell table:style-name="ce182" table:number-columns-repeated="2"/>
          <table:table-cell/>
        </table:table-row>
        <table:table-row table:style-name="ro59">
          <table:table-cell/>
          <table:table-cell table:style-name="ce182" office:value-type="string" calcext:value-type="string">
            <text:p>gladly</text:p>
          </table:table-cell>
          <table:table-cell table:style-name="ce188" office:value-type="string" calcext:value-type="string">
            <text:p>US /ˈɡlædli/</text:p>
            <text:p>US /ˈɡlædli/</text:p>
          </table:table-cell>
          <table:table-cell table:style-name="ce182" office:value-type="string" calcext:value-type="string">
            <text:p>Adverb</text:p>
          </table:table-cell>
          <table:table-cell table:style-name="ce187" office:value-type="string" calcext:value-type="string">
            <text:p>1. willingly</text:p>
            <text:p>2. happily; with thanks</text:p>
          </table:table-cell>
          <table:table-cell table:style-name="ce114" office:value-type="string" calcext:value-type="string">
            <text:p>1. một cách sẵn lòng</text:p>
            <text:p>2. vui vẻ, sung sướng</text:p>
          </table:table-cell>
          <table:table-cell table:style-name="ce182" table:number-columns-repeated="2"/>
          <table:table-cell/>
        </table:table-row>
        <table:table-row table:style-name="ro63">
          <table:table-cell/>
          <table:table-cell table:style-name="ce192" office:value-type="string" calcext:value-type="string">
            <text:p>cut out early</text:p>
          </table:table-cell>
          <table:table-cell table:style-name="ce180" table:number-columns-repeated="2"/>
          <table:table-cell table:style-name="ce192" office:value-type="string" calcext:value-type="string">
            <text:p>stop working</text:p>
          </table:table-cell>
          <table:table-cell table:style-name="ce192" office:value-type="string" calcext:value-type="string">
            <text:p>về sớm</text:p>
          </table:table-cell>
          <table:table-cell table:style-name="ce180" table:number-columns-repeated="2"/>
          <table:table-cell/>
        </table:table-row>
        <table:table-row table:style-name="ro75">
          <table:table-cell/>
          <table:table-cell table:style-name="ce192" office:value-type="string" calcext:value-type="string">
            <text:p>practically</text:p>
          </table:table-cell>
          <table:table-cell table:style-name="ce188" office:value-type="string" calcext:value-type="string">
            <text:p>UK /ˈpræktɪkli/</text:p>
            <text:p>US /ˈpræktɪkli/</text:p>
          </table:table-cell>
          <table:table-cell table:style-name="ce180"/>
          <table:table-cell table:style-name="ce188" office:value-type="string" calcext:value-type="string">
            <text:p>1. almost; very nearly</text:p>
            <text:p>2. in a realistic or sensible way; in real situations</text:p>
          </table:table-cell>
          <table:table-cell table:style-name="ce116" office:value-type="string" calcext:value-type="string">
            <text:p>1. hầu như</text:p>
            <text:p>2. trên thực tế</text:p>
          </table:table-cell>
          <table:table-cell table:style-name="ce180"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office:forms form:automatic-focus="false" form:apply-design-mode="false"/>
        <table:table-column table:style-name="co19" table:default-cell-style-name="Default"/>
        <table:table-column table:style-name="co34" table:default-cell-style-name="ce92"/>
        <table:table-column table:style-name="co22" table:default-cell-style-name="ce92"/>
        <table:table-column table:style-name="co16" table:default-cell-style-name="ce92"/>
        <table:table-column table:style-name="co35" table:default-cell-style-name="ce92"/>
        <table:table-column table:style-name="co36" table:default-cell-style-name="ce92"/>
        <table:table-column table:style-name="co37"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indistinct</text:p>
          </table:table-cell>
          <table:table-cell table:style-name="ce198" office:value-type="string" calcext:value-type="string">
            <text:p>UK /ˌɪndɪˈstɪŋkt/</text:p>
            <text:p>US /ˌɪndɪˈstɪŋkt/</text:p>
          </table:table-cell>
          <table:table-cell table:style-name="ce111" office:value-type="string" calcext:value-type="string">
            <text:p>Adjective</text:p>
          </table:table-cell>
          <table:table-cell table:style-name="ce198" office:value-type="string" calcext:value-type="string">
            <text:p>that cannot be seen, heard or remembered clearly</text:p>
          </table:table-cell>
          <table:table-cell table:style-name="ce111" office:value-type="string" calcext:value-type="string">
            <text:p>Từ "indistinct" trong tiếng Anh có nghĩa là không rõ ràng, mờ nhạt, hoặc khó nhận biết. </text:p>
          </table:table-cell>
          <table:table-cell table:style-name="ce182" table:number-columns-repeated="2"/>
          <table:table-cell/>
        </table:table-row>
        <table:table-row table:style-name="ro40">
          <table:table-cell/>
          <table:table-cell table:style-name="ce111" office:value-type="string" calcext:value-type="string">
            <text:p>disorder </text:p>
          </table:table-cell>
          <table:table-cell table:style-name="ce198" office:value-type="string" calcext:value-type="string">
            <text:p>UK /dɪsˈɔːdə(r)/</text:p>
            <text:p>US /dɪsˈɔːrdər/</text:p>
          </table:table-cell>
          <table:table-cell table:style-name="ce200" office:value-type="string" calcext:value-type="string">
            <text:p>Noun</text:p>
          </table:table-cell>
          <table:table-cell table:style-name="ce198"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11" office:value-type="string" calcext:value-type="string">
            <text:p>1. sức khỏe tâm thần hoặc thể chất như dố loạn lo âu, rối loạn tâm thần</text:p>
            <text:p/>
            <text:p><text:span text:style-name="T24">"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82" table:number-columns-repeated="2"/>
          <table:table-cell/>
        </table:table-row>
        <table:table-row table:style-name="ro174">
          <table:table-cell/>
          <table:table-cell table:style-name="ce111" office:value-type="string" calcext:value-type="string">
            <text:p>indistincted disorder</text:p>
          </table:table-cell>
          <table:table-cell table:style-name="ce111" table:number-columns-repeated="2"/>
          <table:table-cell table:style-name="Default"/>
          <table:table-cell table:style-name="ce198"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82" table:number-columns-repeated="2"/>
          <table:table-cell/>
        </table:table-row>
        <table:table-row table:style-name="ro67">
          <table:table-cell/>
          <table:table-cell table:style-name="ce111" office:value-type="string" calcext:value-type="string">
            <text:p>dissociative indentity disorder</text:p>
          </table:table-cell>
          <table:table-cell table:style-name="ce111" table:number-columns-repeated="4"/>
          <table:table-cell table:style-name="ce182" table:number-columns-repeated="2"/>
          <table:table-cell/>
        </table:table-row>
        <table:table-row table:style-name="ro175">
          <table:table-cell/>
          <table:table-cell table:style-name="ce185" office:value-type="string" calcext:value-type="string">
            <text:p>magazine</text:p>
          </table:table-cell>
          <table:table-cell table:style-name="ce187" office:value-type="string" calcext:value-type="string">
            <text:p>UK /ˌmæɡəˈziːn/</text:p>
            <text:p>US /ˈmæɡəziːn/</text:p>
          </table:table-cell>
          <table:table-cell table:style-name="ce182" office:value-type="string" calcext:value-type="string">
            <text:p>Noun</text:p>
          </table:table-cell>
          <table:table-cell table:style-name="ce187"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87"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82" table:number-columns-repeated="2"/>
          <table:table-cell/>
        </table:table-row>
        <table:table-row table:style-name="ro78">
          <table:table-cell/>
          <table:table-cell table:style-name="ce185" office:value-type="string" calcext:value-type="string">
            <text:p>propaganda</text:p>
          </table:table-cell>
          <table:table-cell table:style-name="ce187" office:value-type="string" calcext:value-type="string">
            <text:p>UK /ˌprɒpəˈɡændə/</text:p>
            <text:p>US /ˌprɑːpəˈɡændə/</text:p>
          </table:table-cell>
          <table:table-cell table:style-name="ce200" office:value-type="string" calcext:value-type="string">
            <text:p>Noun</text:p>
          </table:table-cell>
          <table:table-cell table:style-name="ce188" office:value-type="string" calcext:value-type="string">
            <text:p>ideas or statements that may be false or present only one side of an argument that are used in order to gain support for a political leader, party, etc.</text:p>
          </table:table-cell>
          <table:table-cell table:style-name="ce114"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82" table:number-columns-repeated="2"/>
          <table:table-cell/>
        </table:table-row>
        <table:table-row table:style-name="ro47">
          <table:table-cell/>
          <table:table-cell table:style-name="ce185" office:value-type="string" calcext:value-type="string">
            <text:p>misleading</text:p>
          </table:table-cell>
          <table:table-cell table:style-name="ce187" office:value-type="string" calcext:value-type="string">
            <text:p>UK /ˌmɪsˈliːdɪŋ/</text:p>
            <text:p>US /ˌmɪsˈliːdɪŋ/</text:p>
          </table:table-cell>
          <table:table-cell table:style-name="ce114" office:value-type="string" calcext:value-type="string">
            <text:p>Adjective</text:p>
          </table:table-cell>
          <table:table-cell table:style-name="ce187" office:value-type="string" calcext:value-type="string">
            <text:p>giving the wrong idea or impression and making you believe something that is not true</text:p>
          </table:table-cell>
          <table:table-cell table:style-name="ce114"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14"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87"/>
          <table:table-cell table:style-name="ce114"/>
          <table:table-cell table:style-name="ce187"/>
          <table:table-cell table:style-name="ce114" office:value-type="string" calcext:value-type="string">
            <text:p>thông tin không chuẩn xác </text:p>
          </table:table-cell>
          <table:table-cell table:style-name="ce114" table:number-columns-repeated="2"/>
          <table:table-cell/>
        </table:table-row>
        <table:table-row table:style-name="ro47">
          <table:table-cell/>
          <table:table-cell table:style-name="ce165" office:value-type="string" calcext:value-type="string">
            <text:p>wage</text:p>
          </table:table-cell>
          <table:table-cell table:style-name="ce187" office:value-type="string" calcext:value-type="string">
            <text:p>UK /weɪdʒ/</text:p>
            <text:p>US /weɪdʒ/</text:p>
          </table:table-cell>
          <table:table-cell table:style-name="ce114"/>
          <table:table-cell table:style-name="ce187" office:value-type="string" calcext:value-type="string">
            <text:p>a regular amount of money that you earn, usually every week or every month, for work or services</text:p>
          </table:table-cell>
          <table:table-cell table:style-name="ce114"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14" table:number-columns-repeated="2"/>
          <table:table-cell/>
        </table:table-row>
        <table:table-row table:style-name="ro14">
          <table:table-cell/>
          <table:table-cell table:style-name="ce185" office:value-type="string" calcext:value-type="string">
            <text:p>minimum wage</text:p>
          </table:table-cell>
          <table:table-cell table:style-name="ce187"/>
          <table:table-cell table:style-name="ce114"/>
          <table:table-cell table:style-name="ce187"/>
          <table:table-cell table:style-name="ce114"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14" table:number-columns-repeated="2"/>
          <table:table-cell/>
        </table:table-row>
        <table:table-row table:style-name="ro66">
          <table:table-cell/>
          <table:table-cell table:style-name="ce185" office:value-type="string" calcext:value-type="string">
            <text:p>maximum fun</text:p>
          </table:table-cell>
          <table:table-cell table:style-name="ce187"/>
          <table:table-cell table:style-name="ce114"/>
          <table:table-cell table:style-name="ce187"/>
          <table:table-cell table:style-name="ce114" office:value-type="string" calcext:value-type="string">
            <text:p>niềm vui tối đa </text:p>
          </table:table-cell>
          <table:table-cell table:style-name="ce114" table:number-columns-repeated="2"/>
          <table:table-cell/>
        </table:table-row>
        <table:table-row table:style-name="ro17">
          <table:table-cell/>
          <table:table-cell table:style-name="ce165" office:value-type="string" calcext:value-type="string">
            <text:p>minimum wage, maximum fun</text:p>
          </table:table-cell>
          <table:table-cell table:style-name="ce114" office:value-type="string" calcext:value-type="string">
            <text:p>idiom</text:p>
          </table:table-cell>
          <table:table-cell table:style-name="ce114"/>
          <table:table-cell table:style-name="ce187"/>
          <table:table-cell table:style-name="ce114" office:value-type="string" calcext:value-type="string">
            <text:p>lương càng thấp, chủ càng vui </text:p>
          </table:table-cell>
          <table:table-cell table:style-name="ce114" table:number-columns-repeated="2"/>
          <table:table-cell/>
        </table:table-row>
        <table:table-row table:style-name="ro17">
          <table:table-cell/>
          <table:table-cell table:style-name="ce185" office:value-type="string" calcext:value-type="string">
            <text:p>enter/ participate/ join/ attend</text:p>
          </table:table-cell>
          <table:table-cell table:style-name="ce187"/>
          <table:table-cell table:style-name="ce182"/>
          <table:table-cell table:style-name="ce187"/>
          <table:table-cell table:style-name="ce114" office:value-type="string" calcext:value-type="string">
            <text:p>tham gia</text:p>
          </table:table-cell>
          <table:table-cell table:style-name="ce182" table:number-columns-repeated="2"/>
          <table:table-cell/>
        </table:table-row>
        <table:table-row table:style-name="ro17">
          <table:table-cell/>
          <table:table-cell table:style-name="ce185" office:value-type="string" calcext:value-type="string">
            <text:p>enter</text:p>
          </table:table-cell>
          <table:table-cell table:style-name="ce187"/>
          <table:table-cell table:style-name="ce182"/>
          <table:table-cell table:style-name="ce187"/>
          <table:table-cell table:style-name="ce114"/>
          <table:table-cell table:style-name="ce182" table:number-columns-repeated="2"/>
          <table:table-cell/>
        </table:table-row>
        <table:table-row table:style-name="ro48">
          <table:table-cell/>
          <table:table-cell table:style-name="ce185" office:value-type="string" calcext:value-type="string">
            <text:p>show sb around: </text:p>
          </table:table-cell>
          <table:table-cell table:style-name="ce187"/>
          <table:table-cell table:style-name="ce182"/>
          <table:table-cell table:style-name="ce187" office:value-type="string" calcext:value-type="string">
            <text:p><text:span text:style-name="T23">show somebody around (something)</text:span></text:p>
            <text:p>to be a guide for somebody when they visit a place for the first time to show them what is interesting</text:p>
          </table:table-cell>
          <table:table-cell table:style-name="ce114"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82" table:number-columns-repeated="2"/>
          <table:table-cell/>
        </table:table-row>
        <table:table-row table:style-name="ro41">
          <table:table-cell/>
          <table:table-cell table:style-name="ce185" office:value-type="string" calcext:value-type="string">
            <text:p>put a best foot forward </text:p>
          </table:table-cell>
          <table:table-cell table:style-name="ce188" office:value-type="string" calcext:value-type="string">
            <text:p>idiom</text:p>
          </table:table-cell>
          <table:table-cell table:style-name="ce182"/>
          <table:table-cell table:style-name="Default"/>
          <table:table-cell table:style-name="ce187"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82" table:number-columns-repeated="2"/>
          <table:table-cell/>
        </table:table-row>
        <table:table-row table:style-name="ro16">
          <table:table-cell/>
          <table:table-cell table:style-name="ce185" office:value-type="string" calcext:value-type="string">
            <text:p>creepy</text:p>
          </table:table-cell>
          <table:table-cell table:style-name="ce188" office:value-type="string" calcext:value-type="string">
            <text:p>UK /ˈkriːpi/</text:p>
            <text:p>US /ˈkriːpi/</text:p>
          </table:table-cell>
          <table:table-cell table:style-name="ce182" office:value-type="string" calcext:value-type="string">
            <text:p>Adjective</text:p>
          </table:table-cell>
          <table:table-cell table:style-name="ce187" office:value-type="string" calcext:value-type="string">
            <text:p>1. causing an unpleasant feeling of fear or slight horror</text:p>
            <text:p>2. strange in a way that makes you feel nervous</text:p>
          </table:table-cell>
          <table:table-cell table:style-name="ce114"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82" table:number-columns-repeated="2"/>
          <table:table-cell/>
        </table:table-row>
        <table:table-row table:style-name="ro16">
          <table:table-cell/>
          <table:table-cell table:style-name="ce185" office:value-type="string" calcext:value-type="string">
            <text:p>creepiness</text:p>
          </table:table-cell>
          <table:table-cell table:style-name="ce188"/>
          <table:table-cell table:style-name="ce182" office:value-type="string" calcext:value-type="string">
            <text:p>Noun</text:p>
          </table:table-cell>
          <table:table-cell table:style-name="ce187" office:value-type="string" calcext:value-type="string">
            <text:p>the quality of being unpleasant or strange, and causing an uneasy feeling of fear or repulsion</text:p>
          </table:table-cell>
          <table:table-cell table:style-name="ce114"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82" table:number-columns-repeated="2"/>
          <table:table-cell/>
        </table:table-row>
        <table:table-row table:style-name="ro52">
          <table:table-cell/>
          <table:table-cell table:style-name="ce185" office:value-type="string" calcext:value-type="string">
            <text:p>come up with (idea)</text:p>
          </table:table-cell>
          <table:table-cell table:style-name="ce192"/>
          <table:table-cell table:style-name="ce182"/>
          <table:table-cell table:style-name="ce172" office:value-type="string" calcext:value-type="string">
            <text:p>come up with something</text:p>
            <text:p><text:span text:style-name="T3">[no passive] to find or produce an answer, a sum of money, etc.</text:span></text:p>
          </table:table-cell>
          <table:table-cell table:style-name="ce114"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82" table:number-columns-repeated="2"/>
          <table:table-cell/>
        </table:table-row>
        <table:table-row table:style-name="ro176">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Verb</text:p>
          </table:table-cell>
          <table:table-cell table:style-name="ce187" office:value-type="string" calcext:value-type="string">
            <text:p>a remark or an action that is said or done in order to offend somebody</text:p>
          </table:table-cell>
          <table:table-cell table:style-name="ce114"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82"/>
          <table:table-cell/>
        </table:table-row>
        <table:table-row table:style-name="ro48">
          <table:table-cell/>
          <table:table-cell table:style-name="ce185" office:value-type="string" calcext:value-type="string">
            <text:p>get smth out = list out </text:p>
          </table:table-cell>
          <table:table-cell table:style-name="ce180"/>
          <table:table-cell table:style-name="ce182"/>
          <table:table-cell table:style-name="ce173" office:value-type="string" calcext:value-type="string">
            <text:p>get something out</text:p>
            <text:p>1. to produce or publish something</text:p>
            <text:p>2. to say something with difficulty</text:p>
          </table:table-cell>
          <table:table-cell table:style-name="ce114"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82" table:number-columns-repeated="2"/>
          <table:table-cell/>
        </table:table-row>
        <table:table-row table:style-name="ro11">
          <table:table-cell/>
          <table:table-cell table:style-name="ce185" office:value-type="string" calcext:value-type="string">
            <text:p>misidentify</text:p>
          </table:table-cell>
          <table:table-cell table:style-name="ce194" office:value-type="string" calcext:value-type="string">
            <text:p>/ˌmisīˈden(t)əˌfī/</text:p>
          </table:table-cell>
          <table:table-cell table:style-name="ce182" office:value-type="string" calcext:value-type="string">
            <text:p>Verb</text:p>
          </table:table-cell>
          <table:table-cell table:style-name="ce187"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14"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82" table:number-columns-repeated="2"/>
          <table:table-cell/>
        </table:table-row>
        <table:table-row table:style-name="ro15">
          <table:table-cell/>
          <table:table-cell table:style-name="ce185" office:value-type="string" calcext:value-type="string">
            <text:p>identify</text:p>
          </table:table-cell>
          <table:table-cell table:style-name="ce188" office:value-type="string" calcext:value-type="string">
            <text:p>UK /aɪˈdentɪfaɪ/</text:p>
            <text:p>US /aɪˈdentɪfaɪ/</text:p>
          </table:table-cell>
          <table:table-cell table:style-name="ce182" office:value-type="string" calcext:value-type="string">
            <text:p>Verb</text:p>
          </table:table-cell>
          <table:table-cell table:style-name="ce187" office:value-type="string" calcext:value-type="string">
            <text:p>1. to recognize somebody/something and be able to say who or what they are</text:p>
          </table:table-cell>
          <table:table-cell table:style-name="ce114"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82" table:number-columns-repeated="2"/>
          <table:table-cell/>
        </table:table-row>
        <table:table-row table:style-name="ro47">
          <table:table-cell/>
          <table:table-cell table:style-name="ce185" office:value-type="string" calcext:value-type="string">
            <text:p>scoliosis</text:p>
          </table:table-cell>
          <table:table-cell table:style-name="ce188" office:value-type="string" calcext:value-type="string">
            <text:p>UK /ˌskəʊliˈəʊsɪs/</text:p>
            <text:p>US /ˌskəʊliˈəʊsɪs/</text:p>
          </table:table-cell>
          <table:table-cell table:style-name="ce182" office:value-type="string" calcext:value-type="string">
            <text:p>Noun</text:p>
          </table:table-cell>
          <table:table-cell table:style-name="ce187"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14"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82" table:number-columns-repeated="2"/>
          <table:table-cell/>
        </table:table-row>
        <table:table-row table:style-name="ro48">
          <table:table-cell/>
          <table:table-cell table:style-name="ce185" office:value-type="string" calcext:value-type="string">
            <text:p>spine</text:p>
          </table:table-cell>
          <table:table-cell table:style-name="ce116" office:value-type="string" calcext:value-type="string">
            <text:p>UK /spaɪn/</text:p>
            <text:p>US /spaɪn/</text:p>
          </table:table-cell>
          <table:table-cell table:style-name="ce182" office:value-type="string" calcext:value-type="string">
            <text:p>Noun</text:p>
          </table:table-cell>
          <table:table-cell table:style-name="ce187" office:value-type="string" calcext:value-type="string">
            <text:p>1. the row of small bones that are connected together down the middle of the back</text:p>
            <text:p>2. the central feature of something or the main source of its strength</text:p>
          </table:table-cell>
          <table:table-cell table:style-name="ce114"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82" table:number-columns-repeated="2"/>
          <table:table-cell/>
        </table:table-row>
        <table:table-row table:style-name="ro177">
          <table:table-cell/>
          <table:table-cell table:style-name="ce185" office:value-type="string" calcext:value-type="string">
            <text:p>bench</text:p>
          </table:table-cell>
          <table:table-cell table:style-name="ce190" office:value-type="string" calcext:value-type="string">
            <text:p>UK /bentʃ/</text:p>
            <text:p>US /bentʃ/</text:p>
          </table:table-cell>
          <table:table-cell table:style-name="ce192" office:value-type="string" calcext:value-type="string">
            <text:p>Verb</text:p>
          </table:table-cell>
          <table:table-cell table:style-name="ce187"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14"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82" table:number-columns-repeated="2"/>
          <table:table-cell/>
        </table:table-row>
        <table:table-row table:style-name="ro2">
          <table:table-cell/>
          <table:table-cell table:style-name="ce185" office:value-type="string" calcext:value-type="string">
            <text:p>bench</text:p>
          </table:table-cell>
          <table:table-cell table:style-name="ce192"/>
          <table:table-cell table:style-name="ce182"/>
          <table:table-cell table:style-name="ce114"/>
          <table:table-cell table:style-name="ce114" office:value-type="string" calcext:value-type="string">
            <text:p>đẩy ngực trong gym</text:p>
          </table:table-cell>
          <table:table-cell table:style-name="ce182" table:number-columns-repeated="2"/>
          <table:table-cell/>
        </table:table-row>
        <table:table-row table:style-name="ro178">
          <table:table-cell/>
          <table:table-cell table:style-name="ce185" office:value-type="string" calcext:value-type="string">
            <text:p>squat</text:p>
          </table:table-cell>
          <table:table-cell table:style-name="ce188" office:value-type="string" calcext:value-type="string">
            <text:p>UK /skwɒt/</text:p>
            <text:p>US /skwɑːt/</text:p>
          </table:table-cell>
          <table:table-cell table:style-name="ce182" office:value-type="string" calcext:value-type="string">
            <text:p>Verb</text:p>
          </table:table-cell>
          <table:table-cell table:style-name="ce187"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14"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25">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82" table:number-columns-repeated="2"/>
          <table:table-cell/>
        </table:table-row>
        <table:table-row table:style-name="ro39">
          <table:table-cell/>
          <table:table-cell table:style-name="ce185" office:value-type="string" calcext:value-type="string">
            <text:p>deadlift</text:p>
          </table:table-cell>
          <table:table-cell table:style-name="ce180"/>
          <table:table-cell table:style-name="ce182"/>
          <table:table-cell table:style-name="ce187" office:value-type="string" calcext:value-type="string">
            <text:p>you lift weight from the ground to thigh level using primarily your leg and hip muscles, but with the assistance of most of the large muscle groups of your body</text:p>
          </table:table-cell>
          <table:table-cell table:style-name="ce114" office:value-type="string" calcext:value-type="string">
            <text:p>"Deadlift" là một động từ và danh từ trong tiếng Anh, và nó là một trong những bài tập cơ bản và quan trọng nhất trong luyện tập thể hình.</text:p>
            <text:p><text:span text:style-name="T25">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25">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25">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82" table:number-columns-repeated="2"/>
          <table:table-cell/>
        </table:table-row>
        <table:table-row table:style-name="ro2">
          <table:table-cell/>
          <table:table-cell table:style-name="ce185" office:value-type="string" calcext:value-type="string">
            <text:p>Pull-up</text:p>
          </table:table-cell>
          <table:table-cell table:style-name="ce168" office:value-type="string" calcext:value-type="string">
            <text:p>UK /ˈpʊl ʌp/</text:p>
          </table:table-cell>
          <table:table-cell table:style-name="ce182"/>
          <table:table-cell table:style-name="ce114"/>
          <table:table-cell table:style-name="ce114" office:value-type="string" calcext:value-type="string">
            <text:p>Pull-up là một bài tập thể hình nâng cao, giúp phát triển sức mạnh và cơ bắp ở phần trên của cơ thể, đặc biệt là lưng, vai và cánh tay.</text:p>
            <text:p><text:span text:style-name="T25">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25">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25">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82" table:number-columns-repeated="2"/>
          <table:table-cell/>
        </table:table-row>
        <table:table-row table:style-name="ro42">
          <table:table-cell/>
          <table:table-cell table:style-name="ce185" office:value-type="string" calcext:value-type="string">
            <text:p>newsworthy day</text:p>
          </table:table-cell>
          <table:table-cell table:style-name="ce180"/>
          <table:table-cell table:style-name="ce182"/>
          <table:table-cell table:style-name="ce114"/>
          <table:table-cell table:style-name="ce114" office:value-type="string" calcext:value-type="string">
            <text:p>một ngày làm việc xứng đáng/ hiệu quả </text:p>
          </table:table-cell>
          <table:table-cell table:style-name="ce182" table:number-columns-repeated="2"/>
          <table:table-cell/>
        </table:table-row>
        <table:table-row table:style-name="ro42">
          <table:table-cell/>
          <table:table-cell table:style-name="ce185" office:value-type="string" calcext:value-type="string">
            <text:p>newsworthy</text:p>
          </table:table-cell>
          <table:table-cell table:style-name="ce180"/>
          <table:table-cell table:style-name="ce182"/>
          <table:table-cell table:style-name="ce114" table:number-columns-repeated="2"/>
          <table:table-cell table:style-name="ce182" table:number-columns-repeated="2"/>
          <table:table-cell/>
        </table:table-row>
        <table:table-row table:style-name="ro179">
          <table:table-cell/>
          <table:table-cell table:style-name="ce185" office:value-type="string" calcext:value-type="string">
            <text:p>người châu my quan tâm duy nhất 2 môn thể thao: baseball, football ( G-sport) </text:p>
          </table:table-cell>
          <table:table-cell table:style-name="ce180"/>
          <table:table-cell table:style-name="ce182"/>
          <table:table-cell table:style-name="ce114" table:number-columns-repeated="2"/>
          <table:table-cell table:style-name="ce182" table:number-columns-repeated="2"/>
          <table:table-cell/>
        </table:table-row>
        <table:table-row table:style-name="ro179">
          <table:table-cell/>
          <table:table-cell table:style-name="ce185" office:value-type="string" calcext:value-type="string">
            <text:p>Baseball</text:p>
          </table:table-cell>
          <table:table-cell table:style-name="ce180"/>
          <table:table-cell table:style-name="ce182"/>
          <table:table-cell table:style-name="ce114" table:number-columns-repeated="2"/>
          <table:table-cell table:style-name="ce182" table:number-columns-repeated="2"/>
          <table:table-cell/>
        </table:table-row>
        <table:table-row table:style-name="ro14">
          <table:table-cell/>
          <table:table-cell table:style-name="ce185" office:value-type="string" calcext:value-type="string">
            <text:p>Football (G-spot)</text:p>
          </table:table-cell>
          <table:table-cell table:style-name="ce180"/>
          <table:table-cell table:style-name="ce182"/>
          <table:table-cell table:style-name="ce114" table:number-columns-repeated="2"/>
          <table:table-cell table:style-name="ce182" table:number-columns-repeated="2"/>
          <table:table-cell/>
        </table:table-row>
        <table:table-row table:style-name="ro23">
          <table:table-cell/>
          <table:table-cell table:style-name="ce185" office:value-type="string" calcext:value-type="string">
            <text:p>do it for the old = old but gold</text:p>
          </table:table-cell>
          <table:table-cell table:style-name="ce180"/>
          <table:table-cell table:style-name="ce182"/>
          <table:table-cell table:style-name="ce114" table:number-columns-repeated="2"/>
          <table:table-cell table:style-name="ce182" table:number-columns-repeated="2"/>
          <table:table-cell/>
        </table:table-row>
        <table:table-row table:style-name="ro83">
          <table:table-cell/>
          <table:table-cell table:style-name="ce185" office:value-type="string" calcext:value-type="string">
            <text:p>show up</text:p>
          </table:table-cell>
          <table:table-cell table:style-name="ce180"/>
          <table:table-cell table:style-name="ce182"/>
          <table:table-cell table:style-name="ce114"/>
          <table:table-cell table:style-name="ce114"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82"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80"/>
          <table:table-cell table:style-name="ce182"/>
          <table:table-cell table:style-name="ce114" table:number-columns-repeated="2"/>
          <table:table-cell table:style-name="ce182" table:number-columns-repeated="2"/>
          <table:table-cell/>
        </table:table-row>
        <table:table-row table:style-name="ro180">
          <table:table-cell/>
          <table:table-cell table:style-name="ce185" office:value-type="string" calcext:value-type="string">
            <text:p>reporter </text:p>
          </table:table-cell>
          <table:table-cell table:style-name="ce188" office:value-type="string" calcext:value-type="string">
            <text:p>UK /rɪˈpɔːtə(r)/</text:p>
            <text:p>US /rɪˈpɔːrtər/</text:p>
          </table:table-cell>
          <table:table-cell table:style-name="ce182" office:value-type="string" calcext:value-type="string">
            <text:p>Noun</text:p>
          </table:table-cell>
          <table:table-cell table:style-name="ce187" office:value-type="string" calcext:value-type="string">
            <text:p>a person who collects and reports news for newspapers, radio or television</text:p>
          </table:table-cell>
          <table:table-cell table:style-name="ce116"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25">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65" office:value-type="string" calcext:value-type="string">
            <text:p>the reporter puts him on the article (bài viết)/ cover</text:p>
          </table:table-cell>
          <table:table-cell table:style-name="ce182"/>
          <table:table-cell/>
        </table:table-row>
        <table:table-row table:style-name="ro181">
          <table:table-cell/>
          <table:table-cell table:style-name="ce111" office:value-type="string" calcext:value-type="string">
            <text:p>cocky</text:p>
          </table:table-cell>
          <table:table-cell table:style-name="ce188" office:value-type="string" calcext:value-type="string">
            <text:p>UK /ˈkɒki/</text:p>
            <text:p>US /ˈkɑːki/</text:p>
          </table:table-cell>
          <table:table-cell table:style-name="ce182" office:value-type="string" calcext:value-type="string">
            <text:p>Adjective</text:p>
          </table:table-cell>
          <table:table-cell table:style-name="ce187" office:value-type="string" calcext:value-type="string">
            <text:p>too confident about yourself in a way that annoys other people</text:p>
          </table:table-cell>
          <table:table-cell table:style-name="ce116"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82" table:number-columns-repeated="2"/>
          <table:table-cell/>
        </table:table-row>
        <table:table-row table:style-name="ro182">
          <table:table-cell/>
          <table:table-cell table:style-name="ce111" office:value-type="string" calcext:value-type="string">
            <text:p>arrogant</text:p>
          </table:table-cell>
          <table:table-cell table:style-name="ce188" office:value-type="string" calcext:value-type="string">
            <text:p>UK /ˈærəɡənt/</text:p>
            <text:p>US /ˈærəɡənt/</text:p>
          </table:table-cell>
          <table:table-cell table:style-name="ce182" office:value-type="string" calcext:value-type="string">
            <text:p>Adjective</text:p>
          </table:table-cell>
          <table:table-cell table:style-name="ce187" office:value-type="string" calcext:value-type="string">
            <text:p>behaving in a proud, unpleasant way, showing little thought for other people</text:p>
          </table:table-cell>
          <table:table-cell table:style-name="ce114"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82" table:number-columns-repeated="2"/>
          <table:table-cell/>
        </table:table-row>
        <table:table-row table:style-name="ro183">
          <table:table-cell/>
          <table:table-cell table:style-name="ce111" office:value-type="string" calcext:value-type="string">
            <text:p>ego</text:p>
          </table:table-cell>
          <table:table-cell table:style-name="ce188" office:value-type="string" calcext:value-type="string">
            <text:p>UK /ˈiːɡəʊ/</text:p>
            <text:p>US /ˈiːɡəʊ/</text:p>
          </table:table-cell>
          <table:table-cell table:style-name="ce182" office:value-type="string" calcext:value-type="string">
            <text:p>Noun</text:p>
          </table:table-cell>
          <table:table-cell table:style-name="ce190"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11" office:value-type="string" calcext:value-type="string">
            <text:p>I never cheat in the exam because my ego doesn't allow</text:p>
          </table:table-cell>
          <table:table-cell table:style-name="ce182"/>
          <table:table-cell/>
        </table:table-row>
        <table:table-row table:style-name="ro72">
          <table:table-cell/>
          <table:table-cell table:style-name="ce114" office:value-type="string" calcext:value-type="string">
            <text:p>narcrissim</text:p>
          </table:table-cell>
          <table:table-cell table:style-name="ce188" office:value-type="string" calcext:value-type="string">
            <text:p>UK /ˈnɑːsɪsɪzəm/</text:p>
            <text:p>US /ˈnɑːrsɪsɪzəm/</text:p>
          </table:table-cell>
          <table:table-cell table:style-name="ce182" office:value-type="string" calcext:value-type="string">
            <text:p>Noun</text:p>
          </table:table-cell>
          <table:table-cell table:style-name="ce187"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87" office:value-type="string" calcext:value-type="string">
            <text:p>Narcissism là một thuật ngữ tiếng Anh, có nghĩa là kiêu ngạo, ngạo mạn hoặc tự mãn</text:p>
          </table:table-cell>
          <table:table-cell table:style-name="ce182" table:number-columns-repeated="2"/>
          <table:table-cell/>
        </table:table-row>
        <table:table-row table:style-name="ro29">
          <table:table-cell/>
          <table:table-cell table:style-name="ce114" office:value-type="string" calcext:value-type="string">
            <text:p>nacrissim disorder</text:p>
          </table:table-cell>
          <table:table-cell table:style-name="ce180"/>
          <table:table-cell table:style-name="ce182"/>
          <table:table-cell table:style-name="ce114" table:number-columns-repeated="2"/>
          <table:table-cell table:style-name="ce182" table:number-columns-repeated="2"/>
          <table:table-cell/>
        </table:table-row>
        <table:table-row table:style-name="ro12">
          <table:table-cell/>
          <table:table-cell table:style-name="ce111" office:value-type="string" calcext:value-type="string">
            <text:p>disability</text:p>
          </table:table-cell>
          <table:table-cell table:style-name="ce190" office:value-type="string" calcext:value-type="string">
            <text:p>UK /ˌdɪsəˈbɪləti/</text:p>
            <text:p>US /ˌdɪsəˈbɪləti/</text:p>
          </table:table-cell>
          <table:table-cell table:style-name="ce182" office:value-type="string" calcext:value-type="string">
            <text:p>Noun</text:p>
          </table:table-cell>
          <table:table-cell table:style-name="ce187"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92"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25">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25">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82" table:number-columns-repeated="2"/>
          <table:table-cell/>
        </table:table-row>
        <table:table-row table:style-name="ro2">
          <table:table-cell/>
          <table:table-cell table:style-name="ce182" office:value-type="string" calcext:value-type="string">
            <text:p>come after me</text:p>
          </table:table-cell>
          <table:table-cell table:style-name="ce180"/>
          <table:table-cell table:style-name="ce182"/>
          <table:table-cell table:style-name="ce114"/>
          <table:table-cell table:style-name="ce114"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82" table:number-columns-repeated="2"/>
          <table:table-cell/>
        </table:table-row>
        <table:table-row table:style-name="ro2">
          <table:table-cell/>
          <table:table-cell table:style-name="ce182" office:value-type="string" calcext:value-type="string">
            <text:p>I'll bet</text:p>
          </table:table-cell>
          <table:table-cell table:style-name="ce180"/>
          <table:table-cell table:style-name="ce182"/>
          <table:table-cell table:style-name="ce114"/>
          <table:table-cell table:style-name="ce114" office:value-type="string" calcext:value-type="string">
            <text:p>tôi cá là</text:p>
          </table:table-cell>
          <table:table-cell table:style-name="ce182" table:number-columns-repeated="2"/>
          <table:table-cell/>
        </table:table-row>
        <table:table-row table:style-name="ro11">
          <table:table-cell/>
          <table:table-cell table:style-name="ce182" office:value-type="string" calcext:value-type="string">
            <text:p>wheelchair</text:p>
          </table:table-cell>
          <table:table-cell table:style-name="ce188" office:value-type="string" calcext:value-type="string">
            <text:p>UK /ˈwiːltʃeə(r)/</text:p>
            <text:p>US /ˈwiːltʃer/</text:p>
          </table:table-cell>
          <table:table-cell table:style-name="ce170" office:value-type="string" calcext:value-type="string">
            <text:p>Noun</text:p>
          </table:table-cell>
          <table:table-cell table:style-name="ce187" office:value-type="string" calcext:value-type="string">
            <text:p>a special chair with wheels, used by people who cannot walk because of illness, an accident, etc.</text:p>
          </table:table-cell>
          <table:table-cell table:style-name="ce182"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25">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25">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82" table:number-columns-repeated="2"/>
          <table:table-cell/>
        </table:table-row>
        <table:table-row table:style-name="ro18">
          <table:table-cell/>
          <table:table-cell table:style-name="ce182" office:value-type="string" calcext:value-type="string">
            <text:p>chairman</text:p>
          </table:table-cell>
          <table:table-cell table:style-name="ce188" office:value-type="string" calcext:value-type="string">
            <text:p>Uk /ˈtʃeəmən/</text:p>
            <text:p>US /ˈtʃermən/</text:p>
          </table:table-cell>
          <table:table-cell table:style-name="ce170" office:value-type="string" calcext:value-type="string">
            <text:p>Noun</text:p>
          </table:table-cell>
          <table:table-cell table:style-name="ce187" office:value-type="string" calcext:value-type="string">
            <text:p>1. the person in charge of a meeting, who tells people when they can speak, etc.</text:p>
            <text:p>2. the person in charge of a committee, a company, etc.</text:p>
          </table:table-cell>
          <table:table-cell table:style-name="ce182"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82" table:number-columns-repeated="2"/>
          <table:table-cell/>
        </table:table-row>
        <table:table-row table:style-name="ro2">
          <table:table-cell/>
          <table:table-cell table:style-name="ce182" office:value-type="string" calcext:value-type="string">
            <text:p>holy grail</text:p>
          </table:table-cell>
          <table:table-cell table:style-name="ce180"/>
          <table:table-cell table:style-name="ce171"/>
          <table:table-cell table:style-name="ce114"/>
          <table:table-cell table:style-name="ce182" office:value-type="string" calcext:value-type="string">
            <text:p>lạy chúa</text:p>
          </table:table-cell>
          <table:table-cell table:style-name="ce182" table:number-columns-repeated="2"/>
          <table:table-cell/>
        </table:table-row>
        <table:table-row table:style-name="ro70">
          <table:table-cell/>
          <table:table-cell table:style-name="ce114" office:value-type="string" calcext:value-type="string">
            <text:p>I'm <text:span text:style-name="T21">messing up with</text:span><text:span text:style-name="T22"> you (slang) </text:span></text:p>
          </table:table-cell>
          <table:table-cell table:style-name="ce180"/>
          <table:table-cell table:style-name="ce182"/>
          <table:table-cell table:style-name="ce171"/>
          <table:table-cell table:style-name="ce114" office:value-type="string" calcext:value-type="string">
            <text:p>tao muốn kiếm chuyện với m r đấy </text:p>
          </table:table-cell>
          <table:table-cell table:style-name="ce182" table:number-columns-repeated="2"/>
          <table:table-cell/>
        </table:table-row>
        <table:table-row table:style-name="ro55">
          <table:table-cell/>
          <table:table-cell table:style-name="ce114" office:value-type="string" calcext:value-type="string">
            <text:p>Dude </text:p>
            <text:p>Sysnonym: bro, dog, fellow, buddy </text:p>
          </table:table-cell>
          <table:table-cell table:style-name="ce180"/>
          <table:table-cell table:style-name="ce182"/>
          <table:table-cell table:style-name="ce114"/>
          <table:table-cell table:style-name="ce114" office:value-type="string" calcext:value-type="string">
            <text:p>anh bạn</text:p>
          </table:table-cell>
          <table:table-cell table:style-name="ce182" table:number-columns-repeated="2"/>
          <table:table-cell/>
        </table:table-row>
        <table:table-row table:style-name="ro184">
          <table:table-cell/>
          <table:table-cell table:style-name="ce182" office:value-type="string" calcext:value-type="string">
            <text:p>Sup</text:p>
          </table:table-cell>
          <table:table-cell table:style-name="ce180"/>
          <table:table-cell table:style-name="ce182"/>
          <table:table-cell table:style-name="ce114"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14"/>
          <table:table-cell table:style-name="ce182" table:number-columns-repeated="2"/>
          <table:table-cell/>
        </table:table-row>
        <table:table-row table:style-name="ro185">
          <table:table-cell/>
          <table:table-cell table:style-name="ce182" office:value-type="string" calcext:value-type="string">
            <text:p>Undercover = cosplay</text:p>
          </table:table-cell>
          <table:table-cell table:style-name="ce188" office:value-type="string" calcext:value-type="string">
            <text:p>UK /ˌʌndəˈkʌvə(r)/</text:p>
            <text:p>US /ˌʌndərˈkʌvər/</text:p>
          </table:table-cell>
          <table:table-cell table:style-name="ce182"/>
          <table:table-cell table:style-name="ce198" office:value-type="string" calcext:value-type="string">
            <text:p>working or done secretly in order to find out information for the police, a government, etc.</text:p>
          </table:table-cell>
          <table:table-cell table:style-name="ce184" office:value-type="string" calcext:value-type="string">
            <text:p>Undercover và cosplay là hai khái niệm khác nhau với ý nghĩa và ngữ cảnh sử dụng riêng biệt.</text:p>
            <text:p><text:span text:style-name="T25">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25">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82" table:number-columns-repeated="2"/>
          <table:table-cell/>
        </table:table-row>
        <table:table-row table:style-name="ro2">
          <table:table-cell/>
          <table:table-cell table:style-name="ce182" office:value-type="string" calcext:value-type="string">
            <text:p>undercover cop</text:p>
          </table:table-cell>
          <table:table-cell table:style-name="ce180"/>
          <table:table-cell table:style-name="ce182"/>
          <table:table-cell table:style-name="ce114"/>
          <table:table-cell table:style-name="ce114" office:value-type="string" calcext:value-type="string">
            <text:p>cớm chìm </text:p>
          </table:table-cell>
          <table:table-cell table:style-name="ce182" table:number-columns-repeated="2"/>
          <table:table-cell/>
        </table:table-row>
        <table:table-row table:style-name="ro13">
          <table:table-cell/>
          <table:table-cell table:style-name="ce182" office:value-type="string" calcext:value-type="string">
            <text:p>jazz myself up: make up </text:p>
          </table:table-cell>
          <table:table-cell table:style-name="ce192"/>
          <table:table-cell table:style-name="ce182"/>
          <table:table-cell table:style-name="ce114"/>
          <table:table-cell table:style-name="ce114" office:value-type="string" calcext:value-type="string">
            <text:p>làm đẹp bản thân</text:p>
          </table:table-cell>
          <table:table-cell table:style-name="ce182" table:number-columns-repeated="2"/>
          <table:table-cell/>
        </table:table-row>
        <table:table-row table:style-name="ro186">
          <table:table-cell/>
          <table:table-cell table:style-name="ce192" office:value-type="string" calcext:value-type="string">
            <text:p>fool</text:p>
          </table:table-cell>
          <table:table-cell table:style-name="ce188" office:value-type="string" calcext:value-type="string">
            <text:p>UK /fuːl/</text:p>
            <text:p>US /fuːl/</text:p>
          </table:table-cell>
          <table:table-cell table:style-name="ce192" office:value-type="string" calcext:value-type="string">
            <text:p>Noun</text:p>
          </table:table-cell>
          <table:table-cell table:style-name="ce188"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16"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25">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92" table:number-columns-repeated="2"/>
          <table:table-cell/>
        </table:table-row>
        <table:table-row table:style-name="ro187">
          <table:table-cell/>
          <table:table-cell table:style-name="ce192" office:value-type="string" calcext:value-type="string">
            <text:p>rag</text:p>
          </table:table-cell>
          <table:table-cell table:style-name="ce190" office:value-type="string" calcext:value-type="string">
            <text:p>UK /ræɡ/</text:p>
            <text:p>US /ræɡ/</text:p>
          </table:table-cell>
          <table:table-cell table:style-name="ce192" office:value-type="string" calcext:value-type="string">
            <text:p>Noun</text:p>
          </table:table-cell>
          <table:table-cell table:style-name="ce188"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92"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92" table:number-columns-repeated="2"/>
          <table:table-cell/>
        </table:table-row>
        <table:table-row table:style-name="ro42">
          <table:table-cell/>
          <table:table-cell table:style-name="ce192" office:value-type="string" calcext:value-type="string">
            <text:p>lock out of</text:p>
          </table:table-cell>
          <table:table-cell table:style-name="ce192"/>
          <table:table-cell table:style-name="Default"/>
          <table:table-cell table:style-name="ce192"/>
          <table:table-cell table:style-name="ce188"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16" office:value-type="string" calcext:value-type="string">
            <text:p>I am locked out of my friends because of covid</text:p>
          </table:table-cell>
          <table:table-cell table:style-name="ce192"/>
          <table:table-cell/>
        </table:table-row>
        <table:table-row table:style-name="ro188">
          <table:table-cell/>
          <table:table-cell table:style-name="ce192" office:value-type="string" calcext:value-type="string">
            <text:p>makeover</text:p>
          </table:table-cell>
          <table:table-cell table:style-name="ce188" office:value-type="string" calcext:value-type="string">
            <text:p>UK /ˈmeɪkəʊvə(r)/</text:p>
            <text:p>US /ˈmeɪkəʊvər/</text:p>
          </table:table-cell>
          <table:table-cell table:style-name="ce192" office:value-type="string" calcext:value-type="string">
            <text:p>Noun</text:p>
          </table:table-cell>
          <table:table-cell table:style-name="ce190" office:value-type="string" calcext:value-type="string">
            <text:p>​the process of improving the appearance of a person or a place, or of changing the impression that something gives</text:p>
          </table:table-cell>
          <table:table-cell table:style-name="ce116"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92" table:number-columns-repeated="2"/>
          <table:table-cell/>
        </table:table-row>
        <table:table-row table:style-name="ro38">
          <table:table-cell/>
          <table:table-cell table:style-name="ce192" office:value-type="string" calcext:value-type="string">
            <text:p>moisturizer</text:p>
          </table:table-cell>
          <table:table-cell table:style-name="ce188" office:value-type="string" calcext:value-type="string">
            <text:p>UK /ˈmɔɪstʃəraɪzə(r)/</text:p>
            <text:p>US /ˈmɔɪstʃəraɪzər/</text:p>
          </table:table-cell>
          <table:table-cell table:style-name="ce170" office:value-type="string" calcext:value-type="string">
            <text:p>Noun</text:p>
          </table:table-cell>
          <table:table-cell table:style-name="ce194" office:value-type="string" calcext:value-type="string">
            <text:p>a cream that is used to make the skin less dry</text:p>
          </table:table-cell>
          <table:table-cell table:style-name="ce188"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92" table:number-columns-repeated="2"/>
          <table:table-cell/>
        </table:table-row>
        <table:table-row table:style-name="ro189">
          <table:table-cell/>
          <table:table-cell table:style-name="ce192" office:value-type="string" calcext:value-type="string">
            <text:p>everything works on him</text:p>
          </table:table-cell>
          <table:table-cell table:style-name="ce192" table:number-columns-repeated="6"/>
          <table:table-cell/>
        </table:table-row>
        <table:table-row table:style-name="ro189">
          <table:table-cell/>
          <table:table-cell table:style-name="ce192" office:value-type="string" calcext:value-type="string">
            <text:p>face with zero character</text:p>
          </table:table-cell>
          <table:table-cell table:style-name="ce192" table:number-columns-repeated="2"/>
          <table:table-cell table:style-name="ce171"/>
          <table:table-cell table:style-name="ce192" office:value-type="string" calcext:value-type="string">
            <text:p>mặt không cảm xúc</text:p>
          </table:table-cell>
          <table:table-cell table:style-name="ce192" table:number-columns-repeated="2"/>
          <table:table-cell/>
        </table:table-row>
        <table:table-row table:style-name="ro189">
          <table:table-cell/>
          <table:table-cell table:style-name="ce192" office:value-type="string" calcext:value-type="string">
            <text:p>maintain eye contact</text:p>
          </table:table-cell>
          <table:table-cell table:style-name="ce192" table:number-columns-repeated="2"/>
          <table:table-cell table:style-name="ce171"/>
          <table:table-cell table:style-name="ce192" office:value-type="string" calcext:value-type="string">
            <text:p>duy trì eye contact</text:p>
          </table:table-cell>
          <table:table-cell table:style-name="ce192" table:number-columns-repeated="2"/>
          <table:table-cell/>
        </table:table-row>
        <table:table-row table:style-name="ro189">
          <table:table-cell/>
          <table:table-cell table:style-name="ce192" office:value-type="string" calcext:value-type="string">
            <text:p>firm handshake</text:p>
          </table:table-cell>
          <table:table-cell table:style-name="ce192" table:number-columns-repeated="2"/>
          <table:table-cell table:style-name="ce171"/>
          <table:table-cell table:style-name="ce192" office:value-type="string" calcext:value-type="string">
            <text:p>bắt tay kiểu công việc</text:p>
          </table:table-cell>
          <table:table-cell table:style-name="ce192" table:number-columns-repeated="2"/>
          <table:table-cell/>
        </table:table-row>
        <table:table-row table:style-name="ro64">
          <table:table-cell/>
          <table:table-cell table:style-name="ce192" office:value-type="string" calcext:value-type="string">
            <text:p>compliment</text:p>
          </table:table-cell>
          <table:table-cell table:style-name="ce188" office:value-type="string" calcext:value-type="string">
            <text:p>UK /ˈkɒmplɪmənt/</text:p>
            <text:p>US /ˈkɑːmplɪmənt/</text:p>
          </table:table-cell>
          <table:table-cell table:style-name="ce192" office:value-type="string" calcext:value-type="string">
            <text:p>Noun</text:p>
          </table:table-cell>
          <table:table-cell table:style-name="ce188"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88"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92" table:number-columns-repeated="2"/>
          <table:table-cell/>
        </table:table-row>
        <table:table-row table:style-name="ro190">
          <table:table-cell/>
          <table:table-cell table:style-name="ce192" office:value-type="string" calcext:value-type="string">
            <text:p>complain</text:p>
          </table:table-cell>
          <table:table-cell table:style-name="ce188" office:value-type="string" calcext:value-type="string">
            <text:p>UK /kəmˈpleɪn/</text:p>
            <text:p>US /kəmˈpleɪn/</text:p>
          </table:table-cell>
          <table:table-cell table:style-name="ce192" office:value-type="string" calcext:value-type="string">
            <text:p>Verb</text:p>
          </table:table-cell>
          <table:table-cell table:style-name="ce188" office:value-type="string" calcext:value-type="string">
            <text:p>to say that you are annoyed, unhappy or not satisfied about somebody/something</text:p>
          </table:table-cell>
          <table:table-cell table:style-name="ce188"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92" table:number-columns-repeated="2"/>
          <table:table-cell/>
        </table:table-row>
        <table:table-row table:style-name="ro27">
          <table:table-cell/>
          <table:table-cell table:style-name="ce192" office:value-type="string" calcext:value-type="string">
            <text:p>ko có complainment</text:p>
          </table:table-cell>
          <table:table-cell table:style-name="ce192" table:number-columns-repeated="6"/>
          <table:table-cell/>
        </table:table-row>
        <table:table-row table:style-name="ro20">
          <table:table-cell/>
          <table:table-cell table:style-name="ce192" office:value-type="string" calcext:value-type="string">
            <text:p>quote</text:p>
          </table:table-cell>
          <table:table-cell table:style-name="ce188" office:value-type="string" calcext:value-type="string">
            <text:p>UK /kwəʊt/</text:p>
            <text:p>US /kwəʊt/</text:p>
          </table:table-cell>
          <table:table-cell table:style-name="ce192" office:value-type="string" calcext:value-type="string">
            <text:p>Verb</text:p>
          </table:table-cell>
          <table:table-cell table:style-name="ce188" office:value-type="string" calcext:value-type="string">
            <text:p>1. [transitive, intransitive] to repeat the exact words that another person has said or written</text:p>
          </table:table-cell>
          <table:table-cell table:style-name="ce192"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92" table:number-columns-repeated="2"/>
          <table:table-cell/>
        </table:table-row>
        <table:table-row table:style-name="ro20">
          <table:table-cell/>
          <table:table-cell table:style-name="ce192" office:value-type="string" calcext:value-type="string">
            <text:p>enthusiastic</text:p>
          </table:table-cell>
          <table:table-cell table:style-name="ce188" office:value-type="string" calcext:value-type="string">
            <text:p>UK /ɪnˌθjuːziˈæstɪk/</text:p>
            <text:p>US /ɪnˌθuːziˈæstɪk/</text:p>
          </table:table-cell>
          <table:table-cell table:style-name="ce192" office:value-type="string" calcext:value-type="string">
            <text:p>Adjective</text:p>
          </table:table-cell>
          <table:table-cell table:style-name="ce188" office:value-type="string" calcext:value-type="string">
            <text:p>feeling or showing a lot of excitement and interest about somebody/something</text:p>
          </table:table-cell>
          <table:table-cell table:style-name="ce188"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92" table:number-columns-repeated="2"/>
          <table:table-cell/>
        </table:table-row>
        <table:table-row table:style-name="ro22">
          <table:table-cell/>
          <table:table-cell table:style-name="ce192" office:value-type="string" calcext:value-type="string">
            <text:p>deportation</text:p>
          </table:table-cell>
          <table:table-cell table:style-name="ce188" office:value-type="string" calcext:value-type="string">
            <text:p>UK /ˌdiːpɔːˈteɪʃn/</text:p>
            <text:p>US /ˌdiːpɔːrˈteɪʃn/</text:p>
          </table:table-cell>
          <table:table-cell table:style-name="ce192" office:value-type="string" calcext:value-type="string">
            <text:p>Noun</text:p>
          </table:table-cell>
          <table:table-cell table:style-name="ce188" office:value-type="string" calcext:value-type="string">
            <text:p>the act of forcing somebody to leave a country, usually because they have broken the law or because they have no legal right to be there</text:p>
          </table:table-cell>
          <table:table-cell table:style-name="ce116"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92" table:number-columns-repeated="2"/>
          <table:table-cell/>
        </table:table-row>
        <table:table-row table:style-name="ro191">
          <table:table-cell/>
          <table:table-cell table:style-name="ce192" office:value-type="string" calcext:value-type="string">
            <text:p>political</text:p>
          </table:table-cell>
          <table:table-cell table:style-name="ce188" office:value-type="string" calcext:value-type="string">
            <text:p>UK /pəˈlɪtɪkl/</text:p>
            <text:p>US /pəˈlɪtɪkl/</text:p>
          </table:table-cell>
          <table:table-cell table:style-name="ce192" office:value-type="string" calcext:value-type="string">
            <text:p>Adjective</text:p>
          </table:table-cell>
          <table:table-cell table:style-name="ce188"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16"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92" table:number-columns-repeated="2"/>
          <table:table-cell/>
        </table:table-row>
        <table:table-row table:style-name="ro191">
          <table:table-cell/>
          <table:table-cell table:style-name="ce192" office:value-type="string" calcext:value-type="string">
            <text:p>toning it down</text:p>
          </table:table-cell>
          <table:table-cell table:style-name="ce192" table:number-columns-repeated="2"/>
          <table:table-cell table:style-name="ce188" office:value-type="string" calcext:value-type="string">
            <text:p>tone something down</text:p>
            <text:p>1. to make a speech, an opinion, etc. less extreme or offensive</text:p>
            <text:p>2. to make a colour less bright</text:p>
          </table:table-cell>
          <table:table-cell table:style-name="ce192"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92" table:number-columns-repeated="2"/>
          <table:table-cell/>
        </table:table-row>
        <table:table-row table:style-name="ro192">
          <table:table-cell/>
          <table:table-cell table:style-name="ce192" office:value-type="string" calcext:value-type="string">
            <text:p>selling out</text:p>
          </table:table-cell>
          <table:table-cell table:style-name="ce192" table:number-columns-repeated="2"/>
          <table:table-cell table:style-name="ce188"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16"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92" table:number-columns-repeated="2"/>
          <table:table-cell/>
        </table:table-row>
        <table:table-row table:style-name="ro193">
          <table:table-cell/>
          <table:table-cell table:style-name="ce192" office:value-type="string" calcext:value-type="string">
            <text:p>cashing in</text:p>
          </table:table-cell>
          <table:table-cell table:style-name="ce192" table:number-columns-repeated="2"/>
          <table:table-cell table:style-name="ce194" office:value-type="string" calcext:value-type="string">
            <text:p>To exchange something for money</text:p>
          </table:table-cell>
          <table:table-cell table:style-name="ce116"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92" table:number-columns-repeated="2"/>
          <table:table-cell/>
        </table:table-row>
        <table:table-row table:style-name="ro194">
          <table:table-cell/>
          <table:table-cell table:style-name="ce192" office:value-type="string" calcext:value-type="string">
            <text:p>slump</text:p>
          </table:table-cell>
          <table:table-cell table:style-name="ce188" office:value-type="string" calcext:value-type="string">
            <text:p>UK /slʌmp/</text:p>
            <text:p>US /slʌmp/</text:p>
          </table:table-cell>
          <table:table-cell table:style-name="ce192" office:value-type="string" calcext:value-type="string">
            <text:p>Verb</text:p>
          </table:table-cell>
          <table:table-cell table:style-name="ce188" office:value-type="string" calcext:value-type="string">
            <text:p>1. [intransitive] to fall in price, value, number, etc., suddenly and by a large amount</text:p>
            <text:p>2. [intransitive] + adv./prep. to sit or fall down heavily</text:p>
          </table:table-cell>
          <table:table-cell table:style-name="ce116"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92" table:number-columns-repeated="2"/>
          <table:table-cell/>
        </table:table-row>
        <table:table-row table:style-name="ro51">
          <table:table-cell/>
          <table:table-cell table:style-name="ce192" office:value-type="string" calcext:value-type="string">
            <text:p>don’t slump</text:p>
          </table:table-cell>
          <table:table-cell table:style-name="ce192" table:number-columns-repeated="2"/>
          <table:table-cell table:style-name="ce171"/>
          <table:table-cell table:style-name="ce192" office:value-type="string" calcext:value-type="string">
            <text:p>đừng gù</text:p>
          </table:table-cell>
          <table:table-cell table:style-name="ce192" table:number-columns-repeated="2"/>
          <table:table-cell/>
        </table:table-row>
        <table:table-row table:style-name="ro188">
          <table:table-cell/>
          <table:table-cell table:style-name="ce192" office:value-type="string" calcext:value-type="string">
            <text:p>accentuate</text:p>
          </table:table-cell>
          <table:table-cell table:style-name="ce188" office:value-type="string" calcext:value-type="string">
            <text:p>UK /əkˈsentʃueɪt/</text:p>
            <text:p>US /əkˈsentʃueɪt/</text:p>
          </table:table-cell>
          <table:table-cell table:style-name="ce192" office:value-type="string" calcext:value-type="string">
            <text:p>Verb</text:p>
          </table:table-cell>
          <table:table-cell table:style-name="ce194" office:value-type="string" calcext:value-type="string">
            <text:p>accentuate something to emphasize something or make it easier to notice</text:p>
          </table:table-cell>
          <table:table-cell table:style-name="ce116"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92" table:number-columns-repeated="2"/>
          <table:table-cell/>
        </table:table-row>
        <table:table-row table:style-name="ro195">
          <table:table-cell/>
          <table:table-cell table:style-name="ce192" office:value-type="string" calcext:value-type="string">
            <text:p>silhouette</text:p>
          </table:table-cell>
          <table:table-cell table:style-name="ce188" office:value-type="string" calcext:value-type="string">
            <text:p>UK /ˌsɪluˈet/</text:p>
            <text:p>US /ˌsɪluˈet/</text:p>
          </table:table-cell>
          <table:table-cell table:style-name="ce192" office:value-type="string" calcext:value-type="string">
            <text:p>Noun</text:p>
          </table:table-cell>
          <table:table-cell table:style-name="ce205"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16"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92" table:number-columns-repeated="2"/>
          <table:table-cell/>
        </table:table-row>
        <table:table-row table:style-name="ro195">
          <table:table-cell/>
          <table:table-cell table:style-name="ce192" office:value-type="string" calcext:value-type="string">
            <text:p>shoulder back</text:p>
          </table:table-cell>
          <table:table-cell table:style-name="ce192" table:number-columns-repeated="2"/>
          <table:table-cell table:style-name="ce171"/>
          <table:table-cell table:style-name="ce192" office:value-type="string" calcext:value-type="string">
            <text:p>ưỡn ngực lên</text:p>
          </table:table-cell>
          <table:table-cell table:style-name="ce192" table:number-columns-repeated="2"/>
          <table:table-cell/>
        </table:table-row>
        <table:table-row table:style-name="ro196">
          <table:table-cell/>
          <table:table-cell table:style-name="ce192" office:value-type="string" calcext:value-type="string">
            <text:p>hand on hip</text:p>
          </table:table-cell>
          <table:table-cell table:style-name="ce192" table:number-columns-repeated="2"/>
          <table:table-cell table:style-name="ce171"/>
          <table:table-cell table:style-name="ce192" office:value-type="string" calcext:value-type="string">
            <text:p>tay đặt lên eo</text:p>
          </table:table-cell>
          <table:table-cell table:style-name="ce192" table:number-columns-repeated="2"/>
          <table:table-cell/>
        </table:table-row>
        <table:table-row table:style-name="ro17">
          <table:table-cell/>
          <table:table-cell table:style-name="ce192" office:value-type="string" calcext:value-type="string">
            <text:p>aisle</text:p>
          </table:table-cell>
          <table:table-cell table:style-name="ce188" office:value-type="string" calcext:value-type="string">
            <text:p>UK /aɪl/</text:p>
            <text:p>US /aɪl/</text:p>
          </table:table-cell>
          <table:table-cell table:style-name="ce192" office:value-type="string" calcext:value-type="string">
            <text:p>Noun</text:p>
          </table:table-cell>
          <table:table-cell table:style-name="ce188" office:value-type="string" calcext:value-type="string">
            <text:p>a passage between rows of seats in a church, theatre, train, etc., or between rows of shelves in a supermarket</text:p>
          </table:table-cell>
          <table:table-cell table:style-name="ce192" office:value-type="string" calcext:value-type="string">
            <text:p>gian hàng</text:p>
          </table:table-cell>
          <table:table-cell table:style-name="ce192" table:number-columns-repeated="2"/>
          <table:table-cell/>
        </table:table-row>
        <table:table-row table:style-name="ro191">
          <table:table-cell/>
          <table:table-cell table:style-name="ce192" office:value-type="string" calcext:value-type="string">
            <text:p>fluorescent</text:p>
          </table:table-cell>
          <table:table-cell table:style-name="ce188" office:value-type="string" calcext:value-type="string">
            <text:p>UK /fləˈresnt/</text:p>
            <text:p>US /fləˈresnt/</text:p>
          </table:table-cell>
          <table:table-cell table:style-name="ce192" office:value-type="string" calcext:value-type="string">
            <text:p>Adjective</text:p>
          </table:table-cell>
          <table:table-cell table:style-name="ce188"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92" office:value-type="string" calcext:value-type="string">
            <text:p>toả ra, phát sáng</text:p>
          </table:table-cell>
          <table:table-cell table:style-name="ce192" table:number-columns-repeated="2"/>
          <table:table-cell/>
        </table:table-row>
        <table:table-row table:style-name="ro40">
          <table:table-cell/>
          <table:table-cell table:style-name="ce192" office:value-type="string" calcext:value-type="string">
            <text:p>ceiling</text:p>
          </table:table-cell>
          <table:table-cell table:style-name="ce188" office:value-type="string" calcext:value-type="string">
            <text:p>UK /ˈsiːlɪŋ/</text:p>
            <text:p>US /ˈsiːlɪŋ/</text:p>
          </table:table-cell>
          <table:table-cell table:style-name="ce192" office:value-type="string" calcext:value-type="string">
            <text:p>Noun</text:p>
          </table:table-cell>
          <table:table-cell table:style-name="ce194" office:value-type="string" calcext:value-type="string">
            <text:p>1. the top inside surface of a room</text:p>
          </table:table-cell>
          <table:table-cell table:style-name="ce192"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92" table:number-columns-repeated="2"/>
          <table:table-cell/>
        </table:table-row>
        <table:table-row table:style-name="ro197">
          <table:table-cell/>
          <table:table-cell table:style-name="ce192" office:value-type="string" calcext:value-type="string">
            <text:p>identical</text:p>
          </table:table-cell>
          <table:table-cell table:style-name="ce188" office:value-type="string" calcext:value-type="string">
            <text:p>Uk /aɪˈdentɪkl/</text:p>
            <text:p>US /aɪˈdentɪkl/</text:p>
          </table:table-cell>
          <table:table-cell table:style-name="ce192" office:value-type="string" calcext:value-type="string">
            <text:p>Adjective</text:p>
          </table:table-cell>
          <table:table-cell table:style-name="ce194" office:value-type="string" calcext:value-type="string">
            <text:p>1. similar in every detail</text:p>
          </table:table-cell>
          <table:table-cell table:style-name="ce116"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92" table:number-columns-repeated="2"/>
          <table:table-cell/>
        </table:table-row>
        <table:table-row table:style-name="ro38">
          <table:table-cell/>
          <table:table-cell table:style-name="ce192" office:value-type="string" calcext:value-type="string">
            <text:p>revamp</text:p>
          </table:table-cell>
          <table:table-cell table:style-name="ce188" office:value-type="string" calcext:value-type="string">
            <text:p>UK /ˌriːˈvæmp/</text:p>
            <text:p>US /ˌriːˈvæmp/</text:p>
          </table:table-cell>
          <table:table-cell table:style-name="ce192" office:value-type="string" calcext:value-type="string">
            <text:p>Verb</text:p>
          </table:table-cell>
          <table:table-cell table:style-name="ce188" office:value-type="string" calcext:value-type="string">
            <text:p>revamp something to make changes to the form of something, usually to improve its appearance</text:p>
          </table:table-cell>
          <table:table-cell table:style-name="ce192"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92" table:number-columns-repeated="2"/>
          <table:table-cell/>
        </table:table-row>
        <table:table-row table:style-name="ro198">
          <table:table-cell/>
          <table:table-cell table:style-name="ce116" office:value-type="string" calcext:value-type="string">
            <text:p>piggyback on</text:p>
          </table:table-cell>
          <table:table-cell table:style-name="ce192" table:number-columns-repeated="2"/>
          <table:table-cell table:style-name="ce171"/>
          <table:table-cell table:style-name="ce116"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92" table:number-columns-repeated="2"/>
          <table:table-cell/>
        </table:table-row>
        <table:table-row table:style-name="ro196">
          <table:table-cell/>
          <table:table-cell table:style-name="ce192" office:value-type="string" calcext:value-type="string">
            <text:p>piggybacking off</text:p>
          </table:table-cell>
          <table:table-cell table:style-name="ce192" table:number-columns-repeated="2"/>
          <table:table-cell table:style-name="ce171"/>
          <table:table-cell table:style-name="ce192" office:value-type="string" calcext:value-type="string">
            <text:p><text:s/></text:p>
          </table:table-cell>
          <table:table-cell table:style-name="ce192" table:number-columns-repeated="2"/>
          <table:table-cell/>
        </table:table-row>
        <table:table-row table:style-name="ro40">
          <table:table-cell/>
          <table:table-cell table:style-name="ce192" office:value-type="string" calcext:value-type="string">
            <text:p>humble</text:p>
          </table:table-cell>
          <table:table-cell table:style-name="ce188" office:value-type="string" calcext:value-type="string">
            <text:p>Uk /ˈhʌmbl/</text:p>
            <text:p>US /ˈhʌmbl/</text:p>
          </table:table-cell>
          <table:table-cell table:style-name="ce192" office:value-type="string" calcext:value-type="string">
            <text:p>Adjective</text:p>
          </table:table-cell>
          <table:table-cell table:style-name="ce194" office:value-type="string" calcext:value-type="string">
            <text:p>1. showing you do not think that you are as important as other people</text:p>
          </table:table-cell>
          <table:table-cell table:style-name="ce192"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92" table:number-columns-repeated="2"/>
          <table:table-cell/>
        </table:table-row>
        <table:table-row table:style-name="ro61">
          <table:table-cell/>
          <table:table-cell table:style-name="ce192" office:value-type="string" calcext:value-type="string">
            <text:p>wild</text:p>
          </table:table-cell>
          <table:table-cell table:style-name="ce188" office:value-type="string" calcext:value-type="string">
            <text:p>UK /waɪld/</text:p>
            <text:p>US /waɪld/</text:p>
          </table:table-cell>
          <table:table-cell table:style-name="ce192" office:value-type="string" calcext:value-type="string">
            <text:p>Adjective</text:p>
          </table:table-cell>
          <table:table-cell table:style-name="ce194" office:value-type="string" calcext:value-type="string">
            <text:p>1. living or growing in natural conditions; not kept in a house or on a farm</text:p>
          </table:table-cell>
          <table:table-cell table:style-name="ce192" office:value-type="string" calcext:value-type="string">
            <text:p>hoang dã</text:p>
          </table:table-cell>
          <table:table-cell table:style-name="ce192" table:number-columns-repeated="2"/>
          <table:table-cell/>
        </table:table-row>
        <table:table-row table:style-name="ro13">
          <table:table-cell/>
          <table:table-cell table:style-name="ce192" office:value-type="string" calcext:value-type="string">
            <text:p>pepperoni</text:p>
          </table:table-cell>
          <table:table-cell table:style-name="ce188" office:value-type="string" calcext:value-type="string">
            <text:p>UK /ˌpepəˈrəʊni/</text:p>
            <text:p>US /ˌpepəˈrəʊni/</text:p>
          </table:table-cell>
          <table:table-cell table:style-name="ce192"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92" table:number-columns-repeated="3"/>
          <table:table-cell/>
        </table:table-row>
        <table:table-row table:style-name="ro196">
          <table:table-cell/>
          <table:table-cell table:style-name="ce192" office:value-type="string" calcext:value-type="string">
            <text:p>hand her off to you</text:p>
          </table:table-cell>
          <table:table-cell table:style-name="ce192" table:number-columns-repeated="2"/>
          <table:table-cell table:style-name="ce171"/>
          <table:table-cell table:style-name="ce192" office:value-type="string" calcext:value-type="string">
            <text:p>trả lại cô ấy cho mày</text:p>
          </table:table-cell>
          <table:table-cell table:style-name="ce192" table:number-columns-repeated="2"/>
          <table:table-cell/>
        </table:table-row>
        <table:table-row table:style-name="ro196">
          <table:table-cell/>
          <table:table-cell table:style-name="ce192" office:value-type="string" calcext:value-type="string">
            <text:p>no use</text:p>
          </table:table-cell>
          <table:table-cell table:style-name="ce192" table:number-columns-repeated="2"/>
          <table:table-cell table:style-name="ce171"/>
          <table:table-cell table:style-name="ce192" office:value-type="string" calcext:value-type="string">
            <text:p>ko có tác dụng</text:p>
          </table:table-cell>
          <table:table-cell table:style-name="ce192" table:number-columns-repeated="2"/>
          <table:table-cell/>
        </table:table-row>
        <table:table-row table:style-name="ro199">
          <table:table-cell/>
          <table:table-cell table:style-name="ce192" office:value-type="string" calcext:value-type="string">
            <text:p>style</text:p>
          </table:table-cell>
          <table:table-cell table:style-name="ce188" office:value-type="string" calcext:value-type="string">
            <text:p>UK /staɪl/</text:p>
            <text:p>US /staɪl/</text:p>
          </table:table-cell>
          <table:table-cell table:style-name="ce192" office:value-type="string" calcext:value-type="string">
            <text:p>Noun</text:p>
          </table:table-cell>
          <table:table-cell table:style-name="ce188" office:value-type="string" calcext:value-type="string">
            <text:p><text:span text:style-name="T20">way something is done</text:span></text:p>
            <text:p>1. [countable, uncountable] the particular way in which something is done</text:p>
            <text:p>design of clothes/hair</text:p>
            <text:p>2. [countable] a particular design of something, especially clothes</text:p>
          </table:table-cell>
          <table:table-cell table:style-name="ce192"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92" table:number-columns-repeated="2"/>
          <table:table-cell/>
        </table:table-row>
        <table:table-row table:style-name="ro61">
          <table:table-cell/>
          <table:table-cell table:style-name="ce192" office:value-type="string" calcext:value-type="string">
            <text:p>substance</text:p>
          </table:table-cell>
          <table:table-cell table:style-name="ce188" office:value-type="string" calcext:value-type="string">
            <text:p>UK /ˈsʌbstəns/</text:p>
            <text:p>US /ˈsʌbstəns/</text:p>
          </table:table-cell>
          <table:table-cell table:style-name="ce192" office:value-type="string" calcext:value-type="string">
            <text:p>Noun</text:p>
          </table:table-cell>
          <table:table-cell table:style-name="ce188" office:value-type="string" calcext:value-type="string">
            <text:p>1. [countable] a type of solid, liquid or gas that has particular qualities</text:p>
            <text:p>2. [countable] a drug, especially an illegal one</text:p>
          </table:table-cell>
          <table:table-cell table:style-name="ce192"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92" table:number-columns-repeated="2"/>
          <table:table-cell/>
        </table:table-row>
        <table:table-row table:style-name="ro23">
          <table:table-cell/>
          <table:table-cell table:style-name="ce192" office:value-type="string" calcext:value-type="string">
            <text:p>compete</text:p>
          </table:table-cell>
          <table:table-cell table:style-name="ce188" office:value-type="string" calcext:value-type="string">
            <text:p>UK /kəmˈpiːt/</text:p>
            <text:p>US /kəmˈpiːt/</text:p>
          </table:table-cell>
          <table:table-cell table:style-name="ce192" office:value-type="string" calcext:value-type="string">
            <text:p>Verb</text:p>
          </table:table-cell>
          <table:table-cell table:style-name="ce188" office:value-type="string" calcext:value-type="string">
            <text:p>1. [intransitive] to take part in a contest or game</text:p>
            <text:p>2. [intransitive] to try to be more successful or better than somebody else who is trying to do the same as you</text:p>
          </table:table-cell>
          <table:table-cell table:style-name="ce192"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92" table:number-columns-repeated="2"/>
          <table:table-cell/>
        </table:table-row>
        <table:table-row table:style-name="ro30">
          <table:table-cell/>
          <table:table-cell table:style-name="ce192" office:value-type="string" calcext:value-type="string">
            <text:p>attacted to </text:p>
          </table:table-cell>
          <table:table-cell table:style-name="ce188" office:value-type="string" calcext:value-type="string">
            <text:p>UK /əˈtrækt/</text:p>
            <text:p>US /əˈtrækt/</text:p>
          </table:table-cell>
          <table:table-cell table:style-name="ce192" office:value-type="string" calcext:value-type="string">
            <text:p>Verb</text:p>
          </table:table-cell>
          <table:table-cell table:style-name="ce188" office:value-type="string" calcext:value-type="string">
            <text:p>1. [usually passive] if you are attracted by something, it interests you and makes you want it; if you are attracted by somebody, you like or admire them</text:p>
          </table:table-cell>
          <table:table-cell table:style-name="ce192" office:value-type="string" calcext:value-type="string">
            <text:p>bị thu hút</text:p>
          </table:table-cell>
          <table:table-cell table:style-name="ce192" table:number-columns-repeated="2"/>
          <table:table-cell/>
        </table:table-row>
        <table:table-row table:style-name="ro200">
          <table:table-cell/>
          <table:table-cell table:style-name="ce192" office:value-type="string" calcext:value-type="string">
            <text:p>geisha</text:p>
          </table:table-cell>
          <table:table-cell table:style-name="ce188" office:value-type="string" calcext:value-type="string">
            <text:p>UK /ˈɡeɪʃə/</text:p>
            <text:p>US /ˈɡeɪʃə/</text:p>
          </table:table-cell>
          <table:table-cell table:style-name="ce192" office:value-type="string" calcext:value-type="string">
            <text:p>Noun</text:p>
          </table:table-cell>
          <table:table-cell table:style-name="ce188" office:value-type="string" calcext:value-type="string">
            <text:p>a Japanese woman who is trained to entertain men with conversation, dancing and singing</text:p>
          </table:table-cell>
          <table:table-cell table:style-name="ce188"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92" table:number-columns-repeated="2"/>
          <table:table-cell/>
        </table:table-row>
        <table:table-row table:style-name="ro201">
          <table:table-cell/>
          <table:table-cell table:style-name="ce192" office:value-type="string" calcext:value-type="string">
            <text:p>feature</text:p>
          </table:table-cell>
          <table:table-cell table:style-name="ce188" office:value-type="string" calcext:value-type="string">
            <text:p>UK /ˈfiːtʃə(r)/</text:p>
            <text:p>US /ˈfiːtʃər/</text:p>
          </table:table-cell>
          <table:table-cell table:style-name="ce192" office:value-type="string" calcext:value-type="string">
            <text:p>Noun</text:p>
          </table:table-cell>
          <table:table-cell table:style-name="ce188" office:value-type="string" calcext:value-type="string">
            <text:p>1. something important, interesting or typical of a place or thing</text:p>
            <text:p>2. [usually plural] a part of somebody’s face such as their nose, mouth and eyes</text:p>
          </table:table-cell>
          <table:table-cell table:style-name="ce192"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92" table:number-columns-repeated="2"/>
          <table:table-cell/>
        </table:table-row>
        <table:table-row table:style-name="ro44">
          <table:table-cell/>
          <table:table-cell table:style-name="ce192" office:value-type="string" calcext:value-type="string">
            <text:p>fink</text:p>
          </table:table-cell>
          <table:table-cell table:style-name="ce188" office:value-type="string" calcext:value-type="string">
            <text:p>UK /fɪŋk/</text:p>
            <text:p>US /fɪŋk/</text:p>
          </table:table-cell>
          <table:table-cell table:style-name="ce192" office:value-type="string" calcext:value-type="string">
            <text:p>Noun</text:p>
          </table:table-cell>
          <table:table-cell table:style-name="ce194" office:value-type="string" calcext:value-type="string">
            <text:p>an unpleasant person</text:p>
          </table:table-cell>
          <table:table-cell table:style-name="ce194"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92" table:number-columns-repeated="2"/>
          <table:table-cell/>
        </table:table-row>
        <table:table-row table:style-name="ro58">
          <table:table-cell/>
          <table:table-cell table:style-name="ce192" office:value-type="string" calcext:value-type="string">
            <text:p>catchy</text:p>
          </table:table-cell>
          <table:table-cell table:style-name="ce188" office:value-type="string" calcext:value-type="string">
            <text:p>UK /ˈkætʃi/</text:p>
            <text:p>US /ˈkætʃi/</text:p>
          </table:table-cell>
          <table:table-cell table:style-name="ce192" office:value-type="string" calcext:value-type="string">
            <text:p>Adjective</text:p>
          </table:table-cell>
          <table:table-cell table:style-name="ce194" office:value-type="string" calcext:value-type="string">
            <text:p>(of music or the words of an advertisement) pleasant and easily remembered</text:p>
          </table:table-cell>
          <table:table-cell table:style-name="ce192" office:value-type="string" calcext:value-type="string">
            <text:p>bắt tai</text:p>
          </table:table-cell>
          <table:table-cell table:style-name="ce192" table:number-columns-repeated="2"/>
          <table:table-cell/>
        </table:table-row>
        <table:table-row table:style-name="ro27">
          <table:table-cell/>
          <table:table-cell table:style-name="ce192" office:value-type="string" calcext:value-type="string">
            <text:p>stink</text:p>
          </table:table-cell>
          <table:table-cell table:style-name="ce188" office:value-type="string" calcext:value-type="string">
            <text:p>UK /stɪŋk/</text:p>
            <text:p>US /stɪŋk/</text:p>
          </table:table-cell>
          <table:table-cell table:style-name="ce192" office:value-type="string" calcext:value-type="string">
            <text:p>Verb</text:p>
          </table:table-cell>
          <table:table-cell table:style-name="ce194" office:value-type="string" calcext:value-type="string">
            <text:p>1. [intransitive] stink (of something) to have a strong, unpleasant smell</text:p>
          </table:table-cell>
          <table:table-cell table:style-name="ce192"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92" table:number-columns-repeated="2"/>
          <table:table-cell/>
        </table:table-row>
        <table:table-row table:style-name="ro202">
          <table:table-cell/>
          <table:table-cell table:style-name="ce192" office:value-type="string" calcext:value-type="string">
            <text:p>maternity</text:p>
          </table:table-cell>
          <table:table-cell table:style-name="ce188" office:value-type="string" calcext:value-type="string">
            <text:p>UK /məˈtɜːnəti/</text:p>
            <text:p>US /məˈtɜːrnəti/</text:p>
          </table:table-cell>
          <table:table-cell table:style-name="ce192" office:value-type="string" calcext:value-type="string">
            <text:p>Noun</text:p>
          </table:table-cell>
          <table:table-cell table:style-name="ce194" office:value-type="string" calcext:value-type="string">
            <text:p>the state of being or becoming a mother</text:p>
          </table:table-cell>
          <table:table-cell table:style-name="ce192"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92" table:number-columns-repeated="2"/>
          <table:table-cell/>
        </table:table-row>
        <table:table-row table:style-name="ro60">
          <table:table-cell/>
          <table:table-cell table:style-name="ce192" office:value-type="string" calcext:value-type="string">
            <text:p>chug</text:p>
          </table:table-cell>
          <table:table-cell table:style-name="ce188" office:value-type="string" calcext:value-type="string">
            <text:p>UK /tʃʌɡ/</text:p>
            <text:p>US /tʃʌɡ/</text:p>
          </table:table-cell>
          <table:table-cell table:style-name="ce192" office:value-type="string" calcext:value-type="string">
            <text:p>Verb</text:p>
          </table:table-cell>
          <table:table-cell table:style-name="ce194" office:value-type="string" calcext:value-type="string">
            <text:p>1. [intransitive] (+ adv./prep.) to move making the sound of an engine running slowly</text:p>
          </table:table-cell>
          <table:table-cell table:style-name="ce116"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92" table:number-columns-repeated="2"/>
          <table:table-cell/>
        </table:table-row>
        <table:table-row table:style-name="ro27">
          <table:table-cell/>
          <table:table-cell table:style-name="ce192" office:value-type="string" calcext:value-type="string">
            <text:p>eggnog</text:p>
          </table:table-cell>
          <table:table-cell table:style-name="ce188" office:value-type="string" calcext:value-type="string">
            <text:p>UK /ˈeɡnɒɡ/</text:p>
            <text:p>US /ˈeɡnɑːɡ/</text:p>
          </table:table-cell>
          <table:table-cell table:style-name="ce192" office:value-type="string" calcext:value-type="string">
            <text:p>Noun</text:p>
          </table:table-cell>
          <table:table-cell table:style-name="ce188"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92" office:value-type="string" calcext:value-type="string">
            <text:p>trứng pha với sữa với cồn</text:p>
          </table:table-cell>
          <table:table-cell table:style-name="ce192" table:number-columns-repeated="2"/>
          <table:table-cell/>
        </table:table-row>
        <table:table-row table:style-name="ro27">
          <table:table-cell/>
          <table:table-cell table:style-name="ce192" office:value-type="string" calcext:value-type="string">
            <text:p>drow</text:p>
          </table:table-cell>
          <table:table-cell table:style-name="ce188" office:value-type="string" calcext:value-type="string">
            <text:p>UK /draʊn/</text:p>
            <text:p>US /draʊn/</text:p>
          </table:table-cell>
          <table:table-cell table:style-name="ce192" office:value-type="string" calcext:value-type="string">
            <text:p>Verb</text:p>
          </table:table-cell>
          <table:table-cell table:style-name="ce188"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92" office:value-type="string" calcext:value-type="string">
            <text:p>1. chết đuối</text:p>
          </table:table-cell>
          <table:table-cell table:style-name="ce192" table:number-columns-repeated="2"/>
          <table:table-cell/>
        </table:table-row>
        <table:table-row table:style-name="ro188">
          <table:table-cell/>
          <table:table-cell table:style-name="ce192" office:value-type="string" calcext:value-type="string">
            <text:p>halfway</text:p>
          </table:table-cell>
          <table:table-cell table:style-name="ce188" office:value-type="string" calcext:value-type="string">
            <text:p>UK /ˌhɑːfˈweɪ/</text:p>
            <text:p>US /ˌhæfˈweɪ/</text:p>
          </table:table-cell>
          <table:table-cell table:style-name="ce192" office:value-type="string" calcext:value-type="string">
            <text:p>Adjective</text:p>
          </table:table-cell>
          <table:table-cell table:style-name="ce188" office:value-type="string" calcext:value-type="string">
            <text:p>1. at an equal distance between two points; in the middle of a period of time</text:p>
            <text:p>2. part of the way towards doing or achieving something</text:p>
          </table:table-cell>
          <table:table-cell table:style-name="ce116"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92" table:number-columns-repeated="2"/>
          <table:table-cell/>
        </table:table-row>
        <table:table-row table:style-name="ro203">
          <table:table-cell/>
          <table:table-cell table:style-name="ce192" office:value-type="string" calcext:value-type="string">
            <text:p>stuff</text:p>
          </table:table-cell>
          <table:table-cell table:style-name="ce188" office:value-type="string" calcext:value-type="string">
            <text:p>UK /stʌf/</text:p>
            <text:p>US /stʌf/</text:p>
          </table:table-cell>
          <table:table-cell table:style-name="ce192" office:value-type="string" calcext:value-type="string">
            <text:p>Noun</text:p>
          </table:table-cell>
          <table:table-cell table:style-name="ce188"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92"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92" table:number-columns-repeated="2"/>
          <table:table-cell/>
        </table:table-row>
        <table:table-row table:style-name="ro27">
          <table:table-cell/>
          <table:table-cell table:style-name="ce192" office:value-type="string" calcext:value-type="string">
            <text:p>awkward</text:p>
          </table:table-cell>
          <table:table-cell table:style-name="ce188" office:value-type="string" calcext:value-type="string">
            <text:p>UK /ˈɔːkwəd/</text:p>
            <text:p>US /ˈɔːkwərd/</text:p>
          </table:table-cell>
          <table:table-cell table:style-name="ce192" office:value-type="string" calcext:value-type="string">
            <text:p>Adjective</text:p>
          </table:table-cell>
          <table:table-cell table:style-name="ce188" office:value-type="string" calcext:value-type="string">
            <text:p>1. making you feel embarrassed</text:p>
            <text:p>2. difficult to deal with</text:p>
          </table:table-cell>
          <table:table-cell table:style-name="ce116" office:value-type="string" calcext:value-type="string">
            <text:p>1. lúng túng, làm bn cảm thấy xấu hổ</text:p>
          </table:table-cell>
          <table:table-cell table:style-name="ce192" table:number-columns-repeated="2"/>
          <table:table-cell/>
        </table:table-row>
        <table:table-row table:style-name="ro27">
          <table:table-cell/>
          <table:table-cell table:style-name="ce192" office:value-type="string" calcext:value-type="string">
            <text:p>water stain</text:p>
          </table:table-cell>
          <table:table-cell table:style-name="ce192" table:number-columns-repeated="2"/>
          <table:table-cell table:style-name="ce171"/>
          <table:table-cell table:style-name="ce192" table:number-columns-repeated="3"/>
          <table:table-cell/>
        </table:table-row>
        <table:table-row table:style-name="ro27">
          <table:table-cell/>
          <table:table-cell table:style-name="ce192" office:value-type="string" calcext:value-type="string">
            <text:p>stain</text:p>
          </table:table-cell>
          <table:table-cell table:style-name="ce188" office:value-type="string" calcext:value-type="string">
            <text:p>UK /steɪn/</text:p>
            <text:p>US /steɪn/</text:p>
          </table:table-cell>
          <table:table-cell table:style-name="ce192" office:value-type="string" calcext:value-type="string">
            <text:p>Noun</text:p>
          </table:table-cell>
          <table:table-cell table:style-name="ce188" office:value-type="string" calcext:value-type="string">
            <text:p>1. a dirty mark on something, that is difficult to remove</text:p>
            <text:p>2. [uncountable, countable] a liquid used for changing the colour of wood or cloth</text:p>
          </table:table-cell>
          <table:table-cell table:style-name="ce192" office:value-type="string" calcext:value-type="string">
            <text:p>vết dơ</text:p>
          </table:table-cell>
          <table:table-cell table:style-name="ce192" table:number-columns-repeated="2"/>
          <table:table-cell/>
        </table:table-row>
        <table:table-row table:style-name="ro27">
          <table:table-cell/>
          <table:table-cell table:style-name="ce192" office:value-type="string" calcext:value-type="string">
            <text:p>crescent moon</text:p>
          </table:table-cell>
          <table:table-cell table:style-name="ce192" table:number-columns-repeated="2"/>
          <table:table-cell table:style-name="ce170"/>
          <table:table-cell table:style-name="ce192" office:value-type="string" calcext:value-type="string">
            <text:p>trăng lưỡi liềm</text:p>
          </table:table-cell>
          <table:table-cell table:style-name="ce192" table:number-columns-repeated="2"/>
          <table:table-cell/>
        </table:table-row>
        <table:table-row table:style-name="ro27">
          <table:table-cell/>
          <table:table-cell table:style-name="ce192" office:value-type="string" calcext:value-type="string">
            <text:p>instagram</text:p>
          </table:table-cell>
          <table:table-cell table:style-name="ce188" office:value-type="string" calcext:value-type="string">
            <text:p>UK /ˈɪnstəɡræm/</text:p>
            <text:p>US /ˈɪnstəɡræm/</text:p>
          </table:table-cell>
          <table:table-cell table:style-name="ce192" office:value-type="string" calcext:value-type="string">
            <text:p>Noun</text:p>
          </table:table-cell>
          <table:table-cell table:style-name="ce194" office:value-type="string" calcext:value-type="string">
            <text:p>a <text:a xlink:href="https://www.oxfordlearnersdictionaries.com/definition/english/social-media" xlink:type="simple">social media</text:a> website where people can share photographs and short videos</text:p>
          </table:table-cell>
          <table:table-cell table:style-name="ce192" office:value-type="string" calcext:value-type="string">
            <text:p>chụp lại</text:p>
          </table:table-cell>
          <table:table-cell table:style-name="ce192" table:number-columns-repeated="2"/>
          <table:table-cell/>
        </table:table-row>
        <table:table-row table:style-name="ro27">
          <table:table-cell/>
          <table:table-cell table:style-name="ce192" office:value-type="string" calcext:value-type="string">
            <text:p>specific</text:p>
          </table:table-cell>
          <table:table-cell table:style-name="ce188" office:value-type="string" calcext:value-type="string">
            <text:p>UK /spəˈsɪfɪk/</text:p>
            <text:p>US /spəˈsɪfɪk/</text:p>
          </table:table-cell>
          <table:table-cell table:style-name="ce192" office:value-type="string" calcext:value-type="string">
            <text:p>Adjective</text:p>
          </table:table-cell>
          <table:table-cell table:style-name="ce188" office:value-type="string" calcext:value-type="string">
            <text:p>1. [usually before noun] connected with one particular thing only</text:p>
            <text:p>2. detailed and exact</text:p>
          </table:table-cell>
          <table:table-cell table:style-name="ce116" office:value-type="string" calcext:value-type="string">
            <text:p>1.</text:p>
            <text:p>2. chi tiết</text:p>
          </table:table-cell>
          <table:table-cell table:style-name="ce192" table:number-columns-repeated="2"/>
          <table:table-cell/>
        </table:table-row>
        <table:table-row table:style-name="ro27">
          <table:table-cell/>
          <table:table-cell table:style-name="ce192" office:value-type="string" calcext:value-type="string">
            <text:p>pear</text:p>
          </table:table-cell>
          <table:table-cell table:style-name="ce188" office:value-type="string" calcext:value-type="string">
            <text:p>UK /peə(r)/</text:p>
            <text:p>US /per/</text:p>
          </table:table-cell>
          <table:table-cell table:style-name="ce192" office:value-type="string" calcext:value-type="string">
            <text:p>Noun</text:p>
          </table:table-cell>
          <table:table-cell table:style-name="ce194" office:value-type="string" calcext:value-type="string">
            <text:p>a yellow or green fruit that is narrow at the top and wide at the bottom</text:p>
          </table:table-cell>
          <table:table-cell table:style-name="ce192" office:value-type="string" calcext:value-type="string">
            <text:p>quả lê</text:p>
          </table:table-cell>
          <table:table-cell table:style-name="ce192" table:number-columns-repeated="2"/>
          <table:table-cell/>
        </table:table-row>
        <table:table-row table:style-name="ro27">
          <table:table-cell/>
          <table:table-cell table:style-name="ce192" office:value-type="string" calcext:value-type="string">
            <text:p>thwack</text:p>
          </table:table-cell>
          <table:table-cell table:style-name="ce188" office:value-type="string" calcext:value-type="string">
            <text:p>UK /θwæk/</text:p>
            <text:p>US /θwæk/</text:p>
          </table:table-cell>
          <table:table-cell table:style-name="ce192" office:value-type="string" calcext:value-type="string">
            <text:p>Verb</text:p>
          </table:table-cell>
          <table:table-cell table:style-name="ce188" office:value-type="string" calcext:value-type="string">
            <text:p>thwack somebody/something to hit somebody/something hard, making a short, loud sound</text:p>
          </table:table-cell>
          <table:table-cell table:style-name="ce192" office:value-type="string" calcext:value-type="string">
            <text:p>(ngấu nghiến)</text:p>
          </table:table-cell>
          <table:table-cell table:style-name="ce192" table:number-columns-repeated="2"/>
          <table:table-cell/>
        </table:table-row>
        <table:table-row table:style-name="ro73">
          <table:table-cell/>
          <table:table-cell table:style-name="ce192" office:value-type="string" calcext:value-type="string">
            <text:p>gesture</text:p>
          </table:table-cell>
          <table:table-cell table:style-name="ce188" office:value-type="string" calcext:value-type="string">
            <text:p>Uk /ˈdʒestʃə(r)/</text:p>
            <text:p>US /ˈdʒestʃər/</text:p>
          </table:table-cell>
          <table:table-cell table:style-name="ce192" office:value-type="string" calcext:value-type="string">
            <text:p>Noun</text:p>
          </table:table-cell>
          <table:table-cell table:style-name="ce188"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92" office:value-type="string" calcext:value-type="string">
            <text:p>tư thế hành động</text:p>
          </table:table-cell>
          <table:table-cell table:style-name="ce192" table:number-columns-repeated="2"/>
          <table:table-cell/>
        </table:table-row>
        <table:table-row table:style-name="ro27">
          <table:table-cell/>
          <table:table-cell table:style-name="ce192" office:value-type="string" calcext:value-type="string">
            <text:p>cool with it</text:p>
          </table:table-cell>
          <table:table-cell table:style-name="ce192" table:number-columns-repeated="2"/>
          <table:table-cell table:style-name="ce171"/>
          <table:table-cell table:style-name="ce192" office:value-type="string" calcext:value-type="string">
            <text:p>cảm thấy ổn</text:p>
          </table:table-cell>
          <table:table-cell table:style-name="ce192" table:number-columns-repeated="2"/>
          <table:table-cell/>
        </table:table-row>
        <table:table-row table:style-name="ro27">
          <table:table-cell/>
          <table:table-cell table:style-name="ce192" office:value-type="string" calcext:value-type="string">
            <text:p>teachable moment</text:p>
          </table:table-cell>
          <table:table-cell table:style-name="ce192" table:number-columns-repeated="2"/>
          <table:table-cell table:style-name="ce188" office:value-type="string" calcext:value-type="string">
            <text:p>an event or experience which presents a good opportunity for learning something about a particular aspect of life.</text:p>
          </table:table-cell>
          <table:table-cell table:style-name="ce192" office:value-type="string" calcext:value-type="string">
            <text:p>đến giờ hc rồi</text:p>
          </table:table-cell>
          <table:table-cell table:style-name="ce192" table:number-columns-repeated="2"/>
          <table:table-cell/>
        </table:table-row>
        <table:table-row table:style-name="ro35">
          <table:table-cell/>
          <table:table-cell table:style-name="ce192" office:value-type="string" calcext:value-type="string">
            <text:p>role</text:p>
          </table:table-cell>
          <table:table-cell table:style-name="ce188" office:value-type="string" calcext:value-type="string">
            <text:p>UK /rəʊl/</text:p>
            <text:p>US /rəʊl/</text:p>
          </table:table-cell>
          <table:table-cell table:style-name="ce192" office:value-type="string" calcext:value-type="string">
            <text:p>Noun</text:p>
          </table:table-cell>
          <table:table-cell table:style-name="ce188" office:value-type="string" calcext:value-type="string">
            <text:p>1. an actor’s part in a play, film, etc.</text:p>
            <text:p>2. the function or position that somebody has or is expected to have in an organization, in society or in a relationship</text:p>
          </table:table-cell>
          <table:table-cell table:style-name="ce192" office:value-type="string" calcext:value-type="string">
            <text:p>vai diễn</text:p>
          </table:table-cell>
          <table:table-cell table:style-name="ce192" table:number-columns-repeated="2"/>
          <table:table-cell/>
        </table:table-row>
        <table:table-row table:style-name="ro27">
          <table:table-cell/>
          <table:table-cell table:style-name="ce192" office:value-type="string" calcext:value-type="string">
            <text:p>reverse</text:p>
          </table:table-cell>
          <table:table-cell table:style-name="ce188" office:value-type="string" calcext:value-type="string">
            <text:p>UK /rɪˈvɜːs/</text:p>
            <text:p>US /rɪˈvɜːrs/</text:p>
          </table:table-cell>
          <table:table-cell table:style-name="ce192"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92" office:value-type="string" calcext:value-type="string">
            <text:p>đổi ngược lại</text:p>
          </table:table-cell>
          <table:table-cell table:style-name="ce192" table:number-columns-repeated="2"/>
          <table:table-cell/>
        </table:table-row>
        <table:table-row table:style-name="ro204">
          <table:table-cell/>
          <table:table-cell table:style-name="ce192" office:value-type="string" calcext:value-type="string">
            <text:p>policy</text:p>
          </table:table-cell>
          <table:table-cell table:style-name="ce188" office:value-type="string" calcext:value-type="string">
            <text:p>UK /ˈpɒləsi/</text:p>
            <text:p>US /ˈpɑːləsi/</text:p>
          </table:table-cell>
          <table:table-cell table:style-name="ce192" office:value-type="string" calcext:value-type="string">
            <text:p>Noun</text:p>
          </table:table-cell>
          <table:table-cell table:style-name="ce188"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92" office:value-type="string" calcext:value-type="string">
            <text:p>1. nội quy, chính sách</text:p>
          </table:table-cell>
          <table:table-cell table:style-name="ce192" table:number-columns-repeated="2"/>
          <table:table-cell/>
        </table:table-row>
        <table:table-row table:style-name="ro204">
          <table:table-cell/>
          <table:table-cell table:style-name="ce166" office:value-type="string" calcext:value-type="string">
            <text:p>inappropriate</text:p>
          </table:table-cell>
          <table:table-cell table:style-name="ce188" office:value-type="string" calcext:value-type="string">
            <text:p>UK /ˌɪnəˈprəʊpriət/</text:p>
            <text:p>US /ˌɪnəˈprəʊpriət/</text:p>
          </table:table-cell>
          <table:table-cell table:style-name="ce192" office:value-type="string" calcext:value-type="string">
            <text:p>Adjective</text:p>
          </table:table-cell>
          <table:table-cell table:style-name="ce188" office:value-type="string" calcext:value-type="string">
            <text:p>not suitable or appropriate in a particular situation</text:p>
          </table:table-cell>
          <table:table-cell table:style-name="ce192" table:number-columns-repeated="3"/>
          <table:table-cell/>
        </table:table-row>
        <table:table-row table:style-name="ro27">
          <table:table-cell/>
          <table:table-cell table:style-name="ce192" office:value-type="string" calcext:value-type="string">
            <text:p>inappropriate sexual behavior</text:p>
          </table:table-cell>
          <table:table-cell table:style-name="ce192" table:number-columns-repeated="2"/>
          <table:table-cell table:style-name="ce171"/>
          <table:table-cell table:style-name="ce192" office:value-type="string" calcext:value-type="string">
            <text:p>hành động mang tính tình dục không thích hợp</text:p>
          </table:table-cell>
          <table:table-cell table:style-name="ce192" table:number-columns-repeated="2"/>
          <table:table-cell/>
        </table:table-row>
        <table:table-row table:style-name="ro27">
          <table:table-cell/>
          <table:table-cell table:style-name="ce192" office:value-type="string" calcext:value-type="string">
            <text:p>workplace</text:p>
          </table:table-cell>
          <table:table-cell table:style-name="ce188" office:value-type="string" calcext:value-type="string">
            <text:p>UK /ˈwɜːkpleɪs/</text:p>
            <text:p>US /ˈwɜːrkpleɪs/</text:p>
          </table:table-cell>
          <table:table-cell table:style-name="ce192" office:value-type="string" calcext:value-type="string">
            <text:p>Noun</text:p>
          </table:table-cell>
          <table:table-cell table:style-name="ce194" office:value-type="string" calcext:value-type="string">
            <text:p>the office, factory, etc. where people work</text:p>
          </table:table-cell>
          <table:table-cell table:style-name="ce192" table:number-columns-repeated="3"/>
          <table:table-cell/>
        </table:table-row>
        <table:table-row table:style-name="ro23">
          <table:table-cell/>
          <table:table-cell table:style-name="ce192" office:value-type="string" calcext:value-type="string">
            <text:p>seminar</text:p>
          </table:table-cell>
          <table:table-cell table:style-name="ce188" office:value-type="string" calcext:value-type="string">
            <text:p>UK /ˈsemɪnɑː(r)/</text:p>
            <text:p>US /ˈsemɪnɑːr/</text:p>
          </table:table-cell>
          <table:table-cell table:style-name="ce192" office:value-type="string" calcext:value-type="string">
            <text:p>Noun</text:p>
          </table:table-cell>
          <table:table-cell table:style-name="ce188" office:value-type="string" calcext:value-type="string">
            <text:p>1. a class at a university or college when a small group of students and a teacher discuss or study a particular topic</text:p>
            <text:p>2. a meeting for discussion or training</text:p>
          </table:table-cell>
          <table:table-cell table:style-name="ce192" office:value-type="string" calcext:value-type="string">
            <text:p>buổi hội thảo</text:p>
          </table:table-cell>
          <table:table-cell table:style-name="ce192" table:number-columns-repeated="2"/>
          <table:table-cell/>
        </table:table-row>
        <table:table-row table:style-name="ro27">
          <table:table-cell/>
          <table:table-cell table:style-name="ce192" office:value-type="string" calcext:value-type="string">
            <text:p>self-esteem</text:p>
          </table:table-cell>
          <table:table-cell table:style-name="ce188" office:value-type="string" calcext:value-type="string">
            <text:p>UK /ˌself ɪˈstiːm/</text:p>
            <text:p>US /ˌself ɪˈstiːm/</text:p>
          </table:table-cell>
          <table:table-cell table:style-name="ce192"/>
          <table:table-cell table:style-name="ce194" office:value-type="string" calcext:value-type="string">
            <text:p>a feeling of being happy with your own character and abilities</text:p>
          </table:table-cell>
          <table:table-cell table:style-name="ce192" office:value-type="string" calcext:value-type="string">
            <text:p>tự trọng</text:p>
          </table:table-cell>
          <table:table-cell table:style-name="ce192" table:number-columns-repeated="2"/>
          <table:table-cell/>
        </table:table-row>
        <table:table-row table:style-name="ro27">
          <table:table-cell/>
          <table:table-cell table:style-name="ce192" office:value-type="string" calcext:value-type="string">
            <text:p>punish</text:p>
          </table:table-cell>
          <table:table-cell table:style-name="ce188" office:value-type="string" calcext:value-type="string">
            <text:p>UK /ˈpʌnɪʃ/</text:p>
            <text:p>US /ˈpʌnɪʃ/</text:p>
          </table:table-cell>
          <table:table-cell table:style-name="ce192" office:value-type="string" calcext:value-type="string">
            <text:p>Verb</text:p>
          </table:table-cell>
          <table:table-cell table:style-name="ce188" office:value-type="string" calcext:value-type="string">
            <text:p>1. [intransitive, transitive] to make somebody suffer because they have broken the law or done something wrong</text:p>
          </table:table-cell>
          <table:table-cell table:style-name="ce192" office:value-type="string" calcext:value-type="string">
            <text:p>đày đoạ</text:p>
          </table:table-cell>
          <table:table-cell table:style-name="ce192" table:number-columns-repeated="2"/>
          <table:table-cell/>
        </table:table-row>
        <table:table-row table:style-name="ro27">
          <table:table-cell/>
          <table:table-cell table:style-name="ce192" office:value-type="string" calcext:value-type="string">
            <text:p>messed up</text:p>
          </table:table-cell>
          <table:table-cell table:style-name="ce192" table:number-columns-repeated="2"/>
          <table:table-cell table:style-name="ce188" office:value-type="string" calcext:value-type="string">
            <text:p>mess up | mess something up</text:p>
            <text:p>to fail at something or do it badly</text:p>
          </table:table-cell>
          <table:table-cell table:style-name="ce192" office:value-type="string" calcext:value-type="string">
            <text:p>xáo trộn</text:p>
          </table:table-cell>
          <table:table-cell table:style-name="ce192" table:number-columns-repeated="2"/>
          <table:table-cell/>
        </table:table-row>
        <table:table-row table:style-name="ro27">
          <table:table-cell/>
          <table:table-cell table:style-name="ce192" office:value-type="string" calcext:value-type="string">
            <text:p>ado</text:p>
          </table:table-cell>
          <table:table-cell table:style-name="ce188" office:value-type="string" calcext:value-type="string">
            <text:p>UK /əˈduː/</text:p>
            <text:p>US /əˈduː/</text:p>
          </table:table-cell>
          <table:table-cell table:style-name="ce192"/>
          <table:table-cell table:style-name="ce188" office:value-type="string" calcext:value-type="string">
            <text:p>without further/more ado</text:p>
            <text:p>(old-fashioned) without delaying; immediately</text:p>
          </table:table-cell>
          <table:table-cell table:style-name="ce192" table:number-columns-repeated="3"/>
          <table:table-cell/>
        </table:table-row>
        <table:table-row table:style-name="ro27">
          <table:table-cell/>
          <table:table-cell table:style-name="ce192" office:value-type="string" calcext:value-type="string">
            <text:p>scoff</text:p>
          </table:table-cell>
          <table:table-cell table:style-name="ce188" office:value-type="string" calcext:value-type="string">
            <text:p>Uk /skɒf/</text:p>
            <text:p>US /skɑːf/</text:p>
          </table:table-cell>
          <table:table-cell table:style-name="ce192" office:value-type="string" calcext:value-type="string">
            <text:p>Verb</text:p>
          </table:table-cell>
          <table:table-cell table:style-name="ce188" office:value-type="string" calcext:value-type="string">
            <text:p>1. [intransitive, transitive] to talk about somebody/something in a way that makes it clear that you think they are stupid or silly</text:p>
          </table:table-cell>
          <table:table-cell table:style-name="ce192" office:value-type="string" calcext:value-type="string">
            <text:p>1. chế diễu, nhạo báng</text:p>
          </table:table-cell>
          <table:table-cell table:style-name="ce192" table:number-columns-repeated="2"/>
          <table:table-cell/>
        </table:table-row>
        <table:table-row table:style-name="ro27">
          <table:table-cell/>
          <table:table-cell table:style-name="ce192" office:value-type="string" calcext:value-type="string">
            <text:p>villain</text:p>
          </table:table-cell>
          <table:table-cell table:style-name="ce188" office:value-type="string" calcext:value-type="string">
            <text:p>UK /ˈvɪlən/</text:p>
            <text:p>US /ˈvɪlən/</text:p>
          </table:table-cell>
          <table:table-cell table:style-name="ce192" office:value-type="string" calcext:value-type="string">
            <text:p>Noun</text:p>
          </table:table-cell>
          <table:table-cell table:style-name="ce194" office:value-type="string" calcext:value-type="string">
            <text:p>the main bad character in a story, play, etc.</text:p>
          </table:table-cell>
          <table:table-cell table:style-name="ce192" office:value-type="string" calcext:value-type="string">
            <text:p>kẻ phản diện</text:p>
          </table:table-cell>
          <table:table-cell table:style-name="ce192" table:number-columns-repeated="2"/>
          <table:table-cell/>
        </table:table-row>
        <table:table-row table:style-name="ro27">
          <table:table-cell/>
          <table:table-cell table:style-name="ce192" office:value-type="string" calcext:value-type="string">
            <text:p>brilliant</text:p>
          </table:table-cell>
          <table:table-cell table:style-name="ce188" office:value-type="string" calcext:value-type="string">
            <text:p>Uk /ˈbrɪliənt/</text:p>
            <text:p>US /ˈbrɪliənt/</text:p>
          </table:table-cell>
          <table:table-cell table:style-name="ce192" office:value-type="string" calcext:value-type="string">
            <text:p>Adjective</text:p>
          </table:table-cell>
          <table:table-cell table:style-name="ce194" office:value-type="string" calcext:value-type="string">
            <text:p>1. extremely clever or impressive</text:p>
          </table:table-cell>
          <table:table-cell table:style-name="ce192" office:value-type="string" calcext:value-type="string">
            <text:p>thông minh</text:p>
          </table:table-cell>
          <table:table-cell table:style-name="ce192" table:number-columns-repeated="2"/>
          <table:table-cell/>
        </table:table-row>
        <table:table-row table:style-name="ro27">
          <table:table-cell/>
          <table:table-cell table:style-name="ce192" office:value-type="string" calcext:value-type="string">
            <text:p>tongue</text:p>
          </table:table-cell>
          <table:table-cell table:style-name="ce188" office:value-type="string" calcext:value-type="string">
            <text:p>UK /tʌŋ/</text:p>
            <text:p>US /tʌŋ/</text:p>
          </table:table-cell>
          <table:table-cell table:style-name="ce192" office:value-type="string" calcext:value-type="string">
            <text:p>Noun</text:p>
          </table:table-cell>
          <table:table-cell table:style-name="ce188"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92" office:value-type="string" calcext:value-type="string">
            <text:p>lưỡi</text:p>
          </table:table-cell>
          <table:table-cell table:style-name="ce192" table:number-columns-repeated="2"/>
          <table:table-cell/>
        </table:table-row>
        <table:table-row table:style-name="ro27">
          <table:table-cell/>
          <table:table-cell table:style-name="ce192" office:value-type="string" calcext:value-type="string">
            <text:p>suck them out</text:p>
          </table:table-cell>
          <table:table-cell table:style-name="ce192" table:number-columns-repeated="2"/>
          <table:table-cell table:style-name="ce171"/>
          <table:table-cell table:style-name="ce192" office:value-type="string" calcext:value-type="string">
            <text:p>hút nó ra</text:p>
          </table:table-cell>
          <table:table-cell table:style-name="ce192" table:number-columns-repeated="2"/>
          <table:table-cell/>
        </table:table-row>
        <table:table-row table:style-name="ro27">
          <table:table-cell/>
          <table:table-cell table:style-name="ce192" office:value-type="string" calcext:value-type="string">
            <text:p>spread</text:p>
          </table:table-cell>
          <table:table-cell table:style-name="ce188" office:value-type="string" calcext:value-type="string">
            <text:p>UK /spred/</text:p>
            <text:p>US /spred/</text:p>
          </table:table-cell>
          <table:table-cell table:style-name="ce192" office:value-type="string" calcext:value-type="string">
            <text:p>Verb</text:p>
          </table:table-cell>
          <table:table-cell table:style-name="ce205" office:value-type="string" calcext:value-type="string">
            <text:p>among people</text:p>
            <text:p>1. [intransitive, transitive] to affect or make something affect, be known by, or be used by more and more people</text:p>
          </table:table-cell>
          <table:table-cell table:style-name="ce192" office:value-type="string" calcext:value-type="string">
            <text:p>lan tỏa</text:p>
          </table:table-cell>
          <table:table-cell table:style-name="ce192" table:number-columns-repeated="2"/>
          <table:table-cell/>
        </table:table-row>
        <table:table-row table:style-name="ro27">
          <table:table-cell/>
          <table:table-cell table:style-name="ce192" office:value-type="string" calcext:value-type="string">
            <text:p>50 store rules</text:p>
          </table:table-cell>
          <table:table-cell table:style-name="ce192" table:number-columns-repeated="2"/>
          <table:table-cell table:style-name="ce171"/>
          <table:table-cell table:style-name="ce192" table:number-columns-repeated="3"/>
          <table:table-cell/>
        </table:table-row>
        <table:table-row table:style-name="ro27">
          <table:table-cell/>
          <table:table-cell table:style-name="ce192" office:value-type="string" calcext:value-type="string">
            <text:p>tape</text:p>
          </table:table-cell>
          <table:table-cell table:style-name="ce188" office:value-type="string" calcext:value-type="string">
            <text:p>UK /teɪp/</text:p>
            <text:p>US /teɪp/</text:p>
          </table:table-cell>
          <table:table-cell table:style-name="ce192" office:value-type="string" calcext:value-type="string">
            <text:p>Noun</text:p>
          </table:table-cell>
          <table:table-cell table:style-name="ce188" office:value-type="string" calcext:value-type="string">
            <text:p>1. [uncountable] a long, narrow piece of material with a sticky substance on one side that is used for sticking things together</text:p>
          </table:table-cell>
          <table:table-cell table:style-name="ce192" office:value-type="string" calcext:value-type="string">
            <text:p>1. băng dính</text:p>
          </table:table-cell>
          <table:table-cell table:style-name="ce192" table:number-columns-repeated="2"/>
          <table:table-cell/>
        </table:table-row>
        <table:table-row table:style-name="ro27">
          <table:table-cell/>
          <table:table-cell table:style-name="ce192" office:value-type="string" calcext:value-type="string">
            <text:p>disgusting</text:p>
          </table:table-cell>
          <table:table-cell table:style-name="ce188" office:value-type="string" calcext:value-type="string">
            <text:p>UK /dɪsˈɡʌstɪŋ/</text:p>
            <text:p>US /dɪsˈɡʌstɪŋ/</text:p>
          </table:table-cell>
          <table:table-cell table:style-name="ce192" office:value-type="string" calcext:value-type="string">
            <text:p>Adjective</text:p>
          </table:table-cell>
          <table:table-cell table:style-name="ce188" office:value-type="string" calcext:value-type="string">
            <text:p>1. extremely unpleasant</text:p>
            <text:p>2. making you feel shocked, upset or angry</text:p>
          </table:table-cell>
          <table:table-cell table:style-name="ce192" office:value-type="string" calcext:value-type="string">
            <text:p>1. kinh tởm</text:p>
          </table:table-cell>
          <table:table-cell table:style-name="ce192" table:number-columns-repeated="2"/>
          <table:table-cell/>
        </table:table-row>
        <table:table-row table:style-name="ro27">
          <table:table-cell/>
          <table:table-cell table:style-name="ce192" office:value-type="string" calcext:value-type="string">
            <text:p>fit right in there</text:p>
          </table:table-cell>
          <table:table-cell table:style-name="ce192" table:number-columns-repeated="2"/>
          <table:table-cell table:style-name="ce171"/>
          <table:table-cell table:style-name="ce192" office:value-type="string" calcext:value-type="string">
            <text:p>hợp một cách hoàn hảo</text:p>
          </table:table-cell>
          <table:table-cell table:style-name="ce192" table:number-columns-repeated="2"/>
          <table:table-cell/>
        </table:table-row>
        <table:table-row table:style-name="ro27">
          <table:table-cell/>
          <table:table-cell table:style-name="ce192" office:value-type="string" calcext:value-type="string">
            <text:p>bring it in</text:p>
          </table:table-cell>
          <table:table-cell table:style-name="ce192" table:number-columns-repeated="2"/>
          <table:table-cell table:style-name="ce171"/>
          <table:table-cell table:style-name="ce192" office:value-type="string" calcext:value-type="string">
            <text:p>cứ nói ra đi</text:p>
          </table:table-cell>
          <table:table-cell table:style-name="ce192" table:number-columns-repeated="2"/>
          <table:table-cell/>
        </table:table-row>
        <table:table-row table:style-name="ro27">
          <table:table-cell/>
          <table:table-cell table:style-name="ce192" office:value-type="string" calcext:value-type="string">
            <text:p>assault</text:p>
          </table:table-cell>
          <table:table-cell table:style-name="ce188" office:value-type="string" calcext:value-type="string">
            <text:p>UK /əˈsɔːlt/</text:p>
            <text:p>US /əˈsɔːlt/</text:p>
          </table:table-cell>
          <table:table-cell table:style-name="ce192" office:value-type="string" calcext:value-type="string">
            <text:p>Verb</text:p>
          </table:table-cell>
          <table:table-cell table:style-name="ce188"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92" office:value-type="string" calcext:value-type="string">
            <text:p>1. tấn công (vi phạm pháp luật)</text:p>
          </table:table-cell>
          <table:table-cell table:style-name="ce192" table:number-columns-repeated="2"/>
          <table:table-cell/>
        </table:table-row>
        <table:table-row table:style-name="ro27">
          <table:table-cell/>
          <table:table-cell table:style-name="ce192" office:value-type="string" calcext:value-type="string">
            <text:p>sexually assaulted</text:p>
          </table:table-cell>
          <table:table-cell table:style-name="ce192" table:number-columns-repeated="2"/>
          <table:table-cell table:style-name="ce171"/>
          <table:table-cell table:style-name="ce192" office:value-type="string" calcext:value-type="string">
            <text:p>quấy rối tình dục</text:p>
          </table:table-cell>
          <table:table-cell table:style-name="ce192" table:number-columns-repeated="2"/>
          <table:table-cell/>
        </table:table-row>
        <table:table-row table:style-name="ro56">
          <table:table-cell/>
          <table:table-cell table:style-name="ce192" office:value-type="string" calcext:value-type="string">
            <text:p>admit</text:p>
          </table:table-cell>
          <table:table-cell table:style-name="ce188" office:value-type="string" calcext:value-type="string">
            <text:p>UK /ədˈmɪt/</text:p>
            <text:p>US /ədˈmɪt/</text:p>
          </table:table-cell>
          <table:table-cell table:style-name="ce192" office:value-type="string" calcext:value-type="string">
            <text:p>Verb</text:p>
          </table:table-cell>
          <table:table-cell table:style-name="ce205"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92" office:value-type="string" calcext:value-type="string">
            <text:p>thừa nhận</text:p>
          </table:table-cell>
          <table:table-cell table:style-name="ce192" table:number-columns-repeated="2"/>
          <table:table-cell/>
        </table:table-row>
        <table:table-row table:style-name="ro41">
          <table:table-cell/>
          <table:table-cell table:style-name="ce192" office:value-type="string" calcext:value-type="string">
            <text:p>obviously</text:p>
          </table:table-cell>
          <table:table-cell table:style-name="ce188" office:value-type="string" calcext:value-type="string">
            <text:p>UK /ˈɒbviəsli/</text:p>
            <text:p>US /ˈɑːbviəsli/</text:p>
          </table:table-cell>
          <table:table-cell table:style-name="ce192" office:value-type="string" calcext:value-type="string">
            <text:p>Adverb</text:p>
          </table:table-cell>
          <table:table-cell table:style-name="ce188"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92" office:value-type="string" calcext:value-type="string">
            <text:p>dĩ nhiên</text:p>
          </table:table-cell>
          <table:table-cell table:style-name="ce192" table:number-columns-repeated="2"/>
          <table:table-cell/>
        </table:table-row>
        <table:table-row table:style-name="ro205">
          <table:table-cell/>
          <table:table-cell table:style-name="ce192" office:value-type="string" calcext:value-type="string">
            <text:p>ashamed</text:p>
          </table:table-cell>
          <table:table-cell table:style-name="ce188" office:value-type="string" calcext:value-type="string">
            <text:p>UK /əˈʃeɪmd/</text:p>
            <text:p>US /əˈʃeɪmd/</text:p>
          </table:table-cell>
          <table:table-cell table:style-name="ce192" office:value-type="string" calcext:value-type="string">
            <text:p>Adjective</text:p>
          </table:table-cell>
          <table:table-cell table:style-name="ce188"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92" office:value-type="string" calcext:value-type="string">
            <text:p>xấu hổ</text:p>
          </table:table-cell>
          <table:table-cell table:style-name="ce192" table:number-columns-repeated="2"/>
          <table:table-cell/>
        </table:table-row>
        <table:table-row table:style-name="ro205">
          <table:table-cell/>
          <table:table-cell table:style-name="ce192" office:value-type="string" calcext:value-type="string">
            <text:p>slut</text:p>
          </table:table-cell>
          <table:table-cell table:style-name="ce188" office:value-type="string" calcext:value-type="string">
            <text:p>UK /slʌt/</text:p>
            <text:p>US /slʌt/</text:p>
          </table:table-cell>
          <table:table-cell table:style-name="ce192" office:value-type="string" calcext:value-type="string">
            <text:p>Noun</text:p>
          </table:table-cell>
          <table:table-cell table:style-name="ce188" office:value-type="string" calcext:value-type="string">
            <text:p>1. an offensive word for a woman who is thought to have many sexual partners</text:p>
            <text:p>2. an offensive word for a woman who is thought to be very untidy or lazy</text:p>
          </table:table-cell>
          <table:table-cell table:style-name="ce192" table:number-columns-repeated="3"/>
          <table:table-cell/>
        </table:table-row>
        <table:table-row table:style-name="ro27">
          <table:table-cell/>
          <table:table-cell table:style-name="ce192" office:value-type="string" calcext:value-type="string">
            <text:p>slut-shaming</text:p>
          </table:table-cell>
          <table:table-cell table:style-name="ce192" table:number-columns-repeated="2"/>
          <table:table-cell table:style-name="ce171"/>
          <table:table-cell table:style-name="ce192" table:number-columns-repeated="3"/>
          <table:table-cell/>
        </table:table-row>
        <table:table-row table:style-name="ro18">
          <table:table-cell/>
          <table:table-cell table:style-name="ce192" office:value-type="string" calcext:value-type="string">
            <text:p>victim</text:p>
          </table:table-cell>
          <table:table-cell table:style-name="ce188" office:value-type="string" calcext:value-type="string">
            <text:p>UK /ˈvɪktɪm/</text:p>
            <text:p>US /ˈvɪktɪm/</text:p>
          </table:table-cell>
          <table:table-cell table:style-name="ce192" office:value-type="string" calcext:value-type="string">
            <text:p>Noun</text:p>
          </table:table-cell>
          <table:table-cell table:style-name="ce188" office:value-type="string" calcext:value-type="string">
            <text:p>1. a person who has been attacked, injured or killed as the result of a crime, a disease, an accident, etc.</text:p>
            <text:p>2. a person who has been tricked</text:p>
          </table:table-cell>
          <table:table-cell table:style-name="ce192" office:value-type="string" calcext:value-type="string">
            <text:p>nạn nhân</text:p>
          </table:table-cell>
          <table:table-cell table:style-name="ce192" table:number-columns-repeated="2"/>
          <table:table-cell/>
        </table:table-row>
        <table:table-row table:style-name="ro27">
          <table:table-cell/>
          <table:table-cell table:style-name="ce192" office:value-type="string" calcext:value-type="string">
            <text:p>do the voices of what they're thinking</text:p>
          </table:table-cell>
          <table:table-cell table:style-name="ce192" table:number-columns-repeated="2"/>
          <table:table-cell table:style-name="ce171"/>
          <table:table-cell table:style-name="ce192" office:value-type="string" calcext:value-type="string">
            <text:p>nói ra những điều mình nghĩ</text:p>
          </table:table-cell>
          <table:table-cell table:style-name="ce192" table:number-columns-repeated="2"/>
          <table:table-cell/>
        </table:table-row>
        <table:table-row table:style-name="ro27">
          <table:table-cell/>
          <table:table-cell table:style-name="ce192" office:value-type="string" calcext:value-type="string">
            <text:p>applause</text:p>
          </table:table-cell>
          <table:table-cell table:style-name="ce188" office:value-type="string" calcext:value-type="string">
            <text:p>UK /əˈplɔːz/</text:p>
            <text:p>US /əˈplɔːz/</text:p>
          </table:table-cell>
          <table:table-cell table:style-name="ce192" office:value-type="string" calcext:value-type="string">
            <text:p>Noun</text:p>
          </table:table-cell>
          <table:table-cell table:style-name="ce188" office:value-type="string" calcext:value-type="string">
            <text:p>the noise made by a group of people clapping their hands and sometimes shouting to show their approval or pleasure</text:p>
          </table:table-cell>
          <table:table-cell table:style-name="ce192" office:value-type="string" calcext:value-type="string">
            <text:p>vỗ tay</text:p>
          </table:table-cell>
          <table:table-cell table:style-name="ce192" table:number-columns-repeated="2"/>
          <table:table-cell/>
        </table:table-row>
        <table:table-row table:style-name="ro27">
          <table:table-cell/>
          <table:table-cell table:style-name="ce192" office:value-type="string" calcext:value-type="string">
            <text:p>drink it in</text:p>
          </table:table-cell>
          <table:table-cell table:style-name="ce192" table:number-columns-repeated="2"/>
          <table:table-cell table:style-name="ce171"/>
          <table:table-cell table:style-name="ce192" office:value-type="string" calcext:value-type="string">
            <text:p>tận hưởng</text:p>
          </table:table-cell>
          <table:table-cell table:style-name="ce192" table:number-columns-repeated="2"/>
          <table:table-cell/>
        </table:table-row>
        <table:table-row table:style-name="ro27">
          <table:table-cell/>
          <table:table-cell table:style-name="ce192" office:value-type="string" calcext:value-type="string">
            <text:p>rape</text:p>
          </table:table-cell>
          <table:table-cell table:style-name="ce188" office:value-type="string" calcext:value-type="string">
            <text:p>UK /reɪp/</text:p>
            <text:p>US /reɪp/</text:p>
          </table:table-cell>
          <table:table-cell table:style-name="ce192" office:value-type="string" calcext:value-type="string">
            <text:p>Noun</text:p>
          </table:table-cell>
          <table:table-cell table:style-name="ce188" office:value-type="string" calcext:value-type="string">
            <text:p>1. [uncountable, countable] the crime of forcing somebody to have sex when they do not want it or are not able to agree to it</text:p>
          </table:table-cell>
          <table:table-cell table:style-name="ce192" table:number-columns-repeated="3"/>
          <table:table-cell/>
        </table:table-row>
        <table:table-row table:style-name="ro27">
          <table:table-cell/>
          <table:table-cell table:style-name="ce192" office:value-type="string" calcext:value-type="string">
            <text:p>philosophy</text:p>
          </table:table-cell>
          <table:table-cell table:style-name="ce188" office:value-type="string" calcext:value-type="string">
            <text:p>UK /fəˈlɒsəfi/</text:p>
            <text:p>US /fəˈlɑːsəfi/</text:p>
          </table:table-cell>
          <table:table-cell table:style-name="ce192" office:value-type="string" calcext:value-type="string">
            <text:p>Noun</text:p>
          </table:table-cell>
          <table:table-cell table:style-name="ce188" office:value-type="string" calcext:value-type="string">
            <text:p>1. [uncountable] the study of the nature and meaning of the universe and of human life</text:p>
          </table:table-cell>
          <table:table-cell table:style-name="ce192" office:value-type="string" calcext:value-type="string">
            <text:p>1. triết học, triết lý</text:p>
          </table:table-cell>
          <table:table-cell table:style-name="ce192" table:number-columns-repeated="2"/>
          <table:table-cell/>
        </table:table-row>
        <table:table-row table:style-name="ro27">
          <table:table-cell/>
          <table:table-cell table:style-name="ce192" office:value-type="string" calcext:value-type="string">
            <text:p>stockroom</text:p>
          </table:table-cell>
          <table:table-cell table:style-name="ce188" office:value-type="string" calcext:value-type="string">
            <text:p>UK /ˈstɒkruːm/</text:p>
            <text:p>US /ˈstɑːkruːm/</text:p>
          </table:table-cell>
          <table:table-cell table:style-name="ce192" office:value-type="string" calcext:value-type="string">
            <text:p>Noun</text:p>
          </table:table-cell>
          <table:table-cell table:style-name="ce194" office:value-type="string" calcext:value-type="string">
            <text:p>a room for storing things in a shop, an office, etc.</text:p>
          </table:table-cell>
          <table:table-cell table:style-name="ce192" office:value-type="string" calcext:value-type="string">
            <text:p>phòng chứa đồ</text:p>
          </table:table-cell>
          <table:table-cell table:style-name="ce192" table:number-columns-repeated="2"/>
          <table:table-cell/>
        </table:table-row>
        <table:table-row table:style-name="ro27">
          <table:table-cell/>
          <table:table-cell table:style-name="ce192" office:value-type="string" calcext:value-type="string">
            <text:p>journalist</text:p>
          </table:table-cell>
          <table:table-cell table:style-name="ce188" office:value-type="string" calcext:value-type="string">
            <text:p>UK /ˈdʒɜːnəlɪst/</text:p>
            <text:p>US /ˈdʒɜːrnəlɪst/</text:p>
          </table:table-cell>
          <table:table-cell table:style-name="ce192" office:value-type="string" calcext:value-type="string">
            <text:p>Noun</text:p>
          </table:table-cell>
          <table:table-cell table:style-name="ce207" office:value-type="string" calcext:value-type="string">
            <text:p>a person whose job is to collect and write news stories for newspapers, magazines, radio, television or online news sites</text:p>
          </table:table-cell>
          <table:table-cell table:style-name="ce192" office:value-type="string" calcext:value-type="string">
            <text:p>nhà báo</text:p>
          </table:table-cell>
          <table:table-cell table:style-name="ce192" table:number-columns-repeated="2"/>
          <table:table-cell/>
        </table:table-row>
        <table:table-row table:style-name="ro27">
          <table:table-cell/>
          <table:table-cell table:style-name="ce192" office:value-type="string" calcext:value-type="string">
            <text:p>rapist</text:p>
          </table:table-cell>
          <table:table-cell table:style-name="ce188" office:value-type="string" calcext:value-type="string">
            <text:p>UK /ˈreɪpɪst/</text:p>
            <text:p>US /ˈreɪpɪst/</text:p>
          </table:table-cell>
          <table:table-cell table:style-name="ce192"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92" office:value-type="string" calcext:value-type="string">
            <text:p>kẻ híp râm</text:p>
          </table:table-cell>
          <table:table-cell table:style-name="ce192" table:number-columns-repeated="2"/>
          <table:table-cell/>
        </table:table-row>
        <table:table-row table:style-name="ro27">
          <table:table-cell/>
          <table:table-cell table:style-name="ce192" office:value-type="string" calcext:value-type="string">
            <text:p>suck us back</text:p>
          </table:table-cell>
          <table:table-cell table:style-name="ce192" table:number-columns-repeated="2"/>
          <table:table-cell table:style-name="ce171"/>
          <table:table-cell table:style-name="ce192" office:value-type="string" calcext:value-type="string">
            <text:p>cãi lại</text:p>
          </table:table-cell>
          <table:table-cell table:style-name="ce192" table:number-columns-repeated="2"/>
          <table:table-cell/>
        </table:table-row>
        <table:table-row table:style-name="ro27">
          <table:table-cell/>
          <table:table-cell table:style-name="ce192" office:value-type="string" calcext:value-type="string">
            <text:p>contract</text:p>
          </table:table-cell>
          <table:table-cell table:style-name="ce188" office:value-type="string" calcext:value-type="string">
            <text:p>UK /ˈkɒntrækt/</text:p>
            <text:p>US /ˈkɑːntrækt/</text:p>
          </table:table-cell>
          <table:table-cell table:style-name="ce192" office:value-type="string" calcext:value-type="string">
            <text:p>Noun</text:p>
          </table:table-cell>
          <table:table-cell table:style-name="ce188" office:value-type="string" calcext:value-type="string">
            <text:p>1. an official written agreement</text:p>
            <text:p>2. contract (on somebody) (informal) an agreement to kill somebody for money</text:p>
          </table:table-cell>
          <table:table-cell table:style-name="ce192" office:value-type="string" calcext:value-type="string">
            <text:p>hợp đồng</text:p>
          </table:table-cell>
          <table:table-cell table:style-name="ce192" table:number-columns-repeated="2"/>
          <table:table-cell/>
        </table:table-row>
        <table:table-row table:style-name="ro27">
          <table:table-cell/>
          <table:table-cell table:style-name="ce192" office:value-type="string" calcext:value-type="string">
            <text:p>illuminati</text:p>
          </table:table-cell>
          <table:table-cell table:style-name="ce192" table:number-columns-repeated="2"/>
          <table:table-cell table:style-name="ce171"/>
          <table:table-cell table:style-name="ce192" office:value-type="string" calcext:value-type="string">
            <text:p>hội illuminati</text:p>
          </table:table-cell>
          <table:table-cell table:style-name="ce192" table:number-columns-repeated="2"/>
          <table:table-cell/>
        </table:table-row>
        <table:table-row table:style-name="ro27">
          <table:table-cell/>
          <table:table-cell table:style-name="ce192" office:value-type="string" calcext:value-type="string">
            <text:p>consent</text:p>
          </table:table-cell>
          <table:table-cell table:style-name="ce188" office:value-type="string" calcext:value-type="string">
            <text:p>UK /kənˈsent/</text:p>
            <text:p>US /kənˈsent/</text:p>
          </table:table-cell>
          <table:table-cell table:style-name="ce192" office:value-type="string" calcext:value-type="string">
            <text:p>Verb</text:p>
          </table:table-cell>
          <table:table-cell table:style-name="ce194" office:value-type="string" calcext:value-type="string">
            <text:p>to agree to something or give your permission for something</text:p>
          </table:table-cell>
          <table:table-cell table:style-name="ce192" office:value-type="string" calcext:value-type="string">
            <text:p>đồng ý, ưng thuận</text:p>
          </table:table-cell>
          <table:table-cell table:style-name="ce192" table:number-columns-repeated="2"/>
          <table:table-cell/>
        </table:table-row>
        <table:table-row table:style-name="ro41">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Noun</text:p>
          </table:table-cell>
          <table:table-cell table:style-name="ce207"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Verb</text:p>
          </table:table-cell>
          <table:table-cell table:style-name="ce188" office:value-type="string" calcext:value-type="string">
            <text:p>make known</text:p>
            <text:p>1. to make something known formally</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hot off the press</text:p>
          </table:table-cell>
          <table:table-cell table:style-name="ce192" table:number-columns-repeated="2"/>
          <table:table-cell table:style-name="ce171"/>
          <table:table-cell table:style-name="ce192" office:value-type="string" calcext:value-type="string">
            <text:p>nóng hổi</text:p>
          </table:table-cell>
          <table:table-cell table:style-name="ce192"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8" table:default-cell-style-name="ce92"/>
        <table:table-column table:style-name="co29"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26">
          <table:table-cell/>
          <table:table-cell table:style-name="ce209" office:value-type="string" calcext:value-type="string">
            <text:p>conspiracy</text:p>
          </table:table-cell>
          <table:table-cell table:style-name="ce198" office:value-type="string" calcext:value-type="string">
            <text:p>UK /kənˈspɪrəsi/</text:p>
            <text:p>US /kənˈspɪrəsi/</text:p>
          </table:table-cell>
          <table:table-cell table:style-name="ce111" office:value-type="string" calcext:value-type="string">
            <text:p>Noun</text:p>
          </table:table-cell>
          <table:table-cell table:style-name="ce198" office:value-type="string" calcext:value-type="string">
            <text:p>a secret plan by a group of people to do something harmful or illegal</text:p>
          </table:table-cell>
          <table:table-cell table:style-name="ce211"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82" table:number-columns-repeated="2"/>
          <table:table-cell/>
        </table:table-row>
        <table:table-row table:style-name="ro45">
          <table:table-cell/>
          <table:table-cell table:style-name="ce209" office:value-type="string" calcext:value-type="string">
            <text:p>common mark</text:p>
          </table:table-cell>
          <table:table-cell table:style-name="ce111" table:number-columns-repeated="3"/>
          <table:table-cell table:style-name="ce212" office:value-type="string" calcext:value-type="string">
            <text:p>điểm đánh dấu</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ætnt/</text:p>
            <text:p>US/ˈpætnt/</text:p>
          </table:table-cell>
          <table:table-cell table:style-name="ce111" office:value-type="string" calcext:value-type="string">
            <text:p>Noun</text:p>
          </table:table-cell>
          <table:table-cell table:style-name="ce198" office:value-type="string" calcext:value-type="string">
            <text:p>an official right to be the only person to make, use or sell a product or an invention; a document that proves this</text:p>
          </table:table-cell>
          <table:table-cell table:style-name="ce212" office:value-type="string" calcext:value-type="string">
            <text:p>bằng sáng chế</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eɪtnt/</text:p>
            <text:p>US /ˈpeɪtnt/</text:p>
          </table:table-cell>
          <table:table-cell table:style-name="ce111" office:value-type="string" calcext:value-type="string">
            <text:p>Adjective</text:p>
          </table:table-cell>
          <table:table-cell table:style-name="ce198" office:value-type="string" calcext:value-type="string">
            <text:p>1. (of a product) made or sold by a particular company</text:p>
            <text:p>2. (formal) used to emphasize that something bad is very clear and obvious</text:p>
          </table:table-cell>
          <table:table-cell table:style-name="ce212"/>
          <table:table-cell table:style-name="ce182" table:number-columns-repeated="2"/>
          <table:table-cell/>
        </table:table-row>
        <table:table-row table:style-name="ro46">
          <table:table-cell/>
          <table:table-cell table:style-name="ce209" office:value-type="string" calcext:value-type="string">
            <text:p>patent in a phrase</text:p>
          </table:table-cell>
          <table:table-cell table:style-name="ce182" table:number-columns-repeated="2"/>
          <table:table-cell table:style-name="ce114" table:number-columns-repeated="2"/>
          <table:table-cell table:style-name="ce182" table:number-columns-repeated="2"/>
          <table:table-cell/>
        </table:table-row>
        <table:table-row table:style-name="ro31">
          <table:table-cell/>
          <table:table-cell table:style-name="ce209" office:value-type="string" calcext:value-type="string">
            <text:p>principal</text:p>
          </table:table-cell>
          <table:table-cell table:style-name="ce187" office:value-type="string" calcext:value-type="string">
            <text:p>UK /ˈprɪnsəpl/</text:p>
            <text:p>US /ˈprɪnsəpl/</text:p>
          </table:table-cell>
          <table:table-cell table:style-name="ce182" office:value-type="string" calcext:value-type="string">
            <text:p>Adjective</text:p>
          </table:table-cell>
          <table:table-cell table:style-name="ce188" office:value-type="string" calcext:value-type="string">
            <text:p>most important; main</text:p>
          </table:table-cell>
          <table:table-cell table:style-name="ce114"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82" table:number-columns-repeated="2"/>
          <table:table-cell/>
        </table:table-row>
        <table:table-row table:style-name="ro47">
          <table:table-cell/>
          <table:table-cell table:style-name="ce185" office:value-type="string" calcext:value-type="string">
            <text:p>work at st</text:p>
          </table:table-cell>
          <table:table-cell table:style-name="ce187"/>
          <table:table-cell table:style-name="ce114"/>
          <table:table-cell table:style-name="ce187"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14" table:number-columns-repeated="2"/>
          <table:table-cell/>
        </table:table-row>
        <table:table-row table:style-name="ro47">
          <table:table-cell/>
          <table:table-cell table:style-name="ce185" office:value-type="string" calcext:value-type="string">
            <text:p>work at sw</text:p>
          </table:table-cell>
          <table:table-cell table:style-name="ce187"/>
          <table:table-cell table:style-name="ce114"/>
          <table:table-cell table:style-name="ce187"/>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14" table:number-columns-repeated="2"/>
          <table:table-cell/>
        </table:table-row>
        <table:table-row table:style-name="ro113">
          <table:table-cell/>
          <table:table-cell table:style-name="ce185" office:value-type="string" calcext:value-type="string">
            <text:p>work for st</text:p>
          </table:table-cell>
          <table:table-cell table:style-name="ce187"/>
          <table:table-cell table:style-name="ce114"/>
          <table:table-cell table:style-name="ce187"/>
          <table:table-cell table:style-name="ce114"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14" table:number-columns-repeated="2"/>
          <table:table-cell/>
        </table:table-row>
        <table:table-row table:style-name="ro114">
          <table:table-cell/>
          <table:table-cell table:style-name="ce185" office:value-type="string" calcext:value-type="string">
            <text:p>work in sw</text:p>
          </table:table-cell>
          <table:table-cell table:style-name="ce187"/>
          <table:table-cell table:style-name="ce114"/>
          <table:table-cell table:style-name="ce187"/>
          <table:table-cell table:style-name="ce114"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14" table:number-columns-repeated="2"/>
          <table:table-cell/>
        </table:table-row>
        <table:table-row table:style-name="ro115">
          <table:table-cell/>
          <table:table-cell table:style-name="ce185" office:value-type="string" calcext:value-type="string">
            <text:p>work on </text:p>
          </table:table-cell>
          <table:table-cell table:style-name="ce187"/>
          <table:table-cell table:style-name="ce114"/>
          <table:table-cell table:style-name="ce187"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14"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14" table:number-columns-repeated="2"/>
          <table:table-cell/>
        </table:table-row>
        <table:table-row table:style-name="ro60">
          <table:table-cell/>
          <table:table-cell table:style-name="ce185" office:value-type="string" calcext:value-type="string">
            <text:p>launch</text:p>
          </table:table-cell>
          <table:table-cell table:style-name="ce187" office:value-type="string" calcext:value-type="string">
            <text:p>UK /lɔːntʃ/</text:p>
            <text:p>US /lɔːntʃ/</text:p>
          </table:table-cell>
          <table:table-cell table:style-name="ce114" office:value-type="string" calcext:value-type="string">
            <text:p>Verb</text:p>
          </table:table-cell>
          <table:table-cell table:style-name="ce187"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14"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14" table:number-columns-repeated="2"/>
          <table:table-cell/>
        </table:table-row>
        <table:table-row table:style-name="ro116">
          <table:table-cell/>
          <table:table-cell table:style-name="ce185" office:value-type="string" calcext:value-type="string">
            <text:p>categorize</text:p>
          </table:table-cell>
          <table:table-cell table:style-name="ce187" office:value-type="string" calcext:value-type="string">
            <text:p>UK /ˈkætəɡəraɪz/</text:p>
            <text:p>US /ˈkætəɡəraɪz/</text:p>
          </table:table-cell>
          <table:table-cell table:style-name="ce182" office:value-type="string" calcext:value-type="string">
            <text:p>Verb</text:p>
          </table:table-cell>
          <table:table-cell table:style-name="ce187" office:value-type="string" calcext:value-type="string">
            <text:p>to put people or things into groups according to what type they are</text:p>
          </table:table-cell>
          <table:table-cell table:style-name="ce114"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82" table:number-columns-repeated="2"/>
          <table:table-cell/>
        </table:table-row>
        <table:table-row table:style-name="ro116">
          <table:table-cell/>
          <table:table-cell table:style-name="ce185" office:value-type="string" calcext:value-type="string">
            <text:p>category</text:p>
          </table:table-cell>
          <table:table-cell table:style-name="ce187" office:value-type="string" calcext:value-type="string">
            <text:p>UK /ˈkætəɡəri/</text:p>
            <text:p><text:span text:style-name="T27">US /ˈkætəɡɔːri/</text:span></text:p>
          </table:table-cell>
          <table:table-cell table:style-name="ce182" office:value-type="string" calcext:value-type="string">
            <text:p>Noun</text:p>
          </table:table-cell>
          <table:table-cell table:style-name="ce187" office:value-type="string" calcext:value-type="string">
            <text:p>a group of people or things with particular features in common</text:p>
          </table:table-cell>
          <table:table-cell table:style-name="ce114"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82" table:number-columns-repeated="2"/>
          <table:table-cell/>
        </table:table-row>
        <table:table-row table:style-name="ro83">
          <table:table-cell/>
          <table:table-cell table:style-name="ce185" office:value-type="string" calcext:value-type="string">
            <text:p>arrange</text:p>
          </table:table-cell>
          <table:table-cell table:style-name="ce188" office:value-type="string" calcext:value-type="string">
            <text:p>Uk /əˈreɪndʒ/</text:p>
            <text:p>US /əˈreɪndʒ/</text:p>
          </table:table-cell>
          <table:table-cell table:style-name="ce182" office:value-type="string" calcext:value-type="string">
            <text:p>Verb</text:p>
          </table:table-cell>
          <table:table-cell table:style-name="ce187"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14"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82" table:number-columns-repeated="2"/>
          <table:table-cell/>
        </table:table-row>
        <table:table-row table:style-name="ro83">
          <table:table-cell/>
          <table:table-cell table:style-name="ce185" office:value-type="string" calcext:value-type="string">
            <text:p>sort</text:p>
          </table:table-cell>
          <table:table-cell table:style-name="ce188" office:value-type="string" calcext:value-type="string">
            <text:p>UK /sɔːt/</text:p>
            <text:p>US /sɔːrt/</text:p>
          </table:table-cell>
          <table:table-cell table:style-name="ce182" office:value-type="string" calcext:value-type="string">
            <text:p>Verb</text:p>
          </table:table-cell>
          <table:table-cell table:style-name="ce187"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14"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82" table:number-columns-repeated="2"/>
          <table:table-cell/>
        </table:table-row>
        <table:table-row table:style-name="ro117">
          <table:table-cell/>
          <table:table-cell table:style-name="ce185"/>
          <table:table-cell table:style-name="ce188"/>
          <table:table-cell table:style-name="ce182"/>
          <table:table-cell table:style-name="ce187"/>
          <table:table-cell table:style-name="ce114"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82" table:number-columns-repeated="2"/>
          <table:table-cell/>
        </table:table-row>
        <table:table-row table:style-name="ro52">
          <table:table-cell/>
          <table:table-cell table:style-name="ce185" office:value-type="string" calcext:value-type="string">
            <text:p>my schedule is tight = I am short in time</text:p>
          </table:table-cell>
          <table:table-cell table:style-name="ce192"/>
          <table:table-cell table:style-name="ce182"/>
          <table:table-cell table:style-name="ce114" table:number-columns-repeated="2"/>
          <table:table-cell table:style-name="ce182" table:number-columns-repeated="2"/>
          <table:table-cell/>
        </table:table-row>
        <table:table-row table:style-name="ro53">
          <table:table-cell/>
          <table:table-cell table:style-name="ce185" office:value-type="string" calcext:value-type="string">
            <text:p>optimize</text:p>
          </table:table-cell>
          <table:table-cell table:style-name="ce188" office:value-type="string" calcext:value-type="string">
            <text:p>UK /ˈɒptɪmaɪz/</text:p>
            <text:p>US /ˈɑːptɪmaɪz/</text:p>
          </table:table-cell>
          <table:table-cell table:style-name="ce182" office:value-type="string" calcext:value-type="string">
            <text:p>Verb</text:p>
          </table:table-cell>
          <table:table-cell table:style-name="ce187" office:value-type="string" calcext:value-type="string">
            <text:p>1. optimize something to make something as good as it can be; to use something in the best possible way</text:p>
          </table:table-cell>
          <table:table-cell table:style-name="ce187" office:value-type="string" calcext:value-type="string">
            <text:p>"optimize" có nghĩa là "tối ưu hóa."</text:p>
          </table:table-cell>
          <table:table-cell table:style-name="ce182" table:number-columns-repeated="2"/>
          <table:table-cell/>
        </table:table-row>
        <table:table-row table:style-name="ro118">
          <table:table-cell/>
          <table:table-cell table:style-name="ce185" office:value-type="string" calcext:value-type="string">
            <text:p>minimize</text:p>
          </table:table-cell>
          <table:table-cell table:style-name="ce188" office:value-type="string" calcext:value-type="string">
            <text:p>UK /ˈmɪnɪmaɪz/</text:p>
            <text:p>US /ˈmɪnɪmaɪz/</text:p>
          </table:table-cell>
          <table:table-cell table:style-name="ce182" office:value-type="string" calcext:value-type="string">
            <text:p>Verb</text:p>
          </table:table-cell>
          <table:table-cell table:style-name="ce187"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87"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82" table:number-columns-repeated="2"/>
          <table:table-cell/>
        </table:table-row>
        <table:table-row table:style-name="ro119">
          <table:table-cell/>
          <table:table-cell table:style-name="ce185" office:value-type="string" calcext:value-type="string">
            <text:p>concise</text:p>
          </table:table-cell>
          <table:table-cell table:style-name="ce188" office:value-type="string" calcext:value-type="string">
            <text:p>UK /kənˈsaɪs/</text:p>
            <text:p>US /kənˈsaɪs/</text:p>
          </table:table-cell>
          <table:table-cell table:style-name="ce182" office:value-type="string" calcext:value-type="string">
            <text:p>Adjective</text:p>
          </table:table-cell>
          <table:table-cell table:style-name="ce187" office:value-type="string" calcext:value-type="string">
            <text:p>1. giving only the information that is necessary and important, using few words</text:p>
            <text:p>2. [only before noun] (of a book) shorter than the original book, on which it was based</text:p>
          </table:table-cell>
          <table:table-cell table:style-name="ce187" office:value-type="string" calcext:value-type="string">
            <text:p>"Concise" trong tiếng Việt có nghĩa là "ngắn gọn" hoặc "súc tích."</text:p>
          </table:table-cell>
          <table:table-cell table:style-name="ce182" table:number-columns-repeated="2"/>
          <table:table-cell/>
        </table:table-row>
        <table:table-row table:style-name="ro11">
          <table:table-cell/>
          <table:table-cell table:style-name="ce185" office:value-type="string" calcext:value-type="string">
            <text:p>focus<text:span text:style-name="T26"> on</text:span></text:p>
          </table:table-cell>
          <table:table-cell table:style-name="ce192"/>
          <table:table-cell table:style-name="ce182"/>
          <table:table-cell table:style-name="ce114"/>
          <table:table-cell table:style-name="ce114" office:value-type="string" calcext:value-type="string">
            <text:p>tập trung vào</text:p>
          </table:table-cell>
          <table:table-cell table:style-name="ce182" table:number-columns-repeated="2"/>
          <table:table-cell/>
        </table:table-row>
        <table:table-row table:style-name="ro47">
          <table:table-cell/>
          <table:table-cell table:style-name="ce185" office:value-type="string" calcext:value-type="string">
            <text:p>you ever need</text:p>
          </table:table-cell>
          <table:table-cell table:style-name="ce192"/>
          <table:table-cell table:style-name="ce182"/>
          <table:table-cell table:style-name="ce114"/>
          <table:table-cell table:style-name="ce114" office:value-type="string" calcext:value-type="string">
            <text:p>bạn đã từng cần chưa</text:p>
          </table:table-cell>
          <table:table-cell table:style-name="ce182" table:number-columns-repeated="2"/>
          <table:table-cell/>
        </table:table-row>
        <table:table-row table:style-name="ro61">
          <table:table-cell/>
          <table:table-cell table:style-name="ce185" office:value-type="string" calcext:value-type="string">
            <text:p>more of it, you ever thought you need</text:p>
          </table:table-cell>
          <table:table-cell table:style-name="ce192"/>
          <table:table-cell table:style-name="ce182"/>
          <table:table-cell table:style-name="ce114"/>
          <table:table-cell table:style-name="ce200" office:value-type="string" calcext:value-type="string">
            <text:p>nhiều hơn những thứ bạn nghĩ là bạn cần nó</text:p>
          </table:table-cell>
          <table:table-cell table:style-name="ce182" table:number-columns-repeated="2"/>
          <table:table-cell/>
        </table:table-row>
        <table:table-row table:style-name="ro21">
          <table:table-cell/>
          <table:table-cell table:style-name="ce185" office:value-type="string" calcext:value-type="string">
            <text:p>không nói trực tiếp OMG hoặc OMJESUS</text:p>
          </table:table-cell>
          <table:table-cell table:style-name="ce192"/>
          <table:table-cell table:style-name="ce182"/>
          <table:table-cell table:style-name="ce114" table:number-columns-repeated="2"/>
          <table:table-cell table:style-name="ce182" table:number-columns-repeated="2"/>
          <table:table-cell/>
        </table:table-row>
        <table:table-row table:style-name="ro58">
          <table:table-cell/>
          <table:table-cell table:style-name="ce185" office:value-type="string" calcext:value-type="string">
            <text:p>Nói là oh my gosh/ jesus sẽ thay bằng jezz</text:p>
          </table:table-cell>
          <table:table-cell table:style-name="ce192"/>
          <table:table-cell table:style-name="ce182"/>
          <table:table-cell table:style-name="ce114"/>
          <table:table-cell table:style-name="ce213" office:value-type="string" calcext:value-type="string">
            <text:p>Nói là oh my gosh/ jesus sẽ thay bằng jezz</text:p>
          </table:table-cell>
          <table:table-cell table:style-name="ce182" table:number-columns-repeated="2"/>
          <table:table-cell/>
        </table:table-row>
        <table:table-row table:style-name="ro120">
          <table:table-cell/>
          <table:table-cell table:style-name="ce185" office:value-type="string" calcext:value-type="string">
            <text:p>offence</text:p>
          </table:table-cell>
          <table:table-cell table:style-name="ce188" office:value-type="string" calcext:value-type="string">
            <text:p>UK /əˈfens/</text:p>
            <text:p>US /əˈfens/</text:p>
          </table:table-cell>
          <table:table-cell table:style-name="ce182" office:value-type="string" calcext:value-type="string">
            <text:p>Noun</text:p>
          </table:table-cell>
          <table:table-cell table:style-name="ce187" office:value-type="string" calcext:value-type="string">
            <text:p>1. [countable] an illegal act </text:p>
            <text:p>2. [uncountable] the feeling of being upset or angry at something that somebody has said or done</text:p>
          </table:table-cell>
          <table:table-cell table:style-name="ce187"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82" table:number-columns-repeated="2"/>
          <table:table-cell/>
        </table:table-row>
        <table:table-row table:style-name="ro121">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Noun</text:p>
          </table:table-cell>
          <table:table-cell table:style-name="ce187" office:value-type="string" calcext:value-type="string">
            <text:p>a remark or an action that is said or done in order to offend somebody</text:p>
          </table:table-cell>
          <table:table-cell table:style-name="ce187"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82" table:number-columns-repeated="2"/>
          <table:table-cell/>
        </table:table-row>
        <table:table-row table:style-name="ro122">
          <table:table-cell/>
          <table:table-cell table:style-name="ce185" office:value-type="string" calcext:value-type="string">
            <text:p>dope</text:p>
          </table:table-cell>
          <table:table-cell table:style-name="ce180"/>
          <table:table-cell table:style-name="ce182"/>
          <table:table-cell table:style-name="ce114"/>
          <table:table-cell table:style-name="ce114" office:value-type="string" calcext:value-type="string">
            <text:p>chất vkl</text:p>
          </table:table-cell>
          <table:table-cell table:style-name="ce182" table:number-columns-repeated="2"/>
          <table:table-cell/>
        </table:table-row>
        <table:table-row table:style-name="ro83">
          <table:table-cell/>
          <table:table-cell table:style-name="ce185" office:value-type="string" calcext:value-type="string">
            <text:p>consume</text:p>
          </table:table-cell>
          <table:table-cell table:style-name="ce188" office:value-type="string" calcext:value-type="string">
            <text:p>UK /kənˈsjuːm/</text:p>
            <text:p>US /kənˈsuːm/</text:p>
          </table:table-cell>
          <table:table-cell table:style-name="ce182" office:value-type="string" calcext:value-type="string">
            <text:p>Verb</text:p>
          </table:table-cell>
          <table:table-cell table:style-name="ce187" office:value-type="string" calcext:value-type="string">
            <text:p>1. consume something to use something, especially fuel, energy or time</text:p>
            <text:p>2. consume something (formal) to eat or drink something</text:p>
          </table:table-cell>
          <table:table-cell table:style-name="ce114"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82" table:number-columns-repeated="2"/>
          <table:table-cell/>
        </table:table-row>
        <table:table-row table:style-name="ro123">
          <table:table-cell/>
          <table:table-cell table:style-name="ce209" office:value-type="string" calcext:value-type="string">
            <text:p>produce</text:p>
          </table:table-cell>
          <table:table-cell table:style-name="ce188" office:value-type="string" calcext:value-type="string">
            <text:p>UK /prəˈdjuːs/</text:p>
            <text:p>US /prəˈduːs/</text:p>
          </table:table-cell>
          <table:table-cell table:style-name="ce182" office:value-type="string" calcext:value-type="string">
            <text:p>Verb</text:p>
          </table:table-cell>
          <table:table-cell table:style-name="ce114"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14"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82" table:number-columns-repeated="2"/>
          <table:table-cell/>
        </table:table-row>
        <table:table-row table:style-name="ro124">
          <table:table-cell/>
          <table:table-cell table:style-name="ce209" office:value-type="string" calcext:value-type="string">
            <text:p>absorb</text:p>
          </table:table-cell>
          <table:table-cell table:style-name="ce188" office:value-type="string" calcext:value-type="string">
            <text:p>UK /əbˈzɔːb/</text:p>
            <text:p>US /əbˈzɔːrb/</text:p>
          </table:table-cell>
          <table:table-cell table:style-name="ce182" office:value-type="string" calcext:value-type="string">
            <text:p>Verb</text:p>
          </table:table-cell>
          <table:table-cell table:style-name="ce114"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14"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82" table:number-columns-repeated="2"/>
          <table:table-cell/>
        </table:table-row>
        <table:table-row table:style-name="ro125">
          <table:table-cell/>
          <table:table-cell table:style-name="ce209" office:value-type="string" calcext:value-type="string">
            <text:p>get</text:p>
          </table:table-cell>
          <table:table-cell table:style-name="ce188" office:value-type="string" calcext:value-type="string">
            <text:p>UK /ɡet/</text:p>
            <text:p>US /ɡet/</text:p>
          </table:table-cell>
          <table:table-cell table:style-name="ce182" office:value-type="string" calcext:value-type="string">
            <text:p>Verb</text:p>
          </table:table-cell>
          <table:table-cell table:style-name="ce114" office:value-type="string" calcext:value-type="string">
            <text:p>receive/obtain</text:p>
            <text:p>1. [transitive, no passive] get something to receive something</text:p>
          </table:table-cell>
          <table:table-cell table:style-name="ce114" office:value-type="string" calcext:value-type="string">
            <text:p>nhận </text:p>
          </table:table-cell>
          <table:table-cell table:style-name="ce182" table:number-columns-repeated="2"/>
          <table:table-cell/>
        </table:table-row>
        <table:table-row table:style-name="ro126">
          <table:table-cell/>
          <table:table-cell table:style-name="ce209" office:value-type="string" calcext:value-type="string">
            <text:p>tissue</text:p>
          </table:table-cell>
          <table:table-cell table:style-name="ce188" office:value-type="string" calcext:value-type="string">
            <text:p>UK /ˈtɪʃuː/</text:p>
            <text:p>US /ˈtɪʃuː/</text:p>
          </table:table-cell>
          <table:table-cell table:style-name="ce182" office:value-type="string" calcext:value-type="string">
            <text:p>Noun</text:p>
          </table:table-cell>
          <table:table-cell table:style-name="ce187"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14"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82" table:number-columns-repeated="2"/>
          <table:table-cell/>
        </table:table-row>
        <table:table-row table:style-name="ro127">
          <table:table-cell/>
          <table:table-cell table:style-name="ce209" office:value-type="string" calcext:value-type="string">
            <text:p>napkin</text:p>
          </table:table-cell>
          <table:table-cell table:style-name="ce188"/>
          <table:table-cell table:style-name="ce182"/>
          <table:table-cell table:style-name="ce187"/>
          <table:table-cell table:style-name="ce114"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82" table:number-columns-repeated="2"/>
          <table:table-cell/>
        </table:table-row>
        <table:table-row table:style-name="ro126">
          <table:table-cell/>
          <table:table-cell table:style-name="ce209" office:value-type="string" calcext:value-type="string">
            <text:p>toilet paper</text:p>
          </table:table-cell>
          <table:table-cell table:style-name="ce188" office:value-type="string" calcext:value-type="string">
            <text:p>UK /ˈtɔɪlət peɪpə(r)/</text:p>
            <text:p>US /ˈtɔɪlət peɪpər/</text:p>
          </table:table-cell>
          <table:table-cell table:style-name="ce182" office:value-type="string" calcext:value-type="string">
            <text:p>Noun</text:p>
          </table:table-cell>
          <table:table-cell table:style-name="ce187" office:value-type="string" calcext:value-type="string">
            <text:p>thin, soft paper used for cleaning yourself after you have used the toilet</text:p>
          </table:table-cell>
          <table:table-cell table:style-name="ce187"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82" table:number-columns-repeated="2"/>
          <table:table-cell/>
        </table:table-row>
        <table:table-row table:style-name="ro2">
          <table:table-cell/>
          <table:table-cell table:style-name="ce209" office:value-type="string" calcext:value-type="string">
            <text:p>towel</text:p>
          </table:table-cell>
          <table:table-cell table:style-name="ce188" office:value-type="string" calcext:value-type="string">
            <text:p>UK /ˈtaʊəl/</text:p>
            <text:p>US /ˈtaʊəl/</text:p>
          </table:table-cell>
          <table:table-cell table:style-name="ce182" office:value-type="string" calcext:value-type="string">
            <text:p>Noun</text:p>
          </table:table-cell>
          <table:table-cell table:style-name="ce187" office:value-type="string" calcext:value-type="string">
            <text:p>a piece of cloth or paper used for drying things, especially your body</text:p>
          </table:table-cell>
          <table:table-cell table:style-name="ce114" office:value-type="string" calcext:value-type="string">
            <text:p>khăn loại to dùng rửa mặt, tắm</text:p>
          </table:table-cell>
          <table:table-cell table:style-name="ce182" table:number-columns-repeated="2"/>
          <table:table-cell/>
        </table:table-row>
        <table:table-row table:style-name="ro2">
          <table:table-cell/>
          <table:table-cell table:style-name="ce209" office:value-type="string" calcext:value-type="string">
            <text:p>tất cả 3 sẽ có 1 tính từ mà để chỉ đặc tính/ tính chất vượt trội: </text:p>
          </table:table-cell>
          <table:table-cell table:style-name="ce192"/>
          <table:table-cell table:style-name="ce182"/>
          <table:table-cell table:style-name="ce114" table:number-columns-repeated="2"/>
          <table:table-cell table:style-name="ce182" table:number-columns-repeated="2"/>
          <table:table-cell/>
        </table:table-row>
        <table:table-row table:style-name="ro128">
          <table:table-cell/>
          <table:table-cell table:style-name="ce209" office:value-type="string" calcext:value-type="string">
            <text:p>flip side</text:p>
          </table:table-cell>
          <table:table-cell table:style-name="ce188" office:value-type="string" calcext:value-type="string">
            <text:p>UK /ˈflɪp saɪd/</text:p>
            <text:p>US /ˈflɪp saɪd/</text:p>
          </table:table-cell>
          <table:table-cell table:style-name="ce182" office:value-type="string" calcext:value-type="string">
            <text:p>Noun</text:p>
          </table:table-cell>
          <table:table-cell table:style-name="ce187"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88"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82" table:number-columns-repeated="2"/>
          <table:table-cell/>
        </table:table-row>
        <table:table-row table:style-name="ro126">
          <table:table-cell/>
          <table:table-cell table:style-name="ce209" office:value-type="string" calcext:value-type="string">
            <text:p>stand out</text:p>
          </table:table-cell>
          <table:table-cell table:style-name="ce192"/>
          <table:table-cell table:style-name="ce182"/>
          <table:table-cell table:style-name="ce187" office:value-type="string" calcext:value-type="string">
            <text:p>stand out (as something)</text:p>
            <text:p>to be much better or more important than somebody/something</text:p>
            <text:p>stand out (from/against something)</text:p>
            <text:p>to be easily seen or noticed</text:p>
          </table:table-cell>
          <table:table-cell table:style-name="ce205"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82" table:number-columns-repeated="2"/>
          <table:table-cell/>
        </table:table-row>
        <table:table-row table:style-name="ro129">
          <table:table-cell/>
          <table:table-cell table:style-name="ce209" office:value-type="string" calcext:value-type="string">
            <text:p>stand on st</text:p>
          </table:table-cell>
          <table:table-cell table:style-name="ce192"/>
          <table:table-cell table:style-name="ce182"/>
          <table:table-cell table:style-name="ce114"/>
          <table:table-cell table:style-name="ce205"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82" table:number-columns-repeated="2"/>
          <table:table-cell/>
        </table:table-row>
        <table:table-row table:style-name="ro130">
          <table:table-cell/>
          <table:table-cell table:style-name="ce209" office:value-type="string" calcext:value-type="string">
            <text:p>stand up</text:p>
          </table:table-cell>
          <table:table-cell table:style-name="ce192"/>
          <table:table-cell table:style-name="ce182"/>
          <table:table-cell table:style-name="ce187" office:value-type="string" calcext:value-type="string">
            <text:p>1. to get up onto your feet</text:p>
          </table:table-cell>
          <table:table-cell table:style-name="ce205"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82" table:number-columns-repeated="2"/>
          <table:table-cell/>
        </table:table-row>
        <table:table-row table:style-name="ro131">
          <table:table-cell/>
          <table:table-cell table:style-name="ce185" office:value-type="string" calcext:value-type="string">
            <text:p>intentional</text:p>
          </table:table-cell>
          <table:table-cell table:style-name="ce188" office:value-type="string" calcext:value-type="string">
            <text:p>UK /ɪnˈtenʃənl/</text:p>
            <text:p>US /ɪnˈtenʃənl/</text:p>
          </table:table-cell>
          <table:table-cell table:style-name="ce182" office:value-type="string" calcext:value-type="string">
            <text:p>Adjective</text:p>
          </table:table-cell>
          <table:table-cell table:style-name="ce187" office:value-type="string" calcext:value-type="string">
            <text:p>done deliberately</text:p>
          </table:table-cell>
          <table:table-cell table:style-name="ce114"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82" table:number-columns-repeated="2"/>
          <table:table-cell/>
        </table:table-row>
        <table:table-row table:style-name="ro132">
          <table:table-cell/>
          <table:table-cell table:style-name="ce209" office:value-type="string" calcext:value-type="string">
            <text:p>highly-refined</text:p>
          </table:table-cell>
          <table:table-cell table:style-name="ce192"/>
          <table:table-cell table:style-name="ce182"/>
          <table:table-cell table:style-name="ce187" office:value-type="string" calcext:value-type="string">
            <text:p>having or showing good manners, taste, and education that are expected of people in a high social class</text:p>
          </table:table-cell>
          <table:table-cell table:style-name="ce114" office:value-type="string" calcext:value-type="string">
            <text:p>high-level</text:p>
          </table:table-cell>
          <table:table-cell table:style-name="ce182" table:number-columns-repeated="2"/>
          <table:table-cell/>
        </table:table-row>
        <table:table-row table:style-name="ro133">
          <table:table-cell/>
          <table:table-cell table:style-name="ce209" office:value-type="string" calcext:value-type="string">
            <text:p>trick</text:p>
          </table:table-cell>
          <table:table-cell table:style-name="ce188" office:value-type="string" calcext:value-type="string">
            <text:p>UK /trɪk/</text:p>
            <text:p>US /trɪk/</text:p>
          </table:table-cell>
          <table:table-cell table:style-name="ce182" office:value-type="string" calcext:value-type="string">
            <text:p>Noun</text:p>
          </table:table-cell>
          <table:table-cell table:style-name="ce114"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14" office:value-type="string" calcext:value-type="string">
            <text:p>mẹo</text:p>
          </table:table-cell>
          <table:table-cell table:style-name="ce182" table:number-columns-repeated="2"/>
          <table:table-cell/>
        </table:table-row>
        <table:table-row table:style-name="ro53">
          <table:table-cell/>
          <table:table-cell table:style-name="ce209" office:value-type="string" calcext:value-type="string">
            <text:p>definitely</text:p>
          </table:table-cell>
          <table:table-cell table:style-name="ce188" office:value-type="string" calcext:value-type="string">
            <text:p>UK /ˈdefɪnətli/</text:p>
            <text:p>US /ˈdefɪnətli/</text:p>
          </table:table-cell>
          <table:table-cell table:style-name="ce182" office:value-type="string" calcext:value-type="string">
            <text:p>Adverb</text:p>
          </table:table-cell>
          <table:table-cell table:style-name="ce187" office:value-type="string" calcext:value-type="string">
            <text:p>1. a way of emphasizing that something is true and that there is no doubt about it</text:p>
            <text:p>2. in a way that is certain or that shows that you are certain</text:p>
          </table:table-cell>
          <table:table-cell table:style-name="ce114" office:value-type="string" calcext:value-type="string">
            <text:p>chắc chắn</text:p>
          </table:table-cell>
          <table:table-cell table:style-name="ce182" table:number-columns-repeated="2"/>
          <table:table-cell/>
        </table:table-row>
        <table:table-row table:style-name="ro134">
          <table:table-cell/>
          <table:table-cell table:style-name="ce209" office:value-type="string" calcext:value-type="string">
            <text:p>thief</text:p>
          </table:table-cell>
          <table:table-cell table:style-name="ce188" office:value-type="string" calcext:value-type="string">
            <text:p>UK /θiːf/</text:p>
            <text:p>US /θiːf/</text:p>
          </table:table-cell>
          <table:table-cell table:style-name="ce182" office:value-type="string" calcext:value-type="string">
            <text:p>Noun</text:p>
          </table:table-cell>
          <table:table-cell table:style-name="ce187" office:value-type="string" calcext:value-type="string">
            <text:p>a person who steals something from another person or place</text:p>
          </table:table-cell>
          <table:table-cell table:style-name="ce114"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82" table:number-columns-repeated="2"/>
          <table:table-cell/>
        </table:table-row>
        <table:table-row table:style-name="ro60">
          <table:table-cell/>
          <table:table-cell table:style-name="ce209" office:value-type="string" calcext:value-type="string">
            <text:p>robber</text:p>
          </table:table-cell>
          <table:table-cell table:style-name="ce188" office:value-type="string" calcext:value-type="string">
            <text:p>UK /ˈrɒbə(r)/</text:p>
            <text:p>US /ˈrɑːbər/</text:p>
          </table:table-cell>
          <table:table-cell table:style-name="ce182" office:value-type="string" calcext:value-type="string">
            <text:p>Noun</text:p>
          </table:table-cell>
          <table:table-cell table:style-name="ce187" office:value-type="string" calcext:value-type="string">
            <text:p>a person who steals from a person or place, especially using violence or threats</text:p>
          </table:table-cell>
          <table:table-cell table:style-name="ce114"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82" table:number-columns-repeated="2"/>
          <table:table-cell/>
        </table:table-row>
        <table:table-row table:style-name="ro60">
          <table:table-cell/>
          <table:table-cell table:style-name="ce209" office:value-type="string" calcext:value-type="string">
            <text:p>stealer</text:p>
          </table:table-cell>
          <table:table-cell table:style-name="ce188" office:value-type="string" calcext:value-type="string">
            <text:p>UK /ˈstēlər/</text:p>
            <text:p>US /ˈstēlər/</text:p>
          </table:table-cell>
          <table:table-cell table:style-name="ce192" office:value-type="string" calcext:value-type="string">
            <text:p>Noun</text:p>
          </table:table-cell>
          <table:table-cell table:style-name="ce194"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16"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92"/>
          <table:table-cell table:style-name="ce180"/>
          <table:table-cell/>
        </table:table-row>
        <table:table-row table:style-name="ro135">
          <table:table-cell/>
          <table:table-cell table:style-name="ce209" office:value-type="string" calcext:value-type="string">
            <text:p>hurt</text:p>
          </table:table-cell>
          <table:table-cell table:style-name="ce188" office:value-type="string" calcext:value-type="string">
            <text:p>UK /hɜːt/</text:p>
            <text:p>US /hɜːrt/</text:p>
          </table:table-cell>
          <table:table-cell table:style-name="ce192" office:value-type="string" calcext:value-type="string">
            <text:p>Verb</text:p>
          </table:table-cell>
          <table:table-cell table:style-name="ce188" office:value-type="string" calcext:value-type="string">
            <text:p>1. [transitive, intransitive] to cause physical pain to somebody/yourself; to injure somebody/yourself</text:p>
            <text:p>2. [intransitive] to feel painful</text:p>
          </table:table-cell>
          <table:table-cell table:style-name="ce194" office:value-type="string" calcext:value-type="string">
            <text:p>"Hurt" trong tiếng Anh nghĩa là "đau" hoặc "tổn thương."</text:p>
          </table:table-cell>
          <table:table-cell table:style-name="ce180" table:number-columns-repeated="2"/>
          <table:table-cell/>
        </table:table-row>
        <table:table-row table:style-name="ro60">
          <table:table-cell/>
          <table:table-cell table:style-name="ce209" office:value-type="string" calcext:value-type="string">
            <text:p>poison</text:p>
          </table:table-cell>
          <table:table-cell table:style-name="ce188" office:value-type="string" calcext:value-type="string">
            <text:p>UK /ˈpɔɪzn/</text:p>
            <text:p>US /ˈpɔɪzn/</text:p>
          </table:table-cell>
          <table:table-cell table:style-name="ce192" office:value-type="string" calcext:value-type="string">
            <text:p>Noun</text:p>
          </table:table-cell>
          <table:table-cell table:style-name="ce188" office:value-type="string" calcext:value-type="string">
            <text:p>1. a substance that causes death or harm if it gets into the body</text:p>
            <text:p>2. an idea, a feeling, etc. that is extremely harmful</text:p>
          </table:table-cell>
          <table:table-cell table:style-name="ce116"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80" table:number-columns-repeated="2"/>
          <table:table-cell/>
        </table:table-row>
        <table:table-row table:style-name="ro60">
          <table:table-cell/>
          <table:table-cell table:style-name="ce209" office:value-type="string" calcext:value-type="string">
            <text:p>affect st</text:p>
          </table:table-cell>
          <table:table-cell table:style-name="ce188" office:value-type="string" calcext:value-type="string">
            <text:p>UK /əˈfekt/</text:p>
            <text:p>US /əˈfekt/</text:p>
          </table:table-cell>
          <table:table-cell table:style-name="ce192" office:value-type="string" calcext:value-type="string">
            <text:p>Verb</text:p>
          </table:table-cell>
          <table:table-cell table:style-name="ce188"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16"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80"/>
          <table:table-cell/>
        </table:table-row>
        <table:table-row table:style-name="ro60">
          <table:table-cell/>
          <table:table-cell table:style-name="ce209" office:value-type="string" calcext:value-type="string">
            <text:p>effect on</text:p>
          </table:table-cell>
          <table:table-cell table:style-name="ce188" office:value-type="string" calcext:value-type="string">
            <text:p>UK /ɪˈfekt/</text:p>
            <text:p>US /ɪˈfekt/</text:p>
          </table:table-cell>
          <table:table-cell table:style-name="ce192" office:value-type="string" calcext:value-type="string">
            <text:p>Noun</text:p>
          </table:table-cell>
          <table:table-cell table:style-name="ce116" office:value-type="string" calcext:value-type="string">
            <text:p>1.[countable, uncountable] a change that somebody/something causes in somebody/something else; a result</text:p>
          </table:table-cell>
          <table:table-cell table:style-name="ce116"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80"/>
          <table:table-cell/>
        </table:table-row>
        <table:table-row table:style-name="ro136">
          <table:table-cell/>
          <table:table-cell table:style-name="ce209"/>
          <table:table-cell table:style-name="ce188"/>
          <table:table-cell table:style-name="ce192"/>
          <table:table-cell table:style-name="ce116"/>
          <table:table-cell table:style-name="ce116"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80"/>
          <table:table-cell/>
        </table:table-row>
        <table:table-row table:style-name="ro83">
          <table:table-cell/>
          <table:table-cell table:style-name="ce210" office:value-type="string" calcext:value-type="string">
            <text:p>contribute</text:p>
          </table:table-cell>
          <table:table-cell table:style-name="ce188" office:value-type="string" calcext:value-type="string">
            <text:p>UK /kənˈtrɪbjuːt/</text:p>
            <text:p>US /kənˈtrɪbjuːt/</text:p>
          </table:table-cell>
          <table:table-cell table:style-name="ce192" office:value-type="string" calcext:value-type="string">
            <text:p>Verb</text:p>
          </table:table-cell>
          <table:table-cell table:style-name="ce188" office:value-type="string" calcext:value-type="string">
            <text:p>1. [intransitive, transitive] to give something, especially money or goods, to help achieve or provide something</text:p>
            <text:p>2. [intransitive] to be one of the causes of something</text:p>
          </table:table-cell>
          <table:table-cell table:style-name="ce116"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80" table:number-columns-repeated="2"/>
          <table:table-cell/>
        </table:table-row>
        <table:table-row table:style-name="ro78">
          <table:table-cell/>
          <table:table-cell table:style-name="ce209" office:value-type="string" calcext:value-type="string">
            <text:p>demise</text:p>
          </table:table-cell>
          <table:table-cell table:style-name="ce188" office:value-type="string" calcext:value-type="string">
            <text:p>Uk /dɪˈmaɪz/</text:p>
            <text:p>US /dɪˈmaɪz/</text:p>
          </table:table-cell>
          <table:table-cell table:style-name="ce192" office:value-type="string" calcext:value-type="string">
            <text:p>Noun</text:p>
          </table:table-cell>
          <table:table-cell table:style-name="ce188" office:value-type="string" calcext:value-type="string">
            <text:p>1. the end or failure of an institution, an idea, a company, etc.</text:p>
            <text:p>2. (formal or humorous) death</text:p>
          </table:table-cell>
          <table:table-cell table:style-name="ce116"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80" table:number-columns-repeated="2"/>
          <table:table-cell/>
        </table:table-row>
        <table:table-row table:style-name="ro137">
          <table:table-cell/>
          <table:table-cell table:style-name="ce209" office:value-type="string" calcext:value-type="string">
            <text:p>unfiltered</text:p>
          </table:table-cell>
          <table:table-cell table:style-name="ce194" office:value-type="string" calcext:value-type="string">
            <text:p>UK /ˌənˈfiltərd/</text:p>
          </table:table-cell>
          <table:table-cell table:style-name="ce192" office:value-type="string" calcext:value-type="string">
            <text:p>Adjective</text:p>
          </table:table-cell>
          <table:table-cell table:style-name="ce194" office:value-type="string" calcext:value-type="string">
            <text:p>1. not having been filtered.</text:p>
          </table:table-cell>
          <table:table-cell table:style-name="ce117"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80" table:number-columns-repeated="2"/>
          <table:table-cell/>
        </table:table-row>
        <table:table-row table:style-name="ro83">
          <table:table-cell/>
          <table:table-cell table:style-name="ce209" office:value-type="string" calcext:value-type="string">
            <text:p>insight</text:p>
          </table:table-cell>
          <table:table-cell table:style-name="ce188" office:value-type="string" calcext:value-type="string">
            <text:p>UK /ˈɪnsaɪt/</text:p>
            <text:p>US /ˈɪnsaɪt/</text:p>
          </table:table-cell>
          <table:table-cell table:style-name="ce192" office:value-type="string" calcext:value-type="string">
            <text:p>Noun</text:p>
          </table:table-cell>
          <table:table-cell table:style-name="ce188" office:value-type="string" calcext:value-type="string">
            <text:p>1. [countable, uncountable] an understanding of what something is like</text:p>
            <text:p>2. [uncountable] (approving) the ability to see and understand the truth about people or situations</text:p>
          </table:table-cell>
          <table:table-cell table:style-name="ce117"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80" table:number-columns-repeated="2"/>
          <table:table-cell/>
        </table:table-row>
        <table:table-row table:style-name="ro83">
          <table:table-cell/>
          <table:table-cell table:style-name="ce209" office:value-type="string" calcext:value-type="string">
            <text:p>bespoke</text:p>
          </table:table-cell>
          <table:table-cell table:style-name="ce188" office:value-type="string" calcext:value-type="string">
            <text:p>UK /bɪˈspəʊk/</text:p>
            <text:p>US /bɪˈspəʊk/</text:p>
          </table:table-cell>
          <table:table-cell table:style-name="ce192" office:value-type="string" calcext:value-type="string">
            <text:p>Adjective</text:p>
          </table:table-cell>
          <table:table-cell table:style-name="ce188"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17"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80" table:number-columns-repeated="2"/>
          <table:table-cell/>
        </table:table-row>
        <table:table-row table:style-name="ro135">
          <table:table-cell/>
          <table:table-cell table:style-name="ce209" office:value-type="string" calcext:value-type="string">
            <text:p>imagery</text:p>
          </table:table-cell>
          <table:table-cell table:style-name="ce188" office:value-type="string" calcext:value-type="string">
            <text:p>UK /ˈɪmɪdʒəri/</text:p>
            <text:p>US /ˈɪmɪdʒəri/</text:p>
          </table:table-cell>
          <table:table-cell table:style-name="ce192" office:value-type="string" calcext:value-type="string">
            <text:p>Noun</text:p>
          </table:table-cell>
          <table:table-cell table:style-name="ce188" office:value-type="string" calcext:value-type="string">
            <text:p>1. language that produces pictures in the minds of people reading or listening</text:p>
            <text:p>2. (formal) pictures, photographs, etc.</text:p>
          </table:table-cell>
          <table:table-cell table:style-name="ce117"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80" table:number-columns-repeated="2"/>
          <table:table-cell/>
        </table:table-row>
        <table:table-row table:style-name="ro138">
          <table:table-cell/>
          <table:table-cell table:style-name="ce210" office:value-type="string" calcext:value-type="string">
            <text:p>time-lapse</text:p>
          </table:table-cell>
          <table:table-cell table:style-name="ce207" office:value-type="string" calcext:value-type="string">
            <text:p>Uk /ˈtaɪm læps/</text:p>
            <text:p>US /ˈtaɪm læps/</text:p>
          </table:table-cell>
          <table:table-cell table:style-name="ce180" office:value-type="string" calcext:value-type="string">
            <text:p>Adjective</text:p>
          </table:table-cell>
          <table:table-cell table:style-name="ce207"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17"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80" table:number-columns-repeated="2"/>
          <table:table-cell/>
        </table:table-row>
        <table:table-row table:style-name="ro116">
          <table:table-cell/>
          <table:table-cell table:style-name="ce210" office:value-type="string" calcext:value-type="string">
            <text:p>footage</text:p>
          </table:table-cell>
          <table:table-cell table:style-name="ce207" office:value-type="string" calcext:value-type="string">
            <text:p>UK /ˈfʊtɪdʒ/</text:p>
            <text:p>US /ˈfʊtɪdʒ/</text:p>
          </table:table-cell>
          <table:table-cell table:style-name="ce180" office:value-type="string" calcext:value-type="string">
            <text:p>Noun</text:p>
          </table:table-cell>
          <table:table-cell table:style-name="ce207" office:value-type="string" calcext:value-type="string">
            <text:p>1. part of a film showing a particular event</text:p>
            <text:p>2. size or length measured in feet</text:p>
          </table:table-cell>
          <table:table-cell table:style-name="ce117"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80" table:number-columns-repeated="2"/>
          <table:table-cell/>
        </table:table-row>
        <table:table-row table:style-name="ro129">
          <table:table-cell/>
          <table:table-cell table:style-name="ce209" office:value-type="string" calcext:value-type="string">
            <text:p>interaction</text:p>
          </table:table-cell>
          <table:table-cell table:style-name="ce188" office:value-type="string" calcext:value-type="string">
            <text:p>UK /ˌɪntərˈækʃn/</text:p>
            <text:p>US /ˌɪntərˈækʃn/</text:p>
          </table:table-cell>
          <table:table-cell table:style-name="ce192" office:value-type="string" calcext:value-type="string">
            <text:p>Noun</text:p>
          </table:table-cell>
          <table:table-cell table:style-name="ce188"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16" office:value-type="string" calcext:value-type="string">
            <text:p><text:span text:style-name="T28">"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28">Interaction between teachers and students is crucial for effective learning. (Sự tương tác giữa giáo viên và học sinh là rất quan trọng cho việc học hiệu quả.)</text:span></text:p>
            <text:p><text:span text:style-name="T28">The interaction of different chemicals can produce surprising results. (Sự tương tác của các hóa chất khác nhau có thể tạo ra những kết quả bất ngờ.)</text:span></text:p>
            <text:p/>
          </table:table-cell>
          <table:table-cell table:style-name="ce180" table:number-columns-repeated="2"/>
          <table:table-cell/>
        </table:table-row>
        <table:table-row table:style-name="ro129">
          <table:table-cell/>
          <table:table-cell table:style-name="ce210" office:value-type="string" calcext:value-type="string">
            <text:p>profit</text:p>
          </table:table-cell>
          <table:table-cell table:style-name="ce207" office:value-type="string" calcext:value-type="string">
            <text:p>UK /ˈprɒfɪt/</text:p>
            <text:p>US /ˈprɑːfɪt/</text:p>
          </table:table-cell>
          <table:table-cell table:style-name="ce180" office:value-type="string" calcext:value-type="string">
            <text:p>Noun</text:p>
          </table:table-cell>
          <table:table-cell table:style-name="ce188"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17"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80" table:number-columns-repeated="2"/>
          <table:table-cell/>
        </table:table-row>
        <table:table-row table:style-name="ro139">
          <table:table-cell/>
          <table:table-cell table:style-name="ce210" office:value-type="string" calcext:value-type="string">
            <text:p>engage</text:p>
          </table:table-cell>
          <table:table-cell table:style-name="ce207" office:value-type="string" calcext:value-type="string">
            <text:p>UK /ɪnˈɡeɪdʒ/</text:p>
            <text:p>US /ɪnˈɡeɪdʒ/</text:p>
          </table:table-cell>
          <table:table-cell table:style-name="ce180" office:value-type="string" calcext:value-type="string">
            <text:p>Verb</text:p>
          </table:table-cell>
          <table:table-cell table:style-name="ce207"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17"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80" table:number-columns-repeated="2"/>
          <table:table-cell/>
        </table:table-row>
        <table:table-row table:style-name="ro1" table:number-rows-repeated="84">
          <table:table-cell/>
          <table:table-cell table:style-name="ce180"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14"/>
        <table:table-column table:style-name="co2" table:default-cell-style-name="ce214"/>
        <table:table-column table:style-name="co22" table:default-cell-style-name="ce214"/>
        <table:table-column table:style-name="co16" table:default-cell-style-name="ce214"/>
        <table:table-column table:style-name="co30" table:default-cell-style-name="ce214"/>
        <table:table-column table:style-name="co31" table:default-cell-style-name="ce214"/>
        <table:table-column table:style-name="co32" table:default-cell-style-name="ce214"/>
        <table:table-column table:style-name="co33" table:default-cell-style-name="ce214"/>
        <table:table-column table:style-name="co8" table:default-cell-style-name="ce214"/>
        <table:table-column table:style-name="co1" table:number-columns-repeated="16375" table:default-cell-style-name="ce214"/>
        <table:table-row table:style-name="ro140">
          <table:table-cell table:number-columns-repeated="16384"/>
        </table:table-row>
        <table:table-row table:style-name="ro2">
          <table:table-cell/>
          <table:table-cell table:style-name="ce215" office:value-type="string" calcext:value-type="string">
            <text:p>Word</text:p>
          </table:table-cell>
          <table:table-cell table:style-name="ce215" office:value-type="string" calcext:value-type="string">
            <text:p>IPA</text:p>
          </table:table-cell>
          <table:table-cell table:style-name="ce215" office:value-type="string" calcext:value-type="string">
            <text:p>Parts of speech</text:p>
          </table:table-cell>
          <table:table-cell table:style-name="ce215" office:value-type="string" calcext:value-type="string">
            <text:p>English Meaning</text:p>
          </table:table-cell>
          <table:table-cell table:style-name="ce215" office:value-type="string" calcext:value-type="string">
            <text:p>Vietnamese Meaning</text:p>
          </table:table-cell>
          <table:table-cell table:style-name="ce215" office:value-type="string" calcext:value-type="string">
            <text:p>Original Sentence</text:p>
          </table:table-cell>
          <table:table-cell table:style-name="ce215" office:value-type="string" calcext:value-type="string">
            <text:p>My Sentence</text:p>
          </table:table-cell>
          <table:table-cell table:number-columns-repeated="16376"/>
        </table:table-row>
        <table:table-row table:style-name="ro45">
          <table:table-cell/>
          <table:table-cell table:style-name="ce216" office:value-type="string" calcext:value-type="string">
            <text:p>selling is key to success</text:p>
          </table:table-cell>
          <table:table-cell table:style-name="ce222" table:number-columns-repeated="4"/>
          <table:table-cell table:style-name="ce232" table:number-columns-repeated="2"/>
          <table:table-cell table:number-columns-repeated="16376"/>
        </table:table-row>
        <table:table-row table:style-name="ro141">
          <table:table-cell/>
          <table:table-cell table:style-name="ce216" office:value-type="string" calcext:value-type="string">
            <text:p>consumer</text:p>
          </table:table-cell>
          <table:table-cell table:style-name="ce223" office:value-type="string" calcext:value-type="string">
            <text:p>UK /kənˈsjuːmə(r)/</text:p>
            <text:p>US /kənˈsuːmər/</text:p>
          </table:table-cell>
          <table:table-cell table:style-name="ce222" office:value-type="string" calcext:value-type="string">
            <text:p>Noun</text:p>
          </table:table-cell>
          <table:table-cell table:style-name="ce223" office:value-type="string" calcext:value-type="string">
            <text:p>a person who buys goods or uses services</text:p>
          </table:table-cell>
          <table:table-cell table:style-name="ce222" office:value-type="string" calcext:value-type="string">
            <text:p>người tiêu dùng</text:p>
          </table:table-cell>
          <table:table-cell table:style-name="ce224" office:value-type="string" calcext:value-type="string">
            <text:p><text:span text:style-name="T31">• </text:span>an increase in consumer demand</text:p>
            <text:p><text:span text:style-name="T32">• </text:span>a consumer watchdog (= somebody whose job is to protect consumers' rights)</text:p>
            <text:p><text:span text:style-name="T32">• </text:span>The consumer (= consumers as a group) is well served by competition.</text:p>
            <text:p><text:span text:style-name="T32">• </text:span>a consumer culture/society (= one where buying and selling is considered to be very important)</text:p>
            <text:p><text:span text:style-name="T32">• </text:span>This tool may be considered too expensive for the average consumer.</text:p>
            <text:p><text:span text:style-name="T32">• </text:span>consumer of something consumers of news/electricity/healthcare</text:p>
            <text:p/>
          </table:table-cell>
          <table:table-cell table:style-name="ce232" office:value-type="string" calcext:value-type="string">
            <text:p><text:s text:c="2"/></text:p>
          </table:table-cell>
          <table:table-cell table:number-columns-repeated="16376"/>
        </table:table-row>
        <table:table-row table:style-name="ro142">
          <table:table-cell/>
          <table:table-cell table:style-name="ce217" office:value-type="string" calcext:value-type="string">
            <text:p>constant</text:p>
          </table:table-cell>
          <table:table-cell table:style-name="ce223" office:value-type="string" calcext:value-type="string">
            <text:p>Uk /ˈkɒnstənt/</text:p>
            <text:p>US /ˈkɑːnstənt/</text:p>
          </table:table-cell>
          <table:table-cell table:style-name="ce222" office:value-type="string" calcext:value-type="string">
            <text:p>Adjective</text:p>
          </table:table-cell>
          <table:table-cell table:style-name="ce223" office:value-type="string" calcext:value-type="string">
            <text:p>1. [usually before noun] happening all the time or repeatedly</text:p>
            <text:p>2. that does not change </text:p>
          </table:table-cell>
          <table:table-cell table:style-name="ce222" office:value-type="string" calcext:value-type="string">
            <text:p>hằng số</text:p>
          </table:table-cell>
          <table:table-cell table:style-name="ce224" office:value-type="string" calcext:value-type="string">
            <text:p><text:span text:style-name="T33">• </text:span>There were constant interruptions.</text:p>
            <text:p><text:span text:style-name="T33">•  </text:span>a constant stream of visitors all day</text:p>
            <text:p><text:span text:style-name="T33">• </text:span>The constant threat of violence from the other inmates was hard to deal with.</text:p>
          </table:table-cell>
          <table:table-cell table:style-name="ce232"/>
          <table:table-cell table:number-columns-repeated="16376"/>
        </table:table-row>
        <table:table-row table:style-name="ro46">
          <table:table-cell/>
          <table:table-cell table:style-name="ce217" office:value-type="string" calcext:value-type="string">
            <text:p>instant</text:p>
          </table:table-cell>
          <table:table-cell table:style-name="ce224" office:value-type="string" calcext:value-type="string">
            <text:p>UK /ˈɪnstənt/</text:p>
            <text:p>US /ˈɪnstənt/</text:p>
          </table:table-cell>
          <table:table-cell table:style-name="ce222" office:value-type="string" calcext:value-type="string">
            <text:p>Adjective</text:p>
          </table:table-cell>
          <table:table-cell table:style-name="ce233" office:value-type="string" calcext:value-type="string">
            <text:p><text:span text:style-name="T28">1. </text:span><text:span text:style-name="T30">[usually before noun] happening immediately</text:span></text:p>
            <text:p><text:span text:style-name="T24">2. [only before noun] (of food) that can be made quickly and easily, usually by adding hot water</text:span></text:p>
          </table:table-cell>
          <table:table-cell table:style-name="ce233" office:value-type="string" calcext:value-type="string">
            <text:p>immediately</text:p>
          </table:table-cell>
          <table:table-cell table:style-name="ce224" office:value-type="string" calcext:value-type="string">
            <text:p>This account gives you instant access to your money.</text:p>
            <text:p>The show was an instant success.</text:p>
            <text:p>People today seem to want instant gratification.</text:p>
          </table:table-cell>
          <table:table-cell table:style-name="ce232"/>
          <table:table-cell table:number-columns-repeated="16376"/>
        </table:table-row>
        <table:table-row table:style-name="ro31">
          <table:table-cell/>
          <table:table-cell table:style-name="ce217" office:value-type="string" calcext:value-type="string">
            <text:p>(in) instance</text:p>
          </table:table-cell>
          <table:table-cell table:style-name="ce224" office:value-type="string" calcext:value-type="string">
            <text:p>Uk /ˈɪnstəns/</text:p>
            <text:p>US /ˈɪnstəns/</text:p>
          </table:table-cell>
          <table:table-cell table:style-name="ce232" office:value-type="string" calcext:value-type="string">
            <text:p>Noun</text:p>
          </table:table-cell>
          <table:table-cell table:style-name="ce227" office:value-type="string" calcext:value-type="string">
            <text:p>a particular example or case of something</text:p>
          </table:table-cell>
          <table:table-cell table:style-name="ce233" office:value-type="string" calcext:value-type="string">
            <text:p>for example</text:p>
          </table:table-cell>
          <table:table-cell table:style-name="ce232" table:number-columns-repeated="2"/>
          <table:table-cell table:number-columns-repeated="16376"/>
        </table:table-row>
        <table:table-row table:style-name="ro47">
          <table:table-cell/>
          <table:table-cell table:style-name="ce217" office:value-type="string" calcext:value-type="string">
            <text:p>motivation</text:p>
          </table:table-cell>
          <table:table-cell table:style-name="ce224" office:value-type="string" calcext:value-type="string">
            <text:p>UK /ˌməʊtɪˈveɪʃn/</text:p>
            <text:p>US /ˌməʊtɪˈveɪʃn/</text:p>
          </table:table-cell>
          <table:table-cell table:style-name="ce233" office:value-type="string" calcext:value-type="string">
            <text:p>Noun</text:p>
          </table:table-cell>
          <table:table-cell table:style-name="ce224"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33" office:value-type="string" calcext:value-type="string">
            <text:p>động lực</text:p>
          </table:table-cell>
          <table:table-cell table:style-name="ce224"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33"/>
          <table:table-cell table:number-columns-repeated="16376"/>
        </table:table-row>
        <table:table-row table:style-name="ro143">
          <table:table-cell/>
          <table:table-cell table:style-name="ce218" office:value-type="string" calcext:value-type="string">
            <text:p>the consumers need constant motivation to increase the amounts they purchase</text:p>
          </table:table-cell>
          <table:table-cell table:style-name="ce224"/>
          <table:table-cell table:style-name="ce233"/>
          <table:table-cell table:style-name="ce224"/>
          <table:table-cell table:style-name="ce233" office:value-type="string" calcext:value-type="string">
            <text:p>người tiêu dùng cần có động lực liên tục để tăng số lượng họ mua</text:p>
          </table:table-cell>
          <table:table-cell table:style-name="ce233" table:number-columns-repeated="2"/>
          <table:table-cell table:number-columns-repeated="16376"/>
        </table:table-row>
        <table:table-row table:style-name="ro14">
          <table:table-cell/>
          <table:table-cell table:style-name="ce218" office:value-type="string" calcext:value-type="string">
            <text:p>the amount of clothes</text:p>
          </table:table-cell>
          <table:table-cell table:style-name="ce224"/>
          <table:table-cell table:style-name="ce233"/>
          <table:table-cell table:style-name="ce224"/>
          <table:table-cell table:style-name="ce233" office:value-type="string" calcext:value-type="string">
            <text:p>số lượng quần áo</text:p>
          </table:table-cell>
          <table:table-cell table:style-name="ce233" table:number-columns-repeated="2"/>
          <table:table-cell table:number-columns-repeated="16376"/>
        </table:table-row>
        <table:table-row table:style-name="ro144">
          <table:table-cell/>
          <table:table-cell table:style-name="ce218" office:value-type="string" calcext:value-type="string">
            <text:p>thankfully, the fashion industry offers a textbook example of rapid</text:p>
          </table:table-cell>
          <table:table-cell table:style-name="ce224"/>
          <table:table-cell table:style-name="ce233"/>
          <table:table-cell table:style-name="ce224"/>
          <table:table-cell table:style-name="ce233" office:value-type="string" calcext:value-type="string">
            <text:p>may mắn thay, ngành công nghiệp thời trang cung cấp một ví dụ điển hình về sự nhanh chóng</text:p>
          </table:table-cell>
          <table:table-cell table:style-name="ce233" table:number-columns-repeated="2"/>
          <table:table-cell table:number-columns-repeated="16376"/>
        </table:table-row>
        <table:table-row table:style-name="ro17">
          <table:table-cell/>
          <table:table-cell table:style-name="ce216" office:value-type="string" calcext:value-type="string">
            <text:p>rapid</text:p>
          </table:table-cell>
          <table:table-cell table:style-name="ce224" office:value-type="string" calcext:value-type="string">
            <text:p>UK /ˈræpɪd/</text:p>
            <text:p>US /ˈræpɪd/</text:p>
          </table:table-cell>
          <table:table-cell table:style-name="ce232" office:value-type="string" calcext:value-type="string">
            <text:p>Adjective</text:p>
          </table:table-cell>
          <table:table-cell table:style-name="ce224" office:value-type="string" calcext:value-type="string">
            <text:p>happening quickly or in a short period of time</text:p>
          </table:table-cell>
          <table:table-cell table:style-name="ce233" office:value-type="string" calcext:value-type="string">
            <text:p>nhanh chóng, mau lẹ</text:p>
          </table:table-cell>
          <table:table-cell table:style-name="ce241" office:value-type="string" calcext:value-type="string">
            <text:p>The patient made a rapid recovery.</text:p>
            <text:p>The guard fired four shots in rapid succession.</text:p>
          </table:table-cell>
          <table:table-cell table:style-name="ce232"/>
          <table:table-cell table:number-columns-repeated="16376"/>
        </table:table-row>
        <table:table-row table:style-name="ro48">
          <table:table-cell/>
          <table:table-cell table:style-name="ce216" office:value-type="string" calcext:value-type="string">
            <text:p>self-driven growth</text:p>
          </table:table-cell>
          <table:table-cell table:style-name="ce224"/>
          <table:table-cell table:style-name="ce232"/>
          <table:table-cell table:style-name="ce224" office:value-type="string" calcext:value-type="string">
            <text:p>he process of developing new skills, behaviors, and attitudes to achieve goals and succeed in life, without being forced to do so by others</text:p>
          </table:table-cell>
          <table:table-cell table:style-name="ce233" office:value-type="string" calcext:value-type="string">
            <text:p>tăng trưởng tự thúc đẩy</text:p>
          </table:table-cell>
          <table:table-cell table:style-name="ce232" table:number-columns-repeated="2"/>
          <table:table-cell table:number-columns-repeated="16376"/>
        </table:table-row>
        <table:table-row table:style-name="ro41">
          <table:table-cell/>
          <table:table-cell table:style-name="ce216" office:value-type="string" calcext:value-type="string">
            <text:p>hoodie</text:p>
          </table:table-cell>
          <table:table-cell table:style-name="ce225" office:value-type="string" calcext:value-type="string">
            <text:p>Uk /ˈhʊdi/</text:p>
            <text:p>US /ˈhʊdi/</text:p>
          </table:table-cell>
          <table:table-cell table:style-name="ce232" office:value-type="string" calcext:value-type="string">
            <text:p>Noun</text:p>
          </table:table-cell>
          <table:table-cell table:style-name="ce234"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33" office:value-type="string" calcext:value-type="string">
            <text:p>áo hoodie</text:p>
          </table:table-cell>
          <table:table-cell table:style-name="ce232" table:number-columns-repeated="2"/>
          <table:table-cell table:number-columns-repeated="16376"/>
        </table:table-row>
        <table:table-row table:style-name="ro16">
          <table:table-cell/>
          <table:table-cell table:style-name="ce216" office:value-type="string" calcext:value-type="string">
            <text:p>sweatshirt</text:p>
          </table:table-cell>
          <table:table-cell table:style-name="ce225" office:value-type="string" calcext:value-type="string">
            <text:p>UK /ˈswetʃɜːt/</text:p>
            <text:p>US /ˈswetʃɜːrt/</text:p>
          </table:table-cell>
          <table:table-cell table:style-name="ce232" office:value-type="string" calcext:value-type="string">
            <text:p>Noun</text:p>
          </table:table-cell>
          <table:table-cell table:style-name="ce234"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33" office:value-type="string" calcext:value-type="string">
            <text:p>áo nỉ, áo len</text:p>
          </table:table-cell>
          <table:table-cell table:style-name="ce232" table:number-columns-repeated="2"/>
          <table:table-cell table:number-columns-repeated="16376"/>
        </table:table-row>
        <table:table-row table:style-name="ro52">
          <table:table-cell/>
          <table:table-cell table:style-name="ce216" office:value-type="string" calcext:value-type="string">
            <text:p>a pair of shoes</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53">
          <table:table-cell/>
          <table:table-cell table:style-name="ce216" office:value-type="string" calcext:value-type="string">
            <text:p>there is so many out there and most of us have more than enough</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22">
          <table:table-cell/>
          <table:table-cell table:style-name="ce216" office:value-type="string" calcext:value-type="string">
            <text:p>what you need is a compelling reason to buy that product</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5">
          <table:table-cell/>
          <table:table-cell table:style-name="ce216" office:value-type="string" calcext:value-type="string">
            <text:p>compel</text:p>
          </table:table-cell>
          <table:table-cell table:style-name="ce227" office:value-type="string" calcext:value-type="string">
            <text:p>UK /kəmˈpel/</text:p>
            <text:p>US /kəmˈpel/</text:p>
          </table:table-cell>
          <table:table-cell table:style-name="ce232" office:value-type="string" calcext:value-type="string">
            <text:p>Verb</text:p>
          </table:table-cell>
          <table:table-cell table:style-name="ce224" office:value-type="string" calcext:value-type="string">
            <text:p>1. to force somebody to do something; to make something necessary</text:p>
            <text:p>2. compel something (not used in the progressive tenses) to cause a particular reaction</text:p>
          </table:table-cell>
          <table:table-cell table:style-name="ce224" office:value-type="string" calcext:value-type="string">
            <text:p>1. buộc ép. Nó diễn tả hành động khiến ai đó phải làm một điều gì đó dù họ không muốn.</text:p>
          </table:table-cell>
          <table:table-cell table:style-name="ce224" office:value-type="string" calcext:value-type="string">
            <text:p><text:span text:style-name="T31">•</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32"/>
          <table:table-cell table:number-columns-repeated="16376"/>
        </table:table-row>
        <table:table-row table:style-name="ro21">
          <table:table-cell/>
          <table:table-cell table:style-name="ce216" office:value-type="string" calcext:value-type="string">
            <text:p><text:span text:style-name="T26">former</text:span><text:span text:style-name="T29"> adidas brand president</text:span></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6">
          <table:table-cell/>
          <table:table-cell table:style-name="ce216" office:value-type="string" calcext:value-type="string">
            <text:p>former</text:p>
          </table:table-cell>
          <table:table-cell table:style-name="ce227" office:value-type="string" calcext:value-type="string">
            <text:p>UK /ˈfɔːmə(r)/</text:p>
            <text:p>US /ˈfɔːrmər/</text:p>
          </table:table-cell>
          <table:table-cell table:style-name="ce232" office:value-type="string" calcext:value-type="string">
            <text:p>Noun</text:p>
          </table:table-cell>
          <table:table-cell table:style-name="ce224" office:value-type="string" calcext:value-type="string">
            <text:p>1. the former (plural the former) the first of two things or people mentioned</text:p>
            <text:p>2. a person or thing that forms something</text:p>
          </table:table-cell>
          <table:table-cell table:style-name="ce233" office:value-type="string" calcext:value-type="string">
            <text:p>1. cái trước, người trước, nguyên, cựu </text:p>
          </table:table-cell>
          <table:table-cell table:style-name="ce241" office:value-type="string" calcext:value-type="string">
            <text:p>This fine ruin was, in former times, a royal castle.</text:p>
            <text:p>This beautiful old building has been restored to its former glory.</text:p>
          </table:table-cell>
          <table:table-cell table:style-name="ce232"/>
          <table:table-cell table:number-columns-repeated="16376"/>
        </table:table-row>
        <table:table-row table:style-name="ro147">
          <table:table-cell/>
          <table:table-cell table:style-name="ce216" office:value-type="string" calcext:value-type="string">
            <text:p>board member</text:p>
          </table:table-cell>
          <table:table-cell table:style-name="ce226"/>
          <table:table-cell table:style-name="ce232"/>
          <table:table-cell table:style-name="ce224" office:value-type="string" calcext:value-type="string">
            <text:p>a person who is elected or appointed to serve on an organization's board of directors</text:p>
          </table:table-cell>
          <table:table-cell table:style-name="ce224"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32" table:number-columns-repeated="2"/>
          <table:table-cell table:number-columns-repeated="16376"/>
        </table:table-row>
        <table:table-row table:style-name="ro148">
          <table:table-cell/>
          <table:table-cell table:style-name="ce216" office:value-type="string" calcext:value-type="string">
            <text:p>CEO</text:p>
          </table:table-cell>
          <table:table-cell table:style-name="ce227" office:value-type="string" calcext:value-type="string">
            <text:p>UK /ˌsiː iː ˈəʊ/</text:p>
            <text:p>US /ˌsiː iː ˈəʊ/</text:p>
          </table:table-cell>
          <table:table-cell table:style-name="ce232" office:value-type="string" calcext:value-type="string">
            <text:p>Noun</text:p>
          </table:table-cell>
          <table:table-cell table:style-name="ce224" office:value-type="string" calcext:value-type="string">
            <text:p>the person with the highest rank in a business company (the abbreviation for ‘chief executive officer’) </text:p>
          </table:table-cell>
          <table:table-cell table:style-name="ce224"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32" table:number-columns-repeated="2"/>
          <table:table-cell table:number-columns-repeated="16376"/>
        </table:table-row>
        <table:table-row table:style-name="ro2">
          <table:table-cell/>
          <table:table-cell table:style-name="ce216" office:value-type="string" calcext:value-type="string">
            <text:p>as a board member, it was one of the most important things that I had on my to-do list</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49">
          <table:table-cell/>
          <table:table-cell table:style-name="ce217" office:value-type="string" calcext:value-type="string">
            <text:p>generate</text:p>
          </table:table-cell>
          <table:table-cell table:style-name="ce227" office:value-type="string" calcext:value-type="string">
            <text:p>UK /ˈdʒenəreɪt/</text:p>
            <text:p>US /ˈdʒenəreɪt/</text:p>
          </table:table-cell>
          <table:table-cell table:style-name="ce232" office:value-type="string" calcext:value-type="string">
            <text:p>Verb</text:p>
          </table:table-cell>
          <table:table-cell table:style-name="ce224" office:value-type="string" calcext:value-type="string">
            <text:p>1. generate something to produce energy, especially electricity</text:p>
            <text:p>2. generate something to produce or create something</text:p>
          </table:table-cell>
          <table:table-cell table:style-name="ce233" office:value-type="string" calcext:value-type="string">
            <text:p>tạo ra, phát ra</text:p>
          </table:table-cell>
          <table:table-cell table:style-name="ce241" office:value-type="string" calcext:value-type="string">
            <text:p>The wind turbines are used to generate electricity.</text:p>
            <text:p>to generate heat/power</text:p>
            <text:p>Living cells generate energy from food.</text:p>
          </table:table-cell>
          <table:table-cell table:style-name="ce232"/>
          <table:table-cell table:number-columns-repeated="16376"/>
        </table:table-row>
        <table:table-row table:style-name="ro2">
          <table:table-cell/>
          <table:table-cell table:style-name="ce219" office:value-type="string" calcext:value-type="string">
            <text:p>what are the sale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office:value-type="string" calcext:value-type="string">
            <text:p>what are the profit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50">
          <table:table-cell/>
          <table:table-cell table:style-name="ce216" office:value-type="string" calcext:value-type="string">
            <text:p>economic</text:p>
          </table:table-cell>
          <table:table-cell table:style-name="ce227" office:value-type="string" calcext:value-type="string">
            <text:p>UK /ˌiːkəˈnɒmɪk/</text:p>
            <text:p>US /ˌiːkəˈnɑːmɪk/</text:p>
          </table:table-cell>
          <table:table-cell table:style-name="ce232" office:value-type="string" calcext:value-type="string">
            <text:p>Adjective</text:p>
          </table:table-cell>
          <table:table-cell table:style-name="ce224"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33" office:value-type="string" calcext:value-type="string">
            <text:p>kinh tế</text:p>
          </table:table-cell>
          <table:table-cell table:style-name="ce241" office:value-type="string" calcext:value-type="string">
            <text:p>They discussed social, economic and political issues.</text:p>
            <text:p>the worst economic crisis since the war</text:p>
            <text:p>There will be no quick economic recovery</text:p>
          </table:table-cell>
          <table:table-cell table:style-name="ce232"/>
          <table:table-cell table:number-columns-repeated="16376"/>
        </table:table-row>
        <table:table-row table:style-name="ro2">
          <table:table-cell/>
          <table:table-cell table:style-name="ce216" office:value-type="string" calcext:value-type="string">
            <text:p>sales = fixed cost <text:s/>( chi phí cố định) + variable cost ( chi phí biến đổi: marketing, thuê mặt bằng, trả nhân công) + profits ( lợi nhuận) = sales</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36">
          <table:table-cell/>
          <table:table-cell table:style-name="ce217" office:value-type="string" calcext:value-type="string">
            <text:p>threshold</text:p>
          </table:table-cell>
          <table:table-cell table:style-name="ce227" office:value-type="string" calcext:value-type="string">
            <text:p>UK /ˈθreʃhəʊld/</text:p>
            <text:p>US /ˈθreʃhəʊld/</text:p>
          </table:table-cell>
          <table:table-cell table:style-name="ce232" office:value-type="string" calcext:value-type="string">
            <text:p>Noun</text:p>
          </table:table-cell>
          <table:table-cell table:style-name="ce224"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34"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41"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32"/>
          <table:table-cell table:number-columns-repeated="16376"/>
        </table:table-row>
        <table:table-row table:style-name="ro2">
          <table:table-cell/>
          <table:table-cell table:style-name="ce216" office:value-type="string" calcext:value-type="string">
            <text:p>sneakers are big bussiness in America</text:p>
          </table:table-cell>
          <table:table-cell table:style-name="ce226"/>
          <table:table-cell table:style-name="ce232"/>
          <table:table-cell table:style-name="ce233"/>
          <table:table-cell table:style-name="ce216" office:value-type="string" calcext:value-type="string">
            <text:p>sneaker là ngành kinh doanh lớn tại Mỹ</text:p>
          </table:table-cell>
          <table:table-cell table:style-name="ce232" table:number-columns-repeated="2"/>
          <table:table-cell table:number-columns-repeated="16376"/>
        </table:table-row>
        <table:table-row table:style-name="ro2">
          <table:table-cell/>
          <table:table-cell table:style-name="ce216" office:value-type="string" calcext:value-type="string">
            <text:p>Nearly half a billion pairs were sold last year alone</text:p>
          </table:table-cell>
          <table:table-cell table:style-name="ce226"/>
          <table:table-cell table:style-name="ce232"/>
          <table:table-cell table:style-name="ce233"/>
          <table:table-cell table:style-name="ce216" office:value-type="string" calcext:value-type="string">
            <text:p>Gần nửa tỉ đôi được bán chỉ riêng trong năm ngoái</text:p>
          </table:table-cell>
          <table:table-cell table:style-name="ce232" table:number-columns-repeated="2"/>
          <table:table-cell table:number-columns-repeated="16376"/>
        </table:table-row>
        <table:table-row table:style-name="ro151">
          <table:table-cell/>
          <table:table-cell table:style-name="ce217" office:value-type="string" calcext:value-type="string">
            <text:p>unveil</text:p>
          </table:table-cell>
          <table:table-cell table:style-name="ce227" office:value-type="string" calcext:value-type="string">
            <text:p>UK /ˌʌnˈveɪl/</text:p>
            <text:p>US /ˌʌnˈveɪl/</text:p>
          </table:table-cell>
          <table:table-cell table:style-name="ce232" office:value-type="string" calcext:value-type="string">
            <text:p>Verb</text:p>
          </table:table-cell>
          <table:table-cell table:style-name="ce224"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33"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32" table:number-columns-repeated="2"/>
          <table:table-cell table:number-columns-repeated="16376"/>
        </table:table-row>
        <table:table-row table:style-name="ro2">
          <table:table-cell/>
          <table:table-cell table:style-name="ce216" office:value-type="string" calcext:value-type="string">
            <text:p>this week adidas unveiled the so-called smart shoe</text:p>
          </table:table-cell>
          <table:table-cell table:style-name="ce226"/>
          <table:table-cell table:style-name="ce232"/>
          <table:table-cell table:style-name="ce233"/>
          <table:table-cell table:style-name="ce216" office:value-type="string" calcext:value-type="string">
            <text:p>tuần này adidas tiết lộ đôi giày được gọi là giày thông minh</text:p>
          </table:table-cell>
          <table:table-cell table:style-name="ce232" table:number-columns-repeated="2"/>
          <table:table-cell table:number-columns-repeated="16376"/>
        </table:table-row>
        <table:table-row table:style-name="ro152">
          <table:table-cell/>
          <table:table-cell table:style-name="ce216" office:value-type="string" calcext:value-type="string">
            <text:p>we need to differentiate outselves from Nike, from Puma,… </text:p>
          </table:table-cell>
          <table:table-cell table:style-name="ce226"/>
          <table:table-cell table:style-name="ce232"/>
          <table:table-cell table:style-name="ce233"/>
          <table:table-cell table:style-name="ce216" office:value-type="string" calcext:value-type="string">
            <text:p>chúng ta cần thay đổi bản thân chính chúng ta</text:p>
          </table:table-cell>
          <table:table-cell table:style-name="ce232" table:number-columns-repeated="2"/>
          <table:table-cell table:number-columns-repeated="16376"/>
        </table:table-row>
        <table:table-row table:style-name="ro153">
          <table:table-cell/>
          <table:table-cell table:style-name="ce217" office:value-type="string" calcext:value-type="string">
            <text:p>differentiate</text:p>
          </table:table-cell>
          <table:table-cell table:style-name="ce227" office:value-type="string" calcext:value-type="string">
            <text:p>UK /ˌdɪfəˈrenʃieɪt/</text:p>
            <text:p>US /ˌdɪfəˈrenʃieɪt/</text:p>
          </table:table-cell>
          <table:table-cell table:style-name="ce226"/>
          <table:table-cell table:style-name="ce227"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26"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26"/>
          <table:table-cell table:style-name="ce228"/>
          <table:table-cell table:number-columns-repeated="16376"/>
        </table:table-row>
        <table:table-row table:style-name="ro154">
          <table:table-cell/>
          <table:table-cell table:style-name="ce220" office:value-type="string" calcext:value-type="string">
            <text:p>differentiate from</text:p>
          </table:table-cell>
          <table:table-cell table:style-name="ce228" table:number-columns-repeated="2"/>
          <table:table-cell table:style-name="ce227" office:value-type="string" calcext:value-type="string">
            <text:p>[transitive] differentiate something (from something) to be the particular thing that shows that things or people are not the same</text:p>
          </table:table-cell>
          <table:table-cell table:style-name="ce228" table:number-columns-repeated="3"/>
          <table:table-cell table:number-columns-repeated="16376"/>
        </table:table-row>
        <table:table-row table:style-name="ro154">
          <table:table-cell/>
          <table:table-cell table:style-name="ce216" office:value-type="string" calcext:value-type="string">
            <text:p>it's how you are relevant to the customer</text:p>
          </table:table-cell>
          <table:table-cell table:style-name="ce226" table:number-columns-repeated="3"/>
          <table:table-cell table:style-name="ce216" office:value-type="string" calcext:value-type="string">
            <text:p>nó là cách chúng ta kết nối với khách hàng</text:p>
          </table:table-cell>
          <table:table-cell table:style-name="ce228" table:number-columns-repeated="2"/>
          <table:table-cell table:number-columns-repeated="16376"/>
        </table:table-row>
        <table:table-row table:style-name="ro155">
          <table:table-cell/>
          <table:table-cell table:style-name="ce217" office:value-type="string" calcext:value-type="string">
            <text:p>relevant</text:p>
          </table:table-cell>
          <table:table-cell table:style-name="ce227" office:value-type="string" calcext:value-type="string">
            <text:p>UK /ˈreləvənt/</text:p>
            <text:p>US /ˈreləvənt/</text:p>
          </table:table-cell>
          <table:table-cell table:style-name="ce226" office:value-type="string" calcext:value-type="string">
            <text:p>Adjective</text:p>
          </table:table-cell>
          <table:table-cell table:style-name="ce227" office:value-type="string" calcext:value-type="string">
            <text:p>1. closely connected with the subject you are discussing or the situation you are in</text:p>
            <text:p>2. the fact of being valuable and useful to people in their lives and work</text:p>
          </table:table-cell>
          <table:table-cell table:style-name="ce237"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28" table:number-columns-repeated="2"/>
          <table:table-cell table:number-columns-repeated="16376"/>
        </table:table-row>
        <table:table-row table:style-name="ro156">
          <table:table-cell/>
          <table:table-cell table:style-name="ce217" office:value-type="string" calcext:value-type="string">
            <text:p>responsible for</text:p>
          </table:table-cell>
          <table:table-cell table:style-name="ce227" office:value-type="string" calcext:value-type="string">
            <text:p>UK /rɪˈspɒnsəbl/</text:p>
            <text:p>US /rɪˈspɑːnsəbl/</text:p>
          </table:table-cell>
          <table:table-cell table:style-name="ce226" office:value-type="string" calcext:value-type="string">
            <text:p>Adjective</text:p>
          </table:table-cell>
          <table:table-cell table:style-name="ce231"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37"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28" table:number-columns-repeated="2"/>
          <table:table-cell table:number-columns-repeated="16376"/>
        </table:table-row>
        <table:table-row table:style-name="ro157">
          <table:table-cell/>
          <table:table-cell table:style-name="ce216" office:value-type="string" calcext:value-type="string">
            <text:p>communication</text:p>
          </table:table-cell>
          <table:table-cell table:style-name="ce227" office:value-type="string" calcext:value-type="string">
            <text:p>UK /kəˌmjuːnɪˈkeɪʃn/</text:p>
            <text:p>US /kəˌmjuːnɪˈkeɪʃn/</text:p>
          </table:table-cell>
          <table:table-cell table:style-name="ce226" office:value-type="string" calcext:value-type="string">
            <text:p>Noun</text:p>
          </table:table-cell>
          <table:table-cell table:style-name="ce227"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38"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28" table:number-columns-repeated="2"/>
          <table:table-cell table:number-columns-repeated="16376"/>
        </table:table-row>
        <table:table-row table:style-name="ro158">
          <table:table-cell/>
          <table:table-cell table:style-name="ce217" office:value-type="string" calcext:value-type="string">
            <text:p>public communication</text:p>
          </table:table-cell>
          <table:table-cell table:style-name="ce226" table:number-columns-repeated="2"/>
          <table:table-cell table:style-name="ce228"/>
          <table:table-cell table:style-name="ce229"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28" table:number-columns-repeated="2"/>
          <table:table-cell table:number-columns-repeated="16376"/>
        </table:table-row>
        <table:table-row table:style-name="ro159">
          <table:table-cell/>
          <table:table-cell table:style-name="ce217" office:value-type="string" calcext:value-type="string">
            <text:p>digital effort</text:p>
          </table:table-cell>
          <table:table-cell table:style-name="ce228" table:number-columns-repeated="3"/>
          <table:table-cell table:style-name="ce226"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28" table:number-columns-repeated="2"/>
          <table:table-cell table:number-columns-repeated="16376"/>
        </table:table-row>
        <table:table-row table:style-name="ro160">
          <table:table-cell/>
          <table:table-cell table:style-name="ce217" office:value-type="string" calcext:value-type="string">
            <text:p>strategy</text:p>
          </table:table-cell>
          <table:table-cell table:style-name="ce227" office:value-type="string" calcext:value-type="string">
            <text:p>UK /ˈstrætədʒi/</text:p>
            <text:p>US /ˈstrætədʒi/</text:p>
          </table:table-cell>
          <table:table-cell table:style-name="ce226" office:value-type="string" calcext:value-type="string">
            <text:p>Noun</text:p>
          </table:table-cell>
          <table:table-cell table:style-name="ce227" office:value-type="string" calcext:value-type="string">
            <text:p>1. [countable] a plan that is intended to achieve a particular purpose</text:p>
            <text:p>2. [uncountable] the process of planning something or putting a plan into operation</text:p>
          </table:table-cell>
          <table:table-cell table:style-name="ce229"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28" table:number-columns-repeated="2"/>
          <table:table-cell table:number-columns-repeated="16376"/>
        </table:table-row>
        <table:table-row table:style-name="ro160">
          <table:table-cell/>
          <table:table-cell table:style-name="ce221" office:value-type="string" calcext:value-type="string">
            <text:p>bleed</text:p>
          </table:table-cell>
          <table:table-cell table:style-name="ce227" office:value-type="string" calcext:value-type="string">
            <text:p>UK /bliːd/</text:p>
            <text:p>US /bliːd/</text:p>
          </table:table-cell>
          <table:table-cell table:style-name="ce226" office:value-type="string" calcext:value-type="string">
            <text:p>Verb</text:p>
          </table:table-cell>
          <table:table-cell table:style-name="ce227" office:value-type="string" calcext:value-type="string">
            <text:p>1. [intransitive] to lose blood, especially from a wound or an injury</text:p>
            <text:p>2. [transitive] bleed somebody (in the past) to take blood from somebody as a way of treating disease</text:p>
          </table:table-cell>
          <table:table-cell table:style-name="ce229" office:value-type="string" calcext:value-type="string">
            <text:p>"Bleed" có nghĩa là chảy máu. Đây là hiện tượng máu thoát ra ngoài cơ thể hoặc từ mạch máu vào các mô xung quanh.</text:p>
          </table:table-cell>
          <table:table-cell table:style-name="ce228" table:number-columns-repeated="2"/>
          <table:table-cell table:number-columns-repeated="16376"/>
        </table:table-row>
        <table:table-row table:style-name="ro161">
          <table:table-cell/>
          <table:table-cell table:style-name="ce216" office:value-type="string" calcext:value-type="string">
            <text:p>bleeding out</text:p>
          </table:table-cell>
          <table:table-cell table:style-name="ce228" table:number-columns-repeated="6"/>
          <table:table-cell table:number-columns-repeated="16376"/>
        </table:table-row>
        <table:table-row table:style-name="ro162">
          <table:table-cell/>
          <table:table-cell table:style-name="ce216" office:value-type="string" calcext:value-type="string">
            <text:p>hit the floor</text:p>
          </table:table-cell>
          <table:table-cell table:style-name="ce228" table:number-columns-repeated="2"/>
          <table:table-cell table:style-name="ce235"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28" table:number-columns-repeated="3"/>
          <table:table-cell table:number-columns-repeated="16376"/>
        </table:table-row>
        <table:table-row table:style-name="ro161">
          <table:table-cell/>
          <table:table-cell table:style-name="ce217" office:value-type="string" calcext:value-type="string">
            <text:p>everything was going south</text:p>
          </table:table-cell>
          <table:table-cell table:style-name="ce228" table:number-columns-repeated="2"/>
          <table:table-cell table:style-name="ce236" office:value-type="string" calcext:value-type="string">
            <text:p>they mean that things were getting worse or deteriorating</text:p>
          </table:table-cell>
          <table:table-cell table:style-name="ce228" office:value-type="string" calcext:value-type="string">
            <text:p>not good</text:p>
          </table:table-cell>
          <table:table-cell table:style-name="ce228" table:number-columns-repeated="2"/>
          <table:table-cell table:number-columns-repeated="16376"/>
        </table:table-row>
        <table:table-row table:style-name="ro163">
          <table:table-cell/>
          <table:table-cell table:style-name="ce216" office:value-type="string" calcext:value-type="string">
            <text:p>it was the greatest turnaround in the history of the company</text:p>
          </table:table-cell>
          <table:table-cell table:style-name="ce226" table:number-columns-repeated="3"/>
          <table:table-cell table:style-name="ce216" office:value-type="string" calcext:value-type="string">
            <text:p>đó là một cú chuyển mình vĩ đại trong suốt lịch sử của công ty</text:p>
          </table:table-cell>
          <table:table-cell table:style-name="ce228" table:number-columns-repeated="2"/>
          <table:table-cell table:number-columns-repeated="16376"/>
        </table:table-row>
        <table:table-row table:style-name="ro164">
          <table:table-cell/>
          <table:table-cell table:style-name="ce216" office:value-type="string" calcext:value-type="string">
            <text:p>share</text:p>
          </table:table-cell>
          <table:table-cell table:style-name="ce229" office:value-type="string" calcext:value-type="string">
            <text:p>UK /ʃeə(r)/</text:p>
            <text:p>US /ʃer/</text:p>
          </table:table-cell>
          <table:table-cell table:style-name="ce228" office:value-type="string" calcext:value-type="string">
            <text:p>Verb</text:p>
          </table:table-cell>
          <table:table-cell table:style-name="ce228"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38"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28" table:number-columns-repeated="2"/>
          <table:table-cell table:number-columns-repeated="16376"/>
        </table:table-row>
        <table:table-row table:style-name="ro165">
          <table:table-cell/>
          <table:table-cell table:style-name="ce216" office:value-type="string" calcext:value-type="string">
            <text:p>Shares of Adidas enjoying huge momentum</text:p>
          </table:table-cell>
          <table:table-cell table:style-name="ce226" table:number-columns-repeated="3"/>
          <table:table-cell table:style-name="ce216" office:value-type="string" calcext:value-type="string">
            <text:p>những đại cổ đông của adidas rất thích sự thay đổi lớn này</text:p>
          </table:table-cell>
          <table:table-cell table:style-name="ce228" table:number-columns-repeated="2"/>
          <table:table-cell table:number-columns-repeated="16376"/>
        </table:table-row>
        <table:table-row table:style-name="ro165">
          <table:table-cell/>
          <table:table-cell table:style-name="ce216" office:value-type="string" calcext:value-type="string">
            <text:p>they are rising overnight, up about 7.5%</text:p>
          </table:table-cell>
          <table:table-cell table:style-name="ce226" table:number-columns-repeated="3"/>
          <table:table-cell table:style-name="ce216" office:value-type="string" calcext:value-type="string">
            <text:p>chỉ sau một đêm, cổ phiếu tăng 7.5%</text:p>
          </table:table-cell>
          <table:table-cell table:style-name="ce228" table:number-columns-repeated="2"/>
          <table:table-cell table:number-columns-repeated="16376"/>
        </table:table-row>
        <table:table-row table:style-name="ro165">
          <table:table-cell/>
          <table:table-cell table:style-name="ce216" office:value-type="string" calcext:value-type="string">
            <text:p>I think it's a combination of a few things</text:p>
          </table:table-cell>
          <table:table-cell table:style-name="ce226" table:number-columns-repeated="3"/>
          <table:table-cell table:style-name="ce216" office:value-type="string" calcext:value-type="string">
            <text:p>tôi nghĩ nó là sự kết hợp của nhiều yếu tố</text:p>
          </table:table-cell>
          <table:table-cell table:style-name="ce228" table:number-columns-repeated="2"/>
          <table:table-cell table:number-columns-repeated="16376"/>
        </table:table-row>
        <table:table-row table:style-name="ro166">
          <table:table-cell/>
          <table:table-cell table:style-name="ce217" office:value-type="string" calcext:value-type="string">
            <text:p>combination</text:p>
          </table:table-cell>
          <table:table-cell table:style-name="ce227" office:value-type="string" calcext:value-type="string">
            <text:p>UK /ˌkɒmbɪˈneɪʃn/</text:p>
            <text:p>US /ˌkɑːmbɪˈneɪʃn/</text:p>
          </table:table-cell>
          <table:table-cell table:style-name="ce226" office:value-type="string" calcext:value-type="string">
            <text:p>Noun</text:p>
          </table:table-cell>
          <table:table-cell table:style-name="ce227"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26"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28" table:number-columns-repeated="2"/>
          <table:table-cell table:number-columns-repeated="16376"/>
        </table:table-row>
        <table:table-row table:style-name="ro132">
          <table:table-cell/>
          <table:table-cell table:style-name="ce217" office:value-type="string" calcext:value-type="string">
            <text:p>jersey</text:p>
          </table:table-cell>
          <table:table-cell table:style-name="ce230" office:value-type="string" calcext:value-type="string">
            <text:p>UK /ˈdʒɜːzi/</text:p>
            <text:p>US /ˈdʒɜːrzi/</text:p>
          </table:table-cell>
          <table:table-cell table:style-name="ce226" office:value-type="string" calcext:value-type="string">
            <text:p>Noun</text:p>
          </table:table-cell>
          <table:table-cell table:style-name="ce227"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26"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28" table:number-columns-repeated="2"/>
          <table:table-cell table:number-columns-repeated="16376"/>
        </table:table-row>
        <table:table-row table:style-name="ro167">
          <table:table-cell/>
          <table:table-cell table:style-name="ce219" office:value-type="string" calcext:value-type="string">
            <text:p>home jersey</text:p>
          </table:table-cell>
          <table:table-cell table:style-name="ce228" table:number-columns-repeated="6"/>
          <table:table-cell table:number-columns-repeated="16376"/>
        </table:table-row>
        <table:table-row table:style-name="ro167">
          <table:table-cell/>
          <table:table-cell table:style-name="ce219" office:value-type="string" calcext:value-type="string">
            <text:p>away jersey</text:p>
          </table:table-cell>
          <table:table-cell table:style-name="ce228" table:number-columns-repeated="6"/>
          <table:table-cell table:number-columns-repeated="16376"/>
        </table:table-row>
        <table:table-row table:style-name="ro167">
          <table:table-cell/>
          <table:table-cell table:style-name="ce216" office:value-type="string" calcext:value-type="string">
            <text:p>occasion</text:p>
          </table:table-cell>
          <table:table-cell table:style-name="ce227" office:value-type="string" calcext:value-type="string">
            <text:p>UK /əˈkeɪʒn/</text:p>
            <text:p>US /əˈkeɪʒn/</text:p>
          </table:table-cell>
          <table:table-cell table:style-name="ce226" office:value-type="string" calcext:value-type="string">
            <text:p>Noun</text:p>
          </table:table-cell>
          <table:table-cell table:style-name="ce227" office:value-type="string" calcext:value-type="string">
            <text:p>1. [countable] a particular time when something happens</text:p>
            <text:p>2. [countable] a special event, ceremony or celebration</text:p>
            <text:p>3. [singular] a suitable time for something</text:p>
          </table:table-cell>
          <table:table-cell table:style-name="ce239" office:value-type="string" calcext:value-type="string">
            <text:p>1. dịp, cơ hội</text:p>
            <text:p>2. sự kiện đặc biệt</text:p>
          </table:table-cell>
          <table:table-cell table:style-name="ce228" table:number-columns-repeated="2"/>
          <table:table-cell table:number-columns-repeated="16376"/>
        </table:table-row>
        <table:table-row table:style-name="ro167">
          <table:table-cell/>
          <table:table-cell table:style-name="ce217" office:value-type="string" calcext:value-type="string">
            <text:p>occasionally</text:p>
          </table:table-cell>
          <table:table-cell table:style-name="ce227" office:value-type="string" calcext:value-type="string">
            <text:p>UK /əˈkeɪʒnəli/</text:p>
            <text:p>US /əˈkeɪʒnəli/</text:p>
          </table:table-cell>
          <table:table-cell table:style-name="ce226" office:value-type="string" calcext:value-type="string">
            <text:p>Adverb</text:p>
          </table:table-cell>
          <table:table-cell table:style-name="ce236" office:value-type="string" calcext:value-type="string">
            <text:p>sometimes but not often</text:p>
          </table:table-cell>
          <table:table-cell table:style-name="ce240" office:value-type="string" calcext:value-type="string">
            <text:p>hiếm lắm mới có dịp</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o create a new story, to create a new buying opportunity</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at adidas, we recognize that the culture of sport when you are done with the game when the whistle blows</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it goes into the streets, into the music venues, into the hallway of school</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7" office:value-type="string" calcext:value-type="string">
            <text:p>venue</text:p>
          </table:table-cell>
          <table:table-cell table:style-name="ce227" office:value-type="string" calcext:value-type="string">
            <text:p>UK /ˈvenjuː/</text:p>
            <text:p>US /ˈvenjuː/</text:p>
          </table:table-cell>
          <table:table-cell table:style-name="ce226" office:value-type="string" calcext:value-type="string">
            <text:p>Noun</text:p>
          </table:table-cell>
          <table:table-cell table:style-name="ce227" office:value-type="string" calcext:value-type="string">
            <text:p>a place where people meet for an organized event, for example a concert, sporting event or conference</text:p>
          </table:table-cell>
          <table:table-cell table:style-name="ce229"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28" table:number-columns-repeated="2"/>
          <table:table-cell table:number-columns-repeated="16376"/>
        </table:table-row>
        <table:table-row table:style-name="ro169">
          <table:table-cell/>
          <table:table-cell table:style-name="ce216" office:value-type="string" calcext:value-type="string">
            <text:p>hallway</text:p>
          </table:table-cell>
          <table:table-cell table:style-name="ce227" office:value-type="string" calcext:value-type="string">
            <text:p>UK /ˈhɔːlweɪ/</text:p>
            <text:p>US /ˈhɔːlweɪ/</text:p>
          </table:table-cell>
          <table:table-cell table:style-name="ce226" office:value-type="string" calcext:value-type="string">
            <text:p>Noun</text:p>
          </table:table-cell>
          <table:table-cell table:style-name="ce227"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29"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28" table:number-columns-repeated="2"/>
          <table:table-cell table:number-columns-repeated="16376"/>
        </table:table-row>
        <table:table-row table:style-name="ro168">
          <table:table-cell/>
          <table:table-cell table:style-name="ce217" office:value-type="string" calcext:value-type="string">
            <text:p>controversial</text:p>
          </table:table-cell>
          <table:table-cell table:style-name="ce227" office:value-type="string" calcext:value-type="string">
            <text:p>UK /ˌkɒntrəˈvɜːʃl/</text:p>
            <text:p>US /ˌkɑːntrəˈvɜːrʃl/</text:p>
          </table:table-cell>
          <table:table-cell table:style-name="ce226" office:value-type="string" calcext:value-type="string">
            <text:p>Adjective</text:p>
          </table:table-cell>
          <table:table-cell table:style-name="ce236" office:value-type="string" calcext:value-type="string">
            <text:p>causing a lot of angry public discussion and <text:a xlink:href="https://www.oxfordlearnersdictionaries.com/definition/english/disagreement" xlink:type="simple">disagreement</text:a></text:p>
          </table:table-cell>
          <table:table-cell table:style-name="ce229"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28" table:number-columns-repeated="2"/>
          <table:table-cell table:number-columns-repeated="16376"/>
        </table:table-row>
        <table:table-row table:style-name="ro168">
          <table:table-cell/>
          <table:table-cell table:style-name="ce217" office:value-type="string" calcext:value-type="string">
            <text:p>mankind</text:p>
          </table:table-cell>
          <table:table-cell table:style-name="ce227" office:value-type="string" calcext:value-type="string">
            <text:p>UK /mænˈkaɪnd/</text:p>
            <text:p>US /mænˈkaɪnd/</text:p>
          </table:table-cell>
          <table:table-cell table:style-name="ce226" office:value-type="string" calcext:value-type="string">
            <text:p>Noun</text:p>
          </table:table-cell>
          <table:table-cell table:style-name="ce236" office:value-type="string" calcext:value-type="string">
            <text:p>all humans, thought of as one large group; the human race</text:p>
          </table:table-cell>
          <table:table-cell table:style-name="ce226" office:value-type="string" calcext:value-type="string">
            <text:p>loài người</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he storytelling is so critical in this industry</text:p>
          </table:table-cell>
          <table:table-cell table:style-name="ce226" table:number-columns-repeated="3"/>
          <table:table-cell table:style-name="ce216" office:value-type="string" calcext:value-type="string">
            <text:p>kể chuyện là vô cùng mấu chốt trong ngành công nghiệp này</text:p>
          </table:table-cell>
          <table:table-cell table:style-name="ce228" table:number-columns-repeated="2"/>
          <table:table-cell table:number-columns-repeated="16376"/>
        </table:table-row>
        <table:table-row table:style-name="ro160">
          <table:table-cell/>
          <table:table-cell table:style-name="ce217" office:value-type="string" calcext:value-type="string">
            <text:p>critical</text:p>
          </table:table-cell>
          <table:table-cell table:style-name="ce227" office:value-type="string" calcext:value-type="string">
            <text:p>UK /ˈkrɪtɪkl/</text:p>
            <text:p>US /ˈkrɪtɪkl/</text:p>
          </table:table-cell>
          <table:table-cell table:style-name="ce226" office:value-type="string" calcext:value-type="string">
            <text:p>Adjective</text:p>
          </table:table-cell>
          <table:table-cell table:style-name="ce227"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40" office:value-type="string" calcext:value-type="string">
            <text:p>cực kì quan trọng, mấu chốt</text:p>
          </table:table-cell>
          <table:table-cell table:style-name="ce228" table:number-columns-repeated="2"/>
          <table:table-cell table:number-columns-repeated="16376"/>
        </table:table-row>
        <table:table-row table:style-name="ro168">
          <table:table-cell/>
          <table:table-cell table:style-name="ce216" office:value-type="string" calcext:value-type="string">
            <text:p>drive comsumption</text:p>
          </table:table-cell>
          <table:table-cell table:style-name="ce226" table:number-columns-repeated="3"/>
          <table:table-cell table:style-name="ce240" office:value-type="string" calcext:value-type="string">
            <text:p>định hướng tiêu dùng, nhu cầu</text:p>
          </table:table-cell>
          <table:table-cell table:style-name="ce228" table:number-columns-repeated="2"/>
          <table:table-cell table:number-columns-repeated="16376"/>
        </table:table-row>
        <table:table-row table:style-name="ro170">
          <table:table-cell/>
          <table:table-cell table:style-name="ce216" office:value-type="string" calcext:value-type="string">
            <text:p>role</text:p>
          </table:table-cell>
          <table:table-cell table:style-name="ce227" office:value-type="string" calcext:value-type="string">
            <text:p>Uk /rəʊl/</text:p>
            <text:p>US /rəʊl/</text:p>
          </table:table-cell>
          <table:table-cell table:style-name="ce226" office:value-type="string" calcext:value-type="string">
            <text:p>Noun</text:p>
          </table:table-cell>
          <table:table-cell table:style-name="ce227" office:value-type="string" calcext:value-type="string">
            <text:p>1. an actor’s part in a play, film, etc.</text:p>
            <text:p>2. the function or position that somebody has or is expected to have in an organization, in society or in a relationship</text:p>
          </table:table-cell>
          <table:table-cell table:style-name="ce240" office:value-type="string" calcext:value-type="string">
            <text:p>vai trò</text:p>
          </table:table-cell>
          <table:table-cell table:style-name="ce228" table:number-columns-repeated="2"/>
          <table:table-cell table:number-columns-repeated="16376"/>
        </table:table-row>
        <table:table-row table:style-name="ro168">
          <table:table-cell/>
          <table:table-cell table:style-name="ce216" office:value-type="string" calcext:value-type="string">
            <text:p>objects of desire</text:p>
          </table:table-cell>
          <table:table-cell table:style-name="ce226" table:number-columns-repeated="3"/>
          <table:table-cell table:style-name="ce240" office:value-type="string" calcext:value-type="string">
            <text:p>định hướng cho sự ham muốn</text:p>
          </table:table-cell>
          <table:table-cell table:style-name="ce228" table:number-columns-repeated="2"/>
          <table:table-cell table:number-columns-repeated="16376"/>
        </table:table-row>
        <table:table-row table:style-name="ro168">
          <table:table-cell/>
          <table:table-cell table:style-name="ce217" office:value-type="string" calcext:value-type="string">
            <text:p>desire</text:p>
          </table:table-cell>
          <table:table-cell table:style-name="ce231" office:value-type="string" calcext:value-type="string">
            <text:p>Uk /dɪˈzaɪə(r)/</text:p>
            <text:p>US /dɪˈzaɪər/</text:p>
          </table:table-cell>
          <table:table-cell table:style-name="ce226" office:value-type="string" calcext:value-type="string">
            <text:p>Noun</text:p>
          </table:table-cell>
          <table:table-cell table:style-name="ce227" office:value-type="string" calcext:value-type="string">
            <text:p>1. [countable] a strong wish to have or do something</text:p>
            <text:p>2. [uncountable, countable] a strong wish to have sex with somebody</text:p>
          </table:table-cell>
          <table:table-cell table:style-name="ce240" office:value-type="string" calcext:value-type="string">
            <text:p>ham muốn, khát vọng</text:p>
          </table:table-cell>
          <table:table-cell table:style-name="ce228" table:number-columns-repeated="2"/>
          <table:table-cell table:number-columns-repeated="16376"/>
        </table:table-row>
        <table:table-row table:style-name="ro168">
          <table:table-cell/>
          <table:table-cell table:style-name="ce219" office:value-type="string" calcext:value-type="string">
            <text:p>this is where the fashion industry's really good. They know you.</text:p>
          </table:table-cell>
          <table:table-cell table:style-name="ce228" table:number-columns-repeated="6"/>
          <table:table-cell table:number-columns-repeated="16376"/>
        </table:table-row>
        <table:table-row table:style-name="ro168">
          <table:table-cell/>
          <table:table-cell table:style-name="ce219" office:value-type="string" calcext:value-type="string">
            <text:p>we <text:span text:style-name="T26">spend a lot of time on</text:span><text:span text:style-name="T29"> consumer research to understand the different consumers</text:span></text:p>
          </table:table-cell>
          <table:table-cell table:style-name="ce228" table:number-columns-repeated="6"/>
          <table:table-cell table:number-columns-repeated="16376"/>
        </table:table-row>
        <table:table-row table:style-name="ro168">
          <table:table-cell/>
          <table:table-cell table:style-name="ce216" office:value-type="string" calcext:value-type="string">
            <text:p>we know the consumers to approach with different messages</text:p>
          </table:table-cell>
          <table:table-cell table:style-name="ce226" table:number-columns-repeated="3"/>
          <table:table-cell table:style-name="ce216" office:value-type="string" calcext:value-type="string">
            <text:p>chúng tôi hiểu người tiêu dùng đang hướng tới những nhu cầu khác nhau</text:p>
          </table:table-cell>
          <table:table-cell table:style-name="ce228" table:number-columns-repeated="2"/>
          <table:table-cell table:number-columns-repeated="16376"/>
        </table:table-row>
        <table:table-row table:style-name="ro171">
          <table:table-cell/>
          <table:table-cell table:style-name="ce217" office:value-type="string" calcext:value-type="string">
            <text:p>approach</text:p>
          </table:table-cell>
          <table:table-cell table:style-name="ce227" office:value-type="string" calcext:value-type="string">
            <text:p>UK /əˈprəʊtʃ/</text:p>
            <text:p>US /əˈprəʊtʃ/</text:p>
          </table:table-cell>
          <table:table-cell table:style-name="ce226" office:value-type="string" calcext:value-type="string">
            <text:p>Noun</text:p>
          </table:table-cell>
          <table:table-cell table:style-name="ce231"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29"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28" table:number-columns-repeated="2"/>
          <table:table-cell table:number-columns-repeated="16376"/>
        </table:table-row>
        <table:table-row table:style-name="ro168">
          <table:table-cell/>
          <table:table-cell table:style-name="ce216" office:value-type="string" calcext:value-type="string">
            <text:p>Listen, I participated in my career with creating more at a faster pace</text:p>
          </table:table-cell>
          <table:table-cell table:style-name="ce226" table:number-columns-repeated="3"/>
          <table:table-cell table:style-name="ce216" office:value-type="string" calcext:value-type="string">
            <text:p>Nghe này, trong sự nghiệp của tôi, tôi đã tạo ra rất nhiều con đường đến mục tiêu nhanh hơn</text:p>
          </table:table-cell>
          <table:table-cell table:style-name="ce226"/>
          <table:table-cell table:style-name="ce228"/>
          <table:table-cell table:number-columns-repeated="16376"/>
        </table:table-row>
        <table:table-row table:style-name="ro172">
          <table:table-cell/>
          <table:table-cell table:style-name="ce217" office:value-type="string" calcext:value-type="string">
            <text:p>pace</text:p>
          </table:table-cell>
          <table:table-cell table:style-name="ce227" office:value-type="string" calcext:value-type="string">
            <text:p>UK /peɪs/</text:p>
            <text:p>US /peɪs/</text:p>
          </table:table-cell>
          <table:table-cell table:style-name="ce226" office:value-type="string" calcext:value-type="string">
            <text:p>Noun</text:p>
          </table:table-cell>
          <table:table-cell table:style-name="ce227" office:value-type="string" calcext:value-type="string">
            <text:p>1. [singular, uncountable] the speed at which somebody/something walks, runs or moves</text:p>
            <text:p>2. [singular, uncountable] the speed at which something happens</text:p>
          </table:table-cell>
          <table:table-cell table:style-name="ce229"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26"/>
          <table:table-cell table:style-name="ce228"/>
          <table:table-cell table:number-columns-repeated="16376"/>
        </table:table-row>
        <table:table-row table:style-name="ro168">
          <table:table-cell/>
          <table:table-cell table:style-name="ce216" office:value-type="string" calcext:value-type="string">
            <text:p>I don't wanna point just at Adidas. This is happening with all fashion brands</text:p>
          </table:table-cell>
          <table:table-cell table:style-name="ce226" table:number-columns-repeated="3"/>
          <table:table-cell table:style-name="ce216" office:value-type="string" calcext:value-type="string">
            <text:p>tôi không muốn chỉ ra mỗi adidas. Mà điều này đang xảy ra mới mọi hãng thời tra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Probably one out of six dress shirts sold in the US is made by us</text:p>
          </table:table-cell>
          <table:table-cell table:style-name="ce226" table:number-columns-repeated="3"/>
          <table:table-cell table:style-name="ce216" office:value-type="string" calcext:value-type="string">
            <text:p>có lẽ cứ một trong sáu trang phục thời trang được bán ra tại US thì được sản xuất bởi chúng tôi</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he type of customers we service could be anywhere from high street brands to global designer brands that sell worldwide</text:p>
          </table:table-cell>
          <table:table-cell table:style-name="ce226" table:number-columns-repeated="4"/>
          <table:table-cell table:style-name="ce228" table:number-columns-repeated="2"/>
          <table:table-cell table:number-columns-repeated="16376"/>
        </table:table-row>
        <table:table-row table:style-name="ro173">
          <table:table-cell/>
          <table:table-cell table:style-name="ce216" office:value-type="string" calcext:value-type="string">
            <text:p>high street</text:p>
          </table:table-cell>
          <table:table-cell table:style-name="ce227" office:value-type="string" calcext:value-type="string">
            <text:p>UK /ˈhaɪ striːt/</text:p>
            <text:p>US /ˈhaɪ striːt/</text:p>
          </table:table-cell>
          <table:table-cell table:style-name="ce226" office:value-type="string" calcext:value-type="string">
            <text:p>Noun</text:p>
          </table:table-cell>
          <table:table-cell table:style-name="ce227" office:value-type="string" calcext:value-type="string">
            <text:p>1. (especially in names) the main street of a town, where most shops, banks, etc. are</text:p>
            <text:p>2. used to refer to shops and businesses that serve the general public</text:p>
          </table:table-cell>
          <table:table-cell table:style-name="ce229"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28" table:number-columns-repeated="2"/>
          <table:table-cell table:number-columns-repeated="16376"/>
        </table:table-row>
        <table:table-row table:style-name="ro168">
          <table:table-cell/>
          <table:table-cell table:style-name="ce216" office:value-type="string" calcext:value-type="string">
            <text:p>When I first joined, you had two seasons <text:s/>a year so you would make something that would sell for six month</text:p>
          </table:table-cell>
          <table:table-cell table:style-name="ce226" table:number-columns-repeated="3"/>
          <table:table-cell table:style-name="ce216"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28" table:number-columns-repeated="2"/>
          <table:table-cell table:number-columns-repeated="16376"/>
        </table:table-row>
        <table:table-row table:style-name="ro168">
          <table:table-cell/>
          <table:table-cell table:style-name="ce217" office:value-type="string" calcext:value-type="string">
            <text:p>fast fashion</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it's forced other brands to rethink about having newness every month</text:p>
          </table:table-cell>
          <table:table-cell table:style-name="ce226" table:number-columns-repeated="3"/>
          <table:table-cell table:style-name="ce216" office:value-type="string" calcext:value-type="string">
            <text:p>nó thôi thúc, ép buộc các hãng thời trang phải suy nghĩ lại về sản phẩm mới mỗi thá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I actually think that the numbers published online might be even low</text:p>
          </table:table-cell>
          <table:table-cell table:style-name="ce226" table:number-columns-repeated="3"/>
          <table:table-cell table:style-name="ce216" office:value-type="string" calcext:value-type="string">
            <text:p>tôi nghĩ rằng con số được công bố online có thể vẫn thấp hơn thực tế</text:p>
          </table:table-cell>
          <table:table-cell table:style-name="ce228" table:number-columns-repeated="2"/>
          <table:table-cell table:number-columns-repeated="16376"/>
        </table:table-row>
        <table:table-row table:style-name="ro168">
          <table:table-cell/>
          <table:table-cell table:style-name="ce216" office:value-type="string" calcext:value-type="string">
            <text:p>actually just placed the order last week</text:p>
          </table:table-cell>
          <table:table-cell table:style-name="ce226" table:number-columns-repeated="3"/>
          <table:table-cell table:style-name="ce216" office:value-type="string" calcext:value-type="string">
            <text:p>thực ra tôi mới đặt hàng tuần trước</text:p>
          </table:table-cell>
          <table:table-cell table:style-name="ce228" table:number-columns-repeated="2"/>
          <table:table-cell table:number-columns-repeated="16376"/>
        </table:table-row>
        <table:table-row table:style-name="ro168">
          <table:table-cell/>
          <table:table-cell table:style-name="ce216" office:value-type="string" calcext:value-type="string">
            <text:p>at least once a month</text:p>
          </table:table-cell>
          <table:table-cell table:style-name="ce226" table:number-columns-repeated="3"/>
          <table:table-cell table:style-name="ce216" office:value-type="string" calcext:value-type="string">
            <text:p>ít nhất một lần một tháng</text:p>
          </table:table-cell>
          <table:table-cell table:style-name="ce228" table:number-columns-repeated="2"/>
          <table:table-cell table:number-columns-repeated="16376"/>
        </table:table-row>
        <table:table-row table:style-name="ro168">
          <table:table-cell/>
          <table:table-cell table:style-name="ce216" office:value-type="string" calcext:value-type="string">
            <text:p>pieces of <text:span text:style-name="T26">garment</text:span></text:p>
          </table:table-cell>
          <table:table-cell table:style-name="ce226" table:number-columns-repeated="4"/>
          <table:table-cell table:style-name="ce228" table:number-columns-repeated="2"/>
          <table:table-cell table:number-columns-repeated="16376"/>
        </table:table-row>
        <table:table-row table:style-name="ro168">
          <table:table-cell/>
          <table:table-cell table:style-name="ce216" office:value-type="string" calcext:value-type="string">
            <text:p>this is absolutely <text:span text:style-name="T26">stunning</text:span></text:p>
          </table:table-cell>
          <table:table-cell table:style-name="ce226" table:number-columns-repeated="3"/>
          <table:table-cell table:style-name="ce216" office:value-type="string" calcext:value-type="string">
            <text:p>đây thực sự là toả sáng, lung linh</text:p>
          </table:table-cell>
          <table:table-cell table:style-name="ce228" table:number-columns-repeated="2"/>
          <table:table-cell table:number-columns-repeated="16376"/>
        </table:table-row>
        <table:table-row table:style-name="ro140" table:number-rows-repeated="1048484">
          <table:table-cell table:number-columns-repeated="16384"/>
        </table:table-row>
        <table:table-row table:style-name="ro140">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2">00/00/0000</text:date>, <text:time style:data-style-name="N2" text:time-value="23:24:40.6631525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12T23:24:46.235779138</dc:date>
    <meta:editing-duration>P4DT12H17M42S</meta:editing-duration>
    <meta:editing-cycles>1045</meta:editing-cycles>
    <meta:document-statistic meta:table-count="12" meta:cell-count="2473" meta:object-count="0"/>
  </office:meta>
</office:document-meta>
</file>